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3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d4814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color="#dd4814" fo:font-weight="bold" style:font-weight-asian="bold" style:font-weight-complex="bold"/>
    </style:style>
    <style:style style:name="ce5" style:family="table-cell" style:parent-style-name="Default" style:data-style-name="N11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transparent"/>
      <style:text-properties fo:color="#dc2300" fo:font-weight="bold" style:font-weight-asian="bold" style:font-weight-complex="bold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kepl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2.596573">
            <text:p>152.596573</text:p>
          </table:table-cell>
          <table:table-cell office:value-type="float" office:value="152.220032">
            <text:p>152.2200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19.332962">
            <text:p>119.332962</text:p>
          </table:table-cell>
          <table:table-cell office:value-type="float" office:value="118.967041">
            <text:p>118.9670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87.78064">
            <text:p>87.78064</text:p>
          </table:table-cell>
          <table:table-cell office:value-type="float" office:value="87.422272">
            <text:p>87.4222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9.336769">
            <text:p>79.336769</text:p>
          </table:table-cell>
          <table:table-cell office:value-type="float" office:value="78.983231">
            <text:p>78.9832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5.328514">
            <text:p>75.328514</text:p>
          </table:table-cell>
          <table:table-cell office:value-type="float" office:value="74.953438">
            <text:p>74.9534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7.181313">
            <text:p>67.181313</text:p>
          </table:table-cell>
          <table:table-cell office:value-type="float" office:value="66.827744">
            <text:p>66.8277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6.975487">
            <text:p>66.975487</text:p>
          </table:table-cell>
          <table:table-cell office:value-type="float" office:value="66.615387">
            <text:p>66.6153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7.144608">
            <text:p>67.144608</text:p>
          </table:table-cell>
          <table:table-cell office:value-type="float" office:value="66.646973">
            <text:p>66.6469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8.070015">
            <text:p>68.070015</text:p>
          </table:table-cell>
          <table:table-cell office:value-type="float" office:value="67.706177">
            <text:p>67.7061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89.007683">
            <text:p>89.007683</text:p>
          </table:table-cell>
          <table:table-cell office:value-type="float" office:value="88.647453">
            <text:p>88.6474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7.127167">
            <text:p>107.127167</text:p>
          </table:table-cell>
          <table:table-cell office:value-type="float" office:value="106.762871">
            <text:p>106.7628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12.633537">
            <text:p>112.633537</text:p>
          </table:table-cell>
          <table:table-cell office:value-type="float" office:value="112.271133">
            <text:p>112.2711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14.403999">
            <text:p>114.403999</text:p>
          </table:table-cell>
          <table:table-cell office:value-type="float" office:value="114.042007">
            <text:p>114.0420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16.705956">
            <text:p>116.705956</text:p>
          </table:table-cell>
          <table:table-cell office:value-type="float" office:value="116.339287">
            <text:p>116.3392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8.188324">
            <text:p>128.188324</text:p>
          </table:table-cell>
          <table:table-cell office:value-type="float" office:value="127.824738">
            <text:p>127.8247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49.067261">
            <text:p>149.067261</text:p>
          </table:table-cell>
          <table:table-cell office:value-type="float" office:value="148.685059">
            <text:p>148.6850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76.447998">
            <text:p>176.447998</text:p>
          </table:table-cell>
          <table:table-cell office:value-type="float" office:value="176.073074">
            <text:p>176.0730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float" office:value="219.528259">
            <text:p>219.528259</text:p>
          </table:table-cell>
          <table:table-cell office:value-type="float" office:value="219.147217">
            <text:p>219.1472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254.940033">
            <text:p>254.940033</text:p>
          </table:table-cell>
          <table:table-cell office:value-type="float" office:value="254.567322">
            <text:p>254.5673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  <table:table-cell office:value-type="float" office:value="280.132202">
            <text:p>280.132202</text:p>
          </table:table-cell>
          <table:table-cell office:value-type="float" office:value="279.741669">
            <text:p>279.7416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float" office:value="302.443939">
            <text:p>302.443939</text:p>
          </table:table-cell>
          <table:table-cell office:value-type="float" office:value="302.054871">
            <text:p>302.0548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  <table:table-cell office:value-type="float" office:value="314.53479">
            <text:p>314.53479</text:p>
          </table:table-cell>
          <table:table-cell office:value-type="float" office:value="314.146851">
            <text:p>314.1468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322.686676">
            <text:p>322.686676</text:p>
          </table:table-cell>
          <table:table-cell office:value-type="float" office:value="322.299957">
            <text:p>322.2999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328.032043">
            <text:p>328.032043</text:p>
          </table:table-cell>
          <table:table-cell office:value-type="float" office:value="327.637665">
            <text:p>327.6376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0">
            <text:p>330</text:p>
          </table:table-cell>
          <table:table-cell office:value-type="float" office:value="336.269501">
            <text:p>336.269501</text:p>
          </table:table-cell>
          <table:table-cell office:value-type="float" office:value="335.877167">
            <text:p>335.8771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0">
            <text:p>340</text:p>
          </table:table-cell>
          <table:table-cell office:value-type="float" office:value="349.032104">
            <text:p>349.032104</text:p>
          </table:table-cell>
          <table:table-cell office:value-type="float" office:value="348.638977">
            <text:p>348.6389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0">
            <text:p>370</text:p>
          </table:table-cell>
          <table:table-cell office:value-type="float" office:value="365.870911">
            <text:p>365.870911</text:p>
          </table:table-cell>
          <table:table-cell office:value-type="float" office:value="365.485138">
            <text:p>365.4851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0">
            <text:p>370</text:p>
          </table:table-cell>
          <table:table-cell office:value-type="float" office:value="380.304962">
            <text:p>380.304962</text:p>
          </table:table-cell>
          <table:table-cell office:value-type="float" office:value="379.913696">
            <text:p>379.9136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10">
            <text:p>410</text:p>
          </table:table-cell>
          <table:table-cell office:value-type="float" office:value="415.838135">
            <text:p>415.838135</text:p>
          </table:table-cell>
          <table:table-cell office:value-type="float" office:value="415.437927">
            <text:p>415.4379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0">
            <text:p>380</text:p>
          </table:table-cell>
          <table:table-cell office:value-type="float" office:value="383.737701">
            <text:p>383.737701</text:p>
          </table:table-cell>
          <table:table-cell office:value-type="float" office:value="383.386505">
            <text:p>383.3865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0">
            <text:p>470</text:p>
          </table:table-cell>
          <table:table-cell office:value-type="float" office:value="462.512604">
            <text:p>462.512604</text:p>
          </table:table-cell>
          <table:table-cell office:value-type="float" office:value="462.119904">
            <text:p>462.1199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522.38623">
            <text:p>522.38623</text:p>
          </table:table-cell>
          <table:table-cell office:value-type="float" office:value="521.992249">
            <text:p>521.9922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0">
            <text:p>560</text:p>
          </table:table-cell>
          <table:table-cell office:value-type="float" office:value="556.391052">
            <text:p>556.391052</text:p>
          </table:table-cell>
          <table:table-cell office:value-type="float" office:value="555.979919">
            <text:p>555.9799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0">
            <text:p>590</text:p>
          </table:table-cell>
          <table:table-cell office:value-type="float" office:value="592.657471">
            <text:p>592.657471</text:p>
          </table:table-cell>
          <table:table-cell office:value-type="float" office:value="592.263672">
            <text:p>592.2636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0">
            <text:p>620</text:p>
          </table:table-cell>
          <table:table-cell office:value-type="float" office:value="630.504089">
            <text:p>630.504089</text:p>
          </table:table-cell>
          <table:table-cell office:value-type="float" office:value="630.100281">
            <text:p>630.1002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70">
            <text:p>670</text:p>
          </table:table-cell>
          <table:table-cell office:value-type="float" office:value="671.139343">
            <text:p>671.139343</text:p>
          </table:table-cell>
          <table:table-cell office:value-type="float" office:value="670.732727">
            <text:p>670.7327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0">
            <text:p>710</text:p>
          </table:table-cell>
          <table:table-cell office:value-type="float" office:value="708.489685">
            <text:p>708.489685</text:p>
          </table:table-cell>
          <table:table-cell office:value-type="float" office:value="708.094788">
            <text:p>708.0947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0">
            <text:p>710</text:p>
          </table:table-cell>
          <table:table-cell office:value-type="float" office:value="708.819031">
            <text:p>708.819031</text:p>
          </table:table-cell>
          <table:table-cell office:value-type="float" office:value="708.452026">
            <text:p>708.4520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753.3078">
            <text:p>753.3078</text:p>
          </table:table-cell>
          <table:table-cell office:value-type="float" office:value="752.925537">
            <text:p>752.9255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0">
            <text:p>790</text:p>
          </table:table-cell>
          <table:table-cell office:value-type="float" office:value="788.916626">
            <text:p>788.916626</text:p>
          </table:table-cell>
          <table:table-cell office:value-type="float" office:value="788.503052">
            <text:p>788.5030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2.959423">
            <text:p>42.959423</text:p>
          </table:table-cell>
          <table:table-cell office:value-type="float" office:value="42.407394">
            <text:p>42.4073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.711391">
            <text:p>25.711391</text:p>
          </table:table-cell>
          <table:table-cell office:value-type="float" office:value="25.123554">
            <text:p>25.1235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0.657024">
            <text:p>30.657024</text:p>
          </table:table-cell>
          <table:table-cell office:value-type="float" office:value="30.059967">
            <text:p>30.0599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.560703">
            <text:p>56.560703</text:p>
          </table:table-cell>
          <table:table-cell office:value-type="float" office:value="55.855457">
            <text:p>55.8554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96.286621">
            <text:p>96.286621</text:p>
          </table:table-cell>
          <table:table-cell office:value-type="float" office:value="95.606171">
            <text:p>95.6061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office:value-type="float" office:value="134.263138">
            <text:p>134.263138</text:p>
          </table:table-cell>
          <table:table-cell office:value-type="float" office:value="133.596603">
            <text:p>133.5966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51.190109">
            <text:p>151.190109</text:p>
          </table:table-cell>
          <table:table-cell office:value-type="float" office:value="150.567078">
            <text:p>150.5670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1.645172">
            <text:p>381.645172</text:p>
          </table:table-cell>
          <table:table-cell office:value-type="float" office:value="380.916718">
            <text:p>380.9167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0">
            <text:p>430</text:p>
          </table:table-cell>
          <table:table-cell office:value-type="float" office:value="432.688995">
            <text:p>432.688995</text:p>
          </table:table-cell>
          <table:table-cell office:value-type="float" office:value="431.983368">
            <text:p>431.9833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30">
            <text:p>430</text:p>
          </table:table-cell>
          <table:table-cell office:value-type="float" office:value="435.905121">
            <text:p>435.905121</text:p>
          </table:table-cell>
          <table:table-cell office:value-type="float" office:value="435.270416">
            <text:p>435.2704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10">
            <text:p>510</text:p>
          </table:table-cell>
          <table:table-cell office:value-type="float" office:value="507.667511">
            <text:p>507.667511</text:p>
          </table:table-cell>
          <table:table-cell office:value-type="float" office:value="506.976776">
            <text:p>506.9767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0">
            <text:p>540</text:p>
          </table:table-cell>
          <table:table-cell office:value-type="float" office:value="541.77124">
            <text:p>541.77124</text:p>
          </table:table-cell>
          <table:table-cell office:value-type="float" office:value="541.06311">
            <text:p>541.063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0">
            <text:p>580</text:p>
          </table:table-cell>
          <table:table-cell office:value-type="float" office:value="575.267883">
            <text:p>575.267883</text:p>
          </table:table-cell>
          <table:table-cell office:value-type="float" office:value="574.594666">
            <text:p>574.5946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610.857239">
            <text:p>610.857239</text:p>
          </table:table-cell>
          <table:table-cell office:value-type="float" office:value="610.198303">
            <text:p>610.1983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50">
            <text:p>750</text:p>
          </table:table-cell>
          <table:table-cell office:value-type="float" office:value="757.296265">
            <text:p>757.296265</text:p>
          </table:table-cell>
          <table:table-cell office:value-type="float" office:value="756.613831">
            <text:p>756.6138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20">
            <text:p>820</text:p>
          </table:table-cell>
          <table:table-cell office:value-type="float" office:value="823.715088">
            <text:p>823.715088</text:p>
          </table:table-cell>
          <table:table-cell office:value-type="float" office:value="823.076904">
            <text:p>823.0769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0">
            <text:p>910</text:p>
          </table:table-cell>
          <table:table-cell office:value-type="float" office:value="918.213745">
            <text:p>918.213745</text:p>
          </table:table-cell>
          <table:table-cell office:value-type="float" office:value="917.566956">
            <text:p>917.5669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0">
            <text:p>910</text:p>
          </table:table-cell>
          <table:table-cell office:value-type="float" office:value="917.923645">
            <text:p>917.923645</text:p>
          </table:table-cell>
          <table:table-cell office:value-type="float" office:value="917.294373">
            <text:p>917.2943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60">
            <text:p>960</text:p>
          </table:table-cell>
          <table:table-cell office:value-type="float" office:value="966.056213">
            <text:p>966.056213</text:p>
          </table:table-cell>
          <table:table-cell office:value-type="float" office:value="965.289124">
            <text:p>965.2891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30">
            <text:p>1030</text:p>
          </table:table-cell>
          <table:table-cell office:value-type="float" office:value="1030.688477">
            <text:p>1030.688477</text:p>
          </table:table-cell>
          <table:table-cell office:value-type="float" office:value="1030.043457">
            <text:p>1030.0434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20">
            <text:p>1020</text:p>
          </table:table-cell>
          <table:table-cell office:value-type="float" office:value="1028.709229">
            <text:p>1028.709229</text:p>
          </table:table-cell>
          <table:table-cell office:value-type="float" office:value="1028.084229">
            <text:p>1028.0842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80">
            <text:p>1080</text:p>
          </table:table-cell>
          <table:table-cell office:value-type="float" office:value="1090.316406">
            <text:p>1090.316406</text:p>
          </table:table-cell>
          <table:table-cell office:value-type="float" office:value="1089.672485">
            <text:p>1089.6724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80">
            <text:p>1080</text:p>
          </table:table-cell>
          <table:table-cell office:value-type="float" office:value="1087.40686">
            <text:p>1087.40686</text:p>
          </table:table-cell>
          <table:table-cell office:value-type="float" office:value="1086.769409">
            <text:p>1086.7694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60">
            <text:p>1160</text:p>
          </table:table-cell>
          <table:table-cell office:value-type="float" office:value="1160.02124">
            <text:p>1160.02124</text:p>
          </table:table-cell>
          <table:table-cell office:value-type="float" office:value="1159.404785">
            <text:p>1159.4047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50">
            <text:p>1150</text:p>
          </table:table-cell>
          <table:table-cell office:value-type="float" office:value="1161.893188">
            <text:p>1161.893188</text:p>
          </table:table-cell>
          <table:table-cell office:value-type="float" office:value="1161.262329">
            <text:p>1161.2623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40">
            <text:p>1240</text:p>
          </table:table-cell>
          <table:table-cell office:value-type="float" office:value="1249.840088">
            <text:p>1249.840088</text:p>
          </table:table-cell>
          <table:table-cell office:value-type="float" office:value="1249.202148">
            <text:p>1249.2021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60">
            <text:p>1260</text:p>
          </table:table-cell>
          <table:table-cell office:value-type="float" office:value="1257.53186">
            <text:p>1257.53186</text:p>
          </table:table-cell>
          <table:table-cell office:value-type="float" office:value="1256.928345">
            <text:p>1256.9283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50">
            <text:p>1250</text:p>
          </table:table-cell>
          <table:table-cell office:value-type="float" office:value="1253.668945">
            <text:p>1253.668945</text:p>
          </table:table-cell>
          <table:table-cell office:value-type="float" office:value="1253.088501">
            <text:p>1253.0885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80">
            <text:p>1680</text:p>
          </table:table-cell>
          <table:table-cell office:value-type="float" office:value="1683.071289">
            <text:p>1683.071289</text:p>
          </table:table-cell>
          <table:table-cell office:value-type="float" office:value="1682.443848">
            <text:p>1682.4438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70">
            <text:p>1670</text:p>
          </table:table-cell>
          <table:table-cell office:value-type="float" office:value="1677.696533">
            <text:p>1677.696533</text:p>
          </table:table-cell>
          <table:table-cell office:value-type="float" office:value="1677.069336">
            <text:p>1677.0693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70">
            <text:p>1670</text:p>
          </table:table-cell>
          <table:table-cell office:value-type="float" office:value="1671.742432">
            <text:p>1671.742432</text:p>
          </table:table-cell>
          <table:table-cell office:value-type="float" office:value="1671.11084">
            <text:p>1671.110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00">
            <text:p>1800</text:p>
          </table:table-cell>
          <table:table-cell office:value-type="float" office:value="1816.519165">
            <text:p>1816.519165</text:p>
          </table:table-cell>
          <table:table-cell office:value-type="float" office:value="1815.921143">
            <text:p>1815.9211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10">
            <text:p>1810</text:p>
          </table:table-cell>
          <table:table-cell office:value-type="float" office:value="1808.547729">
            <text:p>1808.547729</text:p>
          </table:table-cell>
          <table:table-cell office:value-type="float" office:value="1807.907471">
            <text:p>1807.9074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00">
            <text:p>1800</text:p>
          </table:table-cell>
          <table:table-cell office:value-type="float" office:value="1818.306274">
            <text:p>1818.306274</text:p>
          </table:table-cell>
          <table:table-cell office:value-type="float" office:value="1817.686646">
            <text:p>1817.6866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90">
            <text:p>1790</text:p>
          </table:table-cell>
          <table:table-cell office:value-type="float" office:value="1808.769043">
            <text:p>1808.769043</text:p>
          </table:table-cell>
          <table:table-cell office:value-type="float" office:value="1808.135864">
            <text:p>1808.1358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10">
            <text:p>1810</text:p>
          </table:table-cell>
          <table:table-cell office:value-type="float" office:value="1806.559204">
            <text:p>1806.559204</text:p>
          </table:table-cell>
          <table:table-cell office:value-type="float" office:value="1805.948364">
            <text:p>1805.9483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20">
            <text:p>2120</text:p>
          </table:table-cell>
          <table:table-cell office:value-type="float" office:value="2121.076416">
            <text:p>2121.076416</text:p>
          </table:table-cell>
          <table:table-cell office:value-type="float" office:value="2120.447266">
            <text:p>2120.4472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20">
            <text:p>2120</text:p>
          </table:table-cell>
          <table:table-cell office:value-type="float" office:value="2131.226318">
            <text:p>2131.226318</text:p>
          </table:table-cell>
          <table:table-cell office:value-type="float" office:value="2130.596191">
            <text:p>2130.5961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30">
            <text:p>2130</text:p>
          </table:table-cell>
          <table:table-cell office:value-type="float" office:value="2137.029541">
            <text:p>2137.029541</text:p>
          </table:table-cell>
          <table:table-cell office:value-type="float" office:value="2136.412598">
            <text:p>2136.4125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20">
            <text:p>2120</text:p>
          </table:table-cell>
          <table:table-cell office:value-type="float" office:value="2130.870605">
            <text:p>2130.870605</text:p>
          </table:table-cell>
          <table:table-cell office:value-type="float" office:value="2130.246338">
            <text:p>2130.2463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52.891495">
            <text:p>152.891495</text:p>
          </table:table-cell>
          <table:table-cell office:value-type="float" office:value="152.518524">
            <text:p>152.5185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19.515327">
            <text:p>119.515327</text:p>
          </table:table-cell>
          <table:table-cell office:value-type="float" office:value="119.13945">
            <text:p>119.139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87.250977">
            <text:p>87.250977</text:p>
          </table:table-cell>
          <table:table-cell office:value-type="float" office:value="86.89196">
            <text:p>86.891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9.211937">
            <text:p>79.211937</text:p>
          </table:table-cell>
          <table:table-cell office:value-type="float" office:value="78.85379">
            <text:p>78.853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5.418465">
            <text:p>75.418465</text:p>
          </table:table-cell>
          <table:table-cell office:value-type="float" office:value="75.04493">
            <text:p>75.044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7.457123">
            <text:p>67.457123</text:p>
          </table:table-cell>
          <table:table-cell office:value-type="float" office:value="67.082397">
            <text:p>67.0823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7.33744">
            <text:p>67.33744</text:p>
          </table:table-cell>
          <table:table-cell office:value-type="float" office:value="66.974655">
            <text:p>66.9746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7.254433">
            <text:p>67.254433</text:p>
          </table:table-cell>
          <table:table-cell office:value-type="float" office:value="66.882301">
            <text:p>66.8823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8.426338">
            <text:p>68.426338</text:p>
          </table:table-cell>
          <table:table-cell office:value-type="float" office:value="68.073662">
            <text:p>68.0736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89.187485">
            <text:p>89.187485</text:p>
          </table:table-cell>
          <table:table-cell office:value-type="float" office:value="88.827232">
            <text:p>88.8272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08.667267">
            <text:p>108.667267</text:p>
          </table:table-cell>
          <table:table-cell office:value-type="float" office:value="108.300835">
            <text:p>108.3008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13.722755">
            <text:p>113.722755</text:p>
          </table:table-cell>
          <table:table-cell office:value-type="float" office:value="113.330811">
            <text:p>113.3308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15.577148">
            <text:p>115.577148</text:p>
          </table:table-cell>
          <table:table-cell office:value-type="float" office:value="115.053604">
            <text:p>115.0536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18.483421">
            <text:p>118.483421</text:p>
          </table:table-cell>
          <table:table-cell office:value-type="float" office:value="118.117409">
            <text:p>118.1174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112.714752">
            <text:p>112.714752</text:p>
          </table:table-cell>
          <table:table-cell office:value-type="float" office:value="112.374313">
            <text:p>112.3743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  <table:table-cell office:value-type="float" office:value="131.790848">
            <text:p>131.790848</text:p>
          </table:table-cell>
          <table:table-cell office:value-type="float" office:value="131.460098">
            <text:p>131.4600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float" office:value="175.651138">
            <text:p>175.651138</text:p>
          </table:table-cell>
          <table:table-cell office:value-type="float" office:value="175.275589">
            <text:p>175.2755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office:value-type="float" office:value="221.020569">
            <text:p>221.020569</text:p>
          </table:table-cell>
          <table:table-cell office:value-type="float" office:value="220.608124">
            <text:p>220.6081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254.302689">
            <text:p>254.302689</text:p>
          </table:table-cell>
          <table:table-cell office:value-type="float" office:value="253.926575">
            <text:p>253.9265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  <table:table-cell office:value-type="float" office:value="281.925537">
            <text:p>281.925537</text:p>
          </table:table-cell>
          <table:table-cell office:value-type="float" office:value="281.533234">
            <text:p>281.5332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float" office:value="301.255188">
            <text:p>301.255188</text:p>
          </table:table-cell>
          <table:table-cell office:value-type="float" office:value="300.866577">
            <text:p>300.8665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  <table:table-cell office:value-type="float" office:value="315.511688">
            <text:p>315.511688</text:p>
          </table:table-cell>
          <table:table-cell office:value-type="float" office:value="315.111328">
            <text:p>315.1113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office:value-type="float" office:value="323.077087">
            <text:p>323.077087</text:p>
          </table:table-cell>
          <table:table-cell office:value-type="float" office:value="322.695374">
            <text:p>322.6953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0">
            <text:p>340</text:p>
          </table:table-cell>
          <table:table-cell office:value-type="float" office:value="329.15686">
            <text:p>329.15686</text:p>
          </table:table-cell>
          <table:table-cell office:value-type="float" office:value="328.767944">
            <text:p>328.7679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0">
            <text:p>340</text:p>
          </table:table-cell>
          <table:table-cell office:value-type="float" office:value="337.157196">
            <text:p>337.157196</text:p>
          </table:table-cell>
          <table:table-cell office:value-type="float" office:value="336.769104">
            <text:p>336.7691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348.934143">
            <text:p>348.934143</text:p>
          </table:table-cell>
          <table:table-cell office:value-type="float" office:value="348.544922">
            <text:p>348.5449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0">
            <text:p>370</text:p>
          </table:table-cell>
          <table:table-cell office:value-type="float" office:value="367.280487">
            <text:p>367.280487</text:p>
          </table:table-cell>
          <table:table-cell office:value-type="float" office:value="366.885925">
            <text:p>366.8859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0">
            <text:p>380</text:p>
          </table:table-cell>
          <table:table-cell office:value-type="float" office:value="379.279114">
            <text:p>379.279114</text:p>
          </table:table-cell>
          <table:table-cell office:value-type="float" office:value="378.862122">
            <text:p>378.8621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414.762634">
            <text:p>414.762634</text:p>
          </table:table-cell>
          <table:table-cell office:value-type="float" office:value="414.371002">
            <text:p>414.3710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0">
            <text:p>440</text:p>
          </table:table-cell>
          <table:table-cell office:value-type="float" office:value="436.945862">
            <text:p>436.945862</text:p>
          </table:table-cell>
          <table:table-cell office:value-type="float" office:value="436.554108">
            <text:p>436.5541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0">
            <text:p>470</text:p>
          </table:table-cell>
          <table:table-cell office:value-type="float" office:value="462.965057">
            <text:p>462.965057</text:p>
          </table:table-cell>
          <table:table-cell office:value-type="float" office:value="462.569946">
            <text:p>462.5699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521.247925">
            <text:p>521.247925</text:p>
          </table:table-cell>
          <table:table-cell office:value-type="float" office:value="520.85083">
            <text:p>520.850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0">
            <text:p>560</text:p>
          </table:table-cell>
          <table:table-cell office:value-type="float" office:value="556.436707">
            <text:p>556.436707</text:p>
          </table:table-cell>
          <table:table-cell office:value-type="float" office:value="556.034302">
            <text:p>556.0343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30">
            <text:p>530</text:p>
          </table:table-cell>
          <table:table-cell office:value-type="float" office:value="518.537109">
            <text:p>518.537109</text:p>
          </table:table-cell>
          <table:table-cell office:value-type="float" office:value="518.178101">
            <text:p>518.1781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0">
            <text:p>620</text:p>
          </table:table-cell>
          <table:table-cell office:value-type="float" office:value="630.154724">
            <text:p>630.154724</text:p>
          </table:table-cell>
          <table:table-cell office:value-type="float" office:value="629.75238">
            <text:p>629.752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70">
            <text:p>670</text:p>
          </table:table-cell>
          <table:table-cell office:value-type="float" office:value="671.702087">
            <text:p>671.702087</text:p>
          </table:table-cell>
          <table:table-cell office:value-type="float" office:value="671.29657">
            <text:p>671.296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office:value-type="float" office:value="708.3396">
            <text:p>708.3396</text:p>
          </table:table-cell>
          <table:table-cell office:value-type="float" office:value="707.937195">
            <text:p>707.9371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20">
            <text:p>720</text:p>
          </table:table-cell>
          <table:table-cell office:value-type="float" office:value="709.580505">
            <text:p>709.580505</text:p>
          </table:table-cell>
          <table:table-cell office:value-type="float" office:value="709.18988">
            <text:p>709.189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753.940063">
            <text:p>753.940063</text:p>
          </table:table-cell>
          <table:table-cell office:value-type="float" office:value="753.540649">
            <text:p>753.5406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793.319885">
            <text:p>793.319885</text:p>
          </table:table-cell>
          <table:table-cell office:value-type="float" office:value="792.937439">
            <text:p>792.9374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3.081249">
            <text:p>43.081249</text:p>
          </table:table-cell>
          <table:table-cell office:value-type="float" office:value="42.491776">
            <text:p>42.4917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5.901312">
            <text:p>25.901312</text:p>
          </table:table-cell>
          <table:table-cell office:value-type="float" office:value="25.295458">
            <text:p>25.2954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8.529633">
            <text:p>28.529633</text:p>
          </table:table-cell>
          <table:table-cell office:value-type="float" office:value="27.960064">
            <text:p>27.9600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54.066654">
            <text:p>54.066654</text:p>
          </table:table-cell>
          <table:table-cell office:value-type="float" office:value="53.420094">
            <text:p>53.4200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84.094337">
            <text:p>84.094337</text:p>
          </table:table-cell>
          <table:table-cell office:value-type="float" office:value="83.48838">
            <text:p>83.488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126.255486">
            <text:p>126.255486</text:p>
          </table:table-cell>
          <table:table-cell office:value-type="float" office:value="125.620743">
            <text:p>125.6207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71.028931">
            <text:p>171.028931</text:p>
          </table:table-cell>
          <table:table-cell office:value-type="float" office:value="170.310013">
            <text:p>170.3100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1.230835">
            <text:p>381.230835</text:p>
          </table:table-cell>
          <table:table-cell office:value-type="float" office:value="380.473694">
            <text:p>380.4736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0">
            <text:p>430</text:p>
          </table:table-cell>
          <table:table-cell office:value-type="float" office:value="428.949005">
            <text:p>428.949005</text:p>
          </table:table-cell>
          <table:table-cell office:value-type="float" office:value="428.22052">
            <text:p>428.220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60">
            <text:p>460</text:p>
          </table:table-cell>
          <table:table-cell office:value-type="float" office:value="461.431732">
            <text:p>461.431732</text:p>
          </table:table-cell>
          <table:table-cell office:value-type="float" office:value="460.760376">
            <text:p>460.7603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70">
            <text:p>470</text:p>
          </table:table-cell>
          <table:table-cell office:value-type="float" office:value="477.142517">
            <text:p>477.142517</text:p>
          </table:table-cell>
          <table:table-cell office:value-type="float" office:value="476.506714">
            <text:p>476.5067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0">
            <text:p>540</text:p>
          </table:table-cell>
          <table:table-cell office:value-type="float" office:value="544.784119">
            <text:p>544.784119</text:p>
          </table:table-cell>
          <table:table-cell office:value-type="float" office:value="544.103394">
            <text:p>544.1033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50">
            <text:p>550</text:p>
          </table:table-cell>
          <table:table-cell office:value-type="float" office:value="542.977295">
            <text:p>542.977295</text:p>
          </table:table-cell>
          <table:table-cell office:value-type="float" office:value="542.291626">
            <text:p>542.2916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10">
            <text:p>610</text:p>
          </table:table-cell>
          <table:table-cell office:value-type="float" office:value="608.027161">
            <text:p>608.027161</text:p>
          </table:table-cell>
          <table:table-cell office:value-type="float" office:value="607.373718">
            <text:p>607.3737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50">
            <text:p>750</text:p>
          </table:table-cell>
          <table:table-cell office:value-type="float" office:value="756.597473">
            <text:p>756.597473</text:p>
          </table:table-cell>
          <table:table-cell office:value-type="float" office:value="755.956909">
            <text:p>755.9569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10">
            <text:p>810</text:p>
          </table:table-cell>
          <table:table-cell office:value-type="float" office:value="818.513977">
            <text:p>818.513977</text:p>
          </table:table-cell>
          <table:table-cell office:value-type="float" office:value="817.86615">
            <text:p>817.866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0">
            <text:p>910</text:p>
          </table:table-cell>
          <table:table-cell office:value-type="float" office:value="914.145386">
            <text:p>914.145386</text:p>
          </table:table-cell>
          <table:table-cell office:value-type="float" office:value="913.50354">
            <text:p>913.503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20">
            <text:p>920</text:p>
          </table:table-cell>
          <table:table-cell office:value-type="float" office:value="917.674805">
            <text:p>917.674805</text:p>
          </table:table-cell>
          <table:table-cell office:value-type="float" office:value="917.018066">
            <text:p>917.0180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60">
            <text:p>960</text:p>
          </table:table-cell>
          <table:table-cell office:value-type="float" office:value="964.605164">
            <text:p>964.605164</text:p>
          </table:table-cell>
          <table:table-cell office:value-type="float" office:value="963.954834">
            <text:p>963.9548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20">
            <text:p>1020</text:p>
          </table:table-cell>
          <table:table-cell office:value-type="float" office:value="1026.010498">
            <text:p>1026.010498</text:p>
          </table:table-cell>
          <table:table-cell office:value-type="float" office:value="1025.370239">
            <text:p>1025.3702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30">
            <text:p>1030</text:p>
          </table:table-cell>
          <table:table-cell office:value-type="float" office:value="1027.25769">
            <text:p>1027.25769</text:p>
          </table:table-cell>
          <table:table-cell office:value-type="float" office:value="1026.592041">
            <text:p>1026.5920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80">
            <text:p>1080</text:p>
          </table:table-cell>
          <table:table-cell office:value-type="float" office:value="1092.384277">
            <text:p>1092.384277</text:p>
          </table:table-cell>
          <table:table-cell office:value-type="float" office:value="1091.625977">
            <text:p>1091.6259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094.198242">
            <text:p>1094.198242</text:p>
          </table:table-cell>
          <table:table-cell office:value-type="float" office:value="1093.553955">
            <text:p>1093.5539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50">
            <text:p>1150</text:p>
          </table:table-cell>
          <table:table-cell office:value-type="float" office:value="1156.840088">
            <text:p>1156.840088</text:p>
          </table:table-cell>
          <table:table-cell office:value-type="float" office:value="1156.199585">
            <text:p>1156.1995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60">
            <text:p>1160</text:p>
          </table:table-cell>
          <table:table-cell office:value-type="float" office:value="1161.307495">
            <text:p>1161.307495</text:p>
          </table:table-cell>
          <table:table-cell office:value-type="float" office:value="1160.668457">
            <text:p>1160.6684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50">
            <text:p>1250</text:p>
          </table:table-cell>
          <table:table-cell office:value-type="float" office:value="1248.223511">
            <text:p>1248.223511</text:p>
          </table:table-cell>
          <table:table-cell office:value-type="float" office:value="1247.634277">
            <text:p>1247.6342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50">
            <text:p>1250</text:p>
          </table:table-cell>
          <table:table-cell office:value-type="float" office:value="1248.483521">
            <text:p>1248.483521</text:p>
          </table:table-cell>
          <table:table-cell office:value-type="float" office:value="1247.859741">
            <text:p>1247.8597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50">
            <text:p>1250</text:p>
          </table:table-cell>
          <table:table-cell office:value-type="float" office:value="1245.7854">
            <text:p>1245.7854</text:p>
          </table:table-cell>
          <table:table-cell office:value-type="float" office:value="1245.160645">
            <text:p>1245.1606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80">
            <text:p>1680</text:p>
          </table:table-cell>
          <table:table-cell office:value-type="float" office:value="1674.683472">
            <text:p>1674.683472</text:p>
          </table:table-cell>
          <table:table-cell office:value-type="float" office:value="1674.069824">
            <text:p>1674.0698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70">
            <text:p>1670</text:p>
          </table:table-cell>
          <table:table-cell office:value-type="float" office:value="1672.00415">
            <text:p>1672.00415</text:p>
          </table:table-cell>
          <table:table-cell office:value-type="float" office:value="1671.400146">
            <text:p>1671.4001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70">
            <text:p>1670</text:p>
          </table:table-cell>
          <table:table-cell office:value-type="float" office:value="1672.204468">
            <text:p>1672.204468</text:p>
          </table:table-cell>
          <table:table-cell office:value-type="float" office:value="1671.56543">
            <text:p>1671.565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790">
            <text:p>1790</text:p>
          </table:table-cell>
          <table:table-cell office:value-type="float" office:value="1801.745972">
            <text:p>1801.745972</text:p>
          </table:table-cell>
          <table:table-cell office:value-type="float" office:value="1801.110718">
            <text:p>1801.1107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00">
            <text:p>1800</text:p>
          </table:table-cell>
          <table:table-cell office:value-type="float" office:value="1817.095703">
            <text:p>1817.095703</text:p>
          </table:table-cell>
          <table:table-cell office:value-type="float" office:value="1816.473511">
            <text:p>1816.4735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20">
            <text:p>1820</text:p>
          </table:table-cell>
          <table:table-cell office:value-type="float" office:value="1814.373657">
            <text:p>1814.373657</text:p>
          </table:table-cell>
          <table:table-cell office:value-type="float" office:value="1813.745239">
            <text:p>1813.7452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10">
            <text:p>1810</text:p>
          </table:table-cell>
          <table:table-cell office:value-type="float" office:value="1815.957031">
            <text:p>1815.957031</text:p>
          </table:table-cell>
          <table:table-cell office:value-type="float" office:value="1815.325684">
            <text:p>1815.3256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40">
            <text:p>1940</text:p>
          </table:table-cell>
          <table:table-cell office:value-type="float" office:value="1942.996948">
            <text:p>1942.996948</text:p>
          </table:table-cell>
          <table:table-cell office:value-type="float" office:value="1942.334106">
            <text:p>1942.3341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30">
            <text:p>2130</text:p>
          </table:table-cell>
          <table:table-cell office:value-type="float" office:value="2135.487549">
            <text:p>2135.487549</text:p>
          </table:table-cell>
          <table:table-cell office:value-type="float" office:value="2134.86792">
            <text:p>2134.86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40">
            <text:p>2140</text:p>
          </table:table-cell>
          <table:table-cell office:value-type="float" office:value="2133.233887">
            <text:p>2133.233887</text:p>
          </table:table-cell>
          <table:table-cell office:value-type="float" office:value="2132.620361">
            <text:p>2132.6203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10">
            <text:p>2110</text:p>
          </table:table-cell>
          <table:table-cell office:value-type="float" office:value="2121.322998">
            <text:p>2121.322998</text:p>
          </table:table-cell>
          <table:table-cell office:value-type="float" office:value="2120.697021">
            <text:p>2120.6970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80">
            <text:p>2280</text:p>
          </table:table-cell>
          <table:table-cell office:value-type="float" office:value="2294.718018">
            <text:p>2294.718018</text:p>
          </table:table-cell>
          <table:table-cell office:value-type="float" office:value="2294.063965">
            <text:p>2294.063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4.958687">
            <text:p>104.958687</text:p>
          </table:table-cell>
          <table:table-cell office:value-type="float" office:value="104.612602">
            <text:p>104.6126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2.686913">
            <text:p>102.686913</text:p>
          </table:table-cell>
          <table:table-cell office:value-type="float" office:value="102.080002">
            <text:p>102.080002</text:p>
          </table:table-cell>
          <table:table-cell office:value-type="float" office:value="0.152608">
            <text:p>0.1526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97.620865">
            <text:p>97.620865</text:p>
          </table:table-cell>
          <table:table-cell office:value-type="float" office:value="97.00956">
            <text:p>97.00956</text:p>
          </table:table-cell>
          <table:table-cell office:value-type="float" office:value="0.15664">
            <text:p>0.1566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92.183586">
            <text:p>92.183586</text:p>
          </table:table-cell>
          <table:table-cell office:value-type="float" office:value="91.565475">
            <text:p>91.565475</text:p>
          </table:table-cell>
          <table:table-cell office:value-type="float" office:value="0.16208">
            <text:p>0.162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89.408257">
            <text:p>89.408257</text:p>
          </table:table-cell>
          <table:table-cell office:value-type="float" office:value="88.798073">
            <text:p>88.798073</text:p>
          </table:table-cell>
          <table:table-cell office:value-type="float" office:value="0.159904">
            <text:p>0.15990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3.564705">
            <text:p>73.564705</text:p>
          </table:table-cell>
          <table:table-cell office:value-type="float" office:value="72.93779">
            <text:p>72.93779</text:p>
          </table:table-cell>
          <table:table-cell office:value-type="float" office:value="0.188704">
            <text:p>0.18870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0.889565">
            <text:p>70.889565</text:p>
          </table:table-cell>
          <table:table-cell office:value-type="float" office:value="70.269287">
            <text:p>70.269287</text:p>
          </table:table-cell>
          <table:table-cell office:value-type="float" office:value="0.189088">
            <text:p>0.18908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0.457085">
            <text:p>70.457085</text:p>
          </table:table-cell>
          <table:table-cell office:value-type="float" office:value="69.829155">
            <text:p>69.829155</text:p>
          </table:table-cell>
          <table:table-cell office:value-type="float" office:value="0.18976">
            <text:p>0.1897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8.150108">
            <text:p>68.150108</text:p>
          </table:table-cell>
          <table:table-cell office:value-type="float" office:value="67.513763">
            <text:p>67.513763</text:p>
          </table:table-cell>
          <table:table-cell office:value-type="float" office:value="0.191296">
            <text:p>0.19129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4.729698">
            <text:p>64.729698</text:p>
          </table:table-cell>
          <table:table-cell office:value-type="float" office:value="64.092964">
            <text:p>64.092964</text:p>
          </table:table-cell>
          <table:table-cell office:value-type="float" office:value="0.205376">
            <text:p>0.20537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0.154369">
            <text:p>60.154369</text:p>
          </table:table-cell>
          <table:table-cell office:value-type="float" office:value="59.53965">
            <text:p>59.53965</text:p>
          </table:table-cell>
          <table:table-cell office:value-type="float" office:value="0.189632">
            <text:p>0.18963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7.645824">
            <text:p>57.645824</text:p>
          </table:table-cell>
          <table:table-cell office:value-type="float" office:value="57.015743">
            <text:p>57.015743</text:p>
          </table:table-cell>
          <table:table-cell office:value-type="float" office:value="0.19152">
            <text:p>0.1915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6.724319">
            <text:p>56.724319</text:p>
          </table:table-cell>
          <table:table-cell office:value-type="float" office:value="56.101635">
            <text:p>56.101635</text:p>
          </table:table-cell>
          <table:table-cell office:value-type="float" office:value="0.193056">
            <text:p>0.19305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6.400864">
            <text:p>56.400864</text:p>
          </table:table-cell>
          <table:table-cell office:value-type="float" office:value="55.773537">
            <text:p>55.773537</text:p>
          </table:table-cell>
          <table:table-cell office:value-type="float" office:value="0.194432">
            <text:p>0.19443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5.586304">
            <text:p>55.586304</text:p>
          </table:table-cell>
          <table:table-cell office:value-type="float" office:value="54.947712">
            <text:p>54.947712</text:p>
          </table:table-cell>
          <table:table-cell office:value-type="float" office:value="0.195744">
            <text:p>0.19574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98912">
            <text:p>54.98912</text:p>
          </table:table-cell>
          <table:table-cell office:value-type="float" office:value="54.352161">
            <text:p>54.352161</text:p>
          </table:table-cell>
          <table:table-cell office:value-type="float" office:value="0.2032">
            <text:p>0.203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588001">
            <text:p>54.588001</text:p>
          </table:table-cell>
          <table:table-cell office:value-type="float" office:value="53.933727">
            <text:p>53.933727</text:p>
          </table:table-cell>
          <table:table-cell office:value-type="float" office:value="0.223648">
            <text:p>0.22364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179359">
            <text:p>54.179359</text:p>
          </table:table-cell>
          <table:table-cell office:value-type="float" office:value="53.471107">
            <text:p>53.471107</text:p>
          </table:table-cell>
          <table:table-cell office:value-type="float" office:value="0.27984">
            <text:p>0.2798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099838">
            <text:p>54.099838</text:p>
          </table:table-cell>
          <table:table-cell office:value-type="float" office:value="53.345123">
            <text:p>53.345123</text:p>
          </table:table-cell>
          <table:table-cell office:value-type="float" office:value="0.289568">
            <text:p>0.28956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705601">
            <text:p>53.705601</text:p>
          </table:table-cell>
          <table:table-cell office:value-type="float" office:value="52.990013">
            <text:p>52.990013</text:p>
          </table:table-cell>
          <table:table-cell office:value-type="float" office:value="0.289408">
            <text:p>0.2894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844002">
            <text:p>53.844002</text:p>
          </table:table-cell>
          <table:table-cell office:value-type="float" office:value="53.11702">
            <text:p>53.11702</text:p>
          </table:table-cell>
          <table:table-cell office:value-type="float" office:value="0.294432">
            <text:p>0.29443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3.762402">
            <text:p>53.762402</text:p>
          </table:table-cell>
          <table:table-cell office:value-type="float" office:value="53.031139">
            <text:p>53.031139</text:p>
          </table:table-cell>
          <table:table-cell office:value-type="float" office:value="0.300064">
            <text:p>0.30006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708672">
            <text:p>53.708672</text:p>
          </table:table-cell>
          <table:table-cell office:value-type="float" office:value="52.951969">
            <text:p>52.951969</text:p>
          </table:table-cell>
          <table:table-cell office:value-type="float" office:value="0.312608">
            <text:p>0.3126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664322">
            <text:p>53.664322</text:p>
          </table:table-cell>
          <table:table-cell office:value-type="float" office:value="52.922047">
            <text:p>52.922047</text:p>
          </table:table-cell>
          <table:table-cell office:value-type="float" office:value="0.314464">
            <text:p>0.31446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654945">
            <text:p>53.654945</text:p>
          </table:table-cell>
          <table:table-cell office:value-type="float" office:value="52.921219">
            <text:p>52.921219</text:p>
          </table:table-cell>
          <table:table-cell office:value-type="float" office:value="0.310208">
            <text:p>0.3102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3.833279">
            <text:p>53.833279</text:p>
          </table:table-cell>
          <table:table-cell office:value-type="float" office:value="53.074268">
            <text:p>53.074268</text:p>
          </table:table-cell>
          <table:table-cell office:value-type="float" office:value="0.32256">
            <text:p>0.3225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892544">
            <text:p>53.892544</text:p>
          </table:table-cell>
          <table:table-cell office:value-type="float" office:value="53.120255">
            <text:p>53.120255</text:p>
          </table:table-cell>
          <table:table-cell office:value-type="float" office:value="0.341024">
            <text:p>0.34102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015263">
            <text:p>54.015263</text:p>
          </table:table-cell>
          <table:table-cell office:value-type="float" office:value="53.221699">
            <text:p>53.221699</text:p>
          </table:table-cell>
          <table:table-cell office:value-type="float" office:value="0.348448">
            <text:p>0.34844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028481">
            <text:p>54.028481</text:p>
          </table:table-cell>
          <table:table-cell office:value-type="float" office:value="53.217407">
            <text:p>53.217407</text:p>
          </table:table-cell>
          <table:table-cell office:value-type="float" office:value="0.376736">
            <text:p>0.37673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118431">
            <text:p>54.118431</text:p>
          </table:table-cell>
          <table:table-cell office:value-type="float" office:value="53.311649">
            <text:p>53.311649</text:p>
          </table:table-cell>
          <table:table-cell office:value-type="float" office:value="0.378208">
            <text:p>0.3782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255199">
            <text:p>54.255199</text:p>
          </table:table-cell>
          <table:table-cell office:value-type="float" office:value="53.41827">
            <text:p>53.41827</text:p>
          </table:table-cell>
          <table:table-cell office:value-type="float" office:value="0.38752">
            <text:p>0.3875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644321">
            <text:p>54.644321</text:p>
          </table:table-cell>
          <table:table-cell office:value-type="float" office:value="53.826561">
            <text:p>53.826561</text:p>
          </table:table-cell>
          <table:table-cell office:value-type="float" office:value="0.39152">
            <text:p>0.3915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755455">
            <text:p>54.755455</text:p>
          </table:table-cell>
          <table:table-cell office:value-type="float" office:value="53.915619">
            <text:p>53.915619</text:p>
          </table:table-cell>
          <table:table-cell office:value-type="float" office:value="0.40592">
            <text:p>0.4059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605122">
            <text:p>54.605122</text:p>
          </table:table-cell>
          <table:table-cell office:value-type="float" office:value="53.759647">
            <text:p>53.759647</text:p>
          </table:table-cell>
          <table:table-cell office:value-type="float" office:value="0.418144">
            <text:p>0.41814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806015">
            <text:p>54.806015</text:p>
          </table:table-cell>
          <table:table-cell office:value-type="float" office:value="53.947071">
            <text:p>53.947071</text:p>
          </table:table-cell>
          <table:table-cell office:value-type="float" office:value="0.42608">
            <text:p>0.426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840546">
            <text:p>54.840546</text:p>
          </table:table-cell>
          <table:table-cell office:value-type="float" office:value="53.964703">
            <text:p>53.964703</text:p>
          </table:table-cell>
          <table:table-cell office:value-type="float" office:value="0.437472">
            <text:p>0.43747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786369">
            <text:p>54.786369</text:p>
          </table:table-cell>
          <table:table-cell office:value-type="float" office:value="53.898144">
            <text:p>53.898144</text:p>
          </table:table-cell>
          <table:table-cell office:value-type="float" office:value="0.441056">
            <text:p>0.44105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840862">
            <text:p>54.840862</text:p>
          </table:table-cell>
          <table:table-cell office:value-type="float" office:value="53.984383">
            <text:p>53.984383</text:p>
          </table:table-cell>
          <table:table-cell office:value-type="float" office:value="0.427136">
            <text:p>0.42713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810398">
            <text:p>54.810398</text:p>
          </table:table-cell>
          <table:table-cell office:value-type="float" office:value="53.920677">
            <text:p>53.920677</text:p>
          </table:table-cell>
          <table:table-cell office:value-type="float" office:value="0.444704">
            <text:p>0.44470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967297">
            <text:p>54.967297</text:p>
          </table:table-cell>
          <table:table-cell office:value-type="float" office:value="54.064384">
            <text:p>54.064384</text:p>
          </table:table-cell>
          <table:table-cell office:value-type="float" office:value="0.46704">
            <text:p>0.46704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0.287041">
            <text:p>30.287041</text:p>
          </table:table-cell>
          <table:table-cell office:value-type="float" office:value="29.727007">
            <text:p>29.7270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6.784256">
            <text:p>26.784256</text:p>
          </table:table-cell>
          <table:table-cell office:value-type="float" office:value="25.71504">
            <text:p>25.71504</text:p>
          </table:table-cell>
          <table:table-cell office:value-type="float" office:value="0.255616">
            <text:p>0.25561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.366528">
            <text:p>22.366528</text:p>
          </table:table-cell>
          <table:table-cell office:value-type="float" office:value="21.336384">
            <text:p>21.336384</text:p>
          </table:table-cell>
          <table:table-cell office:value-type="float" office:value="0.281664">
            <text:p>0.28166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9.872768">
            <text:p>19.872768</text:p>
          </table:table-cell>
          <table:table-cell office:value-type="float" office:value="18.811394">
            <text:p>18.811394</text:p>
          </table:table-cell>
          <table:table-cell office:value-type="float" office:value="0.305216">
            <text:p>0.30521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.597504">
            <text:p>18.597504</text:p>
          </table:table-cell>
          <table:table-cell office:value-type="float" office:value="17.524477">
            <text:p>17.524477</text:p>
          </table:table-cell>
          <table:table-cell office:value-type="float" office:value="0.307168">
            <text:p>0.30716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.47584">
            <text:p>16.47584</text:p>
          </table:table-cell>
          <table:table-cell office:value-type="float" office:value="15.468927">
            <text:p>15.468927</text:p>
          </table:table-cell>
          <table:table-cell office:value-type="float" office:value="0.293664">
            <text:p>0.29366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.448544">
            <text:p>19.448544</text:p>
          </table:table-cell>
          <table:table-cell office:value-type="float" office:value="18.261761">
            <text:p>18.261761</text:p>
          </table:table-cell>
          <table:table-cell office:value-type="float" office:value="0.343584">
            <text:p>0.34358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.55888">
            <text:p>17.55888</text:p>
          </table:table-cell>
          <table:table-cell office:value-type="float" office:value="16.424416">
            <text:p>16.424416</text:p>
          </table:table-cell>
          <table:table-cell office:value-type="float" office:value="0.322752">
            <text:p>0.32275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.273439">
            <text:p>18.273439</text:p>
          </table:table-cell>
          <table:table-cell office:value-type="float" office:value="17.024511">
            <text:p>17.024511</text:p>
          </table:table-cell>
          <table:table-cell office:value-type="float" office:value="0.402688">
            <text:p>0.40268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8.912161">
            <text:p>18.912161</text:p>
          </table:table-cell>
          <table:table-cell office:value-type="float" office:value="17.582977">
            <text:p>17.582977</text:p>
          </table:table-cell>
          <table:table-cell office:value-type="float" office:value="0.438624">
            <text:p>0.43862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.73472">
            <text:p>17.73472</text:p>
          </table:table-cell>
          <table:table-cell office:value-type="float" office:value="16.488863">
            <text:p>16.488863</text:p>
          </table:table-cell>
          <table:table-cell office:value-type="float" office:value="0.402208">
            <text:p>0.4022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.543776">
            <text:p>16.543776</text:p>
          </table:table-cell>
          <table:table-cell office:value-type="float" office:value="15.338496">
            <text:p>15.338496</text:p>
          </table:table-cell>
          <table:table-cell office:value-type="float" office:value="0.397728">
            <text:p>0.39772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.381632">
            <text:p>16.381632</text:p>
          </table:table-cell>
          <table:table-cell office:value-type="float" office:value="15.139842">
            <text:p>15.139842</text:p>
          </table:table-cell>
          <table:table-cell office:value-type="float" office:value="0.401888">
            <text:p>0.40188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.053664">
            <text:p>15.053664</text:p>
          </table:table-cell>
          <table:table-cell office:value-type="float" office:value="13.915648">
            <text:p>13.915648</text:p>
          </table:table-cell>
          <table:table-cell office:value-type="float" office:value="0.391168">
            <text:p>0.39116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.67296">
            <text:p>15.67296</text:p>
          </table:table-cell>
          <table:table-cell office:value-type="float" office:value="14.369503">
            <text:p>14.369503</text:p>
          </table:table-cell>
          <table:table-cell office:value-type="float" office:value="0.49328">
            <text:p>0.4932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.544096">
            <text:p>16.544096</text:p>
          </table:table-cell>
          <table:table-cell office:value-type="float" office:value="15.151647">
            <text:p>15.151647</text:p>
          </table:table-cell>
          <table:table-cell office:value-type="float" office:value="0.532608">
            <text:p>0.53260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.259584">
            <text:p>15.259584</text:p>
          </table:table-cell>
          <table:table-cell office:value-type="float" office:value="13.924735">
            <text:p>13.924735</text:p>
          </table:table-cell>
          <table:table-cell office:value-type="float" office:value="0.537632">
            <text:p>0.53763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.280768">
            <text:p>14.280768</text:p>
          </table:table-cell>
          <table:table-cell office:value-type="float" office:value="13.022272">
            <text:p>13.022272</text:p>
          </table:table-cell>
          <table:table-cell office:value-type="float" office:value="0.50288">
            <text:p>0.5028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.191264">
            <text:p>15.191264</text:p>
          </table:table-cell>
          <table:table-cell office:value-type="float" office:value="13.803841">
            <text:p>13.803841</text:p>
          </table:table-cell>
          <table:table-cell office:value-type="float" office:value="0.545056">
            <text:p>0.54505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835808">
            <text:p>15.835808</text:p>
          </table:table-cell>
          <table:table-cell office:value-type="float" office:value="14.376033">
            <text:p>14.376033</text:p>
          </table:table-cell>
          <table:table-cell office:value-type="float" office:value="0.597024">
            <text:p>0.59702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855488">
            <text:p>15.855488</text:p>
          </table:table-cell>
          <table:table-cell office:value-type="float" office:value="14.379456">
            <text:p>14.379456</text:p>
          </table:table-cell>
          <table:table-cell office:value-type="float" office:value="0.606656">
            <text:p>0.60665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829408">
            <text:p>15.829408</text:p>
          </table:table-cell>
          <table:table-cell office:value-type="float" office:value="14.373088">
            <text:p>14.373088</text:p>
          </table:table-cell>
          <table:table-cell office:value-type="float" office:value="0.609216">
            <text:p>0.60921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.951936">
            <text:p>14.951936</text:p>
          </table:table-cell>
          <table:table-cell office:value-type="float" office:value="13.530335">
            <text:p>13.530335</text:p>
          </table:table-cell>
          <table:table-cell office:value-type="float" office:value="0.585056">
            <text:p>0.58505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648192">
            <text:p>15.648192</text:p>
          </table:table-cell>
          <table:table-cell office:value-type="float" office:value="14.119266">
            <text:p>14.119266</text:p>
          </table:table-cell>
          <table:table-cell office:value-type="float" office:value="0.682016">
            <text:p>0.68201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.684544">
            <text:p>14.684544</text:p>
          </table:table-cell>
          <table:table-cell office:value-type="float" office:value="13.278144">
            <text:p>13.278144</text:p>
          </table:table-cell>
          <table:table-cell office:value-type="float" office:value="0.620576">
            <text:p>0.62057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363712">
            <text:p>15.363712</text:p>
          </table:table-cell>
          <table:table-cell office:value-type="float" office:value="13.845216">
            <text:p>13.845216</text:p>
          </table:table-cell>
          <table:table-cell office:value-type="float" office:value="0.678272">
            <text:p>0.67827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.46784">
            <text:p>14.46784</text:p>
          </table:table-cell>
          <table:table-cell office:value-type="float" office:value="13.028735">
            <text:p>13.028735</text:p>
          </table:table-cell>
          <table:table-cell office:value-type="float" office:value="0.643904">
            <text:p>0.64390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.502304">
            <text:p>14.502304</text:p>
          </table:table-cell>
          <table:table-cell office:value-type="float" office:value="13.0392">
            <text:p>13.0392</text:p>
          </table:table-cell>
          <table:table-cell office:value-type="float" office:value="0.650016">
            <text:p>0.65001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.499648">
            <text:p>13.499648</text:p>
          </table:table-cell>
          <table:table-cell office:value-type="float" office:value="12.068">
            <text:p>12.068</text:p>
          </table:table-cell>
          <table:table-cell office:value-type="float" office:value="0.684352">
            <text:p>0.68435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.40928">
            <text:p>14.40928</text:p>
          </table:table-cell>
          <table:table-cell office:value-type="float" office:value="12.883778">
            <text:p>12.883778</text:p>
          </table:table-cell>
          <table:table-cell office:value-type="float" office:value="0.724736">
            <text:p>0.72473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.489312">
            <text:p>13.489312</text:p>
          </table:table-cell>
          <table:table-cell office:value-type="float" office:value="12.056768">
            <text:p>12.056768</text:p>
          </table:table-cell>
          <table:table-cell office:value-type="float" office:value="0.6848">
            <text:p>0.684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.25872">
            <text:p>14.25872</text:p>
          </table:table-cell>
          <table:table-cell office:value-type="float" office:value="12.627201">
            <text:p>12.627201</text:p>
          </table:table-cell>
          <table:table-cell office:value-type="float" office:value="0.831744">
            <text:p>0.83174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.101184">
            <text:p>15.101184</text:p>
          </table:table-cell>
          <table:table-cell office:value-type="float" office:value="13.406785">
            <text:p>13.406785</text:p>
          </table:table-cell>
          <table:table-cell office:value-type="float" office:value="0.83936">
            <text:p>0.8393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.362208">
            <text:p>13.362208</text:p>
          </table:table-cell>
          <table:table-cell office:value-type="float" office:value="11.841344">
            <text:p>11.841344</text:p>
          </table:table-cell>
          <table:table-cell office:value-type="float" office:value="0.749056">
            <text:p>0.749056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.238336">
            <text:p>14.238336</text:p>
          </table:table-cell>
          <table:table-cell office:value-type="float" office:value="12.618113">
            <text:p>12.618113</text:p>
          </table:table-cell>
          <table:table-cell office:value-type="float" office:value="0.798624">
            <text:p>0.79862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.228704">
            <text:p>14.228704</text:p>
          </table:table-cell>
          <table:table-cell office:value-type="float" office:value="12.616288">
            <text:p>12.616288</text:p>
          </table:table-cell>
          <table:table-cell office:value-type="float" office:value="0.792064">
            <text:p>0.79206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.128096">
            <text:p>14.128096</text:p>
          </table:table-cell>
          <table:table-cell office:value-type="float" office:value="12.452928">
            <text:p>12.452928</text:p>
          </table:table-cell>
          <table:table-cell office:value-type="float" office:value="0.8624">
            <text:p>0.862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.128672">
            <text:p>14.128672</text:p>
          </table:table-cell>
          <table:table-cell office:value-type="float" office:value="12.456961">
            <text:p>12.456961</text:p>
          </table:table-cell>
          <table:table-cell office:value-type="float" office:value="0.86512">
            <text:p>0.8651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.998592">
            <text:p>14.998592</text:p>
          </table:table-cell>
          <table:table-cell office:value-type="float" office:value="13.232127">
            <text:p>13.232127</text:p>
          </table:table-cell>
          <table:table-cell office:value-type="float" office:value="0.911232">
            <text:p>0.91123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.992448">
            <text:p>14.992448</text:p>
          </table:table-cell>
          <table:table-cell office:value-type="float" office:value="13.23712">
            <text:p>13.23712</text:p>
          </table:table-cell>
          <table:table-cell office:value-type="float" office:value="0.909568">
            <text:p>0.909568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4.660957">
            <text:p>104.660957</text:p>
          </table:table-cell>
          <table:table-cell office:value-type="float" office:value="104.321053">
            <text:p>104.3210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2.384483">
            <text:p>102.384483</text:p>
          </table:table-cell>
          <table:table-cell office:value-type="float" office:value="102.051292">
            <text:p>102.0512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97.370979">
            <text:p>97.370979</text:p>
          </table:table-cell>
          <table:table-cell office:value-type="float" office:value="97.042557">
            <text:p>97.0425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91.868866">
            <text:p>91.868866</text:p>
          </table:table-cell>
          <table:table-cell office:value-type="float" office:value="91.529922">
            <text:p>91.5299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89.283005">
            <text:p>89.283005</text:p>
          </table:table-cell>
          <table:table-cell office:value-type="float" office:value="88.957573">
            <text:p>88.9575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3.22506">
            <text:p>73.22506</text:p>
          </table:table-cell>
          <table:table-cell office:value-type="float" office:value="72.883774">
            <text:p>72.8837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0.644989">
            <text:p>70.644989</text:p>
          </table:table-cell>
          <table:table-cell office:value-type="float" office:value="70.313469">
            <text:p>70.3134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70.149025">
            <text:p>70.149025</text:p>
          </table:table-cell>
          <table:table-cell office:value-type="float" office:value="69.820671">
            <text:p>69.8206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7.828995">
            <text:p>67.828995</text:p>
          </table:table-cell>
          <table:table-cell office:value-type="float" office:value="67.486877">
            <text:p>67.4868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4.394112">
            <text:p>64.394112</text:p>
          </table:table-cell>
          <table:table-cell office:value-type="float" office:value="64.072449">
            <text:p>64.0724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9.942593">
            <text:p>59.942593</text:p>
          </table:table-cell>
          <table:table-cell office:value-type="float" office:value="59.615555">
            <text:p>59.6155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.373249">
            <text:p>57.373249</text:p>
          </table:table-cell>
          <table:table-cell office:value-type="float" office:value="57.052929">
            <text:p>57.0529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6.278816">
            <text:p>56.278816</text:p>
          </table:table-cell>
          <table:table-cell office:value-type="float" office:value="55.949631">
            <text:p>55.9496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6.138336">
            <text:p>56.138336</text:p>
          </table:table-cell>
          <table:table-cell office:value-type="float" office:value="55.812321">
            <text:p>55.8123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5.408161">
            <text:p>55.408161</text:p>
          </table:table-cell>
          <table:table-cell office:value-type="float" office:value="55.080322">
            <text:p>55.0803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706879">
            <text:p>54.706879</text:p>
          </table:table-cell>
          <table:table-cell office:value-type="float" office:value="54.385246">
            <text:p>54.3852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336864">
            <text:p>54.336864</text:p>
          </table:table-cell>
          <table:table-cell office:value-type="float" office:value="54.013733">
            <text:p>54.0137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782593">
            <text:p>53.782593</text:p>
          </table:table-cell>
          <table:table-cell office:value-type="float" office:value="53.456604">
            <text:p>53.4566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669952">
            <text:p>53.669952</text:p>
          </table:table-cell>
          <table:table-cell office:value-type="float" office:value="53.343742">
            <text:p>53.3437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517441">
            <text:p>53.517441</text:p>
          </table:table-cell>
          <table:table-cell office:value-type="float" office:value="53.177376">
            <text:p>53.1773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442207">
            <text:p>53.442207</text:p>
          </table:table-cell>
          <table:table-cell office:value-type="float" office:value="53.117123">
            <text:p>53.1171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34016">
            <text:p>53.34016</text:p>
          </table:table-cell>
          <table:table-cell office:value-type="float" office:value="52.988251">
            <text:p>52.9882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242882">
            <text:p>53.242882</text:p>
          </table:table-cell>
          <table:table-cell office:value-type="float" office:value="52.919647">
            <text:p>52.9196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255329">
            <text:p>53.255329</text:p>
          </table:table-cell>
          <table:table-cell office:value-type="float" office:value="52.931747">
            <text:p>52.9317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3.246655">
            <text:p>53.246655</text:p>
          </table:table-cell>
          <table:table-cell office:value-type="float" office:value="52.932926">
            <text:p>52.9329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409184">
            <text:p>53.409184</text:p>
          </table:table-cell>
          <table:table-cell office:value-type="float" office:value="53.077244">
            <text:p>53.0772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529312">
            <text:p>53.529312</text:p>
          </table:table-cell>
          <table:table-cell office:value-type="float" office:value="53.20871">
            <text:p>53.208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468128">
            <text:p>53.468128</text:p>
          </table:table-cell>
          <table:table-cell office:value-type="float" office:value="53.148766">
            <text:p>53.1487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534977">
            <text:p>53.534977</text:p>
          </table:table-cell>
          <table:table-cell office:value-type="float" office:value="53.209538">
            <text:p>53.2095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3.465088">
            <text:p>53.465088</text:p>
          </table:table-cell>
          <table:table-cell office:value-type="float" office:value="53.132221">
            <text:p>53.1322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3.883102">
            <text:p>53.883102</text:p>
          </table:table-cell>
          <table:table-cell office:value-type="float" office:value="53.566849">
            <text:p>53.5668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3.964031">
            <text:p>53.964031</text:p>
          </table:table-cell>
          <table:table-cell office:value-type="float" office:value="53.640381">
            <text:p>53.6403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278145">
            <text:p>54.278145</text:p>
          </table:table-cell>
          <table:table-cell office:value-type="float" office:value="53.954659">
            <text:p>53.9546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109154">
            <text:p>54.109154</text:p>
          </table:table-cell>
          <table:table-cell office:value-type="float" office:value="53.771778">
            <text:p>53.7717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224415">
            <text:p>54.224415</text:p>
          </table:table-cell>
          <table:table-cell office:value-type="float" office:value="53.891838">
            <text:p>53.8918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271168">
            <text:p>54.271168</text:p>
          </table:table-cell>
          <table:table-cell office:value-type="float" office:value="53.950401">
            <text:p>53.9504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250591">
            <text:p>54.250591</text:p>
          </table:table-cell>
          <table:table-cell office:value-type="float" office:value="53.918625">
            <text:p>53.9186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310497">
            <text:p>54.310497</text:p>
          </table:table-cell>
          <table:table-cell office:value-type="float" office:value="53.985374">
            <text:p>53.9853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.271458">
            <text:p>54.271458</text:p>
          </table:table-cell>
          <table:table-cell office:value-type="float" office:value="53.952961">
            <text:p>53.9529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4.433281">
            <text:p>54.433281</text:p>
          </table:table-cell>
          <table:table-cell office:value-type="float" office:value="54.101566">
            <text:p>54.1015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4.659008">
            <text:p>34.659008</text:p>
          </table:table-cell>
          <table:table-cell office:value-type="float" office:value="34.028831">
            <text:p>34.0288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6.349184">
            <text:p>26.349184</text:p>
          </table:table-cell>
          <table:table-cell office:value-type="float" office:value="25.769857">
            <text:p>25.7698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0.480127">
            <text:p>20.480127</text:p>
          </table:table-cell>
          <table:table-cell office:value-type="float" office:value="19.945917">
            <text:p>19.9459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9.428928">
            <text:p>19.428928</text:p>
          </table:table-cell>
          <table:table-cell office:value-type="float" office:value="18.844191">
            <text:p>18.8441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.334368">
            <text:p>19.334368</text:p>
          </table:table-cell>
          <table:table-cell office:value-type="float" office:value="18.74864">
            <text:p>18.748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.483521">
            <text:p>19.483521</text:p>
          </table:table-cell>
          <table:table-cell office:value-type="float" office:value="18.828001">
            <text:p>18.8280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.950624">
            <text:p>18.950624</text:p>
          </table:table-cell>
          <table:table-cell office:value-type="float" office:value="18.310242">
            <text:p>18.3102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.05648">
            <text:p>17.05648</text:p>
          </table:table-cell>
          <table:table-cell office:value-type="float" office:value="16.458206">
            <text:p>16.4582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7.699392">
            <text:p>17.699392</text:p>
          </table:table-cell>
          <table:table-cell office:value-type="float" office:value="17.059584">
            <text:p>17.0595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.263231">
            <text:p>16.263231</text:p>
          </table:table-cell>
          <table:table-cell office:value-type="float" office:value="15.664416">
            <text:p>15.6644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.145281">
            <text:p>17.145281</text:p>
          </table:table-cell>
          <table:table-cell office:value-type="float" office:value="16.515583">
            <text:p>16.5155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.943136">
            <text:p>16.943136</text:p>
          </table:table-cell>
          <table:table-cell office:value-type="float" office:value="16.306719">
            <text:p>16.3067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.788864">
            <text:p>14.788864</text:p>
          </table:table-cell>
          <table:table-cell office:value-type="float" office:value="14.21792">
            <text:p>14.21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.442304">
            <text:p>15.442304</text:p>
          </table:table-cell>
          <table:table-cell office:value-type="float" office:value="14.837311">
            <text:p>14.8373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972192">
            <text:p>15.972192</text:p>
          </table:table-cell>
          <table:table-cell office:value-type="float" office:value="15.331903">
            <text:p>15.3319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.96992">
            <text:p>13.96992</text:p>
          </table:table-cell>
          <table:table-cell office:value-type="float" office:value="13.391201">
            <text:p>13.3912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450496">
            <text:p>15.450496</text:p>
          </table:table-cell>
          <table:table-cell office:value-type="float" office:value="14.797599">
            <text:p>14.7975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.606048">
            <text:p>14.606048</text:p>
          </table:table-cell>
          <table:table-cell office:value-type="float" office:value="13.924545">
            <text:p>13.9245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4.442528">
            <text:p>14.442528</text:p>
          </table:table-cell>
          <table:table-cell office:value-type="float" office:value="13.828288">
            <text:p>13.8282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007904">
            <text:p>15.007904</text:p>
          </table:table-cell>
          <table:table-cell office:value-type="float" office:value="14.384224">
            <text:p>14.3842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.918016">
            <text:p>15.918016</text:p>
          </table:table-cell>
          <table:table-cell office:value-type="float" office:value="15.240288">
            <text:p>15.2402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.285792">
            <text:p>13.285792</text:p>
          </table:table-cell>
          <table:table-cell office:value-type="float" office:value="12.716768">
            <text:p>12.7167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.04208">
            <text:p>15.04208</text:p>
          </table:table-cell>
          <table:table-cell office:value-type="float" office:value="14.399935">
            <text:p>14.3999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.037024">
            <text:p>13.037024</text:p>
          </table:table-cell>
          <table:table-cell office:value-type="float" office:value="12.471905">
            <text:p>12.4719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.768704">
            <text:p>14.768704</text:p>
          </table:table-cell>
          <table:table-cell office:value-type="float" office:value="14.143006">
            <text:p>14.1430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.817856">
            <text:p>12.817856</text:p>
          </table:table-cell>
          <table:table-cell office:value-type="float" office:value="12.265247">
            <text:p>12.2652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648672">
            <text:p>13.648672</text:p>
          </table:table-cell>
          <table:table-cell office:value-type="float" office:value="13.060032">
            <text:p>13.0600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.519552">
            <text:p>14.519552</text:p>
          </table:table-cell>
          <table:table-cell office:value-type="float" office:value="13.87504">
            <text:p>13.875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5008">
            <text:p>13.5008</text:p>
          </table:table-cell>
          <table:table-cell office:value-type="float" office:value="12.912032">
            <text:p>12.9120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.66704">
            <text:p>12.66704</text:p>
          </table:table-cell>
          <table:table-cell office:value-type="float" office:value="12.099072">
            <text:p>12.0990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497408">
            <text:p>13.497408</text:p>
          </table:table-cell>
          <table:table-cell office:value-type="float" office:value="12.900961">
            <text:p>12.9009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.42064">
            <text:p>12.42064</text:p>
          </table:table-cell>
          <table:table-cell office:value-type="float" office:value="11.852384">
            <text:p>11.8523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.455904">
            <text:p>13.455904</text:p>
          </table:table-cell>
          <table:table-cell office:value-type="float" office:value="12.631777">
            <text:p>12.6317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.413344">
            <text:p>12.413344</text:p>
          </table:table-cell>
          <table:table-cell office:value-type="float" office:value="11.847519">
            <text:p>11.8475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.236832">
            <text:p>13.236832</text:p>
          </table:table-cell>
          <table:table-cell office:value-type="float" office:value="12.647937">
            <text:p>12.6479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.241856">
            <text:p>13.241856</text:p>
          </table:table-cell>
          <table:table-cell office:value-type="float" office:value="12.641728">
            <text:p>12.6417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.285216">
            <text:p>12.285216</text:p>
          </table:table-cell>
          <table:table-cell office:value-type="float" office:value="11.718815">
            <text:p>11.7188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088384">
            <text:p>13.088384</text:p>
          </table:table-cell>
          <table:table-cell office:value-type="float" office:value="12.482784">
            <text:p>12.4827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.260096">
            <text:p>12.260096</text:p>
          </table:table-cell>
          <table:table-cell office:value-type="float" office:value="11.701471">
            <text:p>11.7014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059936">
            <text:p>13.059936</text:p>
          </table:table-cell>
          <table:table-cell office:value-type="float" office:value="12.472639">
            <text:p>12.4726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49.775513">
            <text:p>349.775513</text:p>
          </table:table-cell>
          <table:table-cell office:value-type="float" office:value="349.058075">
            <text:p>349.0580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90">
            <text:p>290</text:p>
          </table:table-cell>
          <table:table-cell office:value-type="float" office:value="282.376221">
            <text:p>282.376221</text:p>
          </table:table-cell>
          <table:table-cell office:value-type="float" office:value="281.657166">
            <text:p>281.6571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08.352997">
            <text:p>208.352997</text:p>
          </table:table-cell>
          <table:table-cell office:value-type="float" office:value="207.654602">
            <text:p>207.6546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0">
            <text:p>190</text:p>
          </table:table-cell>
          <table:table-cell office:value-type="float" office:value="188.997345">
            <text:p>188.997345</text:p>
          </table:table-cell>
          <table:table-cell office:value-type="float" office:value="188.29158">
            <text:p>188.291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80.290298">
            <text:p>180.290298</text:p>
          </table:table-cell>
          <table:table-cell office:value-type="float" office:value="179.57576">
            <text:p>179.575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516129">
            <text:p>169.516129</text:p>
          </table:table-cell>
          <table:table-cell office:value-type="float" office:value="168.806503">
            <text:p>168.8065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440231">
            <text:p>169.440231</text:p>
          </table:table-cell>
          <table:table-cell office:value-type="float" office:value="168.747803">
            <text:p>168.7478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962173">
            <text:p>169.962173</text:p>
          </table:table-cell>
          <table:table-cell office:value-type="float" office:value="169.254456">
            <text:p>169.2544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77.670883">
            <text:p>177.670883</text:p>
          </table:table-cell>
          <table:table-cell office:value-type="float" office:value="176.96637">
            <text:p>176.966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228.057632">
            <text:p>228.057632</text:p>
          </table:table-cell>
          <table:table-cell office:value-type="float" office:value="227.163879">
            <text:p>227.1638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70">
            <text:p>270</text:p>
          </table:table-cell>
          <table:table-cell office:value-type="float" office:value="272.536133">
            <text:p>272.536133</text:p>
          </table:table-cell>
          <table:table-cell office:value-type="float" office:value="271.831543">
            <text:p>271.8315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70">
            <text:p>270</text:p>
          </table:table-cell>
          <table:table-cell office:value-type="float" office:value="273.362549">
            <text:p>273.362549</text:p>
          </table:table-cell>
          <table:table-cell office:value-type="float" office:value="272.673279">
            <text:p>272.6732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90">
            <text:p>290</text:p>
          </table:table-cell>
          <table:table-cell office:value-type="float" office:value="295.127716">
            <text:p>295.127716</text:p>
          </table:table-cell>
          <table:table-cell office:value-type="float" office:value="294.418396">
            <text:p>294.4183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1.926117">
            <text:p>301.926117</text:p>
          </table:table-cell>
          <table:table-cell office:value-type="float" office:value="301.168945">
            <text:p>301.1689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30">
            <text:p>330</text:p>
          </table:table-cell>
          <table:table-cell office:value-type="float" office:value="331.489655">
            <text:p>331.489655</text:p>
          </table:table-cell>
          <table:table-cell office:value-type="float" office:value="330.779388">
            <text:p>330.7793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70.799347">
            <text:p>370.799347</text:p>
          </table:table-cell>
          <table:table-cell office:value-type="float" office:value="370.113922">
            <text:p>370.1139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80">
            <text:p>480</text:p>
          </table:table-cell>
          <table:table-cell office:value-type="float" office:value="468.476654">
            <text:p>468.476654</text:p>
          </table:table-cell>
          <table:table-cell office:value-type="float" office:value="467.735901">
            <text:p>467.7359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office:value-type="float" office:value="600.949585">
            <text:p>600.949585</text:p>
          </table:table-cell>
          <table:table-cell office:value-type="float" office:value="600.173645">
            <text:p>600.1736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90">
            <text:p>690</text:p>
          </table:table-cell>
          <table:table-cell office:value-type="float" office:value="697.52771">
            <text:p>697.52771</text:p>
          </table:table-cell>
          <table:table-cell office:value-type="float" office:value="696.731689">
            <text:p>696.7316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729.148071">
            <text:p>729.148071</text:p>
          </table:table-cell>
          <table:table-cell office:value-type="float" office:value="728.410461">
            <text:p>728.4104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80">
            <text:p>780</text:p>
          </table:table-cell>
          <table:table-cell office:value-type="float" office:value="781.363892">
            <text:p>781.363892</text:p>
          </table:table-cell>
          <table:table-cell office:value-type="float" office:value="780.620239">
            <text:p>780.6202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20">
            <text:p>820</text:p>
          </table:table-cell>
          <table:table-cell office:value-type="float" office:value="818.027832">
            <text:p>818.027832</text:p>
          </table:table-cell>
          <table:table-cell office:value-type="float" office:value="817.299377">
            <text:p>817.2993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30">
            <text:p>830</text:p>
          </table:table-cell>
          <table:table-cell office:value-type="float" office:value="836.766907">
            <text:p>836.766907</text:p>
          </table:table-cell>
          <table:table-cell office:value-type="float" office:value="836.054138">
            <text:p>836.0541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804.531067">
            <text:p>804.531067</text:p>
          </table:table-cell>
          <table:table-cell office:value-type="float" office:value="803.824768">
            <text:p>803.8247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80">
            <text:p>880</text:p>
          </table:table-cell>
          <table:table-cell office:value-type="float" office:value="876.296326">
            <text:p>876.296326</text:p>
          </table:table-cell>
          <table:table-cell office:value-type="float" office:value="875.573425">
            <text:p>875.5734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10">
            <text:p>910</text:p>
          </table:table-cell>
          <table:table-cell office:value-type="float" office:value="906.406921">
            <text:p>906.406921</text:p>
          </table:table-cell>
          <table:table-cell office:value-type="float" office:value="905.663513">
            <text:p>905.6635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903.487854">
            <text:p>903.487854</text:p>
          </table:table-cell>
          <table:table-cell office:value-type="float" office:value="902.783875">
            <text:p>902.7838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00">
            <text:p>1000</text:p>
          </table:table-cell>
          <table:table-cell office:value-type="float" office:value="996.048279">
            <text:p>996.048279</text:p>
          </table:table-cell>
          <table:table-cell office:value-type="float" office:value="995.350464">
            <text:p>995.3504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10">
            <text:p>1010</text:p>
          </table:table-cell>
          <table:table-cell office:value-type="float" office:value="1021.392517">
            <text:p>1021.392517</text:p>
          </table:table-cell>
          <table:table-cell office:value-type="float" office:value="1020.701965">
            <text:p>1020.701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80">
            <text:p>1080</text:p>
          </table:table-cell>
          <table:table-cell office:value-type="float" office:value="1078.922485">
            <text:p>1078.922485</text:p>
          </table:table-cell>
          <table:table-cell office:value-type="float" office:value="1078.244019">
            <text:p>1078.2440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40">
            <text:p>1140</text:p>
          </table:table-cell>
          <table:table-cell office:value-type="float" office:value="1139.522827">
            <text:p>1139.522827</text:p>
          </table:table-cell>
          <table:table-cell office:value-type="float" office:value="1138.840332">
            <text:p>1138.8403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90">
            <text:p>1290</text:p>
          </table:table-cell>
          <table:table-cell office:value-type="float" office:value="1281.85144">
            <text:p>1281.85144</text:p>
          </table:table-cell>
          <table:table-cell office:value-type="float" office:value="1281.026978">
            <text:p>1281.0269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60">
            <text:p>1460</text:p>
          </table:table-cell>
          <table:table-cell office:value-type="float" office:value="1451.762085">
            <text:p>1451.762085</text:p>
          </table:table-cell>
          <table:table-cell office:value-type="float" office:value="1451.031128">
            <text:p>1451.0311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40">
            <text:p>1440</text:p>
          </table:table-cell>
          <table:table-cell office:value-type="float" office:value="1450.049316">
            <text:p>1450.049316</text:p>
          </table:table-cell>
          <table:table-cell office:value-type="float" office:value="1449.354492">
            <text:p>1449.354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30">
            <text:p>1530</text:p>
          </table:table-cell>
          <table:table-cell office:value-type="float" office:value="1540.529419">
            <text:p>1540.529419</text:p>
          </table:table-cell>
          <table:table-cell office:value-type="float" office:value="1539.891602">
            <text:p>1539.8916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20">
            <text:p>1620</text:p>
          </table:table-cell>
          <table:table-cell office:value-type="float" office:value="1631.375122">
            <text:p>1631.375122</text:p>
          </table:table-cell>
          <table:table-cell office:value-type="float" office:value="1630.67688">
            <text:p>1630.676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10">
            <text:p>1710</text:p>
          </table:table-cell>
          <table:table-cell office:value-type="float" office:value="1715.396484">
            <text:p>1715.396484</text:p>
          </table:table-cell>
          <table:table-cell office:value-type="float" office:value="1714.717041">
            <text:p>1714.7170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00">
            <text:p>1700</text:p>
          </table:table-cell>
          <table:table-cell office:value-type="float" office:value="1712.813843">
            <text:p>1712.813843</text:p>
          </table:table-cell>
          <table:table-cell office:value-type="float" office:value="1712.125122">
            <text:p>1712.1251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10">
            <text:p>1910</text:p>
          </table:table-cell>
          <table:table-cell office:value-type="float" office:value="1921.30957">
            <text:p>1921.30957</text:p>
          </table:table-cell>
          <table:table-cell office:value-type="float" office:value="1920.490967">
            <text:p>1920.4909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40">
            <text:p>2140</text:p>
          </table:table-cell>
          <table:table-cell office:value-type="float" office:value="2138.352295">
            <text:p>2138.352295</text:p>
          </table:table-cell>
          <table:table-cell office:value-type="float" office:value="2137.639893">
            <text:p>2137.6398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8.652542">
            <text:p>48.652542</text:p>
          </table:table-cell>
          <table:table-cell office:value-type="float" office:value="48.071198">
            <text:p>48.0711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9.243776">
            <text:p>29.243776</text:p>
          </table:table-cell>
          <table:table-cell office:value-type="float" office:value="28.66272">
            <text:p>28.662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7.141312">
            <text:p>37.141312</text:p>
          </table:table-cell>
          <table:table-cell office:value-type="float" office:value="36.46349">
            <text:p>36.463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55.841888">
            <text:p>55.841888</text:p>
          </table:table-cell>
          <table:table-cell office:value-type="float" office:value="55.275616">
            <text:p>55.2756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124.731972">
            <text:p>124.731972</text:p>
          </table:table-cell>
          <table:table-cell office:value-type="float" office:value="124.03791">
            <text:p>124.037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63.262817">
            <text:p>163.262817</text:p>
          </table:table-cell>
          <table:table-cell office:value-type="float" office:value="162.598007">
            <text:p>162.5980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08.78096">
            <text:p>208.78096</text:p>
          </table:table-cell>
          <table:table-cell office:value-type="float" office:value="208.070633">
            <text:p>208.0706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90">
            <text:p>490</text:p>
          </table:table-cell>
          <table:table-cell office:value-type="float" office:value="485.815308">
            <text:p>485.815308</text:p>
          </table:table-cell>
          <table:table-cell office:value-type="float" office:value="485.049133">
            <text:p>485.0491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70">
            <text:p>570</text:p>
          </table:table-cell>
          <table:table-cell office:value-type="float" office:value="561.763428">
            <text:p>561.763428</text:p>
          </table:table-cell>
          <table:table-cell office:value-type="float" office:value="561.041626">
            <text:p>561.0416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0">
            <text:p>580</text:p>
          </table:table-cell>
          <table:table-cell office:value-type="float" office:value="583.720642">
            <text:p>583.720642</text:p>
          </table:table-cell>
          <table:table-cell office:value-type="float" office:value="583.052368">
            <text:p>583.0523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20">
            <text:p>720</text:p>
          </table:table-cell>
          <table:table-cell office:value-type="float" office:value="723.668274">
            <text:p>723.668274</text:p>
          </table:table-cell>
          <table:table-cell office:value-type="float" office:value="722.909546">
            <text:p>722.9095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90">
            <text:p>690</text:p>
          </table:table-cell>
          <table:table-cell office:value-type="float" office:value="689.822388">
            <text:p>689.822388</text:p>
          </table:table-cell>
          <table:table-cell office:value-type="float" office:value="689.166199">
            <text:p>689.1661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float" office:value="728.740112">
            <text:p>728.740112</text:p>
          </table:table-cell>
          <table:table-cell office:value-type="float" office:value="728.079163">
            <text:p>728.0791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60">
            <text:p>760</text:p>
          </table:table-cell>
          <table:table-cell office:value-type="float" office:value="766.27417">
            <text:p>766.27417</text:p>
          </table:table-cell>
          <table:table-cell office:value-type="float" office:value="765.639282">
            <text:p>765.6392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10">
            <text:p>1010</text:p>
          </table:table-cell>
          <table:table-cell office:value-type="float" office:value="1016.822205">
            <text:p>1016.822205</text:p>
          </table:table-cell>
          <table:table-cell office:value-type="float" office:value="1016.177063">
            <text:p>1016.1770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30">
            <text:p>1030</text:p>
          </table:table-cell>
          <table:table-cell office:value-type="float" office:value="1028.953369">
            <text:p>1028.953369</text:p>
          </table:table-cell>
          <table:table-cell office:value-type="float" office:value="1028.339844">
            <text:p>1028.3398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50">
            <text:p>1150</text:p>
          </table:table-cell>
          <table:table-cell office:value-type="float" office:value="1152.575562">
            <text:p>1152.575562</text:p>
          </table:table-cell>
          <table:table-cell office:value-type="float" office:value="1151.988892">
            <text:p>1151.9888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50">
            <text:p>1150</text:p>
          </table:table-cell>
          <table:table-cell office:value-type="float" office:value="1158.520874">
            <text:p>1158.520874</text:p>
          </table:table-cell>
          <table:table-cell office:value-type="float" office:value="1157.893066">
            <text:p>1157.8930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20">
            <text:p>1220</text:p>
          </table:table-cell>
          <table:table-cell office:value-type="float" office:value="1227.715454">
            <text:p>1227.715454</text:p>
          </table:table-cell>
          <table:table-cell office:value-type="float" office:value="1227.121216">
            <text:p>1227.1212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80">
            <text:p>1280</text:p>
          </table:table-cell>
          <table:table-cell office:value-type="float" office:value="1292.25061">
            <text:p>1292.25061</text:p>
          </table:table-cell>
          <table:table-cell office:value-type="float" office:value="1291.652954">
            <text:p>1291.6529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70">
            <text:p>1470</text:p>
          </table:table-cell>
          <table:table-cell office:value-type="float" office:value="1484.235962">
            <text:p>1484.235962</text:p>
          </table:table-cell>
          <table:table-cell office:value-type="float" office:value="1483.567017">
            <text:p>1483.5670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70">
            <text:p>1370</text:p>
          </table:table-cell>
          <table:table-cell office:value-type="float" office:value="1368.410889">
            <text:p>1368.410889</text:p>
          </table:table-cell>
          <table:table-cell office:value-type="float" office:value="1367.794067">
            <text:p>1367.7940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60">
            <text:p>1360</text:p>
          </table:table-cell>
          <table:table-cell office:value-type="float" office:value="1365.764526">
            <text:p>1365.764526</text:p>
          </table:table-cell>
          <table:table-cell office:value-type="float" office:value="1365.049072">
            <text:p>1365.0490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70">
            <text:p>1570</text:p>
          </table:table-cell>
          <table:table-cell office:value-type="float" office:value="1576.717896">
            <text:p>1576.717896</text:p>
          </table:table-cell>
          <table:table-cell office:value-type="float" office:value="1576.060913">
            <text:p>1576.0609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560">
            <text:p>1560</text:p>
          </table:table-cell>
          <table:table-cell office:value-type="float" office:value="1572.528809">
            <text:p>1572.528809</text:p>
          </table:table-cell>
          <table:table-cell office:value-type="float" office:value="1571.856445">
            <text:p>1571.8564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10">
            <text:p>1710</text:p>
          </table:table-cell>
          <table:table-cell office:value-type="float" office:value="1699.655029">
            <text:p>1699.655029</text:p>
          </table:table-cell>
          <table:table-cell office:value-type="float" office:value="1699.006592">
            <text:p>1699.0065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90">
            <text:p>1590</text:p>
          </table:table-cell>
          <table:table-cell office:value-type="float" office:value="1602.369141">
            <text:p>1602.369141</text:p>
          </table:table-cell>
          <table:table-cell office:value-type="float" office:value="1601.755005">
            <text:p>1601.7550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80">
            <text:p>1580</text:p>
          </table:table-cell>
          <table:table-cell office:value-type="float" office:value="1579.132812">
            <text:p>1579.132812</text:p>
          </table:table-cell>
          <table:table-cell office:value-type="float" office:value="1578.508179">
            <text:p>1578.5081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10">
            <text:p>2110</text:p>
          </table:table-cell>
          <table:table-cell office:value-type="float" office:value="2115.538574">
            <text:p>2115.538574</text:p>
          </table:table-cell>
          <table:table-cell office:value-type="float" office:value="2114.921631">
            <text:p>2114.9216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10">
            <text:p>2110</text:p>
          </table:table-cell>
          <table:table-cell office:value-type="float" office:value="2114.361084">
            <text:p>2114.361084</text:p>
          </table:table-cell>
          <table:table-cell office:value-type="float" office:value="2113.732422">
            <text:p>2113.7324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70">
            <text:p>2270</text:p>
          </table:table-cell>
          <table:table-cell office:value-type="float" office:value="2276.932617">
            <text:p>2276.932617</text:p>
          </table:table-cell>
          <table:table-cell office:value-type="float" office:value="2276.266357">
            <text:p>2276.2663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0">
            <text:p>2420</text:p>
          </table:table-cell>
          <table:table-cell office:value-type="float" office:value="2425.791016">
            <text:p>2425.791016</text:p>
          </table:table-cell>
          <table:table-cell office:value-type="float" office:value="2425.154541">
            <text:p>2425.1545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740">
            <text:p>2740</text:p>
          </table:table-cell>
          <table:table-cell office:value-type="float" office:value="2748.878662">
            <text:p>2748.878662</text:p>
          </table:table-cell>
          <table:table-cell office:value-type="float" office:value="2748.029785">
            <text:p>2748.0297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0">
            <text:p>2420</text:p>
          </table:table-cell>
          <table:table-cell office:value-type="float" office:value="2431.550293">
            <text:p>2431.550293</text:p>
          </table:table-cell>
          <table:table-cell office:value-type="float" office:value="2430.896973">
            <text:p>2430.8969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30">
            <text:p>2430</text:p>
          </table:table-cell>
          <table:table-cell office:value-type="float" office:value="2430.166016">
            <text:p>2430.166016</text:p>
          </table:table-cell>
          <table:table-cell office:value-type="float" office:value="2429.482178">
            <text:p>2429.4821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0">
            <text:p>2420</text:p>
          </table:table-cell>
          <table:table-cell office:value-type="float" office:value="2429.570557">
            <text:p>2429.570557</text:p>
          </table:table-cell>
          <table:table-cell office:value-type="float" office:value="2428.909668">
            <text:p>2428.9096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00">
            <text:p>2800</text:p>
          </table:table-cell>
          <table:table-cell office:value-type="float" office:value="2812.357666">
            <text:p>2812.357666</text:p>
          </table:table-cell>
          <table:table-cell office:value-type="float" office:value="2811.699951">
            <text:p>2811.6999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00">
            <text:p>2600</text:p>
          </table:table-cell>
          <table:table-cell office:value-type="float" office:value="2611.007324">
            <text:p>2611.007324</text:p>
          </table:table-cell>
          <table:table-cell office:value-type="float" office:value="2610.390137">
            <text:p>2610.3901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80">
            <text:p>2780</text:p>
          </table:table-cell>
          <table:table-cell office:value-type="float" office:value="2787.841309">
            <text:p>2787.841309</text:p>
          </table:table-cell>
          <table:table-cell office:value-type="float" office:value="2787.135986">
            <text:p>2787.1359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09">
            <text:p>2609</text:p>
          </table:table-cell>
          <table:table-cell office:value-type="float" office:value="2617.179688">
            <text:p>2617.179688</text:p>
          </table:table-cell>
          <table:table-cell office:value-type="float" office:value="2616.559326">
            <text:p>2616.5593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0.748108">
            <text:p>350.748108</text:p>
          </table:table-cell>
          <table:table-cell office:value-type="float" office:value="350.039398">
            <text:p>350.0393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80">
            <text:p>280</text:p>
          </table:table-cell>
          <table:table-cell office:value-type="float" office:value="282.808441">
            <text:p>282.808441</text:p>
          </table:table-cell>
          <table:table-cell office:value-type="float" office:value="282.079285">
            <text:p>282.0792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09.206299">
            <text:p>209.206299</text:p>
          </table:table-cell>
          <table:table-cell office:value-type="float" office:value="208.488617">
            <text:p>208.4886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0">
            <text:p>190</text:p>
          </table:table-cell>
          <table:table-cell office:value-type="float" office:value="190.197601">
            <text:p>190.197601</text:p>
          </table:table-cell>
          <table:table-cell office:value-type="float" office:value="189.472504">
            <text:p>189.4725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81.166748">
            <text:p>181.166748</text:p>
          </table:table-cell>
          <table:table-cell office:value-type="float" office:value="180.453415">
            <text:p>180.4534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70.974426">
            <text:p>170.974426</text:p>
          </table:table-cell>
          <table:table-cell office:value-type="float" office:value="170.275467">
            <text:p>170.2754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71.038437">
            <text:p>171.038437</text:p>
          </table:table-cell>
          <table:table-cell office:value-type="float" office:value="170.339798">
            <text:p>170.3397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71.491302">
            <text:p>171.491302</text:p>
          </table:table-cell>
          <table:table-cell office:value-type="float" office:value="170.776001">
            <text:p>170.7760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79.151428">
            <text:p>179.151428</text:p>
          </table:table-cell>
          <table:table-cell office:value-type="float" office:value="178.436584">
            <text:p>178.4365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15.948868">
            <text:p>215.948868</text:p>
          </table:table-cell>
          <table:table-cell office:value-type="float" office:value="215.265472">
            <text:p>215.2654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float" office:value="260.131287">
            <text:p>260.131287</text:p>
          </table:table-cell>
          <table:table-cell office:value-type="float" office:value="259.465393">
            <text:p>259.4653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70">
            <text:p>270</text:p>
          </table:table-cell>
          <table:table-cell office:value-type="float" office:value="275.754181">
            <text:p>275.754181</text:p>
          </table:table-cell>
          <table:table-cell office:value-type="float" office:value="275.06485">
            <text:p>275.064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90">
            <text:p>290</text:p>
          </table:table-cell>
          <table:table-cell office:value-type="float" office:value="296.017273">
            <text:p>296.017273</text:p>
          </table:table-cell>
          <table:table-cell office:value-type="float" office:value="295.305481">
            <text:p>295.3054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20">
            <text:p>320</text:p>
          </table:table-cell>
          <table:table-cell office:value-type="float" office:value="322.032318">
            <text:p>322.032318</text:p>
          </table:table-cell>
          <table:table-cell office:value-type="float" office:value="321.256653">
            <text:p>321.2566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0">
            <text:p>340</text:p>
          </table:table-cell>
          <table:table-cell office:value-type="float" office:value="333.682434">
            <text:p>333.682434</text:p>
          </table:table-cell>
          <table:table-cell office:value-type="float" office:value="332.955505">
            <text:p>332.9555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90">
            <text:p>390</text:p>
          </table:table-cell>
          <table:table-cell office:value-type="float" office:value="396.367798">
            <text:p>396.367798</text:p>
          </table:table-cell>
          <table:table-cell office:value-type="float" office:value="395.646454">
            <text:p>395.6464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90">
            <text:p>490</text:p>
          </table:table-cell>
          <table:table-cell office:value-type="float" office:value="499.969055">
            <text:p>499.969055</text:p>
          </table:table-cell>
          <table:table-cell office:value-type="float" office:value="499.216461">
            <text:p>499.2164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80">
            <text:p>580</text:p>
          </table:table-cell>
          <table:table-cell office:value-type="float" office:value="573.003479">
            <text:p>573.003479</text:p>
          </table:table-cell>
          <table:table-cell office:value-type="float" office:value="572.25824">
            <text:p>572.258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50">
            <text:p>650</text:p>
          </table:table-cell>
          <table:table-cell office:value-type="float" office:value="659.397095">
            <text:p>659.397095</text:p>
          </table:table-cell>
          <table:table-cell office:value-type="float" office:value="658.64209">
            <text:p>658.642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20">
            <text:p>720</text:p>
          </table:table-cell>
          <table:table-cell office:value-type="float" office:value="729.627075">
            <text:p>729.627075</text:p>
          </table:table-cell>
          <table:table-cell office:value-type="float" office:value="728.69281">
            <text:p>728.692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738.291504">
            <text:p>738.291504</text:p>
          </table:table-cell>
          <table:table-cell office:value-type="float" office:value="737.601135">
            <text:p>737.6011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70">
            <text:p>770</text:p>
          </table:table-cell>
          <table:table-cell office:value-type="float" office:value="772.607239">
            <text:p>772.607239</text:p>
          </table:table-cell>
          <table:table-cell office:value-type="float" office:value="771.936035">
            <text:p>771.9360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80">
            <text:p>880</text:p>
          </table:table-cell>
          <table:table-cell office:value-type="float" office:value="887.744202">
            <text:p>887.744202</text:p>
          </table:table-cell>
          <table:table-cell office:value-type="float" office:value="886.985718">
            <text:p>886.9857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50">
            <text:p>850</text:p>
          </table:table-cell>
          <table:table-cell office:value-type="float" office:value="854.635864">
            <text:p>854.635864</text:p>
          </table:table-cell>
          <table:table-cell office:value-type="float" office:value="853.894775">
            <text:p>853.8947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30">
            <text:p>830</text:p>
          </table:table-cell>
          <table:table-cell office:value-type="float" office:value="828.541016">
            <text:p>828.541016</text:p>
          </table:table-cell>
          <table:table-cell office:value-type="float" office:value="827.843445">
            <text:p>827.8434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10">
            <text:p>910</text:p>
          </table:table-cell>
          <table:table-cell office:value-type="float" office:value="911.011353">
            <text:p>911.011353</text:p>
          </table:table-cell>
          <table:table-cell office:value-type="float" office:value="910.293152">
            <text:p>910.2931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905.653992">
            <text:p>905.653992</text:p>
          </table:table-cell>
          <table:table-cell office:value-type="float" office:value="904.833252">
            <text:p>904.8332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30">
            <text:p>930</text:p>
          </table:table-cell>
          <table:table-cell office:value-type="float" office:value="939.039612">
            <text:p>939.039612</text:p>
          </table:table-cell>
          <table:table-cell office:value-type="float" office:value="938.352173">
            <text:p>938.3521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20">
            <text:p>1020</text:p>
          </table:table-cell>
          <table:table-cell office:value-type="float" office:value="1025.105469">
            <text:p>1025.105469</text:p>
          </table:table-cell>
          <table:table-cell office:value-type="float" office:value="1024.405518">
            <text:p>1024.4055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90">
            <text:p>1090</text:p>
          </table:table-cell>
          <table:table-cell office:value-type="float" office:value="1080.705811">
            <text:p>1080.705811</text:p>
          </table:table-cell>
          <table:table-cell office:value-type="float" office:value="1080.018799">
            <text:p>1080.0187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50">
            <text:p>1150</text:p>
          </table:table-cell>
          <table:table-cell office:value-type="float" office:value="1142.11377">
            <text:p>1142.11377</text:p>
          </table:table-cell>
          <table:table-cell office:value-type="float" office:value="1141.426514">
            <text:p>1141.4265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80">
            <text:p>1280</text:p>
          </table:table-cell>
          <table:table-cell office:value-type="float" office:value="1284.2948">
            <text:p>1284.2948</text:p>
          </table:table-cell>
          <table:table-cell office:value-type="float" office:value="1283.590454">
            <text:p>1283.5904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60">
            <text:p>1460</text:p>
          </table:table-cell>
          <table:table-cell office:value-type="float" office:value="1453.828125">
            <text:p>1453.828125</text:p>
          </table:table-cell>
          <table:table-cell office:value-type="float" office:value="1453.146973">
            <text:p>1453.1469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40">
            <text:p>1540</text:p>
          </table:table-cell>
          <table:table-cell office:value-type="float" office:value="1542.695068">
            <text:p>1542.695068</text:p>
          </table:table-cell>
          <table:table-cell office:value-type="float" office:value="1542.01355">
            <text:p>1542.013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40">
            <text:p>1540</text:p>
          </table:table-cell>
          <table:table-cell office:value-type="float" office:value="1539.74939">
            <text:p>1539.74939</text:p>
          </table:table-cell>
          <table:table-cell office:value-type="float" office:value="1539.100464">
            <text:p>1539.1004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40">
            <text:p>1740</text:p>
          </table:table-cell>
          <table:table-cell office:value-type="float" office:value="1734.811768">
            <text:p>1734.811768</text:p>
          </table:table-cell>
          <table:table-cell office:value-type="float" office:value="1734.094116">
            <text:p>1734.0941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10">
            <text:p>1710</text:p>
          </table:table-cell>
          <table:table-cell office:value-type="float" office:value="1716.38562">
            <text:p>1716.38562</text:p>
          </table:table-cell>
          <table:table-cell office:value-type="float" office:value="1715.729736">
            <text:p>1715.7297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10">
            <text:p>1710</text:p>
          </table:table-cell>
          <table:table-cell office:value-type="float" office:value="1714.245728">
            <text:p>1714.245728</text:p>
          </table:table-cell>
          <table:table-cell office:value-type="float" office:value="1713.551392">
            <text:p>1713.5513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1809.466919">
            <text:p>1809.466919</text:p>
          </table:table-cell>
          <table:table-cell office:value-type="float" office:value="1808.792114">
            <text:p>1808.7921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20">
            <text:p>2020</text:p>
          </table:table-cell>
          <table:table-cell office:value-type="float" office:value="2017.572144">
            <text:p>2017.572144</text:p>
          </table:table-cell>
          <table:table-cell office:value-type="float" office:value="2016.878662">
            <text:p>2016.8786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8.746239">
            <text:p>48.746239</text:p>
          </table:table-cell>
          <table:table-cell office:value-type="float" office:value="48.176319">
            <text:p>48.1763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1.432224">
            <text:p>31.432224</text:p>
          </table:table-cell>
          <table:table-cell office:value-type="float" office:value="30.830976">
            <text:p>30.8309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4.710369">
            <text:p>34.710369</text:p>
          </table:table-cell>
          <table:table-cell office:value-type="float" office:value="34.15168">
            <text:p>34.151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56.23011">
            <text:p>56.23011</text:p>
          </table:table-cell>
          <table:table-cell office:value-type="float" office:value="55.650879">
            <text:p>55.6508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10.244164">
            <text:p>110.244164</text:p>
          </table:table-cell>
          <table:table-cell office:value-type="float" office:value="109.617996">
            <text:p>109.6179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63.401917">
            <text:p>163.401917</text:p>
          </table:table-cell>
          <table:table-cell office:value-type="float" office:value="162.735657">
            <text:p>162.7356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209.624863">
            <text:p>209.624863</text:p>
          </table:table-cell>
          <table:table-cell office:value-type="float" office:value="208.902374">
            <text:p>208.9023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0">
            <text:p>460</text:p>
          </table:table-cell>
          <table:table-cell office:value-type="float" office:value="460.089355">
            <text:p>460.089355</text:p>
          </table:table-cell>
          <table:table-cell office:value-type="float" office:value="459.342285">
            <text:p>459.3422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90">
            <text:p>590</text:p>
          </table:table-cell>
          <table:table-cell office:value-type="float" office:value="593.185425">
            <text:p>593.185425</text:p>
          </table:table-cell>
          <table:table-cell office:value-type="float" office:value="592.397034">
            <text:p>592.3970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80">
            <text:p>580</text:p>
          </table:table-cell>
          <table:table-cell office:value-type="float" office:value="588.479431">
            <text:p>588.479431</text:p>
          </table:table-cell>
          <table:table-cell office:value-type="float" office:value="587.825684">
            <text:p>587.8256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30">
            <text:p>630</text:p>
          </table:table-cell>
          <table:table-cell office:value-type="float" office:value="634.125977">
            <text:p>634.125977</text:p>
          </table:table-cell>
          <table:table-cell office:value-type="float" office:value="633.460938">
            <text:p>633.4609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40">
            <text:p>640</text:p>
          </table:table-cell>
          <table:table-cell office:value-type="float" office:value="633.757629">
            <text:p>633.757629</text:p>
          </table:table-cell>
          <table:table-cell office:value-type="float" office:value="633.130066">
            <text:p>633.1300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70">
            <text:p>670</text:p>
          </table:table-cell>
          <table:table-cell office:value-type="float" office:value="675.653931">
            <text:p>675.653931</text:p>
          </table:table-cell>
          <table:table-cell office:value-type="float" office:value="675.040344">
            <text:p>675.0403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30">
            <text:p>830</text:p>
          </table:table-cell>
          <table:table-cell office:value-type="float" office:value="829.333557">
            <text:p>829.333557</text:p>
          </table:table-cell>
          <table:table-cell office:value-type="float" office:value="828.661133">
            <text:p>828.6611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50">
            <text:p>950</text:p>
          </table:table-cell>
          <table:table-cell office:value-type="float" office:value="951.905762">
            <text:p>951.905762</text:p>
          </table:table-cell>
          <table:table-cell office:value-type="float" office:value="951.293762">
            <text:p>951.2937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20">
            <text:p>1020</text:p>
          </table:table-cell>
          <table:table-cell office:value-type="float" office:value="1023.660217">
            <text:p>1023.660217</text:p>
          </table:table-cell>
          <table:table-cell office:value-type="float" office:value="1023.024475">
            <text:p>1023.0244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40">
            <text:p>1240</text:p>
          </table:table-cell>
          <table:table-cell office:value-type="float" office:value="1234.995239">
            <text:p>1234.995239</text:p>
          </table:table-cell>
          <table:table-cell office:value-type="float" office:value="1234.353882">
            <text:p>1234.3538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50">
            <text:p>1150</text:p>
          </table:table-cell>
          <table:table-cell office:value-type="float" office:value="1156.732422">
            <text:p>1156.732422</text:p>
          </table:table-cell>
          <table:table-cell office:value-type="float" office:value="1156.126221">
            <text:p>1156.1262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30">
            <text:p>1230</text:p>
          </table:table-cell>
          <table:table-cell office:value-type="float" office:value="1225.398804">
            <text:p>1225.398804</text:p>
          </table:table-cell>
          <table:table-cell office:value-type="float" office:value="1224.784058">
            <text:p>1224.7840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90">
            <text:p>1290</text:p>
          </table:table-cell>
          <table:table-cell office:value-type="float" office:value="1298.962158">
            <text:p>1298.962158</text:p>
          </table:table-cell>
          <table:table-cell office:value-type="float" office:value="1298.361084">
            <text:p>1298.3610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10">
            <text:p>1310</text:p>
          </table:table-cell>
          <table:table-cell office:value-type="float" office:value="1311.098511">
            <text:p>1311.098511</text:p>
          </table:table-cell>
          <table:table-cell office:value-type="float" office:value="1310.494385">
            <text:p>1310.4943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70">
            <text:p>1470</text:p>
          </table:table-cell>
          <table:table-cell office:value-type="float" office:value="1470.977173">
            <text:p>1470.977173</text:p>
          </table:table-cell>
          <table:table-cell office:value-type="float" office:value="1470.244507">
            <text:p>1470.2445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70">
            <text:p>1470</text:p>
          </table:table-cell>
          <table:table-cell office:value-type="float" office:value="1476.280518">
            <text:p>1476.280518</text:p>
          </table:table-cell>
          <table:table-cell office:value-type="float" office:value="1475.64563">
            <text:p>1475.645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460">
            <text:p>1460</text:p>
          </table:table-cell>
          <table:table-cell office:value-type="float" office:value="1464.352905">
            <text:p>1464.352905</text:p>
          </table:table-cell>
          <table:table-cell office:value-type="float" office:value="1463.751221">
            <text:p>1463.7512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460">
            <text:p>1460</text:p>
          </table:table-cell>
          <table:table-cell office:value-type="float" office:value="1456.710815">
            <text:p>1456.710815</text:p>
          </table:table-cell>
          <table:table-cell office:value-type="float" office:value="1456.078125">
            <text:p>1456.0781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90">
            <text:p>1690</text:p>
          </table:table-cell>
          <table:table-cell office:value-type="float" office:value="1689.092163">
            <text:p>1689.092163</text:p>
          </table:table-cell>
          <table:table-cell office:value-type="float" office:value="1688.427856">
            <text:p>1688.4278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60">
            <text:p>1560</text:p>
          </table:table-cell>
          <table:table-cell office:value-type="float" office:value="1576.723511">
            <text:p>1576.723511</text:p>
          </table:table-cell>
          <table:table-cell office:value-type="float" office:value="1576.135376">
            <text:p>1576.1353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1817.728516">
            <text:p>1817.728516</text:p>
          </table:table-cell>
          <table:table-cell office:value-type="float" office:value="1817.028076">
            <text:p>1817.0280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49">
            <text:p>2249</text:p>
          </table:table-cell>
          <table:table-cell office:value-type="float" office:value="2256.893066">
            <text:p>2256.893066</text:p>
          </table:table-cell>
          <table:table-cell office:value-type="float" office:value="2256.264648">
            <text:p>2256.2646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110">
            <text:p>2110</text:p>
          </table:table-cell>
          <table:table-cell office:value-type="float" office:value="2113.454346">
            <text:p>2113.454346</text:p>
          </table:table-cell>
          <table:table-cell office:value-type="float" office:value="2112.841553">
            <text:p>2112.8415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30">
            <text:p>2230</text:p>
          </table:table-cell>
          <table:table-cell office:value-type="float" office:value="2237.172119">
            <text:p>2237.172119</text:p>
          </table:table-cell>
          <table:table-cell office:value-type="float" office:value="2236.516113">
            <text:p>2236.5161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30">
            <text:p>2430</text:p>
          </table:table-cell>
          <table:table-cell office:value-type="float" office:value="2429.070312">
            <text:p>2429.070312</text:p>
          </table:table-cell>
          <table:table-cell office:value-type="float" office:value="2428.404785">
            <text:p>2428.4047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0">
            <text:p>2420</text:p>
          </table:table-cell>
          <table:table-cell office:value-type="float" office:value="2430.274414">
            <text:p>2430.274414</text:p>
          </table:table-cell>
          <table:table-cell office:value-type="float" office:value="2429.626953">
            <text:p>2429.6269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0">
            <text:p>2420</text:p>
          </table:table-cell>
          <table:table-cell office:value-type="float" office:value="2437.422119">
            <text:p>2437.422119</text:p>
          </table:table-cell>
          <table:table-cell office:value-type="float" office:value="2436.778809">
            <text:p>2436.7788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20">
            <text:p>2420</text:p>
          </table:table-cell>
          <table:table-cell office:value-type="float" office:value="2425.525879">
            <text:p>2425.525879</text:p>
          </table:table-cell>
          <table:table-cell office:value-type="float" office:value="2424.866699">
            <text:p>2424.8666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70">
            <text:p>2270</text:p>
          </table:table-cell>
          <table:table-cell office:value-type="float" office:value="2278.003906">
            <text:p>2278.003906</text:p>
          </table:table-cell>
          <table:table-cell office:value-type="float" office:value="2277.373535">
            <text:p>2277.3735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590">
            <text:p>2590</text:p>
          </table:table-cell>
          <table:table-cell office:value-type="float" office:value="2602.053467">
            <text:p>2602.053467</text:p>
          </table:table-cell>
          <table:table-cell office:value-type="float" office:value="2601.420166">
            <text:p>2601.4201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09">
            <text:p>2609</text:p>
          </table:table-cell>
          <table:table-cell office:value-type="float" office:value="2611.545166">
            <text:p>2611.545166</text:p>
          </table:table-cell>
          <table:table-cell office:value-type="float" office:value="2610.877197">
            <text:p>2610.8771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09">
            <text:p>2609</text:p>
          </table:table-cell>
          <table:table-cell office:value-type="float" office:value="2616.26416">
            <text:p>2616.26416</text:p>
          </table:table-cell>
          <table:table-cell office:value-type="float" office:value="2615.645996">
            <text:p>2615.6459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90">
            <text:p>2790</text:p>
          </table:table-cell>
          <table:table-cell office:value-type="float" office:value="2793.499023">
            <text:p>2793.499023</text:p>
          </table:table-cell>
          <table:table-cell office:value-type="float" office:value="2792.82373">
            <text:p>2792.823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240">
            <text:p>240</text:p>
          </table:table-cell>
          <table:table-cell office:value-type="float" office:value="243.809052">
            <text:p>243.809052</text:p>
          </table:table-cell>
          <table:table-cell office:value-type="float" office:value="243.115692">
            <text:p>243.1156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239.550339">
            <text:p>239.550339</text:p>
          </table:table-cell>
          <table:table-cell office:value-type="float" office:value="238.340317">
            <text:p>238.340317</text:p>
          </table:table-cell>
          <table:table-cell office:value-type="float" office:value="0.284768">
            <text:p>0.28476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229.245789">
            <text:p>229.245789</text:p>
          </table:table-cell>
          <table:table-cell office:value-type="float" office:value="228.045822">
            <text:p>228.045822</text:p>
          </table:table-cell>
          <table:table-cell office:value-type="float" office:value="0.290848">
            <text:p>0.29084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18.031525">
            <text:p>218.031525</text:p>
          </table:table-cell>
          <table:table-cell office:value-type="float" office:value="216.810791">
            <text:p>216.810791</text:p>
          </table:table-cell>
          <table:table-cell office:value-type="float" office:value="0.296576">
            <text:p>0.2965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12.187302">
            <text:p>212.187302</text:p>
          </table:table-cell>
          <table:table-cell office:value-type="float" office:value="210.945267">
            <text:p>210.945267</text:p>
          </table:table-cell>
          <table:table-cell office:value-type="float" office:value="0.309632">
            <text:p>0.30963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80.414459">
            <text:p>180.414459</text:p>
          </table:table-cell>
          <table:table-cell office:value-type="float" office:value="179.143936">
            <text:p>179.143936</text:p>
          </table:table-cell>
          <table:table-cell office:value-type="float" office:value="0.363744">
            <text:p>0.3637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74.290909">
            <text:p>174.290909</text:p>
          </table:table-cell>
          <table:table-cell office:value-type="float" office:value="173.05336">
            <text:p>173.05336</text:p>
          </table:table-cell>
          <table:table-cell office:value-type="float" office:value="0.360576">
            <text:p>0.3605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74.030396">
            <text:p>174.030396</text:p>
          </table:table-cell>
          <table:table-cell office:value-type="float" office:value="172.410385">
            <text:p>172.410385</text:p>
          </table:table-cell>
          <table:table-cell office:value-type="float" office:value="0.456064">
            <text:p>0.45606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712158">
            <text:p>169.712158</text:p>
          </table:table-cell>
          <table:table-cell office:value-type="float" office:value="168.441864">
            <text:p>168.441864</text:p>
          </table:table-cell>
          <table:table-cell office:value-type="float" office:value="0.35808">
            <text:p>0.3580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4.659546">
            <text:p>164.659546</text:p>
          </table:table-cell>
          <table:table-cell office:value-type="float" office:value="163.408966">
            <text:p>163.408966</text:p>
          </table:table-cell>
          <table:table-cell office:value-type="float" office:value="0.362528">
            <text:p>0.36252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8.564102">
            <text:p>158.564102</text:p>
          </table:table-cell>
          <table:table-cell office:value-type="float" office:value="157.315384">
            <text:p>157.315384</text:p>
          </table:table-cell>
          <table:table-cell office:value-type="float" office:value="0.365664">
            <text:p>0.36566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5.882141">
            <text:p>155.882141</text:p>
          </table:table-cell>
          <table:table-cell office:value-type="float" office:value="154.625656">
            <text:p>154.625656</text:p>
          </table:table-cell>
          <table:table-cell office:value-type="float" office:value="0.372544">
            <text:p>0.3725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4.02919">
            <text:p>154.02919</text:p>
          </table:table-cell>
          <table:table-cell office:value-type="float" office:value="152.759842">
            <text:p>152.759842</text:p>
          </table:table-cell>
          <table:table-cell office:value-type="float" office:value="0.373024">
            <text:p>0.37302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4.007874">
            <text:p>154.007874</text:p>
          </table:table-cell>
          <table:table-cell office:value-type="float" office:value="152.751923">
            <text:p>152.751923</text:p>
          </table:table-cell>
          <table:table-cell office:value-type="float" office:value="0.372864">
            <text:p>0.37286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3.304962">
            <text:p>153.304962</text:p>
          </table:table-cell>
          <table:table-cell office:value-type="float" office:value="152.02356">
            <text:p>152.02356</text:p>
          </table:table-cell>
          <table:table-cell office:value-type="float" office:value="0.381504">
            <text:p>0.38150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3.675201">
            <text:p>153.675201</text:p>
          </table:table-cell>
          <table:table-cell office:value-type="float" office:value="152.378952">
            <text:p>152.378952</text:p>
          </table:table-cell>
          <table:table-cell office:value-type="float" office:value="0.391968">
            <text:p>0.39196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4.796478">
            <text:p>154.796478</text:p>
          </table:table-cell>
          <table:table-cell office:value-type="float" office:value="153.467743">
            <text:p>153.467743</text:p>
          </table:table-cell>
          <table:table-cell office:value-type="float" office:value="0.442656">
            <text:p>0.44265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5.636826">
            <text:p>155.636826</text:p>
          </table:table-cell>
          <table:table-cell office:value-type="float" office:value="154.176682">
            <text:p>154.176682</text:p>
          </table:table-cell>
          <table:table-cell office:value-type="float" office:value="0.55632">
            <text:p>0.5563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6.526108">
            <text:p>156.526108</text:p>
          </table:table-cell>
          <table:table-cell office:value-type="float" office:value="155.056503">
            <text:p>155.056503</text:p>
          </table:table-cell>
          <table:table-cell office:value-type="float" office:value="0.573344">
            <text:p>0.5733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7.738373">
            <text:p>157.738373</text:p>
          </table:table-cell>
          <table:table-cell office:value-type="float" office:value="156.275803">
            <text:p>156.275803</text:p>
          </table:table-cell>
          <table:table-cell office:value-type="float" office:value="0.575168">
            <text:p>0.57516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9.666397">
            <text:p>159.666397</text:p>
          </table:table-cell>
          <table:table-cell office:value-type="float" office:value="158.195023">
            <text:p>158.195023</text:p>
          </table:table-cell>
          <table:table-cell office:value-type="float" office:value="0.588992">
            <text:p>0.58899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52.878433">
            <text:p>152.878433</text:p>
          </table:table-cell>
          <table:table-cell office:value-type="float" office:value="151.485855">
            <text:p>151.485855</text:p>
          </table:table-cell>
          <table:table-cell office:value-type="float" office:value="0.571264">
            <text:p>0.57126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3.201309">
            <text:p>153.201309</text:p>
          </table:table-cell>
          <table:table-cell office:value-type="float" office:value="151.789825">
            <text:p>151.789825</text:p>
          </table:table-cell>
          <table:table-cell office:value-type="float" office:value="0.581248">
            <text:p>0.58124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3.512634">
            <text:p>153.512634</text:p>
          </table:table-cell>
          <table:table-cell office:value-type="float" office:value="152.086517">
            <text:p>152.086517</text:p>
          </table:table-cell>
          <table:table-cell office:value-type="float" office:value="0.58688">
            <text:p>0.5868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4.092514">
            <text:p>154.092514</text:p>
          </table:table-cell>
          <table:table-cell office:value-type="float" office:value="152.662659">
            <text:p>152.662659</text:p>
          </table:table-cell>
          <table:table-cell office:value-type="float" office:value="0.594816">
            <text:p>0.59481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55.292633">
            <text:p>155.292633</text:p>
          </table:table-cell>
          <table:table-cell office:value-type="float" office:value="153.837189">
            <text:p>153.837189</text:p>
          </table:table-cell>
          <table:table-cell office:value-type="float" office:value="0.611008">
            <text:p>0.61100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5.569443">
            <text:p>165.569443</text:p>
          </table:table-cell>
          <table:table-cell office:value-type="float" office:value="163.9729">
            <text:p>163.9729</text:p>
          </table:table-cell>
          <table:table-cell office:value-type="float" office:value="0.694944">
            <text:p>0.6949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5.971329">
            <text:p>165.971329</text:p>
          </table:table-cell>
          <table:table-cell office:value-type="float" office:value="164.380722">
            <text:p>164.380722</text:p>
          </table:table-cell>
          <table:table-cell office:value-type="float" office:value="0.706976">
            <text:p>0.7069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6.664673">
            <text:p>166.664673</text:p>
          </table:table-cell>
          <table:table-cell office:value-type="float" office:value="164.993317">
            <text:p>164.993317</text:p>
          </table:table-cell>
          <table:table-cell office:value-type="float" office:value="0.768736">
            <text:p>0.76873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7.05632">
            <text:p>167.05632</text:p>
          </table:table-cell>
          <table:table-cell office:value-type="float" office:value="165.417679">
            <text:p>165.417679</text:p>
          </table:table-cell>
          <table:table-cell office:value-type="float" office:value="0.761344">
            <text:p>0.7613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7.774887">
            <text:p>167.774887</text:p>
          </table:table-cell>
          <table:table-cell office:value-type="float" office:value="166.103149">
            <text:p>166.103149</text:p>
          </table:table-cell>
          <table:table-cell office:value-type="float" office:value="0.777664">
            <text:p>0.77766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8.96138">
            <text:p>168.96138</text:p>
          </table:table-cell>
          <table:table-cell office:value-type="float" office:value="167.297501">
            <text:p>167.297501</text:p>
          </table:table-cell>
          <table:table-cell office:value-type="float" office:value="0.795296">
            <text:p>0.79529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9.666718">
            <text:p>169.666718</text:p>
          </table:table-cell>
          <table:table-cell office:value-type="float" office:value="167.951538">
            <text:p>167.951538</text:p>
          </table:table-cell>
          <table:table-cell office:value-type="float" office:value="0.822144">
            <text:p>0.8221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49942">
            <text:p>169.49942</text:p>
          </table:table-cell>
          <table:table-cell office:value-type="float" office:value="167.737976">
            <text:p>167.737976</text:p>
          </table:table-cell>
          <table:table-cell office:value-type="float" office:value="0.856736">
            <text:p>0.85673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608185">
            <text:p>169.608185</text:p>
          </table:table-cell>
          <table:table-cell office:value-type="float" office:value="167.842499">
            <text:p>167.842499</text:p>
          </table:table-cell>
          <table:table-cell office:value-type="float" office:value="0.875136">
            <text:p>0.87513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85968">
            <text:p>169.85968</text:p>
          </table:table-cell>
          <table:table-cell office:value-type="float" office:value="168.091492">
            <text:p>168.091492</text:p>
          </table:table-cell>
          <table:table-cell office:value-type="float" office:value="0.872032">
            <text:p>0.87203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8936">
            <text:p>169.8936</text:p>
          </table:table-cell>
          <table:table-cell office:value-type="float" office:value="168.109253">
            <text:p>168.109253</text:p>
          </table:table-cell>
          <table:table-cell office:value-type="float" office:value="0.89408">
            <text:p>0.8940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616928">
            <text:p>169.616928</text:p>
          </table:table-cell>
          <table:table-cell office:value-type="float" office:value="167.869827">
            <text:p>167.869827</text:p>
          </table:table-cell>
          <table:table-cell office:value-type="float" office:value="0.873888">
            <text:p>0.87388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9.65744">
            <text:p>169.65744</text:p>
          </table:table-cell>
          <table:table-cell office:value-type="float" office:value="167.845154">
            <text:p>167.845154</text:p>
          </table:table-cell>
          <table:table-cell office:value-type="float" office:value="0.90128">
            <text:p>0.9012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38205">
            <text:p>169.38205</text:p>
          </table:table-cell>
          <table:table-cell office:value-type="float" office:value="167.541092">
            <text:p>167.541092</text:p>
          </table:table-cell>
          <table:table-cell office:value-type="float" office:value="0.944096">
            <text:p>0.944096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4.713409">
            <text:p>34.713409</text:p>
          </table:table-cell>
          <table:table-cell office:value-type="float" office:value="34.156544">
            <text:p>34.1565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9.323776">
            <text:p>29.323776</text:p>
          </table:table-cell>
          <table:table-cell office:value-type="float" office:value="28.357376">
            <text:p>28.357376</text:p>
          </table:table-cell>
          <table:table-cell office:value-type="float" office:value="0.244576">
            <text:p>0.2445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5.488768">
            <text:p>25.488768</text:p>
          </table:table-cell>
          <table:table-cell office:value-type="float" office:value="24.500191">
            <text:p>24.500191</text:p>
          </table:table-cell>
          <table:table-cell office:value-type="float" office:value="0.26784">
            <text:p>0.2678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.548672">
            <text:p>25.548672</text:p>
          </table:table-cell>
          <table:table-cell office:value-type="float" office:value="24.45936">
            <text:p>24.45936</text:p>
          </table:table-cell>
          <table:table-cell office:value-type="float" office:value="0.312224">
            <text:p>0.31222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.980801">
            <text:p>24.980801</text:p>
          </table:table-cell>
          <table:table-cell office:value-type="float" office:value="23.905249">
            <text:p>23.905249</text:p>
          </table:table-cell>
          <table:table-cell office:value-type="float" office:value="0.310336">
            <text:p>0.31033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6.456736">
            <text:p>26.456736</text:p>
          </table:table-cell>
          <table:table-cell office:value-type="float" office:value="25.307775">
            <text:p>25.307775</text:p>
          </table:table-cell>
          <table:table-cell office:value-type="float" office:value="0.327584">
            <text:p>0.32758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.669249">
            <text:p>24.669249</text:p>
          </table:table-cell>
          <table:table-cell office:value-type="float" office:value="23.575262">
            <text:p>23.575262</text:p>
          </table:table-cell>
          <table:table-cell office:value-type="float" office:value="0.314112">
            <text:p>0.31411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.808895">
            <text:p>23.808895</text:p>
          </table:table-cell>
          <table:table-cell office:value-type="float" office:value="22.735264">
            <text:p>22.735264</text:p>
          </table:table-cell>
          <table:table-cell office:value-type="float" office:value="0.313888">
            <text:p>0.31388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6.681055">
            <text:p>26.681055</text:p>
          </table:table-cell>
          <table:table-cell office:value-type="float" office:value="25.382818">
            <text:p>25.382818</text:p>
          </table:table-cell>
          <table:table-cell office:value-type="float" office:value="0.436128">
            <text:p>0.43612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.859713">
            <text:p>24.859713</text:p>
          </table:table-cell>
          <table:table-cell office:value-type="float" office:value="23.645281">
            <text:p>23.645281</text:p>
          </table:table-cell>
          <table:table-cell office:value-type="float" office:value="0.398816">
            <text:p>0.39881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4.867041">
            <text:p>24.867041</text:p>
          </table:table-cell>
          <table:table-cell office:value-type="float" office:value="23.672478">
            <text:p>23.672478</text:p>
          </table:table-cell>
          <table:table-cell office:value-type="float" office:value="0.396">
            <text:p>0.39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6.20496">
            <text:p>26.20496</text:p>
          </table:table-cell>
          <table:table-cell office:value-type="float" office:value="24.930561">
            <text:p>24.930561</text:p>
          </table:table-cell>
          <table:table-cell office:value-type="float" office:value="0.425984">
            <text:p>0.42598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.377855">
            <text:p>24.377855</text:p>
          </table:table-cell>
          <table:table-cell office:value-type="float" office:value="23.156256">
            <text:p>23.156256</text:p>
          </table:table-cell>
          <table:table-cell office:value-type="float" office:value="0.411328">
            <text:p>0.41132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.093632">
            <text:p>21.093632</text:p>
          </table:table-cell>
          <table:table-cell office:value-type="float" office:value="19.977024">
            <text:p>19.977024</text:p>
          </table:table-cell>
          <table:table-cell office:value-type="float" office:value="0.377632">
            <text:p>0.37763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4.497055">
            <text:p>24.497055</text:p>
          </table:table-cell>
          <table:table-cell office:value-type="float" office:value="23.119808">
            <text:p>23.119808</text:p>
          </table:table-cell>
          <table:table-cell office:value-type="float" office:value="0.535392">
            <text:p>0.53539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1.065887">
            <text:p>21.065887</text:p>
          </table:table-cell>
          <table:table-cell office:value-type="float" office:value="19.819166">
            <text:p>19.819166</text:p>
          </table:table-cell>
          <table:table-cell office:value-type="float" office:value="0.482656">
            <text:p>0.48265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.134945">
            <text:p>23.134945</text:p>
          </table:table-cell>
          <table:table-cell office:value-type="float" office:value="21.697725">
            <text:p>21.697725</text:p>
          </table:table-cell>
          <table:table-cell office:value-type="float" office:value="0.577184">
            <text:p>0.57718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9.046848">
            <text:p>19.046848</text:p>
          </table:table-cell>
          <table:table-cell office:value-type="float" office:value="17.847839">
            <text:p>17.847839</text:p>
          </table:table-cell>
          <table:table-cell office:value-type="float" office:value="0.478496">
            <text:p>0.47849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.1896">
            <text:p>21.1896</text:p>
          </table:table-cell>
          <table:table-cell office:value-type="float" office:value="19.82435">
            <text:p>19.82435</text:p>
          </table:table-cell>
          <table:table-cell office:value-type="float" office:value="0.555872">
            <text:p>0.55587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.8752">
            <text:p>21.8752</text:p>
          </table:table-cell>
          <table:table-cell office:value-type="float" office:value="20.417248">
            <text:p>20.417248</text:p>
          </table:table-cell>
          <table:table-cell office:value-type="float" office:value="0.60544">
            <text:p>0.605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.774015">
            <text:p>21.774015</text:p>
          </table:table-cell>
          <table:table-cell office:value-type="float" office:value="20.329473">
            <text:p>20.329473</text:p>
          </table:table-cell>
          <table:table-cell office:value-type="float" office:value="0.601056">
            <text:p>0.60105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9.080032">
            <text:p>19.080032</text:p>
          </table:table-cell>
          <table:table-cell office:value-type="float" office:value="17.779776">
            <text:p>17.779776</text:p>
          </table:table-cell>
          <table:table-cell office:value-type="float" office:value="0.54768">
            <text:p>0.5476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0.431871">
            <text:p>20.431871</text:p>
          </table:table-cell>
          <table:table-cell office:value-type="float" office:value="19.042978">
            <text:p>19.042978</text:p>
          </table:table-cell>
          <table:table-cell office:value-type="float" office:value="0.582048">
            <text:p>0.58204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.9296">
            <text:p>19.9296</text:p>
          </table:table-cell>
          <table:table-cell office:value-type="float" office:value="18.4856">
            <text:p>18.4856</text:p>
          </table:table-cell>
          <table:table-cell office:value-type="float" office:value="0.624576">
            <text:p>0.6245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.041216">
            <text:p>21.041216</text:p>
          </table:table-cell>
          <table:table-cell office:value-type="float" office:value="19.527811">
            <text:p>19.527811</text:p>
          </table:table-cell>
          <table:table-cell office:value-type="float" office:value="0.665056">
            <text:p>0.66505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7.089792">
            <text:p>17.089792</text:p>
          </table:table-cell>
          <table:table-cell office:value-type="float" office:value="15.809056">
            <text:p>15.809056</text:p>
          </table:table-cell>
          <table:table-cell office:value-type="float" office:value="0.573856">
            <text:p>0.57385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.505695">
            <text:p>19.505695</text:p>
          </table:table-cell>
          <table:table-cell office:value-type="float" office:value="18.039265">
            <text:p>18.039265</text:p>
          </table:table-cell>
          <table:table-cell office:value-type="float" office:value="0.654976">
            <text:p>0.6549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.311968">
            <text:p>18.311968</text:p>
          </table:table-cell>
          <table:table-cell office:value-type="float" office:value="16.943296">
            <text:p>16.943296</text:p>
          </table:table-cell>
          <table:table-cell office:value-type="float" office:value="0.615744">
            <text:p>0.6157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.548416">
            <text:p>17.548416</text:p>
          </table:table-cell>
          <table:table-cell office:value-type="float" office:value="16.103201">
            <text:p>16.103201</text:p>
          </table:table-cell>
          <table:table-cell office:value-type="float" office:value="0.687872">
            <text:p>0.68787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7.493471">
            <text:p>17.493471</text:p>
          </table:table-cell>
          <table:table-cell office:value-type="float" office:value="16.059711">
            <text:p>16.059711</text:p>
          </table:table-cell>
          <table:table-cell office:value-type="float" office:value="0.692544">
            <text:p>0.6925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.864288">
            <text:p>19.864288</text:p>
          </table:table-cell>
          <table:table-cell office:value-type="float" office:value="18.239391">
            <text:p>18.239391</text:p>
          </table:table-cell>
          <table:table-cell office:value-type="float" office:value="0.772064">
            <text:p>0.77206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.235905">
            <text:p>18.235905</text:p>
          </table:table-cell>
          <table:table-cell office:value-type="float" office:value="16.636545">
            <text:p>16.636545</text:p>
          </table:table-cell>
          <table:table-cell office:value-type="float" office:value="0.795584">
            <text:p>0.79558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7.13056">
            <text:p>17.13056</text:p>
          </table:table-cell>
          <table:table-cell office:value-type="float" office:value="15.59331">
            <text:p>15.59331</text:p>
          </table:table-cell>
          <table:table-cell office:value-type="float" office:value="0.756576">
            <text:p>0.7565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7.094879">
            <text:p>17.094879</text:p>
          </table:table-cell>
          <table:table-cell office:value-type="float" office:value="15.583615">
            <text:p>15.583615</text:p>
          </table:table-cell>
          <table:table-cell office:value-type="float" office:value="0.74976">
            <text:p>0.749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.218657">
            <text:p>18.218657</text:p>
          </table:table-cell>
          <table:table-cell office:value-type="float" office:value="16.619776">
            <text:p>16.619776</text:p>
          </table:table-cell>
          <table:table-cell office:value-type="float" office:value="0.793344">
            <text:p>0.79334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.234177">
            <text:p>18.234177</text:p>
          </table:table-cell>
          <table:table-cell office:value-type="float" office:value="16.622944">
            <text:p>16.622944</text:p>
          </table:table-cell>
          <table:table-cell office:value-type="float" office:value="0.797472">
            <text:p>0.79747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.586432">
            <text:p>16.586432</text:p>
          </table:table-cell>
          <table:table-cell office:value-type="float" office:value="15.011296">
            <text:p>15.011296</text:p>
          </table:table-cell>
          <table:table-cell office:value-type="float" office:value="0.81328">
            <text:p>0.8132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.665888">
            <text:p>17.665888</text:p>
          </table:table-cell>
          <table:table-cell office:value-type="float" office:value="15.995935">
            <text:p>15.995935</text:p>
          </table:table-cell>
          <table:table-cell office:value-type="float" office:value="0.870208">
            <text:p>0.870208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.602976">
            <text:p>16.602976</text:p>
          </table:table-cell>
          <table:table-cell office:value-type="float" office:value="15.028543">
            <text:p>15.028543</text:p>
          </table:table-cell>
          <table:table-cell office:value-type="float" office:value="0.822336">
            <text:p>0.82233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.50208">
            <text:p>15.50208</text:p>
          </table:table-cell>
          <table:table-cell office:value-type="float" office:value="14.046368">
            <text:p>14.046368</text:p>
          </table:table-cell>
          <table:table-cell office:value-type="float" office:value="0.762464">
            <text:p>0.762464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243.723969">
            <text:p>243.723969</text:p>
          </table:table-cell>
          <table:table-cell office:value-type="float" office:value="243.035965">
            <text:p>243.035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17">
            <text:p>17</text:p>
          </table:table-cell>
          <table:table-cell office:value-type="float" office:value="240">
            <text:p>240</text:p>
          </table:table-cell>
          <table:table-cell office:value-type="float" office:value="239.073532">
            <text:p>239.073532</text:p>
          </table:table-cell>
          <table:table-cell office:value-type="float" office:value="238.368546">
            <text:p>238.3685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228.659332">
            <text:p>228.659332</text:p>
          </table:table-cell>
          <table:table-cell office:value-type="float" office:value="227.976135">
            <text:p>227.9761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217.378586">
            <text:p>217.378586</text:p>
          </table:table-cell>
          <table:table-cell office:value-type="float" office:value="216.690964">
            <text:p>216.6909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11.728897">
            <text:p>211.728897</text:p>
          </table:table-cell>
          <table:table-cell office:value-type="float" office:value="211.033829">
            <text:p>211.0338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79.930145">
            <text:p>179.930145</text:p>
          </table:table-cell>
          <table:table-cell office:value-type="float" office:value="179.261459">
            <text:p>179.2614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73.867355">
            <text:p>173.867355</text:p>
          </table:table-cell>
          <table:table-cell office:value-type="float" office:value="173.183273">
            <text:p>173.1832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72.90506">
            <text:p>172.90506</text:p>
          </table:table-cell>
          <table:table-cell office:value-type="float" office:value="172.216965">
            <text:p>172.216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9.134109">
            <text:p>169.134109</text:p>
          </table:table-cell>
          <table:table-cell office:value-type="float" office:value="168.459106">
            <text:p>168.4591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4.248672">
            <text:p>164.248672</text:p>
          </table:table-cell>
          <table:table-cell office:value-type="float" office:value="163.566574">
            <text:p>163.5665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7.948441">
            <text:p>157.948441</text:p>
          </table:table-cell>
          <table:table-cell office:value-type="float" office:value="157.275894">
            <text:p>157.2758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5.07811">
            <text:p>155.07811</text:p>
          </table:table-cell>
          <table:table-cell office:value-type="float" office:value="154.405563">
            <text:p>154.4055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3.350143">
            <text:p>153.350143</text:p>
          </table:table-cell>
          <table:table-cell office:value-type="float" office:value="152.673157">
            <text:p>152.6731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3.561951">
            <text:p>153.561951</text:p>
          </table:table-cell>
          <table:table-cell office:value-type="float" office:value="152.90123">
            <text:p>152.901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2.684097">
            <text:p>152.684097</text:p>
          </table:table-cell>
          <table:table-cell office:value-type="float" office:value="152.012665">
            <text:p>152.0126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3.074203">
            <text:p>153.074203</text:p>
          </table:table-cell>
          <table:table-cell office:value-type="float" office:value="152.397568">
            <text:p>152.3975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4.540253">
            <text:p>154.540253</text:p>
          </table:table-cell>
          <table:table-cell office:value-type="float" office:value="153.63385">
            <text:p>153.633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4.421753">
            <text:p>154.421753</text:p>
          </table:table-cell>
          <table:table-cell office:value-type="float" office:value="153.753799">
            <text:p>153.7537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5.799011">
            <text:p>155.799011</text:p>
          </table:table-cell>
          <table:table-cell office:value-type="float" office:value="155.097778">
            <text:p>155.0977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7.040802">
            <text:p>157.040802</text:p>
          </table:table-cell>
          <table:table-cell office:value-type="float" office:value="156.343079">
            <text:p>156.3430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0.230011">
            <text:p>150.230011</text:p>
          </table:table-cell>
          <table:table-cell office:value-type="float" office:value="149.592194">
            <text:p>149.5921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1.844513">
            <text:p>151.844513</text:p>
          </table:table-cell>
          <table:table-cell office:value-type="float" office:value="151.217834">
            <text:p>151.2178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2.207001">
            <text:p>152.207001</text:p>
          </table:table-cell>
          <table:table-cell office:value-type="float" office:value="151.583496">
            <text:p>151.5834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2.550659">
            <text:p>152.550659</text:p>
          </table:table-cell>
          <table:table-cell office:value-type="float" office:value="151.931976">
            <text:p>151.9319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53.21965">
            <text:p>153.21965</text:p>
          </table:table-cell>
          <table:table-cell office:value-type="float" office:value="152.598053">
            <text:p>152.5980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54.391617">
            <text:p>154.391617</text:p>
          </table:table-cell>
          <table:table-cell office:value-type="float" office:value="153.772156">
            <text:p>153.7721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4.462311">
            <text:p>164.462311</text:p>
          </table:table-cell>
          <table:table-cell office:value-type="float" office:value="163.805359">
            <text:p>163.8053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4.790207">
            <text:p>164.790207</text:p>
          </table:table-cell>
          <table:table-cell office:value-type="float" office:value="164.12941">
            <text:p>164.129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5.687943">
            <text:p>165.687943</text:p>
          </table:table-cell>
          <table:table-cell office:value-type="float" office:value="165.027115">
            <text:p>165.0271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5.933914">
            <text:p>165.933914</text:p>
          </table:table-cell>
          <table:table-cell office:value-type="float" office:value="165.26741">
            <text:p>165.267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6.691833">
            <text:p>166.691833</text:p>
          </table:table-cell>
          <table:table-cell office:value-type="float" office:value="166.013718">
            <text:p>166.0137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7.787994">
            <text:p>167.787994</text:p>
          </table:table-cell>
          <table:table-cell office:value-type="float" office:value="167.112244">
            <text:p>167.1122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8.246109">
            <text:p>168.246109</text:p>
          </table:table-cell>
          <table:table-cell office:value-type="float" office:value="167.569839">
            <text:p>167.5698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8.301727">
            <text:p>168.301727</text:p>
          </table:table-cell>
          <table:table-cell office:value-type="float" office:value="167.630981">
            <text:p>167.6309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8.408936">
            <text:p>168.408936</text:p>
          </table:table-cell>
          <table:table-cell office:value-type="float" office:value="167.733459">
            <text:p>167.7334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8.480865">
            <text:p>168.480865</text:p>
          </table:table-cell>
          <table:table-cell office:value-type="float" office:value="167.788208">
            <text:p>167.7882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8.392136">
            <text:p>168.392136</text:p>
          </table:table-cell>
          <table:table-cell office:value-type="float" office:value="167.706436">
            <text:p>167.7064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8.38652">
            <text:p>168.38652</text:p>
          </table:table-cell>
          <table:table-cell office:value-type="float" office:value="167.71312">
            <text:p>167.713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8.411911">
            <text:p>168.411911</text:p>
          </table:table-cell>
          <table:table-cell office:value-type="float" office:value="167.733887">
            <text:p>167.7338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68.063004">
            <text:p>168.063004</text:p>
          </table:table-cell>
          <table:table-cell office:value-type="float" office:value="167.379257">
            <text:p>167.3792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4.656448">
            <text:p>34.656448</text:p>
          </table:table-cell>
          <table:table-cell office:value-type="float" office:value="34.104095">
            <text:p>34.1040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8.844095">
            <text:p>28.844095</text:p>
          </table:table-cell>
          <table:table-cell office:value-type="float" office:value="28.304159">
            <text:p>28.3041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6.86368">
            <text:p>26.86368</text:p>
          </table:table-cell>
          <table:table-cell office:value-type="float" office:value="26.294817">
            <text:p>26.2948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6.847521">
            <text:p>26.847521</text:p>
          </table:table-cell>
          <table:table-cell office:value-type="float" office:value="26.24448">
            <text:p>26.244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.941759">
            <text:p>22.941759</text:p>
          </table:table-cell>
          <table:table-cell office:value-type="float" office:value="22.390688">
            <text:p>22.3906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9.134624">
            <text:p>29.134624</text:p>
          </table:table-cell>
          <table:table-cell office:value-type="float" office:value="28.44157">
            <text:p>28.441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.122368">
            <text:p>24.122368</text:p>
          </table:table-cell>
          <table:table-cell office:value-type="float" office:value="23.546303">
            <text:p>23.5463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4.992289">
            <text:p>24.992289</text:p>
          </table:table-cell>
          <table:table-cell office:value-type="float" office:value="24.371361">
            <text:p>24.3713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6.085665">
            <text:p>26.085665</text:p>
          </table:table-cell>
          <table:table-cell office:value-type="float" office:value="25.419968">
            <text:p>25.4199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.778208">
            <text:p>22.778208</text:p>
          </table:table-cell>
          <table:table-cell office:value-type="float" office:value="22.200417">
            <text:p>22.2004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5.755808">
            <text:p>25.755808</text:p>
          </table:table-cell>
          <table:table-cell office:value-type="float" office:value="25.124029">
            <text:p>25.1240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.014688">
            <text:p>24.014688</text:p>
          </table:table-cell>
          <table:table-cell office:value-type="float" office:value="23.391747">
            <text:p>23.3917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6.77088">
            <text:p>26.77088</text:p>
          </table:table-cell>
          <table:table-cell office:value-type="float" office:value="26.084833">
            <text:p>26.0848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0.475103">
            <text:p>20.475103</text:p>
          </table:table-cell>
          <table:table-cell office:value-type="float" office:value="19.937218">
            <text:p>19.9372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2.279137">
            <text:p>22.279137</text:p>
          </table:table-cell>
          <table:table-cell office:value-type="float" office:value="21.675489">
            <text:p>21.6754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.015327">
            <text:p>23.015327</text:p>
          </table:table-cell>
          <table:table-cell office:value-type="float" office:value="22.374304">
            <text:p>22.3743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9.821856">
            <text:p>19.821856</text:p>
          </table:table-cell>
          <table:table-cell office:value-type="float" office:value="19.261217">
            <text:p>19.2612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.448736">
            <text:p>22.448736</text:p>
          </table:table-cell>
          <table:table-cell office:value-type="float" office:value="21.819326">
            <text:p>21.8193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9.160128">
            <text:p>19.160128</text:p>
          </table:table-cell>
          <table:table-cell office:value-type="float" office:value="18.587297">
            <text:p>18.5872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.029663">
            <text:p>21.029663</text:p>
          </table:table-cell>
          <table:table-cell office:value-type="float" office:value="20.372097">
            <text:p>20.3720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.260927">
            <text:p>22.260927</text:p>
          </table:table-cell>
          <table:table-cell office:value-type="float" office:value="21.592064">
            <text:p>21.5920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7.202463">
            <text:p>17.202463</text:p>
          </table:table-cell>
          <table:table-cell office:value-type="float" office:value="16.677982">
            <text:p>16.6779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.394239">
            <text:p>18.394239</text:p>
          </table:table-cell>
          <table:table-cell office:value-type="float" office:value="17.817537">
            <text:p>17.8175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.8424">
            <text:p>17.8424</text:p>
          </table:table-cell>
          <table:table-cell office:value-type="float" office:value="17.275713">
            <text:p>17.2757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.036097">
            <text:p>19.036097</text:p>
          </table:table-cell>
          <table:table-cell office:value-type="float" office:value="18.418209">
            <text:p>18.4182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7.503073">
            <text:p>17.503073</text:p>
          </table:table-cell>
          <table:table-cell office:value-type="float" office:value="16.940096">
            <text:p>16.9400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.718687">
            <text:p>18.718687</text:p>
          </table:table-cell>
          <table:table-cell office:value-type="float" office:value="18.114592">
            <text:p>18.1145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7.552383">
            <text:p>17.552383</text:p>
          </table:table-cell>
          <table:table-cell office:value-type="float" office:value="16.992287">
            <text:p>16.9922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.541216">
            <text:p>15.541216</text:p>
          </table:table-cell>
          <table:table-cell office:value-type="float" office:value="15.011295">
            <text:p>15.0112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.614368">
            <text:p>15.614368</text:p>
          </table:table-cell>
          <table:table-cell office:value-type="float" office:value="15.064768">
            <text:p>15.0647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.566976">
            <text:p>15.566976</text:p>
          </table:table-cell>
          <table:table-cell office:value-type="float" office:value="15.023775">
            <text:p>15.0237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.131519">
            <text:p>16.131519</text:p>
          </table:table-cell>
          <table:table-cell office:value-type="float" office:value="15.563647">
            <text:p>15.5636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.201216">
            <text:p>17.201216</text:p>
          </table:table-cell>
          <table:table-cell office:value-type="float" office:value="16.609505">
            <text:p>16.6095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.09408">
            <text:p>15.09408</text:p>
          </table:table-cell>
          <table:table-cell office:value-type="float" office:value="14.570463">
            <text:p>14.5704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.259808">
            <text:p>17.259808</text:p>
          </table:table-cell>
          <table:table-cell office:value-type="float" office:value="16.635136">
            <text:p>16.6351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.169632">
            <text:p>16.169632</text:p>
          </table:table-cell>
          <table:table-cell office:value-type="float" office:value="15.598272">
            <text:p>15.5982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.607456">
            <text:p>15.607456</text:p>
          </table:table-cell>
          <table:table-cell office:value-type="float" office:value="15.025696">
            <text:p>15.0256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.668512">
            <text:p>16.668512</text:p>
          </table:table-cell>
          <table:table-cell office:value-type="float" office:value="16.072962">
            <text:p>16.0729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.628288">
            <text:p>15.628288</text:p>
          </table:table-cell>
          <table:table-cell office:value-type="float" office:value="15.058336">
            <text:p>15.0583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.614304">
            <text:p>15.614304</text:p>
          </table:table-cell>
          <table:table-cell office:value-type="float" office:value="15.064959">
            <text:p>15.0649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19.899872">
            <text:p>119.899872</text:p>
          </table:table-cell>
          <table:table-cell office:value-type="float" office:value="119.536896">
            <text:p>119.5368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5.915901">
            <text:p>75.915901</text:p>
          </table:table-cell>
          <table:table-cell office:value-type="float" office:value="75.542656">
            <text:p>75.5426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04.559357">
            <text:p>104.559357</text:p>
          </table:table-cell>
          <table:table-cell office:value-type="float" office:value="104.203545">
            <text:p>104.2035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53.528961">
            <text:p>153.528961</text:p>
          </table:table-cell>
          <table:table-cell office:value-type="float" office:value="153.16864">
            <text:p>153.168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6.607424">
            <text:p>26.607424</text:p>
          </table:table-cell>
          <table:table-cell office:value-type="float" office:value="26.009472">
            <text:p>26.0094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120.813728">
            <text:p>120.813728</text:p>
          </table:table-cell>
          <table:table-cell office:value-type="float" office:value="120.132729">
            <text:p>120.1327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10">
            <text:p>610</text:p>
          </table:table-cell>
          <table:table-cell office:value-type="float" office:value="610.39447">
            <text:p>610.39447</text:p>
          </table:table-cell>
          <table:table-cell office:value-type="float" office:value="609.744263">
            <text:p>609.7442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50">
            <text:p>950</text:p>
          </table:table-cell>
          <table:table-cell office:value-type="float" office:value="956.009521">
            <text:p>956.009521</text:p>
          </table:table-cell>
          <table:table-cell office:value-type="float" office:value="955.389404">
            <text:p>955.3894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19.788765">
            <text:p>119.788765</text:p>
          </table:table-cell>
          <table:table-cell office:value-type="float" office:value="119.399422">
            <text:p>119.3994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5.984131">
            <text:p>75.984131</text:p>
          </table:table-cell>
          <table:table-cell office:value-type="float" office:value="75.599937">
            <text:p>75.5999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04.917725">
            <text:p>104.917725</text:p>
          </table:table-cell>
          <table:table-cell office:value-type="float" office:value="104.563744">
            <text:p>104.5637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5.437057">
            <text:p>155.437057</text:p>
          </table:table-cell>
          <table:table-cell office:value-type="float" office:value="155.077438">
            <text:p>155.0774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8.438721">
            <text:p>28.438721</text:p>
          </table:table-cell>
          <table:table-cell office:value-type="float" office:value="27.801823">
            <text:p>27.8018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float" office:value="120.950211">
            <text:p>120.950211</text:p>
          </table:table-cell>
          <table:table-cell office:value-type="float" office:value="120.251266">
            <text:p>120.2512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60">
            <text:p>660</text:p>
          </table:table-cell>
          <table:table-cell office:value-type="float" office:value="657.193787">
            <text:p>657.193787</text:p>
          </table:table-cell>
          <table:table-cell office:value-type="float" office:value="656.491211">
            <text:p>656.4912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50">
            <text:p>950</text:p>
          </table:table-cell>
          <table:table-cell office:value-type="float" office:value="952.865234">
            <text:p>952.865234</text:p>
          </table:table-cell>
          <table:table-cell office:value-type="float" office:value="952.265686">
            <text:p>952.2656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2.597054">
            <text:p>102.597054</text:p>
          </table:table-cell>
          <table:table-cell office:value-type="float" office:value="101.997314">
            <text:p>101.997314</text:p>
          </table:table-cell>
          <table:table-cell office:value-type="float" office:value="0.150112">
            <text:p>0.15011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89.293602">
            <text:p>89.293602</text:p>
          </table:table-cell>
          <table:table-cell office:value-type="float" office:value="88.691139">
            <text:p>88.691139</text:p>
          </table:table-cell>
          <table:table-cell office:value-type="float" office:value="0.160864">
            <text:p>0.160864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4.226974">
            <text:p>64.226974</text:p>
          </table:table-cell>
          <table:table-cell office:value-type="float" office:value="63.604126">
            <text:p>63.604126</text:p>
          </table:table-cell>
          <table:table-cell office:value-type="float" office:value="0.188992">
            <text:p>0.18899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5.424">
            <text:p>55.424</text:p>
          </table:table-cell>
          <table:table-cell office:value-type="float" office:value="54.803841">
            <text:p>54.803841</text:p>
          </table:table-cell>
          <table:table-cell office:value-type="float" office:value="0.195776">
            <text:p>0.195776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5.051296">
            <text:p>25.051296</text:p>
          </table:table-cell>
          <table:table-cell office:value-type="float" office:value="24.05645">
            <text:p>24.05645</text:p>
          </table:table-cell>
          <table:table-cell office:value-type="float" office:value="0.240768">
            <text:p>0.240768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0.046848">
            <text:p>20.046848</text:p>
          </table:table-cell>
          <table:table-cell office:value-type="float" office:value="18.697374">
            <text:p>18.697374</text:p>
          </table:table-cell>
          <table:table-cell office:value-type="float" office:value="0.32832">
            <text:p>0.3283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.703424">
            <text:p>16.703424</text:p>
          </table:table-cell>
          <table:table-cell office:value-type="float" office:value="15.496767">
            <text:p>15.496767</text:p>
          </table:table-cell>
          <table:table-cell office:value-type="float" office:value="0.38752">
            <text:p>0.38752</text:p>
          </table:table-cell>
          <table:table-cell table:number-columns-repeated="3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7.578976">
            <text:p>17.578976</text:p>
          </table:table-cell>
          <table:table-cell office:value-type="float" office:value="16.148575">
            <text:p>16.148575</text:p>
          </table:table-cell>
          <table:table-cell office:value-type="float" office:value="0.544192">
            <text:p>0.544192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2.45565">
            <text:p>102.45565</text:p>
          </table:table-cell>
          <table:table-cell office:value-type="float" office:value="102.114296">
            <text:p>102.1142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89.065536">
            <text:p>89.065536</text:p>
          </table:table-cell>
          <table:table-cell office:value-type="float" office:value="88.732285">
            <text:p>88.7322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4.041763">
            <text:p>64.041763</text:p>
          </table:table-cell>
          <table:table-cell office:value-type="float" office:value="63.70541">
            <text:p>63.705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5.251778">
            <text:p>55.251778</text:p>
          </table:table-cell>
          <table:table-cell office:value-type="float" office:value="54.930271">
            <text:p>54.9302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.649441">
            <text:p>24.649441</text:p>
          </table:table-cell>
          <table:table-cell office:value-type="float" office:value="24.108065">
            <text:p>24.1080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.160255">
            <text:p>18.160255</text:p>
          </table:table-cell>
          <table:table-cell office:value-type="float" office:value="17.557184">
            <text:p>17.5571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.136353">
            <text:p>16.136353</text:p>
          </table:table-cell>
          <table:table-cell office:value-type="float" office:value="15.526465">
            <text:p>15.5264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4.973472">
            <text:p>14.973472</text:p>
          </table:table-cell>
          <table:table-cell office:value-type="float" office:value="14.384064">
            <text:p>14.3840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80">
            <text:p>280</text:p>
          </table:table-cell>
          <table:table-cell office:value-type="float" office:value="283.769867">
            <text:p>283.769867</text:p>
          </table:table-cell>
          <table:table-cell office:value-type="float" office:value="282.976624">
            <text:p>282.9766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78.793793">
            <text:p>178.793793</text:p>
          </table:table-cell>
          <table:table-cell office:value-type="float" office:value="178.09906">
            <text:p>178.099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224.642395">
            <text:p>224.642395</text:p>
          </table:table-cell>
          <table:table-cell office:value-type="float" office:value="223.927551">
            <text:p>223.9275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30">
            <text:p>330</text:p>
          </table:table-cell>
          <table:table-cell office:value-type="float" office:value="327.376587">
            <text:p>327.376587</text:p>
          </table:table-cell>
          <table:table-cell office:value-type="float" office:value="326.630951">
            <text:p>326.6309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8.963488">
            <text:p>28.963488</text:p>
          </table:table-cell>
          <table:table-cell office:value-type="float" office:value="28.385441">
            <text:p>28.3854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float" office:value="133.022171">
            <text:p>133.022171</text:p>
          </table:table-cell>
          <table:table-cell office:value-type="float" office:value="132.224442">
            <text:p>132.2244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77.069641">
            <text:p>577.069641</text:p>
          </table:table-cell>
          <table:table-cell office:value-type="float" office:value="576.414062">
            <text:p>576.4140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0">
            <text:p>900</text:p>
          </table:table-cell>
          <table:table-cell office:value-type="float" office:value="891.545532">
            <text:p>891.545532</text:p>
          </table:table-cell>
          <table:table-cell office:value-type="float" office:value="890.93335">
            <text:p>890.933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80">
            <text:p>280</text:p>
          </table:table-cell>
          <table:table-cell office:value-type="float" office:value="283.385895">
            <text:p>283.385895</text:p>
          </table:table-cell>
          <table:table-cell office:value-type="float" office:value="282.676117">
            <text:p>282.6761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80.132645">
            <text:p>180.132645</text:p>
          </table:table-cell>
          <table:table-cell office:value-type="float" office:value="179.420273">
            <text:p>179.4202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226.965759">
            <text:p>226.965759</text:p>
          </table:table-cell>
          <table:table-cell office:value-type="float" office:value="226.244141">
            <text:p>226.2441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20">
            <text:p>320</text:p>
          </table:table-cell>
          <table:table-cell office:value-type="float" office:value="329.558014">
            <text:p>329.558014</text:p>
          </table:table-cell>
          <table:table-cell office:value-type="float" office:value="328.826599">
            <text:p>328.8265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3.297791">
            <text:p>33.297791</text:p>
          </table:table-cell>
          <table:table-cell office:value-type="float" office:value="32.659649">
            <text:p>32.6596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112.414558">
            <text:p>112.414558</text:p>
          </table:table-cell>
          <table:table-cell office:value-type="float" office:value="111.754036">
            <text:p>111.7540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50">
            <text:p>550</text:p>
          </table:table-cell>
          <table:table-cell office:value-type="float" office:value="547.268188">
            <text:p>547.268188</text:p>
          </table:table-cell>
          <table:table-cell office:value-type="float" office:value="546.66803">
            <text:p>546.668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d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0">
            <text:p>900</text:p>
          </table:table-cell>
          <table:table-cell office:value-type="float" office:value="894.894043">
            <text:p>894.894043</text:p>
          </table:table-cell>
          <table:table-cell office:value-type="float" office:value="894.288147">
            <text:p>894.2881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239.575104">
            <text:p>239.575104</text:p>
          </table:table-cell>
          <table:table-cell office:value-type="float" office:value="238.386612">
            <text:p>238.386612</text:p>
          </table:table-cell>
          <table:table-cell office:value-type="float" office:value="0.282176">
            <text:p>0.28217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11.840897">
            <text:p>211.840897</text:p>
          </table:table-cell>
          <table:table-cell office:value-type="float" office:value="210.605743">
            <text:p>210.605743</text:p>
          </table:table-cell>
          <table:table-cell office:value-type="float" office:value="0.307136">
            <text:p>0.30713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4.111237">
            <text:p>164.111237</text:p>
          </table:table-cell>
          <table:table-cell office:value-type="float" office:value="162.850143">
            <text:p>162.850143</text:p>
          </table:table-cell>
          <table:table-cell office:value-type="float" office:value="0.364096">
            <text:p>0.36409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3.111649">
            <text:p>153.111649</text:p>
          </table:table-cell>
          <table:table-cell office:value-type="float" office:value="151.867767">
            <text:p>151.867767</text:p>
          </table:table-cell>
          <table:table-cell office:value-type="float" office:value="0.372384">
            <text:p>0.372384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9.387745">
            <text:p>29.387745</text:p>
          </table:table-cell>
          <table:table-cell office:value-type="float" office:value="28.40992">
            <text:p>28.40992</text:p>
          </table:table-cell>
          <table:table-cell office:value-type="float" office:value="0.23712">
            <text:p>0.23712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.017599">
            <text:p>25.017599</text:p>
          </table:table-cell>
          <table:table-cell office:value-type="float" office:value="23.93475">
            <text:p>23.93475</text:p>
          </table:table-cell>
          <table:table-cell office:value-type="float" office:value="0.308896">
            <text:p>0.308896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4.751904">
            <text:p>24.751904</text:p>
          </table:table-cell>
          <table:table-cell office:value-type="float" office:value="23.553921">
            <text:p>23.553921</text:p>
          </table:table-cell>
          <table:table-cell office:value-type="float" office:value="0.395104">
            <text:p>0.395104</text:p>
          </table:table-cell>
          <table:table-cell table:number-columns-repeated="3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.511007">
            <text:p>21.511007</text:p>
          </table:table-cell>
          <table:table-cell office:value-type="float" office:value="20.272896">
            <text:p>20.272896</text:p>
          </table:table-cell>
          <table:table-cell office:value-type="float" office:value="0.473216">
            <text:p>0.473216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17">
            <text:p>17</text:p>
          </table:table-cell>
          <table:table-cell office:value-type="float" office:value="240">
            <text:p>240</text:p>
          </table:table-cell>
          <table:table-cell office:value-type="float" office:value="239.033859">
            <text:p>239.033859</text:p>
          </table:table-cell>
          <table:table-cell office:value-type="float" office:value="238.368668">
            <text:p>238.3686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17">
            <text:p>17</text:p>
          </table:table-cell>
          <table:table-cell office:value-type="float" office:value="210">
            <text:p>210</text:p>
          </table:table-cell>
          <table:table-cell office:value-type="float" office:value="211.368256">
            <text:p>211.368256</text:p>
          </table:table-cell>
          <table:table-cell office:value-type="float" office:value="210.67424">
            <text:p>210.674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63.592606">
            <text:p>163.592606</text:p>
          </table:table-cell>
          <table:table-cell office:value-type="float" office:value="162.917404">
            <text:p>162.9174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152.354492">
            <text:p>152.354492</text:p>
          </table:table-cell>
          <table:table-cell office:value-type="float" office:value="151.68927">
            <text:p>151.689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8.938623">
            <text:p>28.938623</text:p>
          </table:table-cell>
          <table:table-cell office:value-type="float" office:value="28.386658">
            <text:p>28.3866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6.205343">
            <text:p>26.205343</text:p>
          </table:table-cell>
          <table:table-cell office:value-type="float" office:value="25.595585">
            <text:p>25.5955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.661983">
            <text:p>22.661983</text:p>
          </table:table-cell>
          <table:table-cell office:value-type="float" office:value="22.100639">
            <text:p>22.1006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.32992">
            <text:p>22.32992</text:p>
          </table:table-cell>
          <table:table-cell office:value-type="float" office:value="21.730595">
            <text:p>21.7305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73.264465">
            <text:p>773.2644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0.817537">
            <text:p>20.8175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0.400322">
            <text:p>20.4003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Bucket</text:p>
          </table:table-cell>
          <table:table-cell table:number-columns-repeated="18"/>
        </table:table-row>
        <table:table-row table:style-name="ro1">
          <table:table-cell office:value-type="string">
            <text:p>webs</text:p>
          </table:table-cell>
          <table:table-cell office:value-type="float" office:value="2">
            <text:p>2</text:p>
          </table:table-cell>
          <table:table-cell office:value-type="string">
            <text:p>Approx Level</text:p>
          </table:table-cell>
          <table:table-cell office:value-type="float" office:value="1.992188">
            <text:p>1.992188</text:p>
          </table:table-cell>
          <table:table-cell table:number-columns-repeated="16"/>
        </table:table-row>
        <table:table-row table:style-name="ro2">
          <table:table-cell office:value-type="float" office:value="255">
            <text:p>255</text:p>
          </table:table-cell>
          <table:table-cell/>
          <table:table-cell office:value-type="string">
            <text:p>maxOutDegree</text:p>
          </table:table-cell>
          <table:table-cell office:value-type="float" office:value="128">
            <text:p>12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pprox Level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axOutDegree</text:p>
          </table:table-cell>
          <table:table-cell office:value-type="float" office:value="51">
            <text:p>5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Approx Level</text:p>
          </table:table-cell>
          <table:table-cell office:value-type="float" office:value="10.2">
            <text:p>10.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axOutDegree</text:p>
          </table:table-cell>
          <table:table-cell office:value-type="float" office:value="25">
            <text:p>2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Approx Level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axOutDegree</text:p>
          </table:table-cell>
          <table:table-cell office:value-type="float" office:value="17">
            <text:p>17</text:p>
          </table:table-cell>
          <table:table-cell table:number-columns-repeated="1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>
            <text:p>Bucket</text:p>
          </table:table-cell>
          <table:table-cell table:number-columns-repeated="18"/>
        </table:table-row>
        <table:table-row table:style-name="ro1">
          <table:table-cell office:value-type="string">
            <text:p>rmat20</text:p>
          </table:table-cell>
          <table:table-cell office:value-type="float" office:value="2">
            <text:p>2</text:p>
          </table:table-cell>
          <table:table-cell office:value-type="string">
            <text:p>Approx Level</text:p>
          </table:table-cell>
          <table:table-cell office:value-type="float" office:value="1.998308">
            <text:p>1.998308</text:p>
          </table:table-cell>
          <table:table-cell table:number-columns-repeated="16"/>
        </table:table-row>
        <table:table-row table:style-name="ro2">
          <table:table-cell office:value-type="float" office:value="1181">
            <text:p>1181</text:p>
          </table:table-cell>
          <table:table-cell/>
          <table:table-cell office:value-type="string">
            <text:p>maxOutDegree</text:p>
          </table:table-cell>
          <table:table-cell office:value-type="float" office:value="591">
            <text:p>59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pprox Level</text:p>
          </table:table-cell>
          <table:table-cell office:value-type="float" office:value="5.004237">
            <text:p>5.0042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axOutDegree</text:p>
          </table:table-cell>
          <table:table-cell office:value-type="float" office:value="236">
            <text:p>23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Approx Level</text:p>
          </table:table-cell>
          <table:table-cell office:value-type="float" office:value="10.008474">
            <text:p>10.0084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axOutDegree</text:p>
          </table:table-cell>
          <table:table-cell office:value-type="float" office:value="118">
            <text:p>11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Approx Level</text:p>
          </table:table-cell>
          <table:table-cell office:value-type="float" office:value="15.141026">
            <text:p>15.1410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maxOutDegree</text:p>
          </table:table-cell>
          <table:table-cell office:value-type="float" office:value="78">
            <text:p>78</text:p>
          </table:table-cell>
          <table:table-cell table:number-columns-repeated="16"/>
        </table:table-row>
        <table:table-row table:style-name="ro1" table:number-rows-repeated="104778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ermi" table:style-name="ta1">
        <table:table-column table:style-name="co1" table:number-columns-repeated="1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66.089249">
            <text:p>166.089249</text:p>
          </table:table-cell>
          <table:table-cell office:value-type="float" office:value="165.85675">
            <text:p>165.85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float" office:value="163.838242">
            <text:p>163.838242</text:p>
          </table:table-cell>
          <table:table-cell office:value-type="float" office:value="163.409073">
            <text:p>163.409073</text:p>
          </table:table-cell>
          <table:table-cell office:value-type="float" office:value="0.09984">
            <text:p>0.0998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58.275803">
            <text:p>158.275803</text:p>
          </table:table-cell>
          <table:table-cell office:value-type="float" office:value="157.841797">
            <text:p>157.841797</text:p>
          </table:table-cell>
          <table:table-cell office:value-type="float" office:value="0.107584">
            <text:p>0.10758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3.352386">
            <text:p>153.352386</text:p>
          </table:table-cell>
          <table:table-cell office:value-type="float" office:value="152.916992">
            <text:p>152.916992</text:p>
          </table:table-cell>
          <table:table-cell office:value-type="float" office:value="0.114464">
            <text:p>0.11446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0.629349">
            <text:p>150.629349</text:p>
          </table:table-cell>
          <table:table-cell office:value-type="float" office:value="150.191299">
            <text:p>150.191299</text:p>
          </table:table-cell>
          <table:table-cell office:value-type="float" office:value="0.120704">
            <text:p>0.12070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7.120377">
            <text:p>137.120377</text:p>
          </table:table-cell>
          <table:table-cell office:value-type="float" office:value="136.513916">
            <text:p>136.513916</text:p>
          </table:table-cell>
          <table:table-cell office:value-type="float" office:value="0.166112">
            <text:p>0.16611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34.466751">
            <text:p>134.466751</text:p>
          </table:table-cell>
          <table:table-cell office:value-type="float" office:value="133.963577">
            <text:p>133.963577</text:p>
          </table:table-cell>
          <table:table-cell office:value-type="float" office:value="0.173248">
            <text:p>0.17324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4.38327">
            <text:p>134.38327</text:p>
          </table:table-cell>
          <table:table-cell office:value-type="float" office:value="133.897537">
            <text:p>133.897537</text:p>
          </table:table-cell>
          <table:table-cell office:value-type="float" office:value="0.175872">
            <text:p>0.17587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910141">
            <text:p>132.910141</text:p>
          </table:table-cell>
          <table:table-cell office:value-type="float" office:value="132.430878">
            <text:p>132.430878</text:p>
          </table:table-cell>
          <table:table-cell office:value-type="float" office:value="0.168032">
            <text:p>0.16803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9.742691">
            <text:p>129.742691</text:p>
          </table:table-cell>
          <table:table-cell office:value-type="float" office:value="129.1819">
            <text:p>129.1819</text:p>
          </table:table-cell>
          <table:table-cell office:value-type="float" office:value="0.174304">
            <text:p>0.17430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6.796898">
            <text:p>126.796898</text:p>
          </table:table-cell>
          <table:table-cell office:value-type="float" office:value="126.29715">
            <text:p>126.29715</text:p>
          </table:table-cell>
          <table:table-cell office:value-type="float" office:value="0.190048">
            <text:p>0.19004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5.385757">
            <text:p>125.385757</text:p>
          </table:table-cell>
          <table:table-cell office:value-type="float" office:value="124.860886">
            <text:p>124.860886</text:p>
          </table:table-cell>
          <table:table-cell office:value-type="float" office:value="0.201056">
            <text:p>0.20105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8871">
            <text:p>124.8871</text:p>
          </table:table-cell>
          <table:table-cell office:value-type="float" office:value="124.371681">
            <text:p>124.371681</text:p>
          </table:table-cell>
          <table:table-cell office:value-type="float" office:value="0.204544">
            <text:p>0.20454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4.896515">
            <text:p>124.896515</text:p>
          </table:table-cell>
          <table:table-cell office:value-type="float" office:value="124.373238">
            <text:p>124.373238</text:p>
          </table:table-cell>
          <table:table-cell office:value-type="float" office:value="0.212416">
            <text:p>0.21241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823265">
            <text:p>124.823265</text:p>
          </table:table-cell>
          <table:table-cell office:value-type="float" office:value="124.291412">
            <text:p>124.291412</text:p>
          </table:table-cell>
          <table:table-cell office:value-type="float" office:value="0.222112">
            <text:p>0.22211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418045">
            <text:p>124.418045</text:p>
          </table:table-cell>
          <table:table-cell office:value-type="float" office:value="123.851578">
            <text:p>123.851578</text:p>
          </table:table-cell>
          <table:table-cell office:value-type="float" office:value="0.256608">
            <text:p>0.25660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5.261757">
            <text:p>125.261757</text:p>
          </table:table-cell>
          <table:table-cell office:value-type="float" office:value="124.638969">
            <text:p>124.638969</text:p>
          </table:table-cell>
          <table:table-cell office:value-type="float" office:value="0.310688">
            <text:p>0.31068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5.670944">
            <text:p>125.670944</text:p>
          </table:table-cell>
          <table:table-cell office:value-type="float" office:value="124.991615">
            <text:p>124.991615</text:p>
          </table:table-cell>
          <table:table-cell office:value-type="float" office:value="0.374432">
            <text:p>0.37443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5.922562">
            <text:p>125.922562</text:p>
          </table:table-cell>
          <table:table-cell office:value-type="float" office:value="125.165955">
            <text:p>125.165955</text:p>
          </table:table-cell>
          <table:table-cell office:value-type="float" office:value="0.44576">
            <text:p>0.4457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6.459137">
            <text:p>126.459137</text:p>
          </table:table-cell>
          <table:table-cell office:value-type="float" office:value="125.693634">
            <text:p>125.693634</text:p>
          </table:table-cell>
          <table:table-cell office:value-type="float" office:value="0.45632">
            <text:p>0.4563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7.200668">
            <text:p>127.200668</text:p>
          </table:table-cell>
          <table:table-cell office:value-type="float" office:value="126.426842">
            <text:p>126.426842</text:p>
          </table:table-cell>
          <table:table-cell office:value-type="float" office:value="0.45968">
            <text:p>0.4596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7.608673">
            <text:p>127.608673</text:p>
          </table:table-cell>
          <table:table-cell office:value-type="float" office:value="126.777725">
            <text:p>126.777725</text:p>
          </table:table-cell>
          <table:table-cell office:value-type="float" office:value="0.48656">
            <text:p>0.4865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7.638657">
            <text:p>127.638657</text:p>
          </table:table-cell>
          <table:table-cell office:value-type="float" office:value="126.849792">
            <text:p>126.849792</text:p>
          </table:table-cell>
          <table:table-cell office:value-type="float" office:value="0.47968">
            <text:p>0.4796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7.883072">
            <text:p>127.883072</text:p>
          </table:table-cell>
          <table:table-cell office:value-type="float" office:value="127.094727">
            <text:p>127.094727</text:p>
          </table:table-cell>
          <table:table-cell office:value-type="float" office:value="0.479456">
            <text:p>0.47945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8.043137">
            <text:p>128.043137</text:p>
          </table:table-cell>
          <table:table-cell office:value-type="float" office:value="127.245087">
            <text:p>127.245087</text:p>
          </table:table-cell>
          <table:table-cell office:value-type="float" office:value="0.489088">
            <text:p>0.48908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8.460602">
            <text:p>128.460602</text:p>
          </table:table-cell>
          <table:table-cell office:value-type="float" office:value="127.645164">
            <text:p>127.645164</text:p>
          </table:table-cell>
          <table:table-cell office:value-type="float" office:value="0.504896">
            <text:p>0.50489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8.722015">
            <text:p>128.722015</text:p>
          </table:table-cell>
          <table:table-cell office:value-type="float" office:value="127.882584">
            <text:p>127.882584</text:p>
          </table:table-cell>
          <table:table-cell office:value-type="float" office:value="0.530656">
            <text:p>0.53065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9.84967">
            <text:p>129.84967</text:p>
          </table:table-cell>
          <table:table-cell office:value-type="float" office:value="128.980423">
            <text:p>128.980423</text:p>
          </table:table-cell>
          <table:table-cell office:value-type="float" office:value="0.550944">
            <text:p>0.55094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0.215744">
            <text:p>130.215744</text:p>
          </table:table-cell>
          <table:table-cell office:value-type="float" office:value="129.318939">
            <text:p>129.318939</text:p>
          </table:table-cell>
          <table:table-cell office:value-type="float" office:value="0.586528">
            <text:p>0.58652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0.18605">
            <text:p>130.18605</text:p>
          </table:table-cell>
          <table:table-cell office:value-type="float" office:value="129.254486">
            <text:p>129.254486</text:p>
          </table:table-cell>
          <table:table-cell office:value-type="float" office:value="0.615648">
            <text:p>0.61564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0.589218">
            <text:p>130.589218</text:p>
          </table:table-cell>
          <table:table-cell office:value-type="float" office:value="129.652893">
            <text:p>129.652893</text:p>
          </table:table-cell>
          <table:table-cell office:value-type="float" office:value="0.627072">
            <text:p>0.62707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058777">
            <text:p>132.058777</text:p>
          </table:table-cell>
          <table:table-cell office:value-type="float" office:value="131.104034">
            <text:p>131.104034</text:p>
          </table:table-cell>
          <table:table-cell office:value-type="float" office:value="0.645312">
            <text:p>0.64531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3.086304">
            <text:p>133.086304</text:p>
          </table:table-cell>
          <table:table-cell office:value-type="float" office:value="132.104736">
            <text:p>132.104736</text:p>
          </table:table-cell>
          <table:table-cell office:value-type="float" office:value="0.668672">
            <text:p>0.66867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950882">
            <text:p>132.950882</text:p>
          </table:table-cell>
          <table:table-cell office:value-type="float" office:value="131.939682">
            <text:p>131.939682</text:p>
          </table:table-cell>
          <table:table-cell office:value-type="float" office:value="0.694816">
            <text:p>0.69481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33.024063">
            <text:p>133.024063</text:p>
          </table:table-cell>
          <table:table-cell office:value-type="float" office:value="131.9879">
            <text:p>131.9879</text:p>
          </table:table-cell>
          <table:table-cell office:value-type="float" office:value="0.720416">
            <text:p>0.72041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33.514236">
            <text:p>133.514236</text:p>
          </table:table-cell>
          <table:table-cell office:value-type="float" office:value="132.475677">
            <text:p>132.475677</text:p>
          </table:table-cell>
          <table:table-cell office:value-type="float" office:value="0.723936">
            <text:p>0.72393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3.767105">
            <text:p>133.767105</text:p>
          </table:table-cell>
          <table:table-cell office:value-type="float" office:value="132.720856">
            <text:p>132.720856</text:p>
          </table:table-cell>
          <table:table-cell office:value-type="float" office:value="0.735808">
            <text:p>0.73580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3.382599">
            <text:p>133.382599</text:p>
          </table:table-cell>
          <table:table-cell office:value-type="float" office:value="132.337753">
            <text:p>132.337753</text:p>
          </table:table-cell>
          <table:table-cell office:value-type="float" office:value="0.733888">
            <text:p>0.73388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3.465637">
            <text:p>133.465637</text:p>
          </table:table-cell>
          <table:table-cell office:value-type="float" office:value="132.403717">
            <text:p>132.403717</text:p>
          </table:table-cell>
          <table:table-cell office:value-type="float" office:value="0.752352">
            <text:p>0.75235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3.711777">
            <text:p>133.711777</text:p>
          </table:table-cell>
          <table:table-cell office:value-type="float" office:value="132.614563">
            <text:p>132.614563</text:p>
          </table:table-cell>
          <table:table-cell office:value-type="float" office:value="0.78336">
            <text:p>0.7833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2.80864">
            <text:p>52.80864</text:p>
          </table:table-cell>
          <table:table-cell office:value-type="float" office:value="52.382721">
            <text:p>52.382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3.732769">
            <text:p>43.732769</text:p>
          </table:table-cell>
          <table:table-cell office:value-type="float" office:value="43.042141">
            <text:p>43.042141</text:p>
          </table:table-cell>
          <table:table-cell office:value-type="float" office:value="0.167872">
            <text:p>0.16787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7.515617">
            <text:p>37.515617</text:p>
          </table:table-cell>
          <table:table-cell office:value-type="float" office:value="36.80323">
            <text:p>36.80323</text:p>
          </table:table-cell>
          <table:table-cell office:value-type="float" office:value="0.21264">
            <text:p>0.2126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5.808289">
            <text:p>35.808289</text:p>
          </table:table-cell>
          <table:table-cell office:value-type="float" office:value="35.062851">
            <text:p>35.062851</text:p>
          </table:table-cell>
          <table:table-cell office:value-type="float" office:value="0.247872">
            <text:p>0.24787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.516064">
            <text:p>40.516064</text:p>
          </table:table-cell>
          <table:table-cell office:value-type="float" office:value="39.686081">
            <text:p>39.686081</text:p>
          </table:table-cell>
          <table:table-cell office:value-type="float" office:value="0.276576">
            <text:p>0.27657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7.285057">
            <text:p>37.285057</text:p>
          </table:table-cell>
          <table:table-cell office:value-type="float" office:value="36.507935">
            <text:p>36.507935</text:p>
          </table:table-cell>
          <table:table-cell office:value-type="float" office:value="0.266912">
            <text:p>0.26691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2.499199">
            <text:p>42.499199</text:p>
          </table:table-cell>
          <table:table-cell office:value-type="float" office:value="41.410465">
            <text:p>41.410465</text:p>
          </table:table-cell>
          <table:table-cell office:value-type="float" office:value="0.406464">
            <text:p>0.40646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7.942623">
            <text:p>37.942623</text:p>
          </table:table-cell>
          <table:table-cell office:value-type="float" office:value="37.007076">
            <text:p>37.007076</text:p>
          </table:table-cell>
          <table:table-cell office:value-type="float" office:value="0.385856">
            <text:p>0.38585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9.958912">
            <text:p>39.958912</text:p>
          </table:table-cell>
          <table:table-cell office:value-type="float" office:value="38.793308">
            <text:p>38.793308</text:p>
          </table:table-cell>
          <table:table-cell office:value-type="float" office:value="0.532416">
            <text:p>0.53241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6.860897">
            <text:p>36.860897</text:p>
          </table:table-cell>
          <table:table-cell office:value-type="float" office:value="35.840736">
            <text:p>35.840736</text:p>
          </table:table-cell>
          <table:table-cell office:value-type="float" office:value="0.47744">
            <text:p>0.4774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6.939297">
            <text:p>36.939297</text:p>
          </table:table-cell>
          <table:table-cell office:value-type="float" office:value="35.919231">
            <text:p>35.919231</text:p>
          </table:table-cell>
          <table:table-cell office:value-type="float" office:value="0.471392">
            <text:p>0.47139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8.300095">
            <text:p>38.300095</text:p>
          </table:table-cell>
          <table:table-cell office:value-type="float" office:value="37.210491">
            <text:p>37.210491</text:p>
          </table:table-cell>
          <table:table-cell office:value-type="float" office:value="0.506592">
            <text:p>0.50659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5.749439">
            <text:p>35.749439</text:p>
          </table:table-cell>
          <table:table-cell office:value-type="float" office:value="34.728989">
            <text:p>34.728989</text:p>
          </table:table-cell>
          <table:table-cell office:value-type="float" office:value="0.471328">
            <text:p>0.47132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5.579807">
            <text:p>35.579807</text:p>
          </table:table-cell>
          <table:table-cell office:value-type="float" office:value="34.557949">
            <text:p>34.557949</text:p>
          </table:table-cell>
          <table:table-cell office:value-type="float" office:value="0.473888">
            <text:p>0.47388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44.557983">
            <text:p>44.557983</text:p>
          </table:table-cell>
          <table:table-cell office:value-type="float" office:value="43.152126">
            <text:p>43.152126</text:p>
          </table:table-cell>
          <table:table-cell office:value-type="float" office:value="0.7128">
            <text:p>0.712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6.756542">
            <text:p>36.756542</text:p>
          </table:table-cell>
          <table:table-cell office:value-type="float" office:value="35.561344">
            <text:p>35.561344</text:p>
          </table:table-cell>
          <table:table-cell office:value-type="float" office:value="0.604224">
            <text:p>0.60422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9.811712">
            <text:p>29.811712</text:p>
          </table:table-cell>
          <table:table-cell office:value-type="float" office:value="28.843552">
            <text:p>28.843552</text:p>
          </table:table-cell>
          <table:table-cell office:value-type="float" office:value="0.49088">
            <text:p>0.4908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7.550655">
            <text:p>27.550655</text:p>
          </table:table-cell>
          <table:table-cell office:value-type="float" office:value="26.623264">
            <text:p>26.623264</text:p>
          </table:table-cell>
          <table:table-cell office:value-type="float" office:value="0.461184">
            <text:p>0.46118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3.96064">
            <text:p>33.96064</text:p>
          </table:table-cell>
          <table:table-cell office:value-type="float" office:value="32.839649">
            <text:p>32.839649</text:p>
          </table:table-cell>
          <table:table-cell office:value-type="float" office:value="0.575648">
            <text:p>0.57564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4.160511">
            <text:p>34.160511</text:p>
          </table:table-cell>
          <table:table-cell office:value-type="float" office:value="32.953663">
            <text:p>32.953663</text:p>
          </table:table-cell>
          <table:table-cell office:value-type="float" office:value="0.637152">
            <text:p>0.63715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4.09827">
            <text:p>34.09827</text:p>
          </table:table-cell>
          <table:table-cell office:value-type="float" office:value="32.914593">
            <text:p>32.914593</text:p>
          </table:table-cell>
          <table:table-cell office:value-type="float" office:value="0.631744">
            <text:p>0.63174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.384865">
            <text:p>31.384865</text:p>
          </table:table-cell>
          <table:table-cell office:value-type="float" office:value="30.2616">
            <text:p>30.2616</text:p>
          </table:table-cell>
          <table:table-cell office:value-type="float" office:value="0.613056">
            <text:p>0.61305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5.888031">
            <text:p>35.888031</text:p>
          </table:table-cell>
          <table:table-cell office:value-type="float" office:value="34.596191">
            <text:p>34.596191</text:p>
          </table:table-cell>
          <table:table-cell office:value-type="float" office:value="0.697536">
            <text:p>0.69753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.41872">
            <text:p>31.41872</text:p>
          </table:table-cell>
          <table:table-cell office:value-type="float" office:value="30.016796">
            <text:p>30.016796</text:p>
          </table:table-cell>
          <table:table-cell office:value-type="float" office:value="0.786976">
            <text:p>0.78697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.190559">
            <text:p>31.190559</text:p>
          </table:table-cell>
          <table:table-cell office:value-type="float" office:value="30.017729">
            <text:p>30.017729</text:p>
          </table:table-cell>
          <table:table-cell office:value-type="float" office:value="0.65328">
            <text:p>0.6532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7.813759">
            <text:p>37.813759</text:p>
          </table:table-cell>
          <table:table-cell office:value-type="float" office:value="36.39072">
            <text:p>36.39072</text:p>
          </table:table-cell>
          <table:table-cell office:value-type="float" office:value="0.801984">
            <text:p>0.80198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8.905727">
            <text:p>28.905727</text:p>
          </table:table-cell>
          <table:table-cell office:value-type="float" office:value="27.81325">
            <text:p>27.81325</text:p>
          </table:table-cell>
          <table:table-cell office:value-type="float" office:value="0.615168">
            <text:p>0.61516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3.357727">
            <text:p>33.357727</text:p>
          </table:table-cell>
          <table:table-cell office:value-type="float" office:value="32.106014">
            <text:p>32.106014</text:p>
          </table:table-cell>
          <table:table-cell office:value-type="float" office:value="0.705248">
            <text:p>0.70524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0.891392">
            <text:p>30.891392</text:p>
          </table:table-cell>
          <table:table-cell office:value-type="float" office:value="29.536383">
            <text:p>29.536383</text:p>
          </table:table-cell>
          <table:table-cell office:value-type="float" office:value="0.761408">
            <text:p>0.76140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0.801088">
            <text:p>30.801088</text:p>
          </table:table-cell>
          <table:table-cell office:value-type="float" office:value="29.538752">
            <text:p>29.538752</text:p>
          </table:table-cell>
          <table:table-cell office:value-type="float" office:value="0.748448">
            <text:p>0.74844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0.786177">
            <text:p>30.786177</text:p>
          </table:table-cell>
          <table:table-cell office:value-type="float" office:value="29.523745">
            <text:p>29.523745</text:p>
          </table:table-cell>
          <table:table-cell office:value-type="float" office:value="0.7464">
            <text:p>0.746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7.309406">
            <text:p>37.309406</text:p>
          </table:table-cell>
          <table:table-cell office:value-type="float" office:value="35.390144">
            <text:p>35.390144</text:p>
          </table:table-cell>
          <table:table-cell office:value-type="float" office:value="1.036736">
            <text:p>1.03673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9.169407">
            <text:p>39.169407</text:p>
          </table:table-cell>
          <table:table-cell office:value-type="float" office:value="37.456257">
            <text:p>37.456257</text:p>
          </table:table-cell>
          <table:table-cell office:value-type="float" office:value="1.059744">
            <text:p>1.05974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4.840961">
            <text:p>34.840961</text:p>
          </table:table-cell>
          <table:table-cell office:value-type="float" office:value="33.317089">
            <text:p>33.317089</text:p>
          </table:table-cell>
          <table:table-cell office:value-type="float" office:value="0.942272">
            <text:p>0.94227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4.841599">
            <text:p>34.841599</text:p>
          </table:table-cell>
          <table:table-cell office:value-type="float" office:value="33.304253">
            <text:p>33.304253</text:p>
          </table:table-cell>
          <table:table-cell office:value-type="float" office:value="0.943712">
            <text:p>0.94371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4.875519">
            <text:p>34.875519</text:p>
          </table:table-cell>
          <table:table-cell office:value-type="float" office:value="33.349857">
            <text:p>33.349857</text:p>
          </table:table-cell>
          <table:table-cell office:value-type="float" office:value="0.946784">
            <text:p>0.94678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897953">
            <text:p>32.897953</text:p>
          </table:table-cell>
          <table:table-cell office:value-type="float" office:value="31.35882">
            <text:p>31.35882</text:p>
          </table:table-cell>
          <table:table-cell office:value-type="float" office:value="0.99312">
            <text:p>0.9931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89325">
            <text:p>32.89325</text:p>
          </table:table-cell>
          <table:table-cell office:value-type="float" office:value="31.337566">
            <text:p>31.337566</text:p>
          </table:table-cell>
          <table:table-cell office:value-type="float" office:value="0.987296">
            <text:p>0.987296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81184">
            <text:p>32.81184</text:p>
          </table:table-cell>
          <table:table-cell office:value-type="float" office:value="31.272287">
            <text:p>31.272287</text:p>
          </table:table-cell>
          <table:table-cell office:value-type="float" office:value="0.99184">
            <text:p>0.9918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2.868191">
            <text:p>32.868191</text:p>
          </table:table-cell>
          <table:table-cell office:value-type="float" office:value="31.336254">
            <text:p>31.336254</text:p>
          </table:table-cell>
          <table:table-cell office:value-type="float" office:value="0.988224">
            <text:p>0.98822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65.966309">
            <text:p>165.966309</text:p>
          </table:table-cell>
          <table:table-cell office:value-type="float" office:value="165.727905">
            <text:p>165.7279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63.451553">
            <text:p>163.451553</text:p>
          </table:table-cell>
          <table:table-cell office:value-type="float" office:value="163.209">
            <text:p>163.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57.963455">
            <text:p>157.963455</text:p>
          </table:table-cell>
          <table:table-cell office:value-type="float" office:value="157.706345">
            <text:p>157.706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3.024384">
            <text:p>153.024384</text:p>
          </table:table-cell>
          <table:table-cell office:value-type="float" office:value="152.785751">
            <text:p>152.785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0.950851">
            <text:p>150.950851</text:p>
          </table:table-cell>
          <table:table-cell office:value-type="float" office:value="150.714172">
            <text:p>150.714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6.473434">
            <text:p>136.473434</text:p>
          </table:table-cell>
          <table:table-cell office:value-type="float" office:value="136.241089">
            <text:p>136.241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4.14653">
            <text:p>134.14653</text:p>
          </table:table-cell>
          <table:table-cell office:value-type="float" office:value="133.913986">
            <text:p>133.913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34.099228">
            <text:p>134.099228</text:p>
          </table:table-cell>
          <table:table-cell office:value-type="float" office:value="133.87149">
            <text:p>133.871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32.468536">
            <text:p>132.468536</text:p>
          </table:table-cell>
          <table:table-cell office:value-type="float" office:value="132.230209">
            <text:p>132.230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9.552155">
            <text:p>129.552155</text:p>
          </table:table-cell>
          <table:table-cell office:value-type="float" office:value="129.241272">
            <text:p>129.241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6.430077">
            <text:p>126.430077</text:p>
          </table:table-cell>
          <table:table-cell office:value-type="float" office:value="126.149185">
            <text:p>126.149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5.15741">
            <text:p>125.15741</text:p>
          </table:table-cell>
          <table:table-cell office:value-type="float" office:value="124.929474">
            <text:p>124.929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779137">
            <text:p>124.779137</text:p>
          </table:table-cell>
          <table:table-cell office:value-type="float" office:value="124.547005">
            <text:p>124.547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633667">
            <text:p>124.633667</text:p>
          </table:table-cell>
          <table:table-cell office:value-type="float" office:value="124.404778">
            <text:p>124.404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41066">
            <text:p>124.41066</text:p>
          </table:table-cell>
          <table:table-cell office:value-type="float" office:value="124.177605">
            <text:p>124.177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4.535133">
            <text:p>124.535133</text:p>
          </table:table-cell>
          <table:table-cell office:value-type="float" office:value="124.302536">
            <text:p>124.302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5.00605">
            <text:p>125.00605</text:p>
          </table:table-cell>
          <table:table-cell office:value-type="float" office:value="124.778435">
            <text:p>124.778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997536">
            <text:p>124.997536</text:p>
          </table:table-cell>
          <table:table-cell office:value-type="float" office:value="124.766884">
            <text:p>124.7668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5.448418">
            <text:p>125.448418</text:p>
          </table:table-cell>
          <table:table-cell office:value-type="float" office:value="125.215904">
            <text:p>125.215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6.228477">
            <text:p>126.228477</text:p>
          </table:table-cell>
          <table:table-cell office:value-type="float" office:value="125.98484">
            <text:p>125.98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6.556">
            <text:p>126.556</text:p>
          </table:table-cell>
          <table:table-cell office:value-type="float" office:value="126.323578">
            <text:p>126.323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7.223518">
            <text:p>127.223518</text:p>
          </table:table-cell>
          <table:table-cell office:value-type="float" office:value="126.990532">
            <text:p>126.990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7.287201">
            <text:p>127.287201</text:p>
          </table:table-cell>
          <table:table-cell office:value-type="float" office:value="127.055161">
            <text:p>127.055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7.62867">
            <text:p>127.62867</text:p>
          </table:table-cell>
          <table:table-cell office:value-type="float" office:value="127.394943">
            <text:p>127.394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7.726372">
            <text:p>127.726372</text:p>
          </table:table-cell>
          <table:table-cell office:value-type="float" office:value="127.481155">
            <text:p>127.481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8.048447">
            <text:p>128.048447</text:p>
          </table:table-cell>
          <table:table-cell office:value-type="float" office:value="127.820251">
            <text:p>127.820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8.607971">
            <text:p>128.607971</text:p>
          </table:table-cell>
          <table:table-cell office:value-type="float" office:value="128.375107">
            <text:p>128.3751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9.433121">
            <text:p>129.433121</text:p>
          </table:table-cell>
          <table:table-cell office:value-type="float" office:value="129.202042">
            <text:p>129.202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9.617859">
            <text:p>129.617859</text:p>
          </table:table-cell>
          <table:table-cell office:value-type="float" office:value="129.382553">
            <text:p>129.382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9.206696">
            <text:p>129.206696</text:p>
          </table:table-cell>
          <table:table-cell office:value-type="float" office:value="128.916473">
            <text:p>128.916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0.028259">
            <text:p>130.028259</text:p>
          </table:table-cell>
          <table:table-cell office:value-type="float" office:value="129.79805">
            <text:p>129.79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1.221893">
            <text:p>131.221893</text:p>
          </table:table-cell>
          <table:table-cell office:value-type="float" office:value="130.988922">
            <text:p>130.988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000061">
            <text:p>132.000061</text:p>
          </table:table-cell>
          <table:table-cell office:value-type="float" office:value="131.76944">
            <text:p>131.76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065506">
            <text:p>132.065506</text:p>
          </table:table-cell>
          <table:table-cell office:value-type="float" office:value="131.834305">
            <text:p>131.834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485764">
            <text:p>132.485764</text:p>
          </table:table-cell>
          <table:table-cell office:value-type="float" office:value="132.257507">
            <text:p>132.257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737183">
            <text:p>132.737183</text:p>
          </table:table-cell>
          <table:table-cell office:value-type="float" office:value="132.502304">
            <text:p>132.502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2.544479">
            <text:p>132.544479</text:p>
          </table:table-cell>
          <table:table-cell office:value-type="float" office:value="132.30835">
            <text:p>132.308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3.495239">
            <text:p>133.495239</text:p>
          </table:table-cell>
          <table:table-cell office:value-type="float" office:value="133.258469">
            <text:p>133.258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33.106201">
            <text:p>133.106201</text:p>
          </table:table-cell>
          <table:table-cell office:value-type="float" office:value="132.869507">
            <text:p>132.869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3.160675">
            <text:p>133.160675</text:p>
          </table:table-cell>
          <table:table-cell office:value-type="float" office:value="132.924957">
            <text:p>132.924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9.184929">
            <text:p>49.184929</text:p>
          </table:table-cell>
          <table:table-cell office:value-type="float" office:value="48.8009">
            <text:p>48.8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3.397217">
            <text:p>43.397217</text:p>
          </table:table-cell>
          <table:table-cell office:value-type="float" office:value="43.009186">
            <text:p>43.0091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7.235809">
            <text:p>37.235809</text:p>
          </table:table-cell>
          <table:table-cell office:value-type="float" office:value="36.887394">
            <text:p>36.887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5.398624">
            <text:p>35.398624</text:p>
          </table:table-cell>
          <table:table-cell office:value-type="float" office:value="35.04723">
            <text:p>35.04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.125633">
            <text:p>40.125633</text:p>
          </table:table-cell>
          <table:table-cell office:value-type="float" office:value="39.725922">
            <text:p>39.725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9.529888">
            <text:p>39.529888</text:p>
          </table:table-cell>
          <table:table-cell office:value-type="float" office:value="39.132931">
            <text:p>39.1329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6.522335">
            <text:p>36.522335</text:p>
          </table:table-cell>
          <table:table-cell office:value-type="float" office:value="36.14352">
            <text:p>36.14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0.00845">
            <text:p>40.00845</text:p>
          </table:table-cell>
          <table:table-cell office:value-type="float" office:value="39.57869">
            <text:p>39.57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6.85379">
            <text:p>36.85379</text:p>
          </table:table-cell>
          <table:table-cell office:value-type="float" office:value="36.445118">
            <text:p>36.445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8.725822">
            <text:p>38.725822</text:p>
          </table:table-cell>
          <table:table-cell office:value-type="float" office:value="38.269695">
            <text:p>38.269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6.36253">
            <text:p>36.36253</text:p>
          </table:table-cell>
          <table:table-cell office:value-type="float" office:value="35.951206">
            <text:p>35.951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2.95763">
            <text:p>32.95763</text:p>
          </table:table-cell>
          <table:table-cell office:value-type="float" office:value="32.581055">
            <text:p>32.58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9.925182">
            <text:p>39.925182</text:p>
          </table:table-cell>
          <table:table-cell office:value-type="float" office:value="39.468643">
            <text:p>39.4686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7.207935">
            <text:p>37.207935</text:p>
          </table:table-cell>
          <table:table-cell office:value-type="float" office:value="36.78051">
            <text:p>36.78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6.833088">
            <text:p>36.833088</text:p>
          </table:table-cell>
          <table:table-cell office:value-type="float" office:value="36.406658">
            <text:p>36.4066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.551712">
            <text:p>31.551712</text:p>
          </table:table-cell>
          <table:table-cell office:value-type="float" office:value="31.172094">
            <text:p>31.172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9.229376">
            <text:p>29.229376</text:p>
          </table:table-cell>
          <table:table-cell office:value-type="float" office:value="28.878366">
            <text:p>28.878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.490463">
            <text:p>31.490463</text:p>
          </table:table-cell>
          <table:table-cell office:value-type="float" office:value="31.116737">
            <text:p>31.116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3.391743">
            <text:p>33.391743</text:p>
          </table:table-cell>
          <table:table-cell office:value-type="float" office:value="32.880032">
            <text:p>32.880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3.380352">
            <text:p>33.380352</text:p>
          </table:table-cell>
          <table:table-cell office:value-type="float" office:value="32.97562">
            <text:p>32.97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3.38752">
            <text:p>33.38752</text:p>
          </table:table-cell>
          <table:table-cell office:value-type="float" office:value="32.989502">
            <text:p>32.989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923714">
            <text:p>32.923714</text:p>
          </table:table-cell>
          <table:table-cell office:value-type="float" office:value="32.527203">
            <text:p>32.527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88736">
            <text:p>32.88736</text:p>
          </table:table-cell>
          <table:table-cell office:value-type="float" office:value="32.47744">
            <text:p>32.47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606815">
            <text:p>32.606815</text:p>
          </table:table-cell>
          <table:table-cell office:value-type="float" office:value="32.189888">
            <text:p>32.189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0.423201">
            <text:p>30.423201</text:p>
          </table:table-cell>
          <table:table-cell office:value-type="float" office:value="30.049633">
            <text:p>30.049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544514">
            <text:p>32.544514</text:p>
          </table:table-cell>
          <table:table-cell office:value-type="float" office:value="32.140285">
            <text:p>32.140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4.731327">
            <text:p>34.731327</text:p>
          </table:table-cell>
          <table:table-cell office:value-type="float" office:value="34.30336">
            <text:p>34.30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2.536385">
            <text:p>32.536385</text:p>
          </table:table-cell>
          <table:table-cell office:value-type="float" office:value="32.135651">
            <text:p>32.135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085793">
            <text:p>32.085793</text:p>
          </table:table-cell>
          <table:table-cell office:value-type="float" office:value="31.680515">
            <text:p>31.680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094688">
            <text:p>32.094688</text:p>
          </table:table-cell>
          <table:table-cell office:value-type="float" office:value="31.695072">
            <text:p>31.695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2.097343">
            <text:p>32.097343</text:p>
          </table:table-cell>
          <table:table-cell office:value-type="float" office:value="31.657345">
            <text:p>31.657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5.890144">
            <text:p>35.890144</text:p>
          </table:table-cell>
          <table:table-cell office:value-type="float" office:value="35.434494">
            <text:p>35.434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5.909088">
            <text:p>35.909088</text:p>
          </table:table-cell>
          <table:table-cell office:value-type="float" office:value="35.455013">
            <text:p>35.455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1.625631">
            <text:p>31.625631</text:p>
          </table:table-cell>
          <table:table-cell office:value-type="float" office:value="31.223328">
            <text:p>31.223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5.891712">
            <text:p>35.891712</text:p>
          </table:table-cell>
          <table:table-cell office:value-type="float" office:value="35.439167">
            <text:p>35.439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5.879936">
            <text:p>35.879936</text:p>
          </table:table-cell>
          <table:table-cell office:value-type="float" office:value="35.42765">
            <text:p>35.42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9.53056">
            <text:p>29.53056</text:p>
          </table:table-cell>
          <table:table-cell office:value-type="float" office:value="29.156162">
            <text:p>29.1561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3.867294">
            <text:p>33.867294</text:p>
          </table:table-cell>
          <table:table-cell office:value-type="float" office:value="33.444771">
            <text:p>33.444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9.639809">
            <text:p>29.639809</text:p>
          </table:table-cell>
          <table:table-cell office:value-type="float" office:value="29.263742">
            <text:p>29.2637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3.887936">
            <text:p>33.887936</text:p>
          </table:table-cell>
          <table:table-cell office:value-type="float" office:value="33.46077">
            <text:p>33.46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390">
            <text:p>390</text:p>
          </table:table-cell>
          <table:table-cell office:value-type="float" office:value="389.540802">
            <text:p>389.540802</text:p>
          </table:table-cell>
          <table:table-cell office:value-type="float" office:value="389.087189">
            <text:p>389.087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8.575928">
            <text:p>408.575928</text:p>
          </table:table-cell>
          <table:table-cell office:value-type="float" office:value="407.730164">
            <text:p>407.730164</text:p>
          </table:table-cell>
          <table:table-cell office:value-type="float" office:value="0.187968">
            <text:p>0.18796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96.303497">
            <text:p>396.303497</text:p>
          </table:table-cell>
          <table:table-cell office:value-type="float" office:value="395.437531">
            <text:p>395.437531</text:p>
          </table:table-cell>
          <table:table-cell office:value-type="float" office:value="0.204768">
            <text:p>0.20476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65.675873">
            <text:p>365.675873</text:p>
          </table:table-cell>
          <table:table-cell office:value-type="float" office:value="364.844635">
            <text:p>364.844635</text:p>
          </table:table-cell>
          <table:table-cell office:value-type="float" office:value="0.202464">
            <text:p>0.20246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2.407074">
            <text:p>382.407074</text:p>
          </table:table-cell>
          <table:table-cell office:value-type="float" office:value="381.506958">
            <text:p>381.506958</text:p>
          </table:table-cell>
          <table:table-cell office:value-type="float" office:value="0.240832">
            <text:p>0.24083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8.544037">
            <text:p>358.544037</text:p>
          </table:table-cell>
          <table:table-cell office:value-type="float" office:value="357.586914">
            <text:p>357.586914</text:p>
          </table:table-cell>
          <table:table-cell office:value-type="float" office:value="0.322208">
            <text:p>0.32220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3.129761">
            <text:p>353.129761</text:p>
          </table:table-cell>
          <table:table-cell office:value-type="float" office:value="352.159851">
            <text:p>352.159851</text:p>
          </table:table-cell>
          <table:table-cell office:value-type="float" office:value="0.331104">
            <text:p>0.33110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office:value-type="float" office:value="330">
            <text:p>330</text:p>
          </table:table-cell>
          <table:table-cell office:value-type="float" office:value="334.308502">
            <text:p>334.308502</text:p>
          </table:table-cell>
          <table:table-cell office:value-type="float" office:value="333.395905">
            <text:p>333.395905</text:p>
          </table:table-cell>
          <table:table-cell office:value-type="float" office:value="0.312864">
            <text:p>0.31286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712708">
            <text:p>351.712708</text:p>
          </table:table-cell>
          <table:table-cell office:value-type="float" office:value="350.721863">
            <text:p>350.721863</text:p>
          </table:table-cell>
          <table:table-cell office:value-type="float" office:value="0.337728">
            <text:p>0.33772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043671">
            <text:p>351.043671</text:p>
          </table:table-cell>
          <table:table-cell office:value-type="float" office:value="350.065521">
            <text:p>350.065521</text:p>
          </table:table-cell>
          <table:table-cell office:value-type="float" office:value="0.346048">
            <text:p>0.34604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0.498566">
            <text:p>350.498566</text:p>
          </table:table-cell>
          <table:table-cell office:value-type="float" office:value="349.466095">
            <text:p>349.466095</text:p>
          </table:table-cell>
          <table:table-cell office:value-type="float" office:value="0.387168">
            <text:p>0.38716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29538">
            <text:p>351.29538</text:p>
          </table:table-cell>
          <table:table-cell office:value-type="float" office:value="350.244446">
            <text:p>350.244446</text:p>
          </table:table-cell>
          <table:table-cell office:value-type="float" office:value="0.39968">
            <text:p>0.3996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041626">
            <text:p>351.041626</text:p>
          </table:table-cell>
          <table:table-cell office:value-type="float" office:value="349.98822">
            <text:p>349.98822</text:p>
          </table:table-cell>
          <table:table-cell office:value-type="float" office:value="0.4096">
            <text:p>0.409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837402">
            <text:p>351.837402</text:p>
          </table:table-cell>
          <table:table-cell office:value-type="float" office:value="350.77063">
            <text:p>350.77063</text:p>
          </table:table-cell>
          <table:table-cell office:value-type="float" office:value="0.424736">
            <text:p>0.42473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3.051239">
            <text:p>353.051239</text:p>
          </table:table-cell>
          <table:table-cell office:value-type="float" office:value="351.961121">
            <text:p>351.961121</text:p>
          </table:table-cell>
          <table:table-cell office:value-type="float" office:value="0.453632">
            <text:p>0.45363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6.507538">
            <text:p>356.507538</text:p>
          </table:table-cell>
          <table:table-cell office:value-type="float" office:value="355.331604">
            <text:p>355.331604</text:p>
          </table:table-cell>
          <table:table-cell office:value-type="float" office:value="0.534656">
            <text:p>0.53465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office:value-type="float" office:value="360.98941">
            <text:p>360.98941</text:p>
          </table:table-cell>
          <table:table-cell office:value-type="float" office:value="359.64267">
            <text:p>359.64267</text:p>
          </table:table-cell>
          <table:table-cell office:value-type="float" office:value="0.641248">
            <text:p>0.64124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office:value-type="float" office:value="364.325409">
            <text:p>364.325409</text:p>
          </table:table-cell>
          <table:table-cell office:value-type="float" office:value="362.911987">
            <text:p>362.911987</text:p>
          </table:table-cell>
          <table:table-cell office:value-type="float" office:value="0.772">
            <text:p>0.77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370">
            <text:p>370</text:p>
          </table:table-cell>
          <table:table-cell office:value-type="float" office:value="368.803284">
            <text:p>368.803284</text:p>
          </table:table-cell>
          <table:table-cell office:value-type="float" office:value="367.169464">
            <text:p>367.169464</text:p>
          </table:table-cell>
          <table:table-cell office:value-type="float" office:value="0.921184">
            <text:p>0.92118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75.511963">
            <text:p>375.511963</text:p>
          </table:table-cell>
          <table:table-cell office:value-type="float" office:value="373.931641">
            <text:p>373.931641</text:p>
          </table:table-cell>
          <table:table-cell office:value-type="float" office:value="0.940608">
            <text:p>0.94060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78.982147">
            <text:p>378.982147</text:p>
          </table:table-cell>
          <table:table-cell office:value-type="float" office:value="377.385254">
            <text:p>377.385254</text:p>
          </table:table-cell>
          <table:table-cell office:value-type="float" office:value="0.952224">
            <text:p>0.95222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360">
            <text:p>360</text:p>
          </table:table-cell>
          <table:table-cell office:value-type="float" office:value="361.815125">
            <text:p>361.815125</text:p>
          </table:table-cell>
          <table:table-cell office:value-type="float" office:value="360.255951">
            <text:p>360.255951</text:p>
          </table:table-cell>
          <table:table-cell office:value-type="float" office:value="0.954304">
            <text:p>0.95430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390">
            <text:p>390</text:p>
          </table:table-cell>
          <table:table-cell office:value-type="float" office:value="383.55777">
            <text:p>383.55777</text:p>
          </table:table-cell>
          <table:table-cell office:value-type="float" office:value="381.926605">
            <text:p>381.926605</text:p>
          </table:table-cell>
          <table:table-cell office:value-type="float" office:value="0.991328">
            <text:p>0.99132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64.877289">
            <text:p>364.877289</text:p>
          </table:table-cell>
          <table:table-cell office:value-type="float" office:value="363.333862">
            <text:p>363.333862</text:p>
          </table:table-cell>
          <table:table-cell office:value-type="float" office:value="0.936896">
            <text:p>0.93689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65.662201">
            <text:p>365.662201</text:p>
          </table:table-cell>
          <table:table-cell office:value-type="float" office:value="364.105072">
            <text:p>364.105072</text:p>
          </table:table-cell>
          <table:table-cell office:value-type="float" office:value="0.951104">
            <text:p>0.95110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360">
            <text:p>360</text:p>
          </table:table-cell>
          <table:table-cell office:value-type="float" office:value="367.522156">
            <text:p>367.522156</text:p>
          </table:table-cell>
          <table:table-cell office:value-type="float" office:value="365.926117">
            <text:p>365.926117</text:p>
          </table:table-cell>
          <table:table-cell office:value-type="float" office:value="0.995392">
            <text:p>0.99539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70.003174">
            <text:p>370.003174</text:p>
          </table:table-cell>
          <table:table-cell office:value-type="float" office:value="368.357117">
            <text:p>368.357117</text:p>
          </table:table-cell>
          <table:table-cell office:value-type="float" office:value="1.037312">
            <text:p>1.03731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380">
            <text:p>380</text:p>
          </table:table-cell>
          <table:table-cell office:value-type="float" office:value="373.858002">
            <text:p>373.858002</text:p>
          </table:table-cell>
          <table:table-cell office:value-type="float" office:value="372.165619">
            <text:p>372.165619</text:p>
          </table:table-cell>
          <table:table-cell office:value-type="float" office:value="1.07744">
            <text:p>1.0774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95.176819">
            <text:p>395.176819</text:p>
          </table:table-cell>
          <table:table-cell office:value-type="float" office:value="393.308075">
            <text:p>393.308075</text:p>
          </table:table-cell>
          <table:table-cell office:value-type="float" office:value="1.22192">
            <text:p>1.2219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97.867615">
            <text:p>397.867615</text:p>
          </table:table-cell>
          <table:table-cell office:value-type="float" office:value="395.925598">
            <text:p>395.925598</text:p>
          </table:table-cell>
          <table:table-cell office:value-type="float" office:value="1.283872">
            <text:p>1.28387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98.578217">
            <text:p>398.578217</text:p>
          </table:table-cell>
          <table:table-cell office:value-type="float" office:value="396.619476">
            <text:p>396.619476</text:p>
          </table:table-cell>
          <table:table-cell office:value-type="float" office:value="1.305664">
            <text:p>1.30566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380">
            <text:p>380</text:p>
          </table:table-cell>
          <table:table-cell office:value-type="float" office:value="379.084381">
            <text:p>379.084381</text:p>
          </table:table-cell>
          <table:table-cell office:value-type="float" office:value="377.206299">
            <text:p>377.206299</text:p>
          </table:table-cell>
          <table:table-cell office:value-type="float" office:value="1.271328">
            <text:p>1.27132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1.912689">
            <text:p>401.912689</text:p>
          </table:table-cell>
          <table:table-cell office:value-type="float" office:value="399.842346">
            <text:p>399.842346</text:p>
          </table:table-cell>
          <table:table-cell office:value-type="float" office:value="1.429536">
            <text:p>1.42953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3.969635">
            <text:p>403.969635</text:p>
          </table:table-cell>
          <table:table-cell office:value-type="float" office:value="401.842255">
            <text:p>401.842255</text:p>
          </table:table-cell>
          <table:table-cell office:value-type="float" office:value="1.476352">
            <text:p>1.47635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4.67865">
            <text:p>404.67865</text:p>
          </table:table-cell>
          <table:table-cell office:value-type="float" office:value="402.527588">
            <text:p>402.527588</text:p>
          </table:table-cell>
          <table:table-cell office:value-type="float" office:value="1.50528">
            <text:p>1.5052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5.998383">
            <text:p>405.998383</text:p>
          </table:table-cell>
          <table:table-cell office:value-type="float" office:value="403.84671">
            <text:p>403.84671</text:p>
          </table:table-cell>
          <table:table-cell office:value-type="float" office:value="1.517088">
            <text:p>1.51708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5.688171">
            <text:p>405.688171</text:p>
          </table:table-cell>
          <table:table-cell office:value-type="float" office:value="403.511475">
            <text:p>403.511475</text:p>
          </table:table-cell>
          <table:table-cell office:value-type="float" office:value="1.536128">
            <text:p>1.53612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5.432739">
            <text:p>405.432739</text:p>
          </table:table-cell>
          <table:table-cell office:value-type="float" office:value="403.247986">
            <text:p>403.247986</text:p>
          </table:table-cell>
          <table:table-cell office:value-type="float" office:value="1.537792">
            <text:p>1.53779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4.614655">
            <text:p>404.614655</text:p>
          </table:table-cell>
          <table:table-cell office:value-type="float" office:value="402.401794">
            <text:p>402.401794</text:p>
          </table:table-cell>
          <table:table-cell office:value-type="float" office:value="1.559808">
            <text:p>1.55980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2.731934">
            <text:p>402.731934</text:p>
          </table:table-cell>
          <table:table-cell office:value-type="float" office:value="400.495605">
            <text:p>400.495605</text:p>
          </table:table-cell>
          <table:table-cell office:value-type="float" office:value="1.593088">
            <text:p>1.59308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57.815487">
            <text:p>57.815487</text:p>
          </table:table-cell>
          <table:table-cell office:value-type="float" office:value="57.448479">
            <text:p>57.448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61.403618">
            <text:p>61.403618</text:p>
          </table:table-cell>
          <table:table-cell office:value-type="float" office:value="60.655296">
            <text:p>60.655296</text:p>
          </table:table-cell>
          <table:table-cell office:value-type="float" office:value="0.179712">
            <text:p>0.17971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9.321857">
            <text:p>59.321857</text:p>
          </table:table-cell>
          <table:table-cell office:value-type="float" office:value="58.533756">
            <text:p>58.533756</text:p>
          </table:table-cell>
          <table:table-cell office:value-type="float" office:value="0.243104">
            <text:p>0.24310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50.703201">
            <text:p>50.703201</text:p>
          </table:table-cell>
          <table:table-cell office:value-type="float" office:value="49.977695">
            <text:p>49.977695</text:p>
          </table:table-cell>
          <table:table-cell office:value-type="float" office:value="0.245888">
            <text:p>0.24588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51.643169">
            <text:p>51.643169</text:p>
          </table:table-cell>
          <table:table-cell office:value-type="float" office:value="50.9048">
            <text:p>50.9048</text:p>
          </table:table-cell>
          <table:table-cell office:value-type="float" office:value="0.245248">
            <text:p>0.24524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60.333954">
            <text:p>60.333954</text:p>
          </table:table-cell>
          <table:table-cell office:value-type="float" office:value="59.493088">
            <text:p>59.493088</text:p>
          </table:table-cell>
          <table:table-cell office:value-type="float" office:value="0.287072">
            <text:p>0.28707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52.406815">
            <text:p>52.406815</text:p>
          </table:table-cell>
          <table:table-cell office:value-type="float" office:value="51.666813">
            <text:p>51.666813</text:p>
          </table:table-cell>
          <table:table-cell office:value-type="float" office:value="0.258784">
            <text:p>0.25878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56.691807">
            <text:p>56.691807</text:p>
          </table:table-cell>
          <table:table-cell office:value-type="float" office:value="55.797699">
            <text:p>55.797699</text:p>
          </table:table-cell>
          <table:table-cell office:value-type="float" office:value="0.368832">
            <text:p>0.36883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60.621952">
            <text:p>60.621952</text:p>
          </table:table-cell>
          <table:table-cell office:value-type="float" office:value="59.578339">
            <text:p>59.578339</text:p>
          </table:table-cell>
          <table:table-cell office:value-type="float" office:value="0.489216">
            <text:p>0.48921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56.558815">
            <text:p>56.558815</text:p>
          </table:table-cell>
          <table:table-cell office:value-type="float" office:value="55.596703">
            <text:p>55.596703</text:p>
          </table:table-cell>
          <table:table-cell office:value-type="float" office:value="0.450176">
            <text:p>0.45017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56.557247">
            <text:p>56.557247</text:p>
          </table:table-cell>
          <table:table-cell office:value-type="float" office:value="55.563236">
            <text:p>55.563236</text:p>
          </table:table-cell>
          <table:table-cell office:value-type="float" office:value="0.476704">
            <text:p>0.47670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3.624542">
            <text:p>63.624542</text:p>
          </table:table-cell>
          <table:table-cell office:value-type="float" office:value="62.527645">
            <text:p>62.527645</text:p>
          </table:table-cell>
          <table:table-cell office:value-type="float" office:value="0.510976">
            <text:p>0.51097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9.23856">
            <text:p>59.23856</text:p>
          </table:table-cell>
          <table:table-cell office:value-type="float" office:value="58.20879">
            <text:p>58.20879</text:p>
          </table:table-cell>
          <table:table-cell office:value-type="float" office:value="0.474432">
            <text:p>0.47443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50.49155">
            <text:p>50.49155</text:p>
          </table:table-cell>
          <table:table-cell office:value-type="float" office:value="49.590527">
            <text:p>49.590527</text:p>
          </table:table-cell>
          <table:table-cell office:value-type="float" office:value="0.419648">
            <text:p>0.41964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0.218655">
            <text:p>60.218655</text:p>
          </table:table-cell>
          <table:table-cell office:value-type="float" office:value="59.01965">
            <text:p>59.01965</text:p>
          </table:table-cell>
          <table:table-cell office:value-type="float" office:value="0.608448">
            <text:p>0.60844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5.350239">
            <text:p>55.350239</text:p>
          </table:table-cell>
          <table:table-cell office:value-type="float" office:value="54.225761">
            <text:p>54.225761</text:p>
          </table:table-cell>
          <table:table-cell office:value-type="float" office:value="0.569184">
            <text:p>0.56918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47.287266">
            <text:p>47.287266</text:p>
          </table:table-cell>
          <table:table-cell office:value-type="float" office:value="46.298431">
            <text:p>46.298431</text:p>
          </table:table-cell>
          <table:table-cell office:value-type="float" office:value="0.502976">
            <text:p>0.50297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47.226368">
            <text:p>47.226368</text:p>
          </table:table-cell>
          <table:table-cell office:value-type="float" office:value="46.248573">
            <text:p>46.248573</text:p>
          </table:table-cell>
          <table:table-cell office:value-type="float" office:value="0.498656">
            <text:p>0.49865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46.360958">
            <text:p>46.360958</text:p>
          </table:table-cell>
          <table:table-cell office:value-type="float" office:value="45.37677">
            <text:p>45.37677</text:p>
          </table:table-cell>
          <table:table-cell office:value-type="float" office:value="0.507104">
            <text:p>0.50710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2.738304">
            <text:p>52.738304</text:p>
          </table:table-cell>
          <table:table-cell office:value-type="float" office:value="51.555134">
            <text:p>51.555134</text:p>
          </table:table-cell>
          <table:table-cell office:value-type="float" office:value="0.635264">
            <text:p>0.63526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2.978561">
            <text:p>52.978561</text:p>
          </table:table-cell>
          <table:table-cell office:value-type="float" office:value="51.640797">
            <text:p>51.640797</text:p>
          </table:table-cell>
          <table:table-cell office:value-type="float" office:value="0.728768">
            <text:p>0.72876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2.293022">
            <text:p>52.293022</text:p>
          </table:table-cell>
          <table:table-cell office:value-type="float" office:value="51.079098">
            <text:p>51.079098</text:p>
          </table:table-cell>
          <table:table-cell office:value-type="float" office:value="0.6592">
            <text:p>0.659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8.798882">
            <text:p>48.798882</text:p>
          </table:table-cell>
          <table:table-cell office:value-type="float" office:value="47.67469">
            <text:p>47.67469</text:p>
          </table:table-cell>
          <table:table-cell office:value-type="float" office:value="0.613504">
            <text:p>0.61350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1.07856">
            <text:p>51.07856</text:p>
          </table:table-cell>
          <table:table-cell office:value-type="float" office:value="49.839943">
            <text:p>49.839943</text:p>
          </table:table-cell>
          <table:table-cell office:value-type="float" office:value="0.68896">
            <text:p>0.6889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1.167999">
            <text:p>51.167999</text:p>
          </table:table-cell>
          <table:table-cell office:value-type="float" office:value="49.909954">
            <text:p>49.909954</text:p>
          </table:table-cell>
          <table:table-cell office:value-type="float" office:value="0.698144">
            <text:p>0.69814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53.714046">
            <text:p>53.714046</text:p>
          </table:table-cell>
          <table:table-cell office:value-type="float" office:value="52.364223">
            <text:p>52.364223</text:p>
          </table:table-cell>
          <table:table-cell office:value-type="float" office:value="0.75808">
            <text:p>0.7580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.800194">
            <text:p>56.800194</text:p>
          </table:table-cell>
          <table:table-cell office:value-type="float" office:value="55.380634">
            <text:p>55.380634</text:p>
          </table:table-cell>
          <table:table-cell office:value-type="float" office:value="0.79792">
            <text:p>0.7979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3.581505">
            <text:p>53.581505</text:p>
          </table:table-cell>
          <table:table-cell office:value-type="float" office:value="52.235744">
            <text:p>52.235744</text:p>
          </table:table-cell>
          <table:table-cell office:value-type="float" office:value="0.7592">
            <text:p>0.759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1.209438">
            <text:p>51.209438</text:p>
          </table:table-cell>
          <table:table-cell office:value-type="float" office:value="49.774364">
            <text:p>49.774364</text:p>
          </table:table-cell>
          <table:table-cell office:value-type="float" office:value="0.846336">
            <text:p>0.84633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8.066814">
            <text:p>48.066814</text:p>
          </table:table-cell>
          <table:table-cell office:value-type="float" office:value="46.723228">
            <text:p>46.723228</text:p>
          </table:table-cell>
          <table:table-cell office:value-type="float" office:value="0.797312">
            <text:p>0.79731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8.117825">
            <text:p>48.117825</text:p>
          </table:table-cell>
          <table:table-cell office:value-type="float" office:value="46.681252">
            <text:p>46.681252</text:p>
          </table:table-cell>
          <table:table-cell office:value-type="float" office:value="0.80448">
            <text:p>0.8044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52.791233">
            <text:p>52.791233</text:p>
          </table:table-cell>
          <table:table-cell office:value-type="float" office:value="51.166176">
            <text:p>51.166176</text:p>
          </table:table-cell>
          <table:table-cell office:value-type="float" office:value="1.005184">
            <text:p>1.00518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6.609215">
            <text:p>46.609215</text:p>
          </table:table-cell>
          <table:table-cell office:value-type="float" office:value="45.161667">
            <text:p>45.161667</text:p>
          </table:table-cell>
          <table:table-cell office:value-type="float" office:value="0.889344">
            <text:p>0.88934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2.822849">
            <text:p>52.822849</text:p>
          </table:table-cell>
          <table:table-cell office:value-type="float" office:value="51.18586">
            <text:p>51.18586</text:p>
          </table:table-cell>
          <table:table-cell office:value-type="float" office:value="1.011584">
            <text:p>1.01158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6.608578">
            <text:p>46.608578</text:p>
          </table:table-cell>
          <table:table-cell office:value-type="float" office:value="45.168129">
            <text:p>45.168129</text:p>
          </table:table-cell>
          <table:table-cell office:value-type="float" office:value="0.889536">
            <text:p>0.88953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9.710304">
            <text:p>49.710304</text:p>
          </table:table-cell>
          <table:table-cell office:value-type="float" office:value="48.188194">
            <text:p>48.188194</text:p>
          </table:table-cell>
          <table:table-cell office:value-type="float" office:value="0.942208">
            <text:p>0.94220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8.275936">
            <text:p>48.275936</text:p>
          </table:table-cell>
          <table:table-cell office:value-type="float" office:value="46.611324">
            <text:p>46.611324</text:p>
          </table:table-cell>
          <table:table-cell office:value-type="float" office:value="1.055232">
            <text:p>1.05523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5.337826">
            <text:p>45.337826</text:p>
          </table:table-cell>
          <table:table-cell office:value-type="float" office:value="43.798561">
            <text:p>43.798561</text:p>
          </table:table-cell>
          <table:table-cell office:value-type="float" office:value="0.987936">
            <text:p>0.987936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5.308033">
            <text:p>45.308033</text:p>
          </table:table-cell>
          <table:table-cell office:value-type="float" office:value="43.771904">
            <text:p>43.771904</text:p>
          </table:table-cell>
          <table:table-cell office:value-type="float" office:value="0.99024">
            <text:p>0.9902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5.248672">
            <text:p>45.248672</text:p>
          </table:table-cell>
          <table:table-cell office:value-type="float" office:value="43.71376">
            <text:p>43.71376</text:p>
          </table:table-cell>
          <table:table-cell office:value-type="float" office:value="0.988128">
            <text:p>0.98812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0">
            <text:p>0</text:p>
          </table:table-cell>
          <table:table-cell office:value-type="float" office:value="1181">
            <text:p>1181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11.595673">
            <text:p>411.595673</text:p>
          </table:table-cell>
          <table:table-cell office:value-type="float" office:value="411.108124">
            <text:p>411.10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  <table:table-cell office:value-type="float" office:value="591">
            <text:p>591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7.639374">
            <text:p>407.639374</text:p>
          </table:table-cell>
          <table:table-cell office:value-type="float" office:value="407.131866">
            <text:p>407.131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693">
            <text:p>1048693</text:p>
          </table:table-cell>
          <table:table-cell office:value-type="float" office:value="8259994">
            <text:p>8259994</text:p>
          </table:table-cell>
          <table:table-cell office:value-type="float" office:value="117">
            <text:p>117</text:p>
          </table:table-cell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17">
            <text:p>17</text:p>
          </table:table-cell>
          <table:table-cell office:value-type="float" office:value="390">
            <text:p>390</text:p>
          </table:table-cell>
          <table:table-cell office:value-type="float" office:value="396.797241">
            <text:p>396.797241</text:p>
          </table:table-cell>
          <table:table-cell office:value-type="float" office:value="396.311249">
            <text:p>396.311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809">
            <text:p>1048809</text:p>
          </table:table-cell>
          <table:table-cell office:value-type="float" office:value="8259994">
            <text:p>8259994</text:p>
          </table:table-cell>
          <table:table-cell office:value-type="float" office:value="233">
            <text:p>233</text:p>
          </table:table-cell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16">
            <text:p>16</text:p>
          </table:table-cell>
          <table:table-cell office:value-type="float" office:value="360">
            <text:p>360</text:p>
          </table:table-cell>
          <table:table-cell office:value-type="float" office:value="365.092194">
            <text:p>365.092194</text:p>
          </table:table-cell>
          <table:table-cell office:value-type="float" office:value="364.634888">
            <text:p>364.634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67">
            <text:p>1048967</text:p>
          </table:table-cell>
          <table:table-cell office:value-type="float" office:value="8259994">
            <text:p>8259994</text:p>
          </table:table-cell>
          <table:table-cell office:value-type="float" office:value="391">
            <text:p>391</text:p>
          </table:table-cell>
          <table:table-cell office:value-type="float" office:value="1181">
            <text:p>1181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1.857544">
            <text:p>381.857544</text:p>
          </table:table-cell>
          <table:table-cell office:value-type="float" office:value="381.370209">
            <text:p>381.370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016">
            <text:p>1050016</text:p>
          </table:table-cell>
          <table:table-cell office:value-type="float" office:value="8259994">
            <text:p>8259994</text:p>
          </table:table-cell>
          <table:table-cell office:value-type="float" office:value="1440">
            <text:p>1440</text:p>
          </table:table-cell>
          <table:table-cell office:value-type="float" office:value="1181">
            <text:p>1181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office:value-type="float" office:value="358.244019">
            <text:p>358.244019</text:p>
          </table:table-cell>
          <table:table-cell office:value-type="float" office:value="357.768311">
            <text:p>357.768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173">
            <text:p>1050173</text:p>
          </table:table-cell>
          <table:table-cell office:value-type="float" office:value="8259994">
            <text:p>8259994</text:p>
          </table:table-cell>
          <table:table-cell office:value-type="float" office:value="1597">
            <text:p>1597</text:p>
          </table:table-cell>
          <table:table-cell office:value-type="float" office:value="1181">
            <text:p>118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2.344696">
            <text:p>352.344696</text:p>
          </table:table-cell>
          <table:table-cell office:value-type="float" office:value="351.826233">
            <text:p>351.826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0241">
            <text:p>1050241</text:p>
          </table:table-cell>
          <table:table-cell office:value-type="float" office:value="8259994">
            <text:p>8259994</text:p>
          </table:table-cell>
          <table:table-cell office:value-type="float" office:value="1665">
            <text:p>1665</text:p>
          </table:table-cell>
          <table:table-cell office:value-type="float" office:value="1181">
            <text:p>118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office:value-type="float" office:value="330">
            <text:p>330</text:p>
          </table:table-cell>
          <table:table-cell office:value-type="float" office:value="333.710724">
            <text:p>333.710724</text:p>
          </table:table-cell>
          <table:table-cell office:value-type="float" office:value="333.259216">
            <text:p>333.259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1163">
            <text:p>1051163</text:p>
          </table:table-cell>
          <table:table-cell office:value-type="float" office:value="8259994">
            <text:p>8259994</text:p>
          </table:table-cell>
          <table:table-cell office:value-type="float" office:value="2587">
            <text:p>2587</text:p>
          </table:table-cell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330">
            <text:p>330</text:p>
          </table:table-cell>
          <table:table-cell office:value-type="float" office:value="332.085266">
            <text:p>332.085266</text:p>
          </table:table-cell>
          <table:table-cell office:value-type="float" office:value="331.638641">
            <text:p>331.6386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501">
            <text:p>1053501</text:p>
          </table:table-cell>
          <table:table-cell office:value-type="float" office:value="8259994">
            <text:p>8259994</text:p>
          </table:table-cell>
          <table:table-cell office:value-type="float" office:value="4925">
            <text:p>4925</text:p>
          </table:table-cell>
          <table:table-cell office:value-type="float" office:value="1181">
            <text:p>1181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171143">
            <text:p>351.171143</text:p>
          </table:table-cell>
          <table:table-cell office:value-type="float" office:value="350.701019">
            <text:p>350.701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5548">
            <text:p>1055548</text:p>
          </table:table-cell>
          <table:table-cell office:value-type="float" office:value="8259994">
            <text:p>8259994</text:p>
          </table:table-cell>
          <table:table-cell office:value-type="float" office:value="6972">
            <text:p>6972</text:p>
          </table:table-cell>
          <table:table-cell office:value-type="float" office:value="1181">
            <text:p>118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0.440674">
            <text:p>350.440674</text:p>
          </table:table-cell>
          <table:table-cell office:value-type="float" office:value="349.960358">
            <text:p>349.960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375">
            <text:p>1056375</text:p>
          </table:table-cell>
          <table:table-cell office:value-type="float" office:value="8259994">
            <text:p>8259994</text:p>
          </table:table-cell>
          <table:table-cell office:value-type="float" office:value="7799">
            <text:p>7799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314423">
            <text:p>351.314423</text:p>
          </table:table-cell>
          <table:table-cell office:value-type="float" office:value="350.847656">
            <text:p>350.8476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626">
            <text:p>1056626</text:p>
          </table:table-cell>
          <table:table-cell office:value-type="float" office:value="8259994">
            <text:p>8259994</text:p>
          </table:table-cell>
          <table:table-cell office:value-type="float" office:value="8050">
            <text:p>8050</text:p>
          </table:table-cell>
          <table:table-cell office:value-type="float" office:value="1181">
            <text:p>118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office:value-type="float" office:value="350.679932">
            <text:p>350.679932</text:p>
          </table:table-cell>
          <table:table-cell office:value-type="float" office:value="350.202576">
            <text:p>350.202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6877">
            <text:p>1056877</text:p>
          </table:table-cell>
          <table:table-cell office:value-type="float" office:value="8259994">
            <text:p>8259994</text:p>
          </table:table-cell>
          <table:table-cell office:value-type="float" office:value="8301">
            <text:p>8301</text:p>
          </table:table-cell>
          <table:table-cell office:value-type="float" office:value="1181">
            <text:p>1181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1.017731">
            <text:p>351.017731</text:p>
          </table:table-cell>
          <table:table-cell office:value-type="float" office:value="350.537903">
            <text:p>350.537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7884">
            <text:p>1057884</text:p>
          </table:table-cell>
          <table:table-cell office:value-type="float" office:value="8259994">
            <text:p>8259994</text:p>
          </table:table-cell>
          <table:table-cell office:value-type="float" office:value="9308">
            <text:p>9308</text:p>
          </table:table-cell>
          <table:table-cell office:value-type="float" office:value="1181">
            <text:p>118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2.669373">
            <text:p>352.669373</text:p>
          </table:table-cell>
          <table:table-cell office:value-type="float" office:value="352.187561">
            <text:p>352.187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0165">
            <text:p>1060165</text:p>
          </table:table-cell>
          <table:table-cell office:value-type="float" office:value="8259994">
            <text:p>8259994</text:p>
          </table:table-cell>
          <table:table-cell office:value-type="float" office:value="11589">
            <text:p>11589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office:value-type="float" office:value="355.717468">
            <text:p>355.717468</text:p>
          </table:table-cell>
          <table:table-cell office:value-type="float" office:value="355.167725">
            <text:p>355.167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3080">
            <text:p>1063080</text:p>
          </table:table-cell>
          <table:table-cell office:value-type="float" office:value="8259994">
            <text:p>8259994</text:p>
          </table:table-cell>
          <table:table-cell office:value-type="float" office:value="14504">
            <text:p>14504</text:p>
          </table:table-cell>
          <table:table-cell office:value-type="float" office:value="1181">
            <text:p>118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office:value-type="float" office:value="359.901367">
            <text:p>359.901367</text:p>
          </table:table-cell>
          <table:table-cell office:value-type="float" office:value="359.359222">
            <text:p>359.359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66871">
            <text:p>1066871</text:p>
          </table:table-cell>
          <table:table-cell office:value-type="float" office:value="8259994">
            <text:p>8259994</text:p>
          </table:table-cell>
          <table:table-cell office:value-type="float" office:value="18295">
            <text:p>18295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360">
            <text:p>360</text:p>
          </table:table-cell>
          <table:table-cell office:value-type="float" office:value="365.560547">
            <text:p>365.560547</text:p>
          </table:table-cell>
          <table:table-cell office:value-type="float" office:value="365.092041">
            <text:p>365.092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0108">
            <text:p>1070108</text:p>
          </table:table-cell>
          <table:table-cell office:value-type="float" office:value="8259994">
            <text:p>8259994</text:p>
          </table:table-cell>
          <table:table-cell office:value-type="float" office:value="21532">
            <text:p>21532</text:p>
          </table:table-cell>
          <table:table-cell office:value-type="float" office:value="1181">
            <text:p>1181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370">
            <text:p>370</text:p>
          </table:table-cell>
          <table:table-cell office:value-type="float" office:value="367.664825">
            <text:p>367.664825</text:p>
          </table:table-cell>
          <table:table-cell office:value-type="float" office:value="367.190063">
            <text:p>367.1900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3308">
            <text:p>1073308</text:p>
          </table:table-cell>
          <table:table-cell office:value-type="float" office:value="8259994">
            <text:p>8259994</text:p>
          </table:table-cell>
          <table:table-cell office:value-type="float" office:value="24732">
            <text:p>24732</text:p>
          </table:table-cell>
          <table:table-cell office:value-type="float" office:value="1181">
            <text:p>118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370">
            <text:p>370</text:p>
          </table:table-cell>
          <table:table-cell office:value-type="float" office:value="374.651611">
            <text:p>374.651611</text:p>
          </table:table-cell>
          <table:table-cell office:value-type="float" office:value="374.17981">
            <text:p>374.17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6056">
            <text:p>1076056</text:p>
          </table:table-cell>
          <table:table-cell office:value-type="float" office:value="8259994">
            <text:p>8259994</text:p>
          </table:table-cell>
          <table:table-cell office:value-type="float" office:value="27480">
            <text:p>27480</text:p>
          </table:table-cell>
          <table:table-cell office:value-type="float" office:value="1181">
            <text:p>1181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360">
            <text:p>360</text:p>
          </table:table-cell>
          <table:table-cell office:value-type="float" office:value="358.545868">
            <text:p>358.545868</text:p>
          </table:table-cell>
          <table:table-cell office:value-type="float" office:value="358.096008">
            <text:p>358.096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8180">
            <text:p>1078180</text:p>
          </table:table-cell>
          <table:table-cell office:value-type="float" office:value="8259994">
            <text:p>8259994</text:p>
          </table:table-cell>
          <table:table-cell office:value-type="float" office:value="29604">
            <text:p>29604</text:p>
          </table:table-cell>
          <table:table-cell office:value-type="float" office:value="1181">
            <text:p>1181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2.550323">
            <text:p>382.550323</text:p>
          </table:table-cell>
          <table:table-cell office:value-type="float" office:value="382.075806">
            <text:p>382.075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79234">
            <text:p>1079234</text:p>
          </table:table-cell>
          <table:table-cell office:value-type="float" office:value="8259994">
            <text:p>8259994</text:p>
          </table:table-cell>
          <table:table-cell office:value-type="float" office:value="30658">
            <text:p>30658</text:p>
          </table:table-cell>
          <table:table-cell office:value-type="float" office:value="1181">
            <text:p>1181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360">
            <text:p>360</text:p>
          </table:table-cell>
          <table:table-cell office:value-type="float" office:value="362.17218">
            <text:p>362.17218</text:p>
          </table:table-cell>
          <table:table-cell office:value-type="float" office:value="361.716309">
            <text:p>361.716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0107">
            <text:p>1080107</text:p>
          </table:table-cell>
          <table:table-cell office:value-type="float" office:value="8259994">
            <text:p>8259994</text:p>
          </table:table-cell>
          <table:table-cell office:value-type="float" office:value="31531">
            <text:p>31531</text:p>
          </table:table-cell>
          <table:table-cell office:value-type="float" office:value="1181">
            <text:p>118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4.449249">
            <text:p>384.449249</text:p>
          </table:table-cell>
          <table:table-cell office:value-type="float" office:value="383.972473">
            <text:p>383.972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1068">
            <text:p>1081068</text:p>
          </table:table-cell>
          <table:table-cell office:value-type="float" office:value="8259994">
            <text:p>8259994</text:p>
          </table:table-cell>
          <table:table-cell office:value-type="float" office:value="32492">
            <text:p>32492</text:p>
          </table:table-cell>
          <table:table-cell office:value-type="float" office:value="1181">
            <text:p>1181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65.835999">
            <text:p>365.835999</text:p>
          </table:table-cell>
          <table:table-cell office:value-type="float" office:value="365.381683">
            <text:p>365.381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2539">
            <text:p>1082539</text:p>
          </table:table-cell>
          <table:table-cell office:value-type="float" office:value="8259994">
            <text:p>8259994</text:p>
          </table:table-cell>
          <table:table-cell office:value-type="float" office:value="33963">
            <text:p>33963</text:p>
          </table:table-cell>
          <table:table-cell office:value-type="float" office:value="1181">
            <text:p>118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66.217743">
            <text:p>366.217743</text:p>
          </table:table-cell>
          <table:table-cell office:value-type="float" office:value="365.766174">
            <text:p>365.7661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5113">
            <text:p>1085113</text:p>
          </table:table-cell>
          <table:table-cell office:value-type="float" office:value="8259994">
            <text:p>8259994</text:p>
          </table:table-cell>
          <table:table-cell office:value-type="float" office:value="36537">
            <text:p>36537</text:p>
          </table:table-cell>
          <table:table-cell office:value-type="float" office:value="1181">
            <text:p>11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390">
            <text:p>390</text:p>
          </table:table-cell>
          <table:table-cell office:value-type="float" office:value="391.612122">
            <text:p>391.612122</text:p>
          </table:table-cell>
          <table:table-cell office:value-type="float" office:value="391.078949">
            <text:p>391.0789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86880">
            <text:p>1086880</text:p>
          </table:table-cell>
          <table:table-cell office:value-type="float" office:value="8259994">
            <text:p>8259994</text:p>
          </table:table-cell>
          <table:table-cell office:value-type="float" office:value="38304">
            <text:p>38304</text:p>
          </table:table-cell>
          <table:table-cell office:value-type="float" office:value="1181">
            <text:p>118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72.076447">
            <text:p>372.076447</text:p>
          </table:table-cell>
          <table:table-cell office:value-type="float" office:value="371.632172">
            <text:p>371.632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1395">
            <text:p>1091395</text:p>
          </table:table-cell>
          <table:table-cell office:value-type="float" office:value="8259994">
            <text:p>8259994</text:p>
          </table:table-cell>
          <table:table-cell office:value-type="float" office:value="42819">
            <text:p>42819</text:p>
          </table:table-cell>
          <table:table-cell office:value-type="float" office:value="1181">
            <text:p>118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94.959717">
            <text:p>394.959717</text:p>
          </table:table-cell>
          <table:table-cell office:value-type="float" office:value="394.482483">
            <text:p>394.482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4277">
            <text:p>1094277</text:p>
          </table:table-cell>
          <table:table-cell office:value-type="float" office:value="8259994">
            <text:p>8259994</text:p>
          </table:table-cell>
          <table:table-cell office:value-type="float" office:value="45701">
            <text:p>45701</text:p>
          </table:table-cell>
          <table:table-cell office:value-type="float" office:value="1181">
            <text:p>118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96.806061">
            <text:p>396.806061</text:p>
          </table:table-cell>
          <table:table-cell office:value-type="float" office:value="396.313232">
            <text:p>396.313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97476">
            <text:p>1097476</text:p>
          </table:table-cell>
          <table:table-cell office:value-type="float" office:value="8259994">
            <text:p>8259994</text:p>
          </table:table-cell>
          <table:table-cell office:value-type="float" office:value="48900">
            <text:p>48900</text:p>
          </table:table-cell>
          <table:table-cell office:value-type="float" office:value="1181">
            <text:p>118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98.556671">
            <text:p>398.556671</text:p>
          </table:table-cell>
          <table:table-cell office:value-type="float" office:value="398.082642">
            <text:p>398.082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4913">
            <text:p>1104913</text:p>
          </table:table-cell>
          <table:table-cell office:value-type="float" office:value="8259994">
            <text:p>8259994</text:p>
          </table:table-cell>
          <table:table-cell office:value-type="float" office:value="56337">
            <text:p>56337</text:p>
          </table:table-cell>
          <table:table-cell office:value-type="float" office:value="1181">
            <text:p>118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370">
            <text:p>370</text:p>
          </table:table-cell>
          <table:table-cell office:value-type="float" office:value="377.921051">
            <text:p>377.921051</text:p>
          </table:table-cell>
          <table:table-cell office:value-type="float" office:value="377.472626">
            <text:p>377.472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09205">
            <text:p>1109205</text:p>
          </table:table-cell>
          <table:table-cell office:value-type="float" office:value="8259994">
            <text:p>8259994</text:p>
          </table:table-cell>
          <table:table-cell office:value-type="float" office:value="60629">
            <text:p>60629</text:p>
          </table:table-cell>
          <table:table-cell office:value-type="float" office:value="1181">
            <text:p>118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0.906311">
            <text:p>400.906311</text:p>
          </table:table-cell>
          <table:table-cell office:value-type="float" office:value="400.425903">
            <text:p>400.425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3675">
            <text:p>1113675</text:p>
          </table:table-cell>
          <table:table-cell office:value-type="float" office:value="8259994">
            <text:p>8259994</text:p>
          </table:table-cell>
          <table:table-cell office:value-type="float" office:value="65099">
            <text:p>65099</text:p>
          </table:table-cell>
          <table:table-cell office:value-type="float" office:value="1181">
            <text:p>118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1.085938">
            <text:p>401.085938</text:p>
          </table:table-cell>
          <table:table-cell office:value-type="float" office:value="400.611053">
            <text:p>400.611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18333">
            <text:p>1118333</text:p>
          </table:table-cell>
          <table:table-cell office:value-type="float" office:value="8259994">
            <text:p>8259994</text:p>
          </table:table-cell>
          <table:table-cell office:value-type="float" office:value="69757">
            <text:p>69757</text:p>
          </table:table-cell>
          <table:table-cell office:value-type="float" office:value="1181">
            <text:p>118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2.577454">
            <text:p>402.577454</text:p>
          </table:table-cell>
          <table:table-cell office:value-type="float" office:value="402.100952">
            <text:p>402.1009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3221">
            <text:p>1123221</text:p>
          </table:table-cell>
          <table:table-cell office:value-type="float" office:value="8259994">
            <text:p>8259994</text:p>
          </table:table-cell>
          <table:table-cell office:value-type="float" office:value="74645">
            <text:p>74645</text:p>
          </table:table-cell>
          <table:table-cell office:value-type="float" office:value="1181">
            <text:p>118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3.858368">
            <text:p>403.858368</text:p>
          </table:table-cell>
          <table:table-cell office:value-type="float" office:value="403.387817">
            <text:p>403.3878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3.338318">
            <text:p>403.338318</text:p>
          </table:table-cell>
          <table:table-cell office:value-type="float" office:value="402.8591">
            <text:p>402.8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27947">
            <text:p>1127947</text:p>
          </table:table-cell>
          <table:table-cell office:value-type="float" office:value="8259994">
            <text:p>8259994</text:p>
          </table:table-cell>
          <table:table-cell office:value-type="float" office:value="79371">
            <text:p>79371</text:p>
          </table:table-cell>
          <table:table-cell office:value-type="float" office:value="1181">
            <text:p>118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3.507935">
            <text:p>403.507935</text:p>
          </table:table-cell>
          <table:table-cell office:value-type="float" office:value="403.03241">
            <text:p>403.03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2769">
            <text:p>1132769</text:p>
          </table:table-cell>
          <table:table-cell office:value-type="float" office:value="8259994">
            <text:p>8259994</text:p>
          </table:table-cell>
          <table:table-cell office:value-type="float" office:value="84193">
            <text:p>84193</text:p>
          </table:table-cell>
          <table:table-cell office:value-type="float" office:value="1181">
            <text:p>118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410">
            <text:p>410</text:p>
          </table:table-cell>
          <table:table-cell office:value-type="float" office:value="402.374969">
            <text:p>402.374969</text:p>
          </table:table-cell>
          <table:table-cell office:value-type="float" office:value="401.895386">
            <text:p>401.8953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137359">
            <text:p>1137359</text:p>
          </table:table-cell>
          <table:table-cell office:value-type="float" office:value="8259994">
            <text:p>8259994</text:p>
          </table:table-cell>
          <table:table-cell office:value-type="float" office:value="88783">
            <text:p>88783</text:p>
          </table:table-cell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401.417816">
            <text:p>401.417816</text:p>
          </table:table-cell>
          <table:table-cell office:value-type="float" office:value="400.941895">
            <text:p>400.9418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66.662781">
            <text:p>66.662781</text:p>
          </table:table-cell>
          <table:table-cell office:value-type="float" office:value="66.255203">
            <text:p>66.255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52.908543">
            <text:p>52.908543</text:p>
          </table:table-cell>
          <table:table-cell office:value-type="float" office:value="52.545853">
            <text:p>52.545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684">
            <text:p>282684</text:p>
          </table:table-cell>
          <table:table-cell office:value-type="float" office:value="2312497">
            <text:p>2312497</text:p>
          </table:table-cell>
          <table:table-cell office:value-type="float" office:value="781">
            <text:p>78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54.877888">
            <text:p>54.877888</text:p>
          </table:table-cell>
          <table:table-cell office:value-type="float" office:value="54.497444">
            <text:p>54.4974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3526">
            <text:p>283526</text:p>
          </table:table-cell>
          <table:table-cell office:value-type="float" office:value="2312497">
            <text:p>2312497</text:p>
          </table:table-cell>
          <table:table-cell office:value-type="float" office:value="1623">
            <text:p>162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46.50016">
            <text:p>46.50016</text:p>
          </table:table-cell>
          <table:table-cell office:value-type="float" office:value="46.173054">
            <text:p>46.173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3.162018">
            <text:p>63.162018</text:p>
          </table:table-cell>
          <table:table-cell office:value-type="float" office:value="62.725826">
            <text:p>62.7258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7480">
            <text:p>287480</text:p>
          </table:table-cell>
          <table:table-cell office:value-type="float" office:value="2312497">
            <text:p>2312497</text:p>
          </table:table-cell>
          <table:table-cell office:value-type="float" office:value="5577">
            <text:p>5577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47.870049">
            <text:p>47.870049</text:p>
          </table:table-cell>
          <table:table-cell office:value-type="float" office:value="47.544609">
            <text:p>47.544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8943">
            <text:p>288943</text:p>
          </table:table-cell>
          <table:table-cell office:value-type="float" office:value="2312497">
            <text:p>2312497</text:p>
          </table:table-cell>
          <table:table-cell office:value-type="float" office:value="7040">
            <text:p>7040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4.38797">
            <text:p>64.38797</text:p>
          </table:table-cell>
          <table:table-cell office:value-type="float" office:value="63.961761">
            <text:p>63.9617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97116">
            <text:p>297116</text:p>
          </table:table-cell>
          <table:table-cell office:value-type="float" office:value="2312497">
            <text:p>2312497</text:p>
          </table:table-cell>
          <table:table-cell office:value-type="float" office:value="15213">
            <text:p>15213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64.171265">
            <text:p>64.171265</text:p>
          </table:table-cell>
          <table:table-cell office:value-type="float" office:value="63.745598">
            <text:p>63.745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0579">
            <text:p>300579</text:p>
          </table:table-cell>
          <table:table-cell office:value-type="float" office:value="2312497">
            <text:p>2312497</text:p>
          </table:table-cell>
          <table:table-cell office:value-type="float" office:value="18676">
            <text:p>18676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3.961662">
            <text:p>63.961662</text:p>
          </table:table-cell>
          <table:table-cell office:value-type="float" office:value="63.531834">
            <text:p>63.531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4328">
            <text:p>304328</text:p>
          </table:table-cell>
          <table:table-cell office:value-type="float" office:value="2312497">
            <text:p>2312497</text:p>
          </table:table-cell>
          <table:table-cell office:value-type="float" office:value="22425">
            <text:p>22425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56.0056">
            <text:p>56.0056</text:p>
          </table:table-cell>
          <table:table-cell office:value-type="float" office:value="55.626434">
            <text:p>55.626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7162">
            <text:p>307162</text:p>
          </table:table-cell>
          <table:table-cell office:value-type="float" office:value="2312497">
            <text:p>2312497</text:p>
          </table:table-cell>
          <table:table-cell office:value-type="float" office:value="25259">
            <text:p>25259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52.028736">
            <text:p>52.028736</text:p>
          </table:table-cell>
          <table:table-cell office:value-type="float" office:value="51.675652">
            <text:p>51.675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0052">
            <text:p>310052</text:p>
          </table:table-cell>
          <table:table-cell office:value-type="float" office:value="2312497">
            <text:p>2312497</text:p>
          </table:table-cell>
          <table:table-cell office:value-type="float" office:value="28149">
            <text:p>28149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9.02544">
            <text:p>59.02544</text:p>
          </table:table-cell>
          <table:table-cell office:value-type="float" office:value="58.625854">
            <text:p>58.625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3419">
            <text:p>313419</text:p>
          </table:table-cell>
          <table:table-cell office:value-type="float" office:value="2312497">
            <text:p>2312497</text:p>
          </table:table-cell>
          <table:table-cell office:value-type="float" office:value="31516">
            <text:p>31516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8.716225">
            <text:p>58.716225</text:p>
          </table:table-cell>
          <table:table-cell office:value-type="float" office:value="58.308029">
            <text:p>58.3080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17661">
            <text:p>317661</text:p>
          </table:table-cell>
          <table:table-cell office:value-type="float" office:value="2312497">
            <text:p>2312497</text:p>
          </table:table-cell>
          <table:table-cell office:value-type="float" office:value="35758">
            <text:p>35758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7.653633">
            <text:p>57.653633</text:p>
          </table:table-cell>
          <table:table-cell office:value-type="float" office:value="57.246819">
            <text:p>57.246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59.555168">
            <text:p>59.555168</text:p>
          </table:table-cell>
          <table:table-cell office:value-type="float" office:value="59.111679">
            <text:p>59.1116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6827">
            <text:p>336827</text:p>
          </table:table-cell>
          <table:table-cell office:value-type="float" office:value="2312497">
            <text:p>2312497</text:p>
          </table:table-cell>
          <table:table-cell office:value-type="float" office:value="54924">
            <text:p>5492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58.332863">
            <text:p>58.332863</text:p>
          </table:table-cell>
          <table:table-cell office:value-type="float" office:value="57.905506">
            <text:p>57.905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50.328896">
            <text:p>50.328896</text:p>
          </table:table-cell>
          <table:table-cell office:value-type="float" office:value="49.947422">
            <text:p>49.947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4189">
            <text:p>344189</text:p>
          </table:table-cell>
          <table:table-cell office:value-type="float" office:value="2312497">
            <text:p>2312497</text:p>
          </table:table-cell>
          <table:table-cell office:value-type="float" office:value="62286">
            <text:p>62286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46.708736">
            <text:p>46.708736</text:p>
          </table:table-cell>
          <table:table-cell office:value-type="float" office:value="46.358753">
            <text:p>46.358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49781">
            <text:p>349781</text:p>
          </table:table-cell>
          <table:table-cell office:value-type="float" office:value="2312497">
            <text:p>2312497</text:p>
          </table:table-cell>
          <table:table-cell office:value-type="float" office:value="67878">
            <text:p>67878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9.272736">
            <text:p>49.272736</text:p>
          </table:table-cell>
          <table:table-cell office:value-type="float" office:value="48.895004">
            <text:p>48.895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5.469696">
            <text:p>55.469696</text:p>
          </table:table-cell>
          <table:table-cell office:value-type="float" office:value="55.040642">
            <text:p>55.040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55818">
            <text:p>355818</text:p>
          </table:table-cell>
          <table:table-cell office:value-type="float" office:value="2312497">
            <text:p>2312497</text:p>
          </table:table-cell>
          <table:table-cell office:value-type="float" office:value="73915">
            <text:p>73915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55.477856">
            <text:p>55.477856</text:p>
          </table:table-cell>
          <table:table-cell office:value-type="float" office:value="55.046917">
            <text:p>55.0469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8.07888">
            <text:p>48.07888</text:p>
          </table:table-cell>
          <table:table-cell office:value-type="float" office:value="47.703903">
            <text:p>47.703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62456">
            <text:p>362456</text:p>
          </table:table-cell>
          <table:table-cell office:value-type="float" office:value="2312497">
            <text:p>2312497</text:p>
          </table:table-cell>
          <table:table-cell office:value-type="float" office:value="80553">
            <text:p>80553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8.062431">
            <text:p>48.062431</text:p>
          </table:table-cell>
          <table:table-cell office:value-type="float" office:value="47.68803">
            <text:p>47.68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6.980896">
            <text:p>46.980896</text:p>
          </table:table-cell>
          <table:table-cell office:value-type="float" office:value="46.590752">
            <text:p>46.5907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75830">
            <text:p>375830</text:p>
          </table:table-cell>
          <table:table-cell office:value-type="float" office:value="2312497">
            <text:p>2312497</text:p>
          </table:table-cell>
          <table:table-cell office:value-type="float" office:value="93927">
            <text:p>93927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0.533054">
            <text:p>50.533054</text:p>
          </table:table-cell>
          <table:table-cell office:value-type="float" office:value="49.992836">
            <text:p>49.992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9.119583">
            <text:p>49.119583</text:p>
          </table:table-cell>
          <table:table-cell office:value-type="float" office:value="48.717186">
            <text:p>48.7171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5.925312">
            <text:p>55.925312</text:p>
          </table:table-cell>
          <table:table-cell office:value-type="float" office:value="55.473251">
            <text:p>55.473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86321">
            <text:p>386321</text:p>
          </table:table-cell>
          <table:table-cell office:value-type="float" office:value="2312497">
            <text:p>2312497</text:p>
          </table:table-cell>
          <table:table-cell office:value-type="float" office:value="104418">
            <text:p>104418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59.243584">
            <text:p>59.243584</text:p>
          </table:table-cell>
          <table:table-cell office:value-type="float" office:value="58.738815">
            <text:p>58.738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7.117279">
            <text:p>47.117279</text:p>
          </table:table-cell>
          <table:table-cell office:value-type="float" office:value="46.720032">
            <text:p>46.720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44.140095">
            <text:p>44.140095</text:p>
          </table:table-cell>
          <table:table-cell office:value-type="float" office:value="43.756802">
            <text:p>43.7568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15582">
            <text:p>415582</text:p>
          </table:table-cell>
          <table:table-cell office:value-type="float" office:value="2312497">
            <text:p>2312497</text:p>
          </table:table-cell>
          <table:table-cell office:value-type="float" office:value="133679">
            <text:p>13367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3.992672">
            <text:p>43.992672</text:p>
          </table:table-cell>
          <table:table-cell office:value-type="float" office:value="43.581245">
            <text:p>43.581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5.624962">
            <text:p>45.624962</text:p>
          </table:table-cell>
          <table:table-cell office:value-type="float" office:value="45.219875">
            <text:p>45.219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8.660927">
            <text:p>48.660927</text:p>
          </table:table-cell>
          <table:table-cell office:value-type="float" office:value="48.232834">
            <text:p>48.232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5.576">
            <text:p>45.576</text:p>
          </table:table-cell>
          <table:table-cell office:value-type="float" office:value="45.174366">
            <text:p>45.174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8.669601">
            <text:p>48.669601</text:p>
          </table:table-cell>
          <table:table-cell office:value-type="float" office:value="48.240543">
            <text:p>48.240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39905">
            <text:p>439905</text:p>
          </table:table-cell>
          <table:table-cell office:value-type="float" office:value="2312497">
            <text:p>2312497</text:p>
          </table:table-cell>
          <table:table-cell office:value-type="float" office:value="158002">
            <text:p>158002</text:p>
          </table:table-cell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51.693951">
            <text:p>51.693951</text:p>
          </table:table-cell>
          <table:table-cell office:value-type="float" office:value="51.237057">
            <text:p>51.237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4.228065">
            <text:p>44.228065</text:p>
          </table:table-cell>
          <table:table-cell office:value-type="float" office:value="43.80051">
            <text:p>43.80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44.168575">
            <text:p>44.168575</text:p>
          </table:table-cell>
          <table:table-cell office:value-type="float" office:value="43.767967">
            <text:p>43.7679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4.139774">
            <text:p>44.139774</text:p>
          </table:table-cell>
          <table:table-cell office:value-type="float" office:value="43.733727">
            <text:p>43.733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0">
            <text:p>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471030">
            <text:p>471030</text:p>
          </table:table-cell>
          <table:table-cell office:value-type="float" office:value="2312497">
            <text:p>2312497</text:p>
          </table:table-cell>
          <table:table-cell office:value-type="float" office:value="189127">
            <text:p>189127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4.257633">
            <text:p>44.257633</text:p>
          </table:table-cell>
          <table:table-cell office:value-type="float" office:value="43.840382">
            <text:p>43.84038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float" office:value="163.880447">
            <text:p>163.880447</text:p>
          </table:table-cell>
          <table:table-cell office:value-type="float" office:value="163.454407">
            <text:p>163.454407</text:p>
          </table:table-cell>
          <table:table-cell office:value-type="float" office:value="0.100512">
            <text:p>0.10051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0.367111">
            <text:p>150.367111</text:p>
          </table:table-cell>
          <table:table-cell office:value-type="float" office:value="149.927338">
            <text:p>149.927338</text:p>
          </table:table-cell>
          <table:table-cell office:value-type="float" office:value="0.122144">
            <text:p>0.12214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9.30957">
            <text:p>129.30957</text:p>
          </table:table-cell>
          <table:table-cell office:value-type="float" office:value="128.769638">
            <text:p>128.769638</text:p>
          </table:table-cell>
          <table:table-cell office:value-type="float" office:value="0.178144">
            <text:p>0.17814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916031">
            <text:p>124.916031</text:p>
          </table:table-cell>
          <table:table-cell office:value-type="float" office:value="124.380867">
            <text:p>124.380867</text:p>
          </table:table-cell>
          <table:table-cell office:value-type="float" office:value="0.227872">
            <text:p>0.22787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3.739937">
            <text:p>43.739937</text:p>
          </table:table-cell>
          <table:table-cell office:value-type="float" office:value="43.037922">
            <text:p>43.037922</text:p>
          </table:table-cell>
          <table:table-cell office:value-type="float" office:value="0.170272">
            <text:p>0.170272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.534336">
            <text:p>40.534336</text:p>
          </table:table-cell>
          <table:table-cell office:value-type="float" office:value="39.707104">
            <text:p>39.707104</text:p>
          </table:table-cell>
          <table:table-cell office:value-type="float" office:value="0.27808">
            <text:p>0.27808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6.665375">
            <text:p>36.665375</text:p>
          </table:table-cell>
          <table:table-cell office:value-type="float" office:value="35.641472">
            <text:p>35.641472</text:p>
          </table:table-cell>
          <table:table-cell office:value-type="float" office:value="0.477664">
            <text:p>0.477664</text:p>
          </table:table-cell>
        </table:table-row>
        <table:table-row table:style-name="ro1">
          <table:table-cell office:value-type="string">
            <text:p>./n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5.172482">
            <text:p>35.172482</text:p>
          </table:table-cell>
          <table:table-cell office:value-type="float" office:value="34.046078">
            <text:p>34.046078</text:p>
          </table:table-cell>
          <table:table-cell office:value-type="float" office:value="0.5696">
            <text:p>0.569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163.762436">
            <text:p>163.762436</text:p>
          </table:table-cell>
          <table:table-cell office:value-type="float" office:value="163.520355">
            <text:p>163.520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50.145569">
            <text:p>150.145569</text:p>
          </table:table-cell>
          <table:table-cell office:value-type="float" office:value="149.90918">
            <text:p>149.90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28.868195">
            <text:p>128.868195</text:p>
          </table:table-cell>
          <table:table-cell office:value-type="float" office:value="128.627869">
            <text:p>128.627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24.728928">
            <text:p>124.728928</text:p>
          </table:table-cell>
          <table:table-cell office:value-type="float" office:value="124.49527">
            <text:p>124.49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40.402782">
            <text:p>40.402782</text:p>
          </table:table-cell>
          <table:table-cell office:value-type="float" office:value="40.033409">
            <text:p>40.033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7.450047">
            <text:p>37.450047</text:p>
          </table:table-cell>
          <table:table-cell office:value-type="float" office:value="37.074753">
            <text:p>37.074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8.451199">
            <text:p>38.451199</text:p>
          </table:table-cell>
          <table:table-cell office:value-type="float" office:value="38.021439">
            <text:p>38.021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bfs.exe</text:p>
          </table:table-cell>
          <table:table-cell office:value-type="string">
            <text:p>BFS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4.4776">
            <text:p>34.4776</text:p>
          </table:table-cell>
          <table:table-cell office:value-type="float" office:value="34.077728">
            <text:p>34.077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16">
            <text:p>16</text:p>
          </table:table-cell>
          <table:table-cell office:value-type="float" office:value="380">
            <text:p>380</text:p>
          </table:table-cell>
          <table:table-cell office:value-type="float" office:value="385.419342">
            <text:p>385.419342</text:p>
          </table:table-cell>
          <table:table-cell office:value-type="float" office:value="384.617371">
            <text:p>384.617371</text:p>
          </table:table-cell>
          <table:table-cell office:value-type="float" office:value="0.176192">
            <text:p>0.17619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0.219116">
            <text:p>380.219116</text:p>
          </table:table-cell>
          <table:table-cell office:value-type="float" office:value="379.324341">
            <text:p>379.324341</text:p>
          </table:table-cell>
          <table:table-cell office:value-type="float" office:value="0.234784">
            <text:p>0.23478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0.319763">
            <text:p>350.319763</text:p>
          </table:table-cell>
          <table:table-cell office:value-type="float" office:value="349.33139">
            <text:p>349.33139</text:p>
          </table:table-cell>
          <table:table-cell office:value-type="float" office:value="0.354528">
            <text:p>0.354528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3.725189">
            <text:p>353.725189</text:p>
          </table:table-cell>
          <table:table-cell office:value-type="float" office:value="352.633331">
            <text:p>352.633331</text:p>
          </table:table-cell>
          <table:table-cell office:value-type="float" office:value="0.457088">
            <text:p>0.45708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53.17408">
            <text:p>53.17408</text:p>
          </table:table-cell>
          <table:table-cell office:value-type="float" office:value="52.53363">
            <text:p>52.53363</text:p>
          </table:table-cell>
          <table:table-cell office:value-type="float" office:value="0.15664">
            <text:p>0.15664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63.593311">
            <text:p>63.593311</text:p>
          </table:table-cell>
          <table:table-cell office:value-type="float" office:value="62.700832">
            <text:p>62.700832</text:p>
          </table:table-cell>
          <table:table-cell office:value-type="float" office:value="0.296032">
            <text:p>0.29603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60.326687">
            <text:p>60.326687</text:p>
          </table:table-cell>
          <table:table-cell office:value-type="float" office:value="59.288322">
            <text:p>59.288322</text:p>
          </table:table-cell>
          <table:table-cell office:value-type="float" office:value="0.479552">
            <text:p>0.479552</text:p>
          </table:table-cell>
        </table:table-row>
        <table:table-row table:style-name="ro1">
          <table:table-cell office:value-type="string">
            <text:p>./n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6.528095">
            <text:p>56.528095</text:p>
          </table:table-cell>
          <table:table-cell office:value-type="float" office:value="55.402874">
            <text:p>55.402874</text:p>
          </table:table-cell>
          <table:table-cell office:value-type="float" office:value="0.569792">
            <text:p>0.56979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597">
            <text:p>1048597</text:p>
          </table:table-cell>
          <table:table-cell office:value-type="float" office:value="8259994">
            <text:p>8259994</text:p>
          </table:table-cell>
          <table:table-cell office:value-type="float" office:value="21">
            <text:p>21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591">
            <text:p>591</text:p>
          </table:table-cell>
          <table:table-cell office:value-type="float" office:value="16">
            <text:p>16</text:p>
          </table:table-cell>
          <table:table-cell office:value-type="float" office:value="380">
            <text:p>380</text:p>
          </table:table-cell>
          <table:table-cell office:value-type="float" office:value="385.657288">
            <text:p>385.657288</text:p>
          </table:table-cell>
          <table:table-cell office:value-type="float" office:value="385.195343">
            <text:p>385.195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5">
            <text:p>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48979">
            <text:p>1048979</text:p>
          </table:table-cell>
          <table:table-cell office:value-type="float" office:value="8259994">
            <text:p>8259994</text:p>
          </table:table-cell>
          <table:table-cell office:value-type="float" office:value="403">
            <text:p>403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236">
            <text:p>236</text:p>
          </table:table-cell>
          <table:table-cell office:value-type="float" office:value="17">
            <text:p>17</text:p>
          </table:table-cell>
          <table:table-cell office:value-type="float" office:value="380">
            <text:p>380</text:p>
          </table:table-cell>
          <table:table-cell office:value-type="float" office:value="381.289642">
            <text:p>381.289642</text:p>
          </table:table-cell>
          <table:table-cell office:value-type="float" office:value="380.801422">
            <text:p>380.801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3682">
            <text:p>1053682</text:p>
          </table:table-cell>
          <table:table-cell office:value-type="float" office:value="8259994">
            <text:p>8259994</text:p>
          </table:table-cell>
          <table:table-cell office:value-type="float" office:value="5106">
            <text:p>5106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0.270233">
            <text:p>350.270233</text:p>
          </table:table-cell>
          <table:table-cell office:value-type="float" office:value="349.798706">
            <text:p>349.798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rmat20.gr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8259994">
            <text:p>8259994</text:p>
          </table:table-cell>
          <table:table-cell office:value-type="float" office:value="1058201">
            <text:p>1058201</text:p>
          </table:table-cell>
          <table:table-cell office:value-type="float" office:value="8259994">
            <text:p>8259994</text:p>
          </table:table-cell>
          <table:table-cell office:value-type="float" office:value="9625">
            <text:p>9625</text:p>
          </table:table-cell>
          <table:table-cell office:value-type="float" office:value="1181">
            <text:p>1181</text:p>
          </table:table-cell>
          <table:table-cell office:value-type="float" office:value="4294967295">
            <text:p>4294967295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350">
            <text:p>350</text:p>
          </table:table-cell>
          <table:table-cell office:value-type="float" office:value="354.449036">
            <text:p>354.449036</text:p>
          </table:table-cell>
          <table:table-cell office:value-type="float" office:value="353.972778">
            <text:p>353.97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2">
            <text:p>2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2076">
            <text:p>282076</text:p>
          </table:table-cell>
          <table:table-cell office:value-type="float" office:value="2312497">
            <text:p>2312497</text:p>
          </table:table-cell>
          <table:table-cell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61.288734">
            <text:p>61.288734</text:p>
          </table:table-cell>
          <table:table-cell office:value-type="float" office:value="60.822723">
            <text:p>60.822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5">
            <text:p>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285471">
            <text:p>285471</text:p>
          </table:table-cell>
          <table:table-cell office:value-type="float" office:value="2312497">
            <text:p>2312497</text:p>
          </table:table-cell>
          <table:table-cell office:value-type="float" office:value="3568">
            <text:p>356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3.046719">
            <text:p>63.046719</text:p>
          </table:table-cell>
          <table:table-cell office:value-type="float" office:value="62.610306">
            <text:p>62.610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0">
            <text:p>10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05675">
            <text:p>305675</text:p>
          </table:table-cell>
          <table:table-cell office:value-type="float" office:value="2312497">
            <text:p>2312497</text:p>
          </table:table-cell>
          <table:table-cell office:value-type="float" office:value="23772">
            <text:p>23772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59.772095">
            <text:p>59.772095</text:p>
          </table:table-cell>
          <table:table-cell office:value-type="float" office:value="59.364605">
            <text:p>59.364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./na_sssp.exe</text:p>
          </table:table-cell>
          <table:table-cell office:value-type="string">
            <text:p>SSSP</text:p>
          </table:table-cell>
          <table:table-cell office:value-type="string">
            <text:p>webs.gr</text:p>
          </table:table-cell>
          <table:table-cell office:value-type="float" office:value="15">
            <text:p>15</text:p>
          </table:table-cell>
          <table:table-cell office:value-type="float" office:value="281903">
            <text:p>281903</text:p>
          </table:table-cell>
          <table:table-cell office:value-type="float" office:value="2312497">
            <text:p>2312497</text:p>
          </table:table-cell>
          <table:table-cell office:value-type="float" office:value="330991">
            <text:p>330991</text:p>
          </table:table-cell>
          <table:table-cell office:value-type="float" office:value="2312497">
            <text:p>2312497</text:p>
          </table:table-cell>
          <table:table-cell office:value-type="float" office:value="49088">
            <text:p>49088</text:p>
          </table:table-cell>
          <table:table-cell office:value-type="float" office:value="255">
            <text:p>255</text:p>
          </table:table-cell>
          <table:table-cell office:value-type="float" office:value="4294967295">
            <text:p>429496729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59.493439">
            <text:p>59.493439</text:p>
          </table:table-cell>
          <table:table-cell office:value-type="float" office:value="59.067749">
            <text:p>59.067749</text:p>
          </table:table-cell>
          <table:table-cell office:value-type="float" office:value="0">
            <text:p>0</text:p>
          </table:table-cell>
        </table:table-row>
      </table:table>
      <table:table table:name="rmat20_BFS" table:style-name="ta1">
        <table:shapes>
          <draw:frame draw:z-index="0" draw:style-name="gr1" svg:width="6.2988in" svg:height="3.5429in" svg:x="8.5571in" svg:y="0.6496in">
            <draw:object draw:notify-on-update-of-ranges="rmat20_BFS.A3:rmat20_BFS.A17 rmat20_BFS.B3:rmat20_BFS.B17 rmat20_BFS.C3:rmat20_BFS.C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23" table:default-cell-style-name="Default"/>
        <table:table-row table:style-name="ro4">
          <table:table-cell/>
          <table:table-cell table:style-name="ce3" office:value-type="string" table:number-columns-spanned="4" table:number-rows-spanned="1">
            <text:p>kepler</text:p>
          </table:table-cell>
          <table:covered-table-cell table:number-columns-repeated="3"/>
          <table:table-cell/>
          <table:table-cell table:style-name="ce3" office:value-type="string" table:number-columns-spanned="2" table:number-rows-spanned="1">
            <text:p>fermi</text:p>
          </table:table-cell>
          <table:covered-table-cell/>
          <table:table-cell table:number-columns-repeated="1016"/>
        </table:table-row>
        <table:table-row table:style-name="ro4">
          <table:table-cell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na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na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.596573">
            <text:p>152.596573</text:p>
          </table:table-cell>
          <table:table-cell table:style-name="ce7" office:value-type="float" office:value="104.958687">
            <text:p>104.958687</text:p>
          </table:table-cell>
          <table:table-cell office:value-type="float" office:value="152.891495">
            <text:p>152.891495</text:p>
          </table:table-cell>
          <table:table-cell office:value-type="float" office:value="104.660957">
            <text:p>104.660957</text:p>
          </table:table-cell>
          <table:table-cell/>
          <table:table-cell table:style-name="ce7" office:value-type="float" office:value="166.089249">
            <text:p>166.089249</text:p>
          </table:table-cell>
          <table:table-cell office:value-type="float" office:value="165.966309">
            <text:p>165.966309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332962">
            <text:p>119.332962</text:p>
          </table:table-cell>
          <table:table-cell office:value-type="float" office:value="102.686913">
            <text:p>102.686913</text:p>
          </table:table-cell>
          <table:table-cell office:value-type="float" office:value="119.515327">
            <text:p>119.515327</text:p>
          </table:table-cell>
          <table:table-cell office:value-type="float" office:value="102.384483">
            <text:p>102.384483</text:p>
          </table:table-cell>
          <table:table-cell/>
          <table:table-cell office:value-type="float" office:value="163.838242">
            <text:p>163.838242</text:p>
          </table:table-cell>
          <table:table-cell office:value-type="float" office:value="163.451553">
            <text:p>163.451553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7.78064">
            <text:p>87.78064</text:p>
          </table:table-cell>
          <table:table-cell office:value-type="float" office:value="97.620865">
            <text:p>97.620865</text:p>
          </table:table-cell>
          <table:table-cell office:value-type="float" office:value="87.250977">
            <text:p>87.250977</text:p>
          </table:table-cell>
          <table:table-cell office:value-type="float" office:value="97.370979">
            <text:p>97.370979</text:p>
          </table:table-cell>
          <table:table-cell/>
          <table:table-cell office:value-type="float" office:value="158.275803">
            <text:p>158.275803</text:p>
          </table:table-cell>
          <table:table-cell office:value-type="float" office:value="157.963455">
            <text:p>157.963455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.336769">
            <text:p>79.336769</text:p>
          </table:table-cell>
          <table:table-cell office:value-type="float" office:value="92.183586">
            <text:p>92.183586</text:p>
          </table:table-cell>
          <table:table-cell office:value-type="float" office:value="79.211937">
            <text:p>79.211937</text:p>
          </table:table-cell>
          <table:table-cell office:value-type="float" office:value="91.868866">
            <text:p>91.868866</text:p>
          </table:table-cell>
          <table:table-cell/>
          <table:table-cell office:value-type="float" office:value="153.352386">
            <text:p>153.352386</text:p>
          </table:table-cell>
          <table:table-cell office:value-type="float" office:value="153.024384">
            <text:p>153.02438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328514">
            <text:p>75.328514</text:p>
          </table:table-cell>
          <table:table-cell office:value-type="float" office:value="89.408257">
            <text:p>89.408257</text:p>
          </table:table-cell>
          <table:table-cell office:value-type="float" office:value="75.418465">
            <text:p>75.418465</text:p>
          </table:table-cell>
          <table:table-cell office:value-type="float" office:value="89.283005">
            <text:p>89.283005</text:p>
          </table:table-cell>
          <table:table-cell/>
          <table:table-cell office:value-type="float" office:value="150.629349">
            <text:p>150.629349</text:p>
          </table:table-cell>
          <table:table-cell office:value-type="float" office:value="150.950851">
            <text:p>150.950851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.181313">
            <text:p>67.181313</text:p>
          </table:table-cell>
          <table:table-cell office:value-type="float" office:value="73.564705">
            <text:p>73.564705</text:p>
          </table:table-cell>
          <table:table-cell office:value-type="float" office:value="67.457123">
            <text:p>67.457123</text:p>
          </table:table-cell>
          <table:table-cell office:value-type="float" office:value="73.22506">
            <text:p>73.22506</text:p>
          </table:table-cell>
          <table:table-cell/>
          <table:table-cell office:value-type="float" office:value="137.120377">
            <text:p>137.120377</text:p>
          </table:table-cell>
          <table:table-cell office:value-type="float" office:value="136.473434">
            <text:p>136.473434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.975487">
            <text:p>66.975487</text:p>
          </table:table-cell>
          <table:table-cell office:value-type="float" office:value="70.889565">
            <text:p>70.889565</text:p>
          </table:table-cell>
          <table:table-cell office:value-type="float" office:value="67.33744">
            <text:p>67.33744</text:p>
          </table:table-cell>
          <table:table-cell office:value-type="float" office:value="70.644989">
            <text:p>70.644989</text:p>
          </table:table-cell>
          <table:table-cell/>
          <table:table-cell office:value-type="float" office:value="134.466751">
            <text:p>134.466751</text:p>
          </table:table-cell>
          <table:table-cell office:value-type="float" office:value="134.14653">
            <text:p>134.14653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.144608">
            <text:p>67.144608</text:p>
          </table:table-cell>
          <table:table-cell office:value-type="float" office:value="70.457085">
            <text:p>70.457085</text:p>
          </table:table-cell>
          <table:table-cell office:value-type="float" office:value="67.254433">
            <text:p>67.254433</text:p>
          </table:table-cell>
          <table:table-cell office:value-type="float" office:value="70.149025">
            <text:p>70.149025</text:p>
          </table:table-cell>
          <table:table-cell/>
          <table:table-cell office:value-type="float" office:value="134.38327">
            <text:p>134.38327</text:p>
          </table:table-cell>
          <table:table-cell office:value-type="float" office:value="134.099228">
            <text:p>134.09922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.070015">
            <text:p>68.070015</text:p>
          </table:table-cell>
          <table:table-cell office:value-type="float" office:value="68.150108">
            <text:p>68.150108</text:p>
          </table:table-cell>
          <table:table-cell office:value-type="float" office:value="68.426338">
            <text:p>68.426338</text:p>
          </table:table-cell>
          <table:table-cell office:value-type="float" office:value="67.828995">
            <text:p>67.828995</text:p>
          </table:table-cell>
          <table:table-cell/>
          <table:table-cell office:value-type="float" office:value="132.910141">
            <text:p>132.910141</text:p>
          </table:table-cell>
          <table:table-cell office:value-type="float" office:value="132.468536">
            <text:p>132.468536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9.007683">
            <text:p>89.007683</text:p>
          </table:table-cell>
          <table:table-cell office:value-type="float" office:value="64.729698">
            <text:p>64.729698</text:p>
          </table:table-cell>
          <table:table-cell office:value-type="float" office:value="89.187485">
            <text:p>89.187485</text:p>
          </table:table-cell>
          <table:table-cell office:value-type="float" office:value="64.394112">
            <text:p>64.394112</text:p>
          </table:table-cell>
          <table:table-cell/>
          <table:table-cell office:value-type="float" office:value="129.742691">
            <text:p>129.742691</text:p>
          </table:table-cell>
          <table:table-cell office:value-type="float" office:value="129.552155">
            <text:p>129.552155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.127167">
            <text:p>107.127167</text:p>
          </table:table-cell>
          <table:table-cell office:value-type="float" office:value="60.154369">
            <text:p>60.154369</text:p>
          </table:table-cell>
          <table:table-cell office:value-type="float" office:value="108.667267">
            <text:p>108.667267</text:p>
          </table:table-cell>
          <table:table-cell office:value-type="float" office:value="59.942593">
            <text:p>59.942593</text:p>
          </table:table-cell>
          <table:table-cell/>
          <table:table-cell office:value-type="float" office:value="126.796898">
            <text:p>126.796898</text:p>
          </table:table-cell>
          <table:table-cell office:value-type="float" office:value="126.430077">
            <text:p>126.430077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.633537">
            <text:p>112.633537</text:p>
          </table:table-cell>
          <table:table-cell office:value-type="float" office:value="57.645824">
            <text:p>57.645824</text:p>
          </table:table-cell>
          <table:table-cell office:value-type="float" office:value="113.722755">
            <text:p>113.722755</text:p>
          </table:table-cell>
          <table:table-cell office:value-type="float" office:value="57.373249">
            <text:p>57.373249</text:p>
          </table:table-cell>
          <table:table-cell/>
          <table:table-cell office:value-type="float" office:value="125.385757">
            <text:p>125.385757</text:p>
          </table:table-cell>
          <table:table-cell office:value-type="float" office:value="125.15741">
            <text:p>125.15741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4.403999">
            <text:p>114.403999</text:p>
          </table:table-cell>
          <table:table-cell office:value-type="float" office:value="56.724319">
            <text:p>56.724319</text:p>
          </table:table-cell>
          <table:table-cell office:value-type="float" office:value="115.577148">
            <text:p>115.577148</text:p>
          </table:table-cell>
          <table:table-cell office:value-type="float" office:value="56.278816">
            <text:p>56.278816</text:p>
          </table:table-cell>
          <table:table-cell/>
          <table:table-cell office:value-type="float" office:value="124.8871">
            <text:p>124.8871</text:p>
          </table:table-cell>
          <table:table-cell office:value-type="float" office:value="124.779137">
            <text:p>124.779137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6.705956">
            <text:p>116.705956</text:p>
          </table:table-cell>
          <table:table-cell office:value-type="float" office:value="56.400864">
            <text:p>56.400864</text:p>
          </table:table-cell>
          <table:table-cell office:value-type="float" office:value="118.483421">
            <text:p>118.483421</text:p>
          </table:table-cell>
          <table:table-cell office:value-type="float" office:value="56.138336">
            <text:p>56.138336</text:p>
          </table:table-cell>
          <table:table-cell/>
          <table:table-cell office:value-type="float" office:value="124.896515">
            <text:p>124.896515</text:p>
          </table:table-cell>
          <table:table-cell office:value-type="float" office:value="124.633667">
            <text:p>124.633667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8.188324">
            <text:p>128.188324</text:p>
          </table:table-cell>
          <table:table-cell office:value-type="float" office:value="55.586304">
            <text:p>55.586304</text:p>
          </table:table-cell>
          <table:table-cell office:value-type="float" office:value="112.714752">
            <text:p>112.714752</text:p>
          </table:table-cell>
          <table:table-cell office:value-type="float" office:value="55.408161">
            <text:p>55.408161</text:p>
          </table:table-cell>
          <table:table-cell/>
          <table:table-cell office:value-type="float" office:value="124.823265">
            <text:p>124.823265</text:p>
          </table:table-cell>
          <table:table-cell office:value-type="float" office:value="124.41066">
            <text:p>124.41066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9.067261">
            <text:p>149.067261</text:p>
          </table:table-cell>
          <table:table-cell office:value-type="float" office:value="54.98912">
            <text:p>54.98912</text:p>
          </table:table-cell>
          <table:table-cell office:value-type="float" office:value="131.790848">
            <text:p>131.790848</text:p>
          </table:table-cell>
          <table:table-cell office:value-type="float" office:value="54.706879">
            <text:p>54.706879</text:p>
          </table:table-cell>
          <table:table-cell/>
          <table:table-cell office:value-type="float" office:value="124.418045">
            <text:p>124.418045</text:p>
          </table:table-cell>
          <table:table-cell office:value-type="float" office:value="124.535133">
            <text:p>124.535133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.447998">
            <text:p>176.447998</text:p>
          </table:table-cell>
          <table:table-cell office:value-type="float" office:value="54.588001">
            <text:p>54.588001</text:p>
          </table:table-cell>
          <table:table-cell office:value-type="float" office:value="175.651138">
            <text:p>175.651138</text:p>
          </table:table-cell>
          <table:table-cell office:value-type="float" office:value="54.336864">
            <text:p>54.336864</text:p>
          </table:table-cell>
          <table:table-cell/>
          <table:table-cell office:value-type="float" office:value="125.261757">
            <text:p>125.261757</text:p>
          </table:table-cell>
          <table:table-cell office:value-type="float" office:value="125.00605">
            <text:p>125.00605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9.528259">
            <text:p>219.528259</text:p>
          </table:table-cell>
          <table:table-cell office:value-type="float" office:value="54.179359">
            <text:p>54.179359</text:p>
          </table:table-cell>
          <table:table-cell office:value-type="float" office:value="221.020569">
            <text:p>221.020569</text:p>
          </table:table-cell>
          <table:table-cell office:value-type="float" office:value="53.782593">
            <text:p>53.782593</text:p>
          </table:table-cell>
          <table:table-cell/>
          <table:table-cell office:value-type="float" office:value="125.670944">
            <text:p>125.670944</text:p>
          </table:table-cell>
          <table:table-cell office:value-type="float" office:value="124.997536">
            <text:p>124.997536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4.940033">
            <text:p>254.940033</text:p>
          </table:table-cell>
          <table:table-cell office:value-type="float" office:value="54.099838">
            <text:p>54.099838</text:p>
          </table:table-cell>
          <table:table-cell office:value-type="float" office:value="254.302689">
            <text:p>254.302689</text:p>
          </table:table-cell>
          <table:table-cell office:value-type="float" office:value="53.669952">
            <text:p>53.669952</text:p>
          </table:table-cell>
          <table:table-cell/>
          <table:table-cell office:value-type="float" office:value="125.922562">
            <text:p>125.922562</text:p>
          </table:table-cell>
          <table:table-cell office:value-type="float" office:value="125.448418">
            <text:p>125.448418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.132202">
            <text:p>280.132202</text:p>
          </table:table-cell>
          <table:table-cell office:value-type="float" office:value="53.705601">
            <text:p>53.705601</text:p>
          </table:table-cell>
          <table:table-cell office:value-type="float" office:value="281.925537">
            <text:p>281.925537</text:p>
          </table:table-cell>
          <table:table-cell office:value-type="float" office:value="53.517441">
            <text:p>53.517441</text:p>
          </table:table-cell>
          <table:table-cell/>
          <table:table-cell office:value-type="float" office:value="126.459137">
            <text:p>126.459137</text:p>
          </table:table-cell>
          <table:table-cell office:value-type="float" office:value="126.228477">
            <text:p>126.228477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2.443939">
            <text:p>302.443939</text:p>
          </table:table-cell>
          <table:table-cell office:value-type="float" office:value="53.844002">
            <text:p>53.844002</text:p>
          </table:table-cell>
          <table:table-cell office:value-type="float" office:value="301.255188">
            <text:p>301.255188</text:p>
          </table:table-cell>
          <table:table-cell office:value-type="float" office:value="53.442207">
            <text:p>53.442207</text:p>
          </table:table-cell>
          <table:table-cell/>
          <table:table-cell office:value-type="float" office:value="127.200668">
            <text:p>127.200668</text:p>
          </table:table-cell>
          <table:table-cell office:value-type="float" office:value="126.556">
            <text:p>126.556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4.53479">
            <text:p>314.53479</text:p>
          </table:table-cell>
          <table:table-cell office:value-type="float" office:value="53.762402">
            <text:p>53.762402</text:p>
          </table:table-cell>
          <table:table-cell office:value-type="float" office:value="315.511688">
            <text:p>315.511688</text:p>
          </table:table-cell>
          <table:table-cell office:value-type="float" office:value="53.34016">
            <text:p>53.34016</text:p>
          </table:table-cell>
          <table:table-cell/>
          <table:table-cell office:value-type="float" office:value="127.608673">
            <text:p>127.608673</text:p>
          </table:table-cell>
          <table:table-cell office:value-type="float" office:value="127.223518">
            <text:p>127.223518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2.686676">
            <text:p>322.686676</text:p>
          </table:table-cell>
          <table:table-cell office:value-type="float" office:value="53.708672">
            <text:p>53.708672</text:p>
          </table:table-cell>
          <table:table-cell office:value-type="float" office:value="323.077087">
            <text:p>323.077087</text:p>
          </table:table-cell>
          <table:table-cell office:value-type="float" office:value="53.242882">
            <text:p>53.242882</text:p>
          </table:table-cell>
          <table:table-cell/>
          <table:table-cell office:value-type="float" office:value="127.638657">
            <text:p>127.638657</text:p>
          </table:table-cell>
          <table:table-cell office:value-type="float" office:value="127.287201">
            <text:p>127.287201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.032043">
            <text:p>328.032043</text:p>
          </table:table-cell>
          <table:table-cell office:value-type="float" office:value="53.664322">
            <text:p>53.664322</text:p>
          </table:table-cell>
          <table:table-cell office:value-type="float" office:value="329.15686">
            <text:p>329.15686</text:p>
          </table:table-cell>
          <table:table-cell office:value-type="float" office:value="53.255329">
            <text:p>53.255329</text:p>
          </table:table-cell>
          <table:table-cell/>
          <table:table-cell office:value-type="float" office:value="127.883072">
            <text:p>127.883072</text:p>
          </table:table-cell>
          <table:table-cell office:value-type="float" office:value="127.62867">
            <text:p>127.62867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6.269501">
            <text:p>336.269501</text:p>
          </table:table-cell>
          <table:table-cell office:value-type="float" office:value="53.654945">
            <text:p>53.654945</text:p>
          </table:table-cell>
          <table:table-cell office:value-type="float" office:value="337.157196">
            <text:p>337.157196</text:p>
          </table:table-cell>
          <table:table-cell office:value-type="float" office:value="53.246655">
            <text:p>53.246655</text:p>
          </table:table-cell>
          <table:table-cell/>
          <table:table-cell office:value-type="float" office:value="128.043137">
            <text:p>128.043137</text:p>
          </table:table-cell>
          <table:table-cell office:value-type="float" office:value="127.726372">
            <text:p>127.726372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49.032104">
            <text:p>349.032104</text:p>
          </table:table-cell>
          <table:table-cell office:value-type="float" office:value="53.833279">
            <text:p>53.833279</text:p>
          </table:table-cell>
          <table:table-cell office:value-type="float" office:value="348.934143">
            <text:p>348.934143</text:p>
          </table:table-cell>
          <table:table-cell office:value-type="float" office:value="53.409184">
            <text:p>53.409184</text:p>
          </table:table-cell>
          <table:table-cell/>
          <table:table-cell office:value-type="float" office:value="128.460602">
            <text:p>128.460602</text:p>
          </table:table-cell>
          <table:table-cell office:value-type="float" office:value="128.048447">
            <text:p>128.048447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5.870911">
            <text:p>365.870911</text:p>
          </table:table-cell>
          <table:table-cell office:value-type="float" office:value="53.892544">
            <text:p>53.892544</text:p>
          </table:table-cell>
          <table:table-cell office:value-type="float" office:value="367.280487">
            <text:p>367.280487</text:p>
          </table:table-cell>
          <table:table-cell office:value-type="float" office:value="53.529312">
            <text:p>53.529312</text:p>
          </table:table-cell>
          <table:table-cell/>
          <table:table-cell office:value-type="float" office:value="128.722015">
            <text:p>128.722015</text:p>
          </table:table-cell>
          <table:table-cell office:value-type="float" office:value="128.607971">
            <text:p>128.607971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0.304962">
            <text:p>380.304962</text:p>
          </table:table-cell>
          <table:table-cell office:value-type="float" office:value="54.015263">
            <text:p>54.015263</text:p>
          </table:table-cell>
          <table:table-cell office:value-type="float" office:value="379.279114">
            <text:p>379.279114</text:p>
          </table:table-cell>
          <table:table-cell office:value-type="float" office:value="53.468128">
            <text:p>53.468128</text:p>
          </table:table-cell>
          <table:table-cell/>
          <table:table-cell office:value-type="float" office:value="129.84967">
            <text:p>129.84967</text:p>
          </table:table-cell>
          <table:table-cell office:value-type="float" office:value="129.433121">
            <text:p>129.433121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15.838135">
            <text:p>415.838135</text:p>
          </table:table-cell>
          <table:table-cell office:value-type="float" office:value="54.028481">
            <text:p>54.028481</text:p>
          </table:table-cell>
          <table:table-cell office:value-type="float" office:value="414.762634">
            <text:p>414.762634</text:p>
          </table:table-cell>
          <table:table-cell office:value-type="float" office:value="53.534977">
            <text:p>53.534977</text:p>
          </table:table-cell>
          <table:table-cell/>
          <table:table-cell office:value-type="float" office:value="130.215744">
            <text:p>130.215744</text:p>
          </table:table-cell>
          <table:table-cell office:value-type="float" office:value="129.617859">
            <text:p>129.61785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3.737701">
            <text:p>383.737701</text:p>
          </table:table-cell>
          <table:table-cell office:value-type="float" office:value="54.118431">
            <text:p>54.118431</text:p>
          </table:table-cell>
          <table:table-cell office:value-type="float" office:value="436.945862">
            <text:p>436.945862</text:p>
          </table:table-cell>
          <table:table-cell office:value-type="float" office:value="53.465088">
            <text:p>53.465088</text:p>
          </table:table-cell>
          <table:table-cell/>
          <table:table-cell office:value-type="float" office:value="130.18605">
            <text:p>130.18605</text:p>
          </table:table-cell>
          <table:table-cell office:value-type="float" office:value="129.206696">
            <text:p>129.206696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62.512604">
            <text:p>462.512604</text:p>
          </table:table-cell>
          <table:table-cell office:value-type="float" office:value="54.255199">
            <text:p>54.255199</text:p>
          </table:table-cell>
          <table:table-cell office:value-type="float" office:value="462.965057">
            <text:p>462.965057</text:p>
          </table:table-cell>
          <table:table-cell office:value-type="float" office:value="53.883102">
            <text:p>53.883102</text:p>
          </table:table-cell>
          <table:table-cell/>
          <table:table-cell office:value-type="float" office:value="130.589218">
            <text:p>130.589218</text:p>
          </table:table-cell>
          <table:table-cell office:value-type="float" office:value="130.028259">
            <text:p>130.028259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2.38623">
            <text:p>522.38623</text:p>
          </table:table-cell>
          <table:table-cell office:value-type="float" office:value="54.644321">
            <text:p>54.644321</text:p>
          </table:table-cell>
          <table:table-cell office:value-type="float" office:value="521.247925">
            <text:p>521.247925</text:p>
          </table:table-cell>
          <table:table-cell office:value-type="float" office:value="53.964031">
            <text:p>53.964031</text:p>
          </table:table-cell>
          <table:table-cell/>
          <table:table-cell office:value-type="float" office:value="132.058777">
            <text:p>132.058777</text:p>
          </table:table-cell>
          <table:table-cell office:value-type="float" office:value="131.221893">
            <text:p>131.221893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6.391052">
            <text:p>556.391052</text:p>
          </table:table-cell>
          <table:table-cell office:value-type="float" office:value="54.755455">
            <text:p>54.755455</text:p>
          </table:table-cell>
          <table:table-cell office:value-type="float" office:value="556.436707">
            <text:p>556.436707</text:p>
          </table:table-cell>
          <table:table-cell office:value-type="float" office:value="54.278145">
            <text:p>54.278145</text:p>
          </table:table-cell>
          <table:table-cell/>
          <table:table-cell office:value-type="float" office:value="133.086304">
            <text:p>133.086304</text:p>
          </table:table-cell>
          <table:table-cell office:value-type="float" office:value="132.000061">
            <text:p>132.000061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92.657471">
            <text:p>592.657471</text:p>
          </table:table-cell>
          <table:table-cell office:value-type="float" office:value="54.605122">
            <text:p>54.605122</text:p>
          </table:table-cell>
          <table:table-cell office:value-type="float" office:value="518.537109">
            <text:p>518.537109</text:p>
          </table:table-cell>
          <table:table-cell office:value-type="float" office:value="54.109154">
            <text:p>54.109154</text:p>
          </table:table-cell>
          <table:table-cell/>
          <table:table-cell office:value-type="float" office:value="132.950882">
            <text:p>132.950882</text:p>
          </table:table-cell>
          <table:table-cell office:value-type="float" office:value="132.065506">
            <text:p>132.065506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30.504089">
            <text:p>630.504089</text:p>
          </table:table-cell>
          <table:table-cell office:value-type="float" office:value="54.806015">
            <text:p>54.806015</text:p>
          </table:table-cell>
          <table:table-cell office:value-type="float" office:value="630.154724">
            <text:p>630.154724</text:p>
          </table:table-cell>
          <table:table-cell office:value-type="float" office:value="54.224415">
            <text:p>54.224415</text:p>
          </table:table-cell>
          <table:table-cell/>
          <table:table-cell office:value-type="float" office:value="133.024063">
            <text:p>133.024063</text:p>
          </table:table-cell>
          <table:table-cell office:value-type="float" office:value="132.485764">
            <text:p>132.485764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71.139343">
            <text:p>671.139343</text:p>
          </table:table-cell>
          <table:table-cell office:value-type="float" office:value="54.840546">
            <text:p>54.840546</text:p>
          </table:table-cell>
          <table:table-cell office:value-type="float" office:value="671.702087">
            <text:p>671.702087</text:p>
          </table:table-cell>
          <table:table-cell office:value-type="float" office:value="54.271168">
            <text:p>54.271168</text:p>
          </table:table-cell>
          <table:table-cell/>
          <table:table-cell office:value-type="float" office:value="133.514236">
            <text:p>133.514236</text:p>
          </table:table-cell>
          <table:table-cell office:value-type="float" office:value="132.737183">
            <text:p>132.737183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08.489685">
            <text:p>708.489685</text:p>
          </table:table-cell>
          <table:table-cell office:value-type="float" office:value="54.786369">
            <text:p>54.786369</text:p>
          </table:table-cell>
          <table:table-cell office:value-type="float" office:value="708.3396">
            <text:p>708.3396</text:p>
          </table:table-cell>
          <table:table-cell office:value-type="float" office:value="54.250591">
            <text:p>54.250591</text:p>
          </table:table-cell>
          <table:table-cell/>
          <table:table-cell office:value-type="float" office:value="133.767105">
            <text:p>133.767105</text:p>
          </table:table-cell>
          <table:table-cell office:value-type="float" office:value="132.544479">
            <text:p>132.544479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08.819031">
            <text:p>708.819031</text:p>
          </table:table-cell>
          <table:table-cell office:value-type="float" office:value="54.840862">
            <text:p>54.840862</text:p>
          </table:table-cell>
          <table:table-cell office:value-type="float" office:value="709.580505">
            <text:p>709.580505</text:p>
          </table:table-cell>
          <table:table-cell office:value-type="float" office:value="54.310497">
            <text:p>54.310497</text:p>
          </table:table-cell>
          <table:table-cell/>
          <table:table-cell office:value-type="float" office:value="133.382599">
            <text:p>133.382599</text:p>
          </table:table-cell>
          <table:table-cell office:value-type="float" office:value="133.495239">
            <text:p>133.495239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3.3078">
            <text:p>753.3078</text:p>
          </table:table-cell>
          <table:table-cell office:value-type="float" office:value="54.810398">
            <text:p>54.810398</text:p>
          </table:table-cell>
          <table:table-cell office:value-type="float" office:value="753.940063">
            <text:p>753.940063</text:p>
          </table:table-cell>
          <table:table-cell office:value-type="float" office:value="54.271458">
            <text:p>54.271458</text:p>
          </table:table-cell>
          <table:table-cell/>
          <table:table-cell office:value-type="float" office:value="133.465637">
            <text:p>133.465637</text:p>
          </table:table-cell>
          <table:table-cell office:value-type="float" office:value="133.106201">
            <text:p>133.106201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8.916626">
            <text:p>788.916626</text:p>
          </table:table-cell>
          <table:table-cell office:value-type="float" office:value="54.967297">
            <text:p>54.967297</text:p>
          </table:table-cell>
          <table:table-cell office:value-type="float" office:value="793.319885">
            <text:p>793.319885</text:p>
          </table:table-cell>
          <table:table-cell office:value-type="float" office:value="54.433281">
            <text:p>54.433281</text:p>
          </table:table-cell>
          <table:table-cell/>
          <table:table-cell office:value-type="float" office:value="133.711777">
            <text:p>133.711777</text:p>
          </table:table-cell>
          <table:table-cell office:value-type="float" office:value="133.160675">
            <text:p>133.16067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" table:formula="of:=MIN([.B3:.B42])" office:value-type="float" office:value="66.975487">
            <text:p>66.975487</text:p>
          </table:table-cell>
          <table:table-cell table:style-name="ce4" table:formula="of:=MIN([.C3:.C42])" office:value-type="float" office:value="53.654945">
            <text:p>53.654945</text:p>
          </table:table-cell>
          <table:table-cell table:style-name="ce4" table:formula="of:=MIN([.D3:.D42])" office:value-type="float" office:value="67.254433">
            <text:p>67.254433</text:p>
          </table:table-cell>
          <table:table-cell table:style-name="ce4" table:formula="of:=MIN([.E3:.E42])" office:value-type="float" office:value="53.242882">
            <text:p>53.242882</text:p>
          </table:table-cell>
          <table:table-cell table:style-name="ce4"/>
          <table:table-cell table:style-name="ce4" table:formula="of:=MIN([.G3:.G42])" office:value-type="float" office:value="124.418045">
            <text:p>124.418045</text:p>
          </table:table-cell>
          <table:table-cell table:style-name="ce4" table:formula="of:=MIN([.H3:.H42])" office:value-type="float" office:value="124.41066">
            <text:p>124.41066</text:p>
          </table:table-cell>
          <table:table-cell table:style-name="ce4" table:number-columns-repeated="1016"/>
        </table:table-row>
        <table:table-row table:style-name="ro1">
          <table:table-cell/>
          <table:table-cell table:style-name="ce5" table:formula="of:=([.$C$3]-MIN([.B3:.B42]))/[.$C$3]" office:value-type="percentage" office:value="0.36188714898844">
            <text:p>36.19%</text:p>
          </table:table-cell>
          <table:table-cell table:style-name="ce5" table:formula="of:=([.$C$3]-MIN([.C3:.C42]))/[.$C$3]" office:value-type="percentage" office:value="0.488799388277409">
            <text:p>48.88%</text:p>
          </table:table-cell>
          <table:table-cell table:style-name="ce5" table:formula="of:=([.$C$3]-MIN([.D3:.D42]))/[.$C$3]" office:value-type="percentage" office:value="0.359229474736093">
            <text:p>35.92%</text:p>
          </table:table-cell>
          <table:table-cell table:style-name="ce5" table:formula="of:=([.$C$3]-MIN([.E3:.E42]))/[.$C$3]" office:value-type="percentage" office:value="0.492725342495948">
            <text:p>49.27%</text:p>
          </table:table-cell>
          <table:table-cell/>
          <table:table-cell table:style-name="ce5" table:formula="of:=([.$G$3]-MIN([.G3:.G42]))/[.$G$3]" office:value-type="percentage" office:value="0.250896456278154">
            <text:p>25.09%</text:p>
          </table:table-cell>
          <table:table-cell table:style-name="ce5" table:formula="of:=([.$G$3]-MIN([.H3:.H42]))/[.$G$3]" office:value-type="percentage" office:value="0.250940920324108">
            <text:p>25.09%</text:p>
          </table:table-cell>
          <table:table-cell table:number-columns-repeated="1016"/>
        </table:table-row>
        <table:table-row table:style-name="ro1">
          <table:table-cell/>
          <table:table-cell table:style-name="ce6" table:formula="of:=[.$C$3]/MIN([.B3:.B42])" office:value-type="float" office:value="1.56712092291318">
            <text:p>1.57</text:p>
          </table:table-cell>
          <table:table-cell table:style-name="ce6" table:formula="of:=[.$C$3]/MIN([.C3:.C42])" office:value-type="float" office:value="1.9561791928032">
            <text:p>1.96</text:p>
          </table:table-cell>
          <table:table-cell table:style-name="ce6" table:formula="of:=[.$C$3]/MIN([.D3:.D42])" office:value-type="float" office:value="1.56062109690227">
            <text:p>1.56</text:p>
          </table:table-cell>
          <table:table-cell table:style-name="ce6" table:formula="of:=[.$C$3]/MIN([.E3:.E42])" office:value-type="float" office:value="1.97131866377932">
            <text:p>1.97</text:p>
          </table:table-cell>
          <table:table-cell/>
          <table:table-cell table:style-name="ce6" table:formula="of:=[.$G$3]/MIN([.G3:.G42])" office:value-type="float" office:value="1.33492894057289">
            <text:p>1.33</text:p>
          </table:table-cell>
          <table:table-cell table:style-name="ce6" table:formula="of:=[.$G$3]/MIN([.H3:.H42])" office:value-type="float" office:value="1.33500818177478">
            <text:p>1.3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899872">
            <text:p>119.899872</text:p>
          </table:table-cell>
          <table:table-cell office:value-type="float" office:value="102.597054">
            <text:p>102.597054</text:p>
          </table:table-cell>
          <table:table-cell office:value-type="float" office:value="119.788765">
            <text:p>119.788765</text:p>
          </table:table-cell>
          <table:table-cell office:value-type="float" office:value="102.45565">
            <text:p>102.45565</text:p>
          </table:table-cell>
          <table:table-cell/>
          <table:table-cell office:value-type="float" office:value="163.880447">
            <text:p>163.880447</text:p>
          </table:table-cell>
          <table:table-cell office:value-type="float" office:value="163.762436">
            <text:p>163.762436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915901">
            <text:p>75.915901</text:p>
          </table:table-cell>
          <table:table-cell office:value-type="float" office:value="89.293602">
            <text:p>89.293602</text:p>
          </table:table-cell>
          <table:table-cell office:value-type="float" office:value="75.984131">
            <text:p>75.984131</text:p>
          </table:table-cell>
          <table:table-cell office:value-type="float" office:value="89.065536">
            <text:p>89.065536</text:p>
          </table:table-cell>
          <table:table-cell/>
          <table:table-cell office:value-type="float" office:value="150.367111">
            <text:p>150.367111</text:p>
          </table:table-cell>
          <table:table-cell office:value-type="float" office:value="150.145569">
            <text:p>150.14556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4.559357">
            <text:p>104.559357</text:p>
          </table:table-cell>
          <table:table-cell office:value-type="float" office:value="64.226974">
            <text:p>64.226974</text:p>
          </table:table-cell>
          <table:table-cell office:value-type="float" office:value="104.917725">
            <text:p>104.917725</text:p>
          </table:table-cell>
          <table:table-cell office:value-type="float" office:value="64.041763">
            <text:p>64.041763</text:p>
          </table:table-cell>
          <table:table-cell/>
          <table:table-cell office:value-type="float" office:value="129.30957">
            <text:p>129.30957</text:p>
          </table:table-cell>
          <table:table-cell office:value-type="float" office:value="128.868195">
            <text:p>128.868195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.528961">
            <text:p>153.528961</text:p>
          </table:table-cell>
          <table:table-cell office:value-type="float" office:value="55.424">
            <text:p>55.424</text:p>
          </table:table-cell>
          <table:table-cell office:value-type="float" office:value="155.437057">
            <text:p>155.437057</text:p>
          </table:table-cell>
          <table:table-cell office:value-type="float" office:value="55.251778">
            <text:p>55.251778</text:p>
          </table:table-cell>
          <table:table-cell/>
          <table:table-cell office:value-type="float" office:value="124.916031">
            <text:p>124.916031</text:p>
          </table:table-cell>
          <table:table-cell office:value-type="float" office:value="124.728928">
            <text:p>124.728928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s_BFS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3" office:value-type="string" table:number-columns-spanned="4" table:number-rows-spanned="1">
            <text:p>KEPLAR</text:p>
          </table:table-cell>
          <table:covered-table-cell table:number-columns-repeated="3" table:style-name="ce8"/>
          <table:table-cell table:style-name="ce8"/>
          <table:table-cell table:style-name="ce3" office:value-type="string" table:number-columns-spanned="2" table:number-rows-spanned="1">
            <text:p>FERMI</text:p>
          </table:table-cell>
          <table:covered-table-cell table:style-name="ce8"/>
          <table:table-cell table:number-columns-repeated="1016"/>
        </table:table-row>
        <table:table-row table:style-name="ro2">
          <table:table-cell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a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na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959423">
            <text:p>42.959423</text:p>
          </table:table-cell>
          <table:table-cell table:style-name="ce7" office:value-type="float" office:value="43.081249">
            <text:p>43.081249</text:p>
          </table:table-cell>
          <table:table-cell office:value-type="float" office:value="30.287041">
            <text:p>30.287041</text:p>
          </table:table-cell>
          <table:table-cell office:value-type="float" office:value="34.659008">
            <text:p>34.659008</text:p>
          </table:table-cell>
          <table:table-cell/>
          <table:table-cell table:style-name="ce7" office:value-type="float" office:value="52.80864">
            <text:p>52.80864</text:p>
          </table:table-cell>
          <table:table-cell office:value-type="float" office:value="49.184929">
            <text:p>49.184929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711391">
            <text:p>25.711391</text:p>
          </table:table-cell>
          <table:table-cell office:value-type="float" office:value="25.901312">
            <text:p>25.901312</text:p>
          </table:table-cell>
          <table:table-cell office:value-type="float" office:value="26.784256">
            <text:p>26.784256</text:p>
          </table:table-cell>
          <table:table-cell office:value-type="float" office:value="26.349184">
            <text:p>26.349184</text:p>
          </table:table-cell>
          <table:table-cell/>
          <table:table-cell office:value-type="float" office:value="43.732769">
            <text:p>43.732769</text:p>
          </table:table-cell>
          <table:table-cell office:value-type="float" office:value="43.397217">
            <text:p>43.397217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.657024">
            <text:p>30.657024</text:p>
          </table:table-cell>
          <table:table-cell office:value-type="float" office:value="28.529633">
            <text:p>28.529633</text:p>
          </table:table-cell>
          <table:table-cell office:value-type="float" office:value="22.366528">
            <text:p>22.366528</text:p>
          </table:table-cell>
          <table:table-cell office:value-type="float" office:value="20.480127">
            <text:p>20.480127</text:p>
          </table:table-cell>
          <table:table-cell/>
          <table:table-cell office:value-type="float" office:value="37.515617">
            <text:p>37.515617</text:p>
          </table:table-cell>
          <table:table-cell office:value-type="float" office:value="37.235809">
            <text:p>37.235809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.560703">
            <text:p>56.560703</text:p>
          </table:table-cell>
          <table:table-cell office:value-type="float" office:value="54.066654">
            <text:p>54.066654</text:p>
          </table:table-cell>
          <table:table-cell office:value-type="float" office:value="19.872768">
            <text:p>19.872768</text:p>
          </table:table-cell>
          <table:table-cell office:value-type="float" office:value="19.428928">
            <text:p>19.428928</text:p>
          </table:table-cell>
          <table:table-cell/>
          <table:table-cell office:value-type="float" office:value="35.808289">
            <text:p>35.808289</text:p>
          </table:table-cell>
          <table:table-cell office:value-type="float" office:value="35.398624">
            <text:p>35.39862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.286621">
            <text:p>96.286621</text:p>
          </table:table-cell>
          <table:table-cell office:value-type="float" office:value="84.094337">
            <text:p>84.094337</text:p>
          </table:table-cell>
          <table:table-cell office:value-type="float" office:value="18.597504">
            <text:p>18.597504</text:p>
          </table:table-cell>
          <table:table-cell office:value-type="float" office:value="19.334368">
            <text:p>19.334368</text:p>
          </table:table-cell>
          <table:table-cell/>
          <table:table-cell office:value-type="float" office:value="40.516064">
            <text:p>40.516064</text:p>
          </table:table-cell>
          <table:table-cell office:value-type="float" office:value="40.125633">
            <text:p>40.125633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.263138">
            <text:p>134.263138</text:p>
          </table:table-cell>
          <table:table-cell office:value-type="float" office:value="126.255486">
            <text:p>126.255486</text:p>
          </table:table-cell>
          <table:table-cell office:value-type="float" office:value="16.47584">
            <text:p>16.47584</text:p>
          </table:table-cell>
          <table:table-cell office:value-type="float" office:value="19.483521">
            <text:p>19.483521</text:p>
          </table:table-cell>
          <table:table-cell/>
          <table:table-cell office:value-type="float" office:value="37.285057">
            <text:p>37.285057</text:p>
          </table:table-cell>
          <table:table-cell office:value-type="float" office:value="39.529888">
            <text:p>39.529888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1.190109">
            <text:p>151.190109</text:p>
          </table:table-cell>
          <table:table-cell office:value-type="float" office:value="171.028931">
            <text:p>171.028931</text:p>
          </table:table-cell>
          <table:table-cell office:value-type="float" office:value="19.448544">
            <text:p>19.448544</text:p>
          </table:table-cell>
          <table:table-cell office:value-type="float" office:value="18.950624">
            <text:p>18.950624</text:p>
          </table:table-cell>
          <table:table-cell/>
          <table:table-cell office:value-type="float" office:value="42.499199">
            <text:p>42.499199</text:p>
          </table:table-cell>
          <table:table-cell office:value-type="float" office:value="36.522335">
            <text:p>36.522335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1.645172">
            <text:p>381.645172</text:p>
          </table:table-cell>
          <table:table-cell office:value-type="float" office:value="381.230835">
            <text:p>381.230835</text:p>
          </table:table-cell>
          <table:table-cell office:value-type="float" office:value="17.55888">
            <text:p>17.55888</text:p>
          </table:table-cell>
          <table:table-cell office:value-type="float" office:value="17.05648">
            <text:p>17.05648</text:p>
          </table:table-cell>
          <table:table-cell/>
          <table:table-cell office:value-type="float" office:value="37.942623">
            <text:p>37.942623</text:p>
          </table:table-cell>
          <table:table-cell office:value-type="float" office:value="40.00845">
            <text:p>40.00845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2.688995">
            <text:p>432.688995</text:p>
          </table:table-cell>
          <table:table-cell office:value-type="float" office:value="428.949005">
            <text:p>428.949005</text:p>
          </table:table-cell>
          <table:table-cell office:value-type="float" office:value="18.273439">
            <text:p>18.273439</text:p>
          </table:table-cell>
          <table:table-cell office:value-type="float" office:value="17.699392">
            <text:p>17.699392</text:p>
          </table:table-cell>
          <table:table-cell/>
          <table:table-cell office:value-type="float" office:value="39.958912">
            <text:p>39.958912</text:p>
          </table:table-cell>
          <table:table-cell office:value-type="float" office:value="36.85379">
            <text:p>36.8537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5.905121">
            <text:p>435.905121</text:p>
          </table:table-cell>
          <table:table-cell office:value-type="float" office:value="461.431732">
            <text:p>461.431732</text:p>
          </table:table-cell>
          <table:table-cell office:value-type="float" office:value="18.912161">
            <text:p>18.912161</text:p>
          </table:table-cell>
          <table:table-cell office:value-type="float" office:value="16.263231">
            <text:p>16.263231</text:p>
          </table:table-cell>
          <table:table-cell/>
          <table:table-cell office:value-type="float" office:value="36.860897">
            <text:p>36.860897</text:p>
          </table:table-cell>
          <table:table-cell office:value-type="float" office:value="38.725822">
            <text:p>38.725822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7.667511">
            <text:p>507.667511</text:p>
          </table:table-cell>
          <table:table-cell office:value-type="float" office:value="477.142517">
            <text:p>477.142517</text:p>
          </table:table-cell>
          <table:table-cell office:value-type="float" office:value="17.73472">
            <text:p>17.73472</text:p>
          </table:table-cell>
          <table:table-cell office:value-type="float" office:value="17.145281">
            <text:p>17.145281</text:p>
          </table:table-cell>
          <table:table-cell/>
          <table:table-cell office:value-type="float" office:value="36.939297">
            <text:p>36.939297</text:p>
          </table:table-cell>
          <table:table-cell office:value-type="float" office:value="36.36253">
            <text:p>36.36253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1.77124">
            <text:p>541.77124</text:p>
          </table:table-cell>
          <table:table-cell office:value-type="float" office:value="544.784119">
            <text:p>544.784119</text:p>
          </table:table-cell>
          <table:table-cell office:value-type="float" office:value="16.543776">
            <text:p>16.543776</text:p>
          </table:table-cell>
          <table:table-cell office:value-type="float" office:value="16.943136">
            <text:p>16.943136</text:p>
          </table:table-cell>
          <table:table-cell/>
          <table:table-cell office:value-type="float" office:value="38.300095">
            <text:p>38.300095</text:p>
          </table:table-cell>
          <table:table-cell office:value-type="float" office:value="32.95763">
            <text:p>32.95763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5.267883">
            <text:p>575.267883</text:p>
          </table:table-cell>
          <table:table-cell office:value-type="float" office:value="542.977295">
            <text:p>542.977295</text:p>
          </table:table-cell>
          <table:table-cell office:value-type="float" office:value="16.381632">
            <text:p>16.381632</text:p>
          </table:table-cell>
          <table:table-cell office:value-type="float" office:value="14.788864">
            <text:p>14.788864</text:p>
          </table:table-cell>
          <table:table-cell/>
          <table:table-cell office:value-type="float" office:value="35.749439">
            <text:p>35.749439</text:p>
          </table:table-cell>
          <table:table-cell office:value-type="float" office:value="39.925182">
            <text:p>39.925182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0.857239">
            <text:p>610.857239</text:p>
          </table:table-cell>
          <table:table-cell office:value-type="float" office:value="608.027161">
            <text:p>608.027161</text:p>
          </table:table-cell>
          <table:table-cell office:value-type="float" office:value="15.053664">
            <text:p>15.053664</text:p>
          </table:table-cell>
          <table:table-cell office:value-type="float" office:value="15.442304">
            <text:p>15.442304</text:p>
          </table:table-cell>
          <table:table-cell/>
          <table:table-cell office:value-type="float" office:value="35.579807">
            <text:p>35.579807</text:p>
          </table:table-cell>
          <table:table-cell office:value-type="float" office:value="37.207935">
            <text:p>37.207935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7.296265">
            <text:p>757.296265</text:p>
          </table:table-cell>
          <table:table-cell office:value-type="float" office:value="756.597473">
            <text:p>756.597473</text:p>
          </table:table-cell>
          <table:table-cell office:value-type="float" office:value="15.67296">
            <text:p>15.67296</text:p>
          </table:table-cell>
          <table:table-cell office:value-type="float" office:value="15.972192">
            <text:p>15.972192</text:p>
          </table:table-cell>
          <table:table-cell/>
          <table:table-cell office:value-type="float" office:value="44.557983">
            <text:p>44.557983</text:p>
          </table:table-cell>
          <table:table-cell office:value-type="float" office:value="36.833088">
            <text:p>36.833088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3.715088">
            <text:p>823.715088</text:p>
          </table:table-cell>
          <table:table-cell office:value-type="float" office:value="818.513977">
            <text:p>818.513977</text:p>
          </table:table-cell>
          <table:table-cell office:value-type="float" office:value="16.544096">
            <text:p>16.544096</text:p>
          </table:table-cell>
          <table:table-cell office:value-type="float" office:value="13.96992">
            <text:p>13.96992</text:p>
          </table:table-cell>
          <table:table-cell/>
          <table:table-cell office:value-type="float" office:value="36.756542">
            <text:p>36.756542</text:p>
          </table:table-cell>
          <table:table-cell office:value-type="float" office:value="31.551712">
            <text:p>31.551712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8.213745">
            <text:p>918.213745</text:p>
          </table:table-cell>
          <table:table-cell office:value-type="float" office:value="914.145386">
            <text:p>914.145386</text:p>
          </table:table-cell>
          <table:table-cell office:value-type="float" office:value="15.259584">
            <text:p>15.259584</text:p>
          </table:table-cell>
          <table:table-cell office:value-type="float" office:value="15.450496">
            <text:p>15.450496</text:p>
          </table:table-cell>
          <table:table-cell/>
          <table:table-cell office:value-type="float" office:value="29.811712">
            <text:p>29.811712</text:p>
          </table:table-cell>
          <table:table-cell office:value-type="float" office:value="29.229376">
            <text:p>29.229376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17.923645">
            <text:p>917.923645</text:p>
          </table:table-cell>
          <table:table-cell office:value-type="float" office:value="917.674805">
            <text:p>917.674805</text:p>
          </table:table-cell>
          <table:table-cell office:value-type="float" office:value="14.280768">
            <text:p>14.280768</text:p>
          </table:table-cell>
          <table:table-cell office:value-type="float" office:value="14.606048">
            <text:p>14.606048</text:p>
          </table:table-cell>
          <table:table-cell/>
          <table:table-cell office:value-type="float" office:value="27.550655">
            <text:p>27.550655</text:p>
          </table:table-cell>
          <table:table-cell office:value-type="float" office:value="31.490463">
            <text:p>31.490463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66.056213">
            <text:p>966.056213</text:p>
          </table:table-cell>
          <table:table-cell office:value-type="float" office:value="964.605164">
            <text:p>964.605164</text:p>
          </table:table-cell>
          <table:table-cell office:value-type="float" office:value="15.191264">
            <text:p>15.191264</text:p>
          </table:table-cell>
          <table:table-cell office:value-type="float" office:value="14.442528">
            <text:p>14.442528</text:p>
          </table:table-cell>
          <table:table-cell/>
          <table:table-cell office:value-type="float" office:value="33.96064">
            <text:p>33.96064</text:p>
          </table:table-cell>
          <table:table-cell office:value-type="float" office:value="33.391743">
            <text:p>33.391743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0.688477">
            <text:p>1030.688477</text:p>
          </table:table-cell>
          <table:table-cell office:value-type="float" office:value="1026.010498">
            <text:p>1026.010498</text:p>
          </table:table-cell>
          <table:table-cell office:value-type="float" office:value="15.835808">
            <text:p>15.835808</text:p>
          </table:table-cell>
          <table:table-cell office:value-type="float" office:value="15.007904">
            <text:p>15.007904</text:p>
          </table:table-cell>
          <table:table-cell/>
          <table:table-cell office:value-type="float" office:value="34.160511">
            <text:p>34.160511</text:p>
          </table:table-cell>
          <table:table-cell office:value-type="float" office:value="33.380352">
            <text:p>33.380352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28.709229">
            <text:p>1028.709229</text:p>
          </table:table-cell>
          <table:table-cell office:value-type="float" office:value="1027.25769">
            <text:p>1027.25769</text:p>
          </table:table-cell>
          <table:table-cell office:value-type="float" office:value="15.855488">
            <text:p>15.855488</text:p>
          </table:table-cell>
          <table:table-cell office:value-type="float" office:value="15.918016">
            <text:p>15.918016</text:p>
          </table:table-cell>
          <table:table-cell/>
          <table:table-cell office:value-type="float" office:value="34.09827">
            <text:p>34.09827</text:p>
          </table:table-cell>
          <table:table-cell office:value-type="float" office:value="33.38752">
            <text:p>33.38752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90.316406">
            <text:p>1090.316406</text:p>
          </table:table-cell>
          <table:table-cell office:value-type="float" office:value="1092.384277">
            <text:p>1092.384277</text:p>
          </table:table-cell>
          <table:table-cell office:value-type="float" office:value="15.829408">
            <text:p>15.829408</text:p>
          </table:table-cell>
          <table:table-cell office:value-type="float" office:value="13.285792">
            <text:p>13.285792</text:p>
          </table:table-cell>
          <table:table-cell/>
          <table:table-cell office:value-type="float" office:value="31.384865">
            <text:p>31.384865</text:p>
          </table:table-cell>
          <table:table-cell office:value-type="float" office:value="32.923714">
            <text:p>32.923714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87.40686">
            <text:p>1087.40686</text:p>
          </table:table-cell>
          <table:table-cell office:value-type="float" office:value="1094.198242">
            <text:p>1094.198242</text:p>
          </table:table-cell>
          <table:table-cell office:value-type="float" office:value="14.951936">
            <text:p>14.951936</text:p>
          </table:table-cell>
          <table:table-cell office:value-type="float" office:value="15.04208">
            <text:p>15.04208</text:p>
          </table:table-cell>
          <table:table-cell/>
          <table:table-cell office:value-type="float" office:value="35.888031">
            <text:p>35.888031</text:p>
          </table:table-cell>
          <table:table-cell office:value-type="float" office:value="32.88736">
            <text:p>32.88736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60.02124">
            <text:p>1160.02124</text:p>
          </table:table-cell>
          <table:table-cell office:value-type="float" office:value="1156.840088">
            <text:p>1156.840088</text:p>
          </table:table-cell>
          <table:table-cell office:value-type="float" office:value="15.648192">
            <text:p>15.648192</text:p>
          </table:table-cell>
          <table:table-cell office:value-type="float" office:value="13.037024">
            <text:p>13.037024</text:p>
          </table:table-cell>
          <table:table-cell/>
          <table:table-cell office:value-type="float" office:value="31.41872">
            <text:p>31.41872</text:p>
          </table:table-cell>
          <table:table-cell office:value-type="float" office:value="32.606815">
            <text:p>32.606815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61.893188">
            <text:p>1161.893188</text:p>
          </table:table-cell>
          <table:table-cell office:value-type="float" office:value="1161.307495">
            <text:p>1161.307495</text:p>
          </table:table-cell>
          <table:table-cell office:value-type="float" office:value="14.684544">
            <text:p>14.684544</text:p>
          </table:table-cell>
          <table:table-cell office:value-type="float" office:value="14.768704">
            <text:p>14.768704</text:p>
          </table:table-cell>
          <table:table-cell/>
          <table:table-cell office:value-type="float" office:value="31.190559">
            <text:p>31.190559</text:p>
          </table:table-cell>
          <table:table-cell office:value-type="float" office:value="30.423201">
            <text:p>30.423201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49.840088">
            <text:p>1249.840088</text:p>
          </table:table-cell>
          <table:table-cell office:value-type="float" office:value="1248.223511">
            <text:p>1248.223511</text:p>
          </table:table-cell>
          <table:table-cell office:value-type="float" office:value="15.363712">
            <text:p>15.363712</text:p>
          </table:table-cell>
          <table:table-cell office:value-type="float" office:value="12.817856">
            <text:p>12.817856</text:p>
          </table:table-cell>
          <table:table-cell/>
          <table:table-cell office:value-type="float" office:value="37.813759">
            <text:p>37.813759</text:p>
          </table:table-cell>
          <table:table-cell office:value-type="float" office:value="32.544514">
            <text:p>32.544514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57.53186">
            <text:p>1257.53186</text:p>
          </table:table-cell>
          <table:table-cell office:value-type="float" office:value="1248.483521">
            <text:p>1248.483521</text:p>
          </table:table-cell>
          <table:table-cell office:value-type="float" office:value="14.46784">
            <text:p>14.46784</text:p>
          </table:table-cell>
          <table:table-cell office:value-type="float" office:value="13.648672">
            <text:p>13.648672</text:p>
          </table:table-cell>
          <table:table-cell/>
          <table:table-cell office:value-type="float" office:value="28.905727">
            <text:p>28.905727</text:p>
          </table:table-cell>
          <table:table-cell office:value-type="float" office:value="34.731327">
            <text:p>34.7313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53.668945">
            <text:p>1253.668945</text:p>
          </table:table-cell>
          <table:table-cell office:value-type="float" office:value="1245.7854">
            <text:p>1245.7854</text:p>
          </table:table-cell>
          <table:table-cell office:value-type="float" office:value="14.502304">
            <text:p>14.502304</text:p>
          </table:table-cell>
          <table:table-cell office:value-type="float" office:value="14.519552">
            <text:p>14.519552</text:p>
          </table:table-cell>
          <table:table-cell/>
          <table:table-cell office:value-type="float" office:value="33.357727">
            <text:p>33.357727</text:p>
          </table:table-cell>
          <table:table-cell office:value-type="float" office:value="32.536385">
            <text:p>32.536385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3.071289">
            <text:p>1683.071289</text:p>
          </table:table-cell>
          <table:table-cell office:value-type="float" office:value="1674.683472">
            <text:p>1674.683472</text:p>
          </table:table-cell>
          <table:table-cell office:value-type="float" office:value="13.499648">
            <text:p>13.499648</text:p>
          </table:table-cell>
          <table:table-cell office:value-type="float" office:value="13.5008">
            <text:p>13.5008</text:p>
          </table:table-cell>
          <table:table-cell/>
          <table:table-cell office:value-type="float" office:value="30.891392">
            <text:p>30.891392</text:p>
          </table:table-cell>
          <table:table-cell office:value-type="float" office:value="32.085793">
            <text:p>32.085793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77.696533">
            <text:p>1677.696533</text:p>
          </table:table-cell>
          <table:table-cell office:value-type="float" office:value="1672.00415">
            <text:p>1672.00415</text:p>
          </table:table-cell>
          <table:table-cell office:value-type="float" office:value="14.40928">
            <text:p>14.40928</text:p>
          </table:table-cell>
          <table:table-cell office:value-type="float" office:value="12.66704">
            <text:p>12.66704</text:p>
          </table:table-cell>
          <table:table-cell/>
          <table:table-cell office:value-type="float" office:value="30.801088">
            <text:p>30.801088</text:p>
          </table:table-cell>
          <table:table-cell office:value-type="float" office:value="32.094688">
            <text:p>32.094688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71.742432">
            <text:p>1671.742432</text:p>
          </table:table-cell>
          <table:table-cell office:value-type="float" office:value="1672.204468">
            <text:p>1672.204468</text:p>
          </table:table-cell>
          <table:table-cell office:value-type="float" office:value="13.489312">
            <text:p>13.489312</text:p>
          </table:table-cell>
          <table:table-cell office:value-type="float" office:value="13.497408">
            <text:p>13.497408</text:p>
          </table:table-cell>
          <table:table-cell/>
          <table:table-cell office:value-type="float" office:value="30.786177">
            <text:p>30.786177</text:p>
          </table:table-cell>
          <table:table-cell office:value-type="float" office:value="32.097343">
            <text:p>32.097343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16.519165">
            <text:p>1816.519165</text:p>
          </table:table-cell>
          <table:table-cell office:value-type="float" office:value="1801.745972">
            <text:p>1801.745972</text:p>
          </table:table-cell>
          <table:table-cell office:value-type="float" office:value="14.25872">
            <text:p>14.25872</text:p>
          </table:table-cell>
          <table:table-cell office:value-type="float" office:value="12.42064">
            <text:p>12.42064</text:p>
          </table:table-cell>
          <table:table-cell/>
          <table:table-cell office:value-type="float" office:value="37.309406">
            <text:p>37.309406</text:p>
          </table:table-cell>
          <table:table-cell office:value-type="float" office:value="35.890144">
            <text:p>35.890144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08.547729">
            <text:p>1808.547729</text:p>
          </table:table-cell>
          <table:table-cell office:value-type="float" office:value="1817.095703">
            <text:p>1817.095703</text:p>
          </table:table-cell>
          <table:table-cell office:value-type="float" office:value="15.101184">
            <text:p>15.101184</text:p>
          </table:table-cell>
          <table:table-cell office:value-type="float" office:value="13.455904">
            <text:p>13.455904</text:p>
          </table:table-cell>
          <table:table-cell/>
          <table:table-cell office:value-type="float" office:value="39.169407">
            <text:p>39.169407</text:p>
          </table:table-cell>
          <table:table-cell office:value-type="float" office:value="35.909088">
            <text:p>35.909088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18.306274">
            <text:p>1818.306274</text:p>
          </table:table-cell>
          <table:table-cell office:value-type="float" office:value="1814.373657">
            <text:p>1814.373657</text:p>
          </table:table-cell>
          <table:table-cell office:value-type="float" office:value="13.362208">
            <text:p>13.362208</text:p>
          </table:table-cell>
          <table:table-cell office:value-type="float" office:value="12.413344">
            <text:p>12.413344</text:p>
          </table:table-cell>
          <table:table-cell/>
          <table:table-cell office:value-type="float" office:value="34.840961">
            <text:p>34.840961</text:p>
          </table:table-cell>
          <table:table-cell office:value-type="float" office:value="31.625631">
            <text:p>31.625631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08.769043">
            <text:p>1808.769043</text:p>
          </table:table-cell>
          <table:table-cell office:value-type="float" office:value="1815.957031">
            <text:p>1815.957031</text:p>
          </table:table-cell>
          <table:table-cell office:value-type="float" office:value="14.238336">
            <text:p>14.238336</text:p>
          </table:table-cell>
          <table:table-cell office:value-type="float" office:value="13.236832">
            <text:p>13.236832</text:p>
          </table:table-cell>
          <table:table-cell/>
          <table:table-cell office:value-type="float" office:value="34.841599">
            <text:p>34.841599</text:p>
          </table:table-cell>
          <table:table-cell office:value-type="float" office:value="35.891712">
            <text:p>35.891712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06.559204">
            <text:p>1806.559204</text:p>
          </table:table-cell>
          <table:table-cell office:value-type="float" office:value="1942.996948">
            <text:p>1942.996948</text:p>
          </table:table-cell>
          <table:table-cell office:value-type="float" office:value="14.228704">
            <text:p>14.228704</text:p>
          </table:table-cell>
          <table:table-cell office:value-type="float" office:value="13.241856">
            <text:p>13.241856</text:p>
          </table:table-cell>
          <table:table-cell/>
          <table:table-cell office:value-type="float" office:value="34.875519">
            <text:p>34.875519</text:p>
          </table:table-cell>
          <table:table-cell office:value-type="float" office:value="35.879936">
            <text:p>35.8799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21.076416">
            <text:p>2121.076416</text:p>
          </table:table-cell>
          <table:table-cell office:value-type="float" office:value="2135.487549">
            <text:p>2135.487549</text:p>
          </table:table-cell>
          <table:table-cell office:value-type="float" office:value="14.128096">
            <text:p>14.128096</text:p>
          </table:table-cell>
          <table:table-cell office:value-type="float" office:value="12.285216">
            <text:p>12.285216</text:p>
          </table:table-cell>
          <table:table-cell/>
          <table:table-cell office:value-type="float" office:value="32.897953">
            <text:p>32.897953</text:p>
          </table:table-cell>
          <table:table-cell office:value-type="float" office:value="29.53056">
            <text:p>29.53056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31.226318">
            <text:p>2131.226318</text:p>
          </table:table-cell>
          <table:table-cell office:value-type="float" office:value="2133.233887">
            <text:p>2133.233887</text:p>
          </table:table-cell>
          <table:table-cell office:value-type="float" office:value="14.128672">
            <text:p>14.128672</text:p>
          </table:table-cell>
          <table:table-cell office:value-type="float" office:value="13.088384">
            <text:p>13.088384</text:p>
          </table:table-cell>
          <table:table-cell/>
          <table:table-cell office:value-type="float" office:value="32.89325">
            <text:p>32.89325</text:p>
          </table:table-cell>
          <table:table-cell office:value-type="float" office:value="33.867294">
            <text:p>33.867294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37.029541">
            <text:p>2137.029541</text:p>
          </table:table-cell>
          <table:table-cell office:value-type="float" office:value="2121.322998">
            <text:p>2121.322998</text:p>
          </table:table-cell>
          <table:table-cell office:value-type="float" office:value="14.998592">
            <text:p>14.998592</text:p>
          </table:table-cell>
          <table:table-cell office:value-type="float" office:value="12.260096">
            <text:p>12.260096</text:p>
          </table:table-cell>
          <table:table-cell/>
          <table:table-cell office:value-type="float" office:value="32.81184">
            <text:p>32.81184</text:p>
          </table:table-cell>
          <table:table-cell office:value-type="float" office:value="29.639809">
            <text:p>29.63980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30.870605">
            <text:p>2130.870605</text:p>
          </table:table-cell>
          <table:table-cell office:value-type="float" office:value="2294.718018">
            <text:p>2294.718018</text:p>
          </table:table-cell>
          <table:table-cell office:value-type="float" office:value="14.992448">
            <text:p>14.992448</text:p>
          </table:table-cell>
          <table:table-cell office:value-type="float" office:value="13.059936">
            <text:p>13.059936</text:p>
          </table:table-cell>
          <table:table-cell/>
          <table:table-cell office:value-type="float" office:value="32.868191">
            <text:p>32.868191</text:p>
          </table:table-cell>
          <table:table-cell office:value-type="float" office:value="33.887936">
            <text:p>33.88793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MIN([.B3:.B42])" office:value-type="float" office:value="25.711391">
            <text:p>25.711391</text:p>
          </table:table-cell>
          <table:table-cell table:style-name="ce4" table:formula="of:=MIN([.C3:.C42])" office:value-type="float" office:value="25.901312">
            <text:p>25.901312</text:p>
          </table:table-cell>
          <table:table-cell table:style-name="ce4" table:formula="of:=MIN([.D3:.D42])" office:value-type="float" office:value="13.362208">
            <text:p>13.362208</text:p>
          </table:table-cell>
          <table:table-cell table:style-name="ce4" table:formula="of:=MIN([.E3:.E42])" office:value-type="float" office:value="12.260096">
            <text:p>12.260096</text:p>
          </table:table-cell>
          <table:table-cell/>
          <table:table-cell table:style-name="ce4" table:formula="of:=MIN([.G3:.G42])" office:value-type="float" office:value="27.550655">
            <text:p>27.550655</text:p>
          </table:table-cell>
          <table:table-cell table:style-name="ce4" table:formula="of:=MIN([.H3:.H42])" office:value-type="float" office:value="29.229376">
            <text:p>29.229376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([.$C$3]-MIN([.B3:.B42]))/[.$C$3]" office:value-type="percentage" office:value="0.403188356957803">
            <text:p>40.32%</text:p>
          </table:table-cell>
          <table:table-cell table:style-name="ce5" table:formula="of:=([.$C$3]-MIN([.C3:.C42]))/[.$C$3]" office:value-type="percentage" office:value="0.398779919310139">
            <text:p>39.88%</text:p>
          </table:table-cell>
          <table:table-cell table:style-name="ce5" table:formula="of:=([.$C$3]-MIN([.D3:.D42]))/[.$C$3]" office:value-type="percentage" office:value="0.689837033276356">
            <text:p>68.98%</text:p>
          </table:table-cell>
          <table:table-cell table:style-name="ce5" table:formula="of:=([.$C$3]-MIN([.E3:.E42]))/[.$C$3]" office:value-type="percentage" office:value="0.715419207089377">
            <text:p>71.54%</text:p>
          </table:table-cell>
          <table:table-cell/>
          <table:table-cell table:style-name="ce5" table:formula="of:=([.$G$3]-MIN([.G3:.G42]))/[.$G$3]" office:value-type="percentage" office:value="0.478292661958346">
            <text:p>47.83%</text:p>
          </table:table-cell>
          <table:table-cell table:style-name="ce5" table:formula="of:=([.$G$3]-MIN([.H3:.H42]))/[.$G$3]" office:value-type="percentage" office:value="0.446503905421537">
            <text:p>44.65%</text:p>
          </table:table-cell>
          <table:table-cell table:number-columns-repeated="1016"/>
        </table:table-row>
        <table:table-row table:style-name="ro1">
          <table:table-cell/>
          <table:table-cell table:style-name="ce6" table:formula="of:=[.$C$3]/MIN([.B3:.B42])" office:value-type="float" office:value="1.67557052825341">
            <text:p>1.68</text:p>
          </table:table-cell>
          <table:table-cell table:style-name="ce6" table:formula="of:=[.$C$3]/MIN([.C3:.C42])" office:value-type="float" office:value="1.66328443130603">
            <text:p>1.66</text:p>
          </table:table-cell>
          <table:table-cell table:style-name="ce6" table:formula="of:=[.$C$3]/MIN([.D3:.D42])" office:value-type="float" office:value="3.22411153905103">
            <text:p>3.22</text:p>
          </table:table-cell>
          <table:table-cell table:style-name="ce6" table:formula="of:=[.$C$3]/MIN([.E3:.E42])" office:value-type="float" office:value="3.51394059230858">
            <text:p>3.51</text:p>
          </table:table-cell>
          <table:table-cell/>
          <table:table-cell table:style-name="ce6" table:formula="of:=[.$G$3]/MIN([.G3:.G42])" office:value-type="float" office:value="1.91678346667257">
            <text:p>1.92</text:p>
          </table:table-cell>
          <table:table-cell table:style-name="ce6" table:formula="of:=[.$G$3]/MIN([.H3:.H42])" office:value-type="float" office:value="1.80669748132837">
            <text:p>1.8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607424">
            <text:p>26.607424</text:p>
          </table:table-cell>
          <table:table-cell office:value-type="float" office:value="28.438721">
            <text:p>28.438721</text:p>
          </table:table-cell>
          <table:table-cell office:value-type="float" office:value="25.051296">
            <text:p>25.051296</text:p>
          </table:table-cell>
          <table:table-cell office:value-type="float" office:value="24.649441">
            <text:p>24.649441</text:p>
          </table:table-cell>
          <table:table-cell/>
          <table:table-cell office:value-type="float" office:value="43.739937">
            <text:p>43.739937</text:p>
          </table:table-cell>
          <table:table-cell office:value-type="float" office:value="40.402782">
            <text:p>40.402782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.813728">
            <text:p>120.813728</text:p>
          </table:table-cell>
          <table:table-cell office:value-type="float" office:value="120.950211">
            <text:p>120.950211</text:p>
          </table:table-cell>
          <table:table-cell office:value-type="float" office:value="20.046848">
            <text:p>20.046848</text:p>
          </table:table-cell>
          <table:table-cell office:value-type="float" office:value="18.160255">
            <text:p>18.160255</text:p>
          </table:table-cell>
          <table:table-cell/>
          <table:table-cell office:value-type="float" office:value="40.534336">
            <text:p>40.534336</text:p>
          </table:table-cell>
          <table:table-cell office:value-type="float" office:value="37.450047">
            <text:p>37.450047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0.39447">
            <text:p>610.39447</text:p>
          </table:table-cell>
          <table:table-cell office:value-type="float" office:value="657.193787">
            <text:p>657.193787</text:p>
          </table:table-cell>
          <table:table-cell office:value-type="float" office:value="16.703424">
            <text:p>16.703424</text:p>
          </table:table-cell>
          <table:table-cell office:value-type="float" office:value="16.136353">
            <text:p>16.136353</text:p>
          </table:table-cell>
          <table:table-cell/>
          <table:table-cell office:value-type="float" office:value="36.665375">
            <text:p>36.665375</text:p>
          </table:table-cell>
          <table:table-cell office:value-type="float" office:value="38.451199">
            <text:p>38.451199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6.009521">
            <text:p>956.009521</text:p>
          </table:table-cell>
          <table:table-cell office:value-type="float" office:value="952.865234">
            <text:p>952.865234</text:p>
          </table:table-cell>
          <table:table-cell office:value-type="float" office:value="17.578976">
            <text:p>17.578976</text:p>
          </table:table-cell>
          <table:table-cell office:value-type="float" office:value="14.973472">
            <text:p>14.973472</text:p>
          </table:table-cell>
          <table:table-cell/>
          <table:table-cell office:value-type="float" office:value="35.172482">
            <text:p>35.172482</text:p>
          </table:table-cell>
          <table:table-cell office:value-type="float" office:value="34.4776">
            <text:p>34.4776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at20_SSSP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3" office:value-type="string" table:number-columns-spanned="4" table:number-rows-spanned="1">
            <text:p>KEPLAR</text:p>
          </table:table-cell>
          <table:covered-table-cell table:number-columns-repeated="3" table:style-name="ce8"/>
          <table:table-cell table:style-name="ce8"/>
          <table:table-cell table:style-name="ce3" office:value-type="string" table:number-columns-spanned="2" table:number-rows-spanned="1">
            <text:p>FERMI</text:p>
          </table:table-cell>
          <table:covered-table-cell table:style-name="ce8"/>
          <table:table-cell table:number-columns-repeated="1016"/>
        </table:table-row>
        <table:table-row table:style-name="ro2">
          <table:table-cell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a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na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9.775513">
            <text:p>349.775513</text:p>
          </table:table-cell>
          <table:table-cell table:style-name="ce7" office:value-type="float" office:value="350.748108">
            <text:p>350.748108</text:p>
          </table:table-cell>
          <table:table-cell office:value-type="float" office:value="243.809052">
            <text:p>243.809052</text:p>
          </table:table-cell>
          <table:table-cell office:value-type="float" office:value="243.723969">
            <text:p>243.723969</text:p>
          </table:table-cell>
          <table:table-cell/>
          <table:table-cell table:style-name="ce7" office:value-type="float" office:value="389.540802">
            <text:p>389.540802</text:p>
          </table:table-cell>
          <table:table-cell office:value-type="float" office:value="411.595673">
            <text:p>411.595673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376221">
            <text:p>282.376221</text:p>
          </table:table-cell>
          <table:table-cell office:value-type="float" office:value="282.808441">
            <text:p>282.808441</text:p>
          </table:table-cell>
          <table:table-cell office:value-type="float" office:value="239.550339">
            <text:p>239.550339</text:p>
          </table:table-cell>
          <table:table-cell office:value-type="float" office:value="239.073532">
            <text:p>239.073532</text:p>
          </table:table-cell>
          <table:table-cell/>
          <table:table-cell office:value-type="float" office:value="408.575928">
            <text:p>408.575928</text:p>
          </table:table-cell>
          <table:table-cell office:value-type="float" office:value="407.639374">
            <text:p>407.63937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.352997">
            <text:p>208.352997</text:p>
          </table:table-cell>
          <table:table-cell office:value-type="float" office:value="209.206299">
            <text:p>209.206299</text:p>
          </table:table-cell>
          <table:table-cell office:value-type="float" office:value="229.245789">
            <text:p>229.245789</text:p>
          </table:table-cell>
          <table:table-cell office:value-type="float" office:value="228.659332">
            <text:p>228.659332</text:p>
          </table:table-cell>
          <table:table-cell/>
          <table:table-cell office:value-type="float" office:value="396.303497">
            <text:p>396.303497</text:p>
          </table:table-cell>
          <table:table-cell office:value-type="float" office:value="396.797241">
            <text:p>396.797241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.997345">
            <text:p>188.997345</text:p>
          </table:table-cell>
          <table:table-cell office:value-type="float" office:value="190.197601">
            <text:p>190.197601</text:p>
          </table:table-cell>
          <table:table-cell office:value-type="float" office:value="218.031525">
            <text:p>218.031525</text:p>
          </table:table-cell>
          <table:table-cell office:value-type="float" office:value="217.378586">
            <text:p>217.378586</text:p>
          </table:table-cell>
          <table:table-cell/>
          <table:table-cell office:value-type="float" office:value="365.675873">
            <text:p>365.675873</text:p>
          </table:table-cell>
          <table:table-cell office:value-type="float" office:value="365.092194">
            <text:p>365.09219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.290298">
            <text:p>180.290298</text:p>
          </table:table-cell>
          <table:table-cell office:value-type="float" office:value="181.166748">
            <text:p>181.166748</text:p>
          </table:table-cell>
          <table:table-cell office:value-type="float" office:value="212.187302">
            <text:p>212.187302</text:p>
          </table:table-cell>
          <table:table-cell office:value-type="float" office:value="211.728897">
            <text:p>211.728897</text:p>
          </table:table-cell>
          <table:table-cell/>
          <table:table-cell office:value-type="float" office:value="382.407074">
            <text:p>382.407074</text:p>
          </table:table-cell>
          <table:table-cell office:value-type="float" office:value="381.857544">
            <text:p>381.857544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9.516129">
            <text:p>169.516129</text:p>
          </table:table-cell>
          <table:table-cell office:value-type="float" office:value="170.974426">
            <text:p>170.974426</text:p>
          </table:table-cell>
          <table:table-cell office:value-type="float" office:value="180.414459">
            <text:p>180.414459</text:p>
          </table:table-cell>
          <table:table-cell office:value-type="float" office:value="179.930145">
            <text:p>179.930145</text:p>
          </table:table-cell>
          <table:table-cell/>
          <table:table-cell office:value-type="float" office:value="358.544037">
            <text:p>358.544037</text:p>
          </table:table-cell>
          <table:table-cell office:value-type="float" office:value="358.244019">
            <text:p>358.244019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.440231">
            <text:p>169.440231</text:p>
          </table:table-cell>
          <table:table-cell office:value-type="float" office:value="171.038437">
            <text:p>171.038437</text:p>
          </table:table-cell>
          <table:table-cell office:value-type="float" office:value="174.290909">
            <text:p>174.290909</text:p>
          </table:table-cell>
          <table:table-cell office:value-type="float" office:value="173.867355">
            <text:p>173.867355</text:p>
          </table:table-cell>
          <table:table-cell/>
          <table:table-cell office:value-type="float" office:value="353.129761">
            <text:p>353.129761</text:p>
          </table:table-cell>
          <table:table-cell office:value-type="float" office:value="352.344696">
            <text:p>352.344696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9.962173">
            <text:p>169.962173</text:p>
          </table:table-cell>
          <table:table-cell office:value-type="float" office:value="171.491302">
            <text:p>171.491302</text:p>
          </table:table-cell>
          <table:table-cell office:value-type="float" office:value="174.030396">
            <text:p>174.030396</text:p>
          </table:table-cell>
          <table:table-cell office:value-type="float" office:value="172.90506">
            <text:p>172.90506</text:p>
          </table:table-cell>
          <table:table-cell/>
          <table:table-cell office:value-type="float" office:value="334.308502">
            <text:p>334.308502</text:p>
          </table:table-cell>
          <table:table-cell office:value-type="float" office:value="333.710724">
            <text:p>333.710724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.670883">
            <text:p>177.670883</text:p>
          </table:table-cell>
          <table:table-cell office:value-type="float" office:value="179.151428">
            <text:p>179.151428</text:p>
          </table:table-cell>
          <table:table-cell office:value-type="float" office:value="169.712158">
            <text:p>169.712158</text:p>
          </table:table-cell>
          <table:table-cell office:value-type="float" office:value="169.134109">
            <text:p>169.134109</text:p>
          </table:table-cell>
          <table:table-cell/>
          <table:table-cell office:value-type="float" office:value="351.712708">
            <text:p>351.712708</text:p>
          </table:table-cell>
          <table:table-cell office:value-type="float" office:value="332.085266">
            <text:p>332.085266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.057632">
            <text:p>228.057632</text:p>
          </table:table-cell>
          <table:table-cell office:value-type="float" office:value="215.948868">
            <text:p>215.948868</text:p>
          </table:table-cell>
          <table:table-cell office:value-type="float" office:value="164.659546">
            <text:p>164.659546</text:p>
          </table:table-cell>
          <table:table-cell office:value-type="float" office:value="164.248672">
            <text:p>164.248672</text:p>
          </table:table-cell>
          <table:table-cell/>
          <table:table-cell office:value-type="float" office:value="351.043671">
            <text:p>351.043671</text:p>
          </table:table-cell>
          <table:table-cell office:value-type="float" office:value="351.171143">
            <text:p>351.171143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2.536133">
            <text:p>272.536133</text:p>
          </table:table-cell>
          <table:table-cell office:value-type="float" office:value="260.131287">
            <text:p>260.131287</text:p>
          </table:table-cell>
          <table:table-cell office:value-type="float" office:value="158.564102">
            <text:p>158.564102</text:p>
          </table:table-cell>
          <table:table-cell office:value-type="float" office:value="157.948441">
            <text:p>157.948441</text:p>
          </table:table-cell>
          <table:table-cell/>
          <table:table-cell office:value-type="float" office:value="350.498566">
            <text:p>350.498566</text:p>
          </table:table-cell>
          <table:table-cell office:value-type="float" office:value="350.440674">
            <text:p>350.440674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3.362549">
            <text:p>273.362549</text:p>
          </table:table-cell>
          <table:table-cell office:value-type="float" office:value="275.754181">
            <text:p>275.754181</text:p>
          </table:table-cell>
          <table:table-cell office:value-type="float" office:value="155.882141">
            <text:p>155.882141</text:p>
          </table:table-cell>
          <table:table-cell office:value-type="float" office:value="155.07811">
            <text:p>155.07811</text:p>
          </table:table-cell>
          <table:table-cell/>
          <table:table-cell office:value-type="float" office:value="351.29538">
            <text:p>351.29538</text:p>
          </table:table-cell>
          <table:table-cell office:value-type="float" office:value="351.314423">
            <text:p>351.314423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5.127716">
            <text:p>295.127716</text:p>
          </table:table-cell>
          <table:table-cell office:value-type="float" office:value="296.017273">
            <text:p>296.017273</text:p>
          </table:table-cell>
          <table:table-cell office:value-type="float" office:value="154.02919">
            <text:p>154.02919</text:p>
          </table:table-cell>
          <table:table-cell office:value-type="float" office:value="153.350143">
            <text:p>153.350143</text:p>
          </table:table-cell>
          <table:table-cell/>
          <table:table-cell office:value-type="float" office:value="351.041626">
            <text:p>351.041626</text:p>
          </table:table-cell>
          <table:table-cell office:value-type="float" office:value="350.679932">
            <text:p>350.679932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1.926117">
            <text:p>301.926117</text:p>
          </table:table-cell>
          <table:table-cell office:value-type="float" office:value="322.032318">
            <text:p>322.032318</text:p>
          </table:table-cell>
          <table:table-cell office:value-type="float" office:value="154.007874">
            <text:p>154.007874</text:p>
          </table:table-cell>
          <table:table-cell office:value-type="float" office:value="153.561951">
            <text:p>153.561951</text:p>
          </table:table-cell>
          <table:table-cell/>
          <table:table-cell office:value-type="float" office:value="351.837402">
            <text:p>351.837402</text:p>
          </table:table-cell>
          <table:table-cell office:value-type="float" office:value="351.017731">
            <text:p>351.017731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1.489655">
            <text:p>331.489655</text:p>
          </table:table-cell>
          <table:table-cell office:value-type="float" office:value="333.682434">
            <text:p>333.682434</text:p>
          </table:table-cell>
          <table:table-cell office:value-type="float" office:value="153.304962">
            <text:p>153.304962</text:p>
          </table:table-cell>
          <table:table-cell office:value-type="float" office:value="152.684097">
            <text:p>152.684097</text:p>
          </table:table-cell>
          <table:table-cell/>
          <table:table-cell office:value-type="float" office:value="353.051239">
            <text:p>353.051239</text:p>
          </table:table-cell>
          <table:table-cell office:value-type="float" office:value="352.669373">
            <text:p>352.669373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0.799347">
            <text:p>370.799347</text:p>
          </table:table-cell>
          <table:table-cell office:value-type="float" office:value="396.367798">
            <text:p>396.367798</text:p>
          </table:table-cell>
          <table:table-cell office:value-type="float" office:value="153.675201">
            <text:p>153.675201</text:p>
          </table:table-cell>
          <table:table-cell office:value-type="float" office:value="153.074203">
            <text:p>153.074203</text:p>
          </table:table-cell>
          <table:table-cell/>
          <table:table-cell office:value-type="float" office:value="356.507538">
            <text:p>356.507538</text:p>
          </table:table-cell>
          <table:table-cell office:value-type="float" office:value="355.717468">
            <text:p>355.717468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68.476654">
            <text:p>468.476654</text:p>
          </table:table-cell>
          <table:table-cell office:value-type="float" office:value="499.969055">
            <text:p>499.969055</text:p>
          </table:table-cell>
          <table:table-cell office:value-type="float" office:value="154.796478">
            <text:p>154.796478</text:p>
          </table:table-cell>
          <table:table-cell office:value-type="float" office:value="154.540253">
            <text:p>154.540253</text:p>
          </table:table-cell>
          <table:table-cell/>
          <table:table-cell office:value-type="float" office:value="360.98941">
            <text:p>360.98941</text:p>
          </table:table-cell>
          <table:table-cell office:value-type="float" office:value="359.901367">
            <text:p>359.90136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0.949585">
            <text:p>600.949585</text:p>
          </table:table-cell>
          <table:table-cell office:value-type="float" office:value="573.003479">
            <text:p>573.003479</text:p>
          </table:table-cell>
          <table:table-cell office:value-type="float" office:value="155.636826">
            <text:p>155.636826</text:p>
          </table:table-cell>
          <table:table-cell office:value-type="float" office:value="154.421753">
            <text:p>154.421753</text:p>
          </table:table-cell>
          <table:table-cell/>
          <table:table-cell office:value-type="float" office:value="364.325409">
            <text:p>364.325409</text:p>
          </table:table-cell>
          <table:table-cell office:value-type="float" office:value="365.560547">
            <text:p>365.560547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97.52771">
            <text:p>697.52771</text:p>
          </table:table-cell>
          <table:table-cell office:value-type="float" office:value="659.397095">
            <text:p>659.397095</text:p>
          </table:table-cell>
          <table:table-cell office:value-type="float" office:value="156.526108">
            <text:p>156.526108</text:p>
          </table:table-cell>
          <table:table-cell office:value-type="float" office:value="155.799011">
            <text:p>155.799011</text:p>
          </table:table-cell>
          <table:table-cell/>
          <table:table-cell office:value-type="float" office:value="368.803284">
            <text:p>368.803284</text:p>
          </table:table-cell>
          <table:table-cell office:value-type="float" office:value="367.664825">
            <text:p>367.664825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29.148071">
            <text:p>729.148071</text:p>
          </table:table-cell>
          <table:table-cell office:value-type="float" office:value="729.627075">
            <text:p>729.627075</text:p>
          </table:table-cell>
          <table:table-cell office:value-type="float" office:value="157.738373">
            <text:p>157.738373</text:p>
          </table:table-cell>
          <table:table-cell office:value-type="float" office:value="157.040802">
            <text:p>157.040802</text:p>
          </table:table-cell>
          <table:table-cell/>
          <table:table-cell office:value-type="float" office:value="375.511963">
            <text:p>375.511963</text:p>
          </table:table-cell>
          <table:table-cell office:value-type="float" office:value="374.651611">
            <text:p>374.651611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1.363892">
            <text:p>781.363892</text:p>
          </table:table-cell>
          <table:table-cell office:value-type="float" office:value="738.291504">
            <text:p>738.291504</text:p>
          </table:table-cell>
          <table:table-cell office:value-type="float" office:value="159.666397">
            <text:p>159.666397</text:p>
          </table:table-cell>
          <table:table-cell office:value-type="float" office:value="150.230011">
            <text:p>150.230011</text:p>
          </table:table-cell>
          <table:table-cell/>
          <table:table-cell office:value-type="float" office:value="378.982147">
            <text:p>378.982147</text:p>
          </table:table-cell>
          <table:table-cell office:value-type="float" office:value="358.545868">
            <text:p>358.545868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18.027832">
            <text:p>818.027832</text:p>
          </table:table-cell>
          <table:table-cell office:value-type="float" office:value="772.607239">
            <text:p>772.607239</text:p>
          </table:table-cell>
          <table:table-cell office:value-type="float" office:value="152.878433">
            <text:p>152.878433</text:p>
          </table:table-cell>
          <table:table-cell office:value-type="float" office:value="151.844513">
            <text:p>151.844513</text:p>
          </table:table-cell>
          <table:table-cell/>
          <table:table-cell office:value-type="float" office:value="361.815125">
            <text:p>361.815125</text:p>
          </table:table-cell>
          <table:table-cell office:value-type="float" office:value="382.550323">
            <text:p>382.550323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36.766907">
            <text:p>836.766907</text:p>
          </table:table-cell>
          <table:table-cell office:value-type="float" office:value="887.744202">
            <text:p>887.744202</text:p>
          </table:table-cell>
          <table:table-cell office:value-type="float" office:value="153.201309">
            <text:p>153.201309</text:p>
          </table:table-cell>
          <table:table-cell office:value-type="float" office:value="152.207001">
            <text:p>152.207001</text:p>
          </table:table-cell>
          <table:table-cell/>
          <table:table-cell office:value-type="float" office:value="383.55777">
            <text:p>383.55777</text:p>
          </table:table-cell>
          <table:table-cell office:value-type="float" office:value="362.17218">
            <text:p>362.17218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04.531067">
            <text:p>804.531067</text:p>
          </table:table-cell>
          <table:table-cell office:value-type="float" office:value="854.635864">
            <text:p>854.635864</text:p>
          </table:table-cell>
          <table:table-cell office:value-type="float" office:value="153.512634">
            <text:p>153.512634</text:p>
          </table:table-cell>
          <table:table-cell office:value-type="float" office:value="152.550659">
            <text:p>152.550659</text:p>
          </table:table-cell>
          <table:table-cell/>
          <table:table-cell office:value-type="float" office:value="364.877289">
            <text:p>364.877289</text:p>
          </table:table-cell>
          <table:table-cell office:value-type="float" office:value="384.449249">
            <text:p>384.449249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76.296326">
            <text:p>876.296326</text:p>
          </table:table-cell>
          <table:table-cell office:value-type="float" office:value="828.541016">
            <text:p>828.541016</text:p>
          </table:table-cell>
          <table:table-cell office:value-type="float" office:value="154.092514">
            <text:p>154.092514</text:p>
          </table:table-cell>
          <table:table-cell office:value-type="float" office:value="153.21965">
            <text:p>153.21965</text:p>
          </table:table-cell>
          <table:table-cell/>
          <table:table-cell office:value-type="float" office:value="365.662201">
            <text:p>365.662201</text:p>
          </table:table-cell>
          <table:table-cell office:value-type="float" office:value="365.835999">
            <text:p>365.835999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06.406921">
            <text:p>906.406921</text:p>
          </table:table-cell>
          <table:table-cell office:value-type="float" office:value="911.011353">
            <text:p>911.011353</text:p>
          </table:table-cell>
          <table:table-cell office:value-type="float" office:value="155.292633">
            <text:p>155.292633</text:p>
          </table:table-cell>
          <table:table-cell office:value-type="float" office:value="154.391617">
            <text:p>154.391617</text:p>
          </table:table-cell>
          <table:table-cell/>
          <table:table-cell office:value-type="float" office:value="367.522156">
            <text:p>367.522156</text:p>
          </table:table-cell>
          <table:table-cell office:value-type="float" office:value="366.217743">
            <text:p>366.217743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03.487854">
            <text:p>903.487854</text:p>
          </table:table-cell>
          <table:table-cell office:value-type="float" office:value="905.653992">
            <text:p>905.653992</text:p>
          </table:table-cell>
          <table:table-cell office:value-type="float" office:value="165.569443">
            <text:p>165.569443</text:p>
          </table:table-cell>
          <table:table-cell office:value-type="float" office:value="164.462311">
            <text:p>164.462311</text:p>
          </table:table-cell>
          <table:table-cell/>
          <table:table-cell office:value-type="float" office:value="370.003174">
            <text:p>370.003174</text:p>
          </table:table-cell>
          <table:table-cell office:value-type="float" office:value="391.612122">
            <text:p>391.612122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6.048279">
            <text:p>996.048279</text:p>
          </table:table-cell>
          <table:table-cell office:value-type="float" office:value="939.039612">
            <text:p>939.039612</text:p>
          </table:table-cell>
          <table:table-cell office:value-type="float" office:value="165.971329">
            <text:p>165.971329</text:p>
          </table:table-cell>
          <table:table-cell office:value-type="float" office:value="164.790207">
            <text:p>164.790207</text:p>
          </table:table-cell>
          <table:table-cell/>
          <table:table-cell office:value-type="float" office:value="373.858002">
            <text:p>373.858002</text:p>
          </table:table-cell>
          <table:table-cell office:value-type="float" office:value="372.076447">
            <text:p>372.076447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21.392517">
            <text:p>1021.392517</text:p>
          </table:table-cell>
          <table:table-cell office:value-type="float" office:value="1025.105469">
            <text:p>1025.105469</text:p>
          </table:table-cell>
          <table:table-cell office:value-type="float" office:value="166.664673">
            <text:p>166.664673</text:p>
          </table:table-cell>
          <table:table-cell office:value-type="float" office:value="165.687943">
            <text:p>165.687943</text:p>
          </table:table-cell>
          <table:table-cell/>
          <table:table-cell office:value-type="float" office:value="395.176819">
            <text:p>395.176819</text:p>
          </table:table-cell>
          <table:table-cell office:value-type="float" office:value="394.959717">
            <text:p>394.959717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8.922485">
            <text:p>1078.922485</text:p>
          </table:table-cell>
          <table:table-cell office:value-type="float" office:value="1080.705811">
            <text:p>1080.705811</text:p>
          </table:table-cell>
          <table:table-cell office:value-type="float" office:value="167.05632">
            <text:p>167.05632</text:p>
          </table:table-cell>
          <table:table-cell office:value-type="float" office:value="165.933914">
            <text:p>165.933914</text:p>
          </table:table-cell>
          <table:table-cell/>
          <table:table-cell office:value-type="float" office:value="397.867615">
            <text:p>397.867615</text:p>
          </table:table-cell>
          <table:table-cell office:value-type="float" office:value="396.806061">
            <text:p>396.806061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39.522827">
            <text:p>1139.522827</text:p>
          </table:table-cell>
          <table:table-cell office:value-type="float" office:value="1142.11377">
            <text:p>1142.11377</text:p>
          </table:table-cell>
          <table:table-cell office:value-type="float" office:value="167.774887">
            <text:p>167.774887</text:p>
          </table:table-cell>
          <table:table-cell office:value-type="float" office:value="166.691833">
            <text:p>166.691833</text:p>
          </table:table-cell>
          <table:table-cell/>
          <table:table-cell office:value-type="float" office:value="398.578217">
            <text:p>398.578217</text:p>
          </table:table-cell>
          <table:table-cell office:value-type="float" office:value="398.556671">
            <text:p>398.55667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1.85144">
            <text:p>1281.85144</text:p>
          </table:table-cell>
          <table:table-cell office:value-type="float" office:value="1284.2948">
            <text:p>1284.2948</text:p>
          </table:table-cell>
          <table:table-cell office:value-type="float" office:value="168.96138">
            <text:p>168.96138</text:p>
          </table:table-cell>
          <table:table-cell office:value-type="float" office:value="167.787994">
            <text:p>167.787994</text:p>
          </table:table-cell>
          <table:table-cell/>
          <table:table-cell office:value-type="float" office:value="379.084381">
            <text:p>379.084381</text:p>
          </table:table-cell>
          <table:table-cell office:value-type="float" office:value="377.921051">
            <text:p>377.921051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51.762085">
            <text:p>1451.762085</text:p>
          </table:table-cell>
          <table:table-cell office:value-type="float" office:value="1453.828125">
            <text:p>1453.828125</text:p>
          </table:table-cell>
          <table:table-cell office:value-type="float" office:value="169.666718">
            <text:p>169.666718</text:p>
          </table:table-cell>
          <table:table-cell office:value-type="float" office:value="168.246109">
            <text:p>168.246109</text:p>
          </table:table-cell>
          <table:table-cell/>
          <table:table-cell office:value-type="float" office:value="401.912689">
            <text:p>401.912689</text:p>
          </table:table-cell>
          <table:table-cell office:value-type="float" office:value="400.906311">
            <text:p>400.906311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50.049316">
            <text:p>1450.049316</text:p>
          </table:table-cell>
          <table:table-cell office:value-type="float" office:value="1542.695068">
            <text:p>1542.695068</text:p>
          </table:table-cell>
          <table:table-cell office:value-type="float" office:value="169.49942">
            <text:p>169.49942</text:p>
          </table:table-cell>
          <table:table-cell office:value-type="float" office:value="168.301727">
            <text:p>168.301727</text:p>
          </table:table-cell>
          <table:table-cell/>
          <table:table-cell office:value-type="float" office:value="403.969635">
            <text:p>403.969635</text:p>
          </table:table-cell>
          <table:table-cell office:value-type="float" office:value="401.085938">
            <text:p>401.085938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40.529419">
            <text:p>1540.529419</text:p>
          </table:table-cell>
          <table:table-cell office:value-type="float" office:value="1539.74939">
            <text:p>1539.74939</text:p>
          </table:table-cell>
          <table:table-cell office:value-type="float" office:value="169.608185">
            <text:p>169.608185</text:p>
          </table:table-cell>
          <table:table-cell office:value-type="float" office:value="168.408936">
            <text:p>168.408936</text:p>
          </table:table-cell>
          <table:table-cell/>
          <table:table-cell office:value-type="float" office:value="404.67865">
            <text:p>404.67865</text:p>
          </table:table-cell>
          <table:table-cell office:value-type="float" office:value="402.577454">
            <text:p>402.577454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31.375122">
            <text:p>1631.375122</text:p>
          </table:table-cell>
          <table:table-cell office:value-type="float" office:value="1734.811768">
            <text:p>1734.811768</text:p>
          </table:table-cell>
          <table:table-cell office:value-type="float" office:value="169.85968">
            <text:p>169.85968</text:p>
          </table:table-cell>
          <table:table-cell office:value-type="float" office:value="168.480865">
            <text:p>168.480865</text:p>
          </table:table-cell>
          <table:table-cell/>
          <table:table-cell office:value-type="float" office:value="405.998383">
            <text:p>405.998383</text:p>
          </table:table-cell>
          <table:table-cell office:value-type="float" office:value="403.858368">
            <text:p>403.858368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15.396484">
            <text:p>1715.396484</text:p>
          </table:table-cell>
          <table:table-cell office:value-type="float" office:value="1716.38562">
            <text:p>1716.38562</text:p>
          </table:table-cell>
          <table:table-cell office:value-type="float" office:value="169.8936">
            <text:p>169.8936</text:p>
          </table:table-cell>
          <table:table-cell office:value-type="float" office:value="168.392136">
            <text:p>168.392136</text:p>
          </table:table-cell>
          <table:table-cell/>
          <table:table-cell office:value-type="float" office:value="405.688171">
            <text:p>405.688171</text:p>
          </table:table-cell>
          <table:table-cell office:value-type="float" office:value="403.338318">
            <text:p>403.338318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12.813843">
            <text:p>1712.813843</text:p>
          </table:table-cell>
          <table:table-cell office:value-type="float" office:value="1714.245728">
            <text:p>1714.245728</text:p>
          </table:table-cell>
          <table:table-cell office:value-type="float" office:value="169.616928">
            <text:p>169.616928</text:p>
          </table:table-cell>
          <table:table-cell office:value-type="float" office:value="168.38652">
            <text:p>168.38652</text:p>
          </table:table-cell>
          <table:table-cell/>
          <table:table-cell office:value-type="float" office:value="405.432739">
            <text:p>405.432739</text:p>
          </table:table-cell>
          <table:table-cell office:value-type="float" office:value="403.507935">
            <text:p>403.507935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21.30957">
            <text:p>1921.30957</text:p>
          </table:table-cell>
          <table:table-cell office:value-type="float" office:value="1809.466919">
            <text:p>1809.466919</text:p>
          </table:table-cell>
          <table:table-cell office:value-type="float" office:value="169.65744">
            <text:p>169.65744</text:p>
          </table:table-cell>
          <table:table-cell office:value-type="float" office:value="168.411911">
            <text:p>168.411911</text:p>
          </table:table-cell>
          <table:table-cell/>
          <table:table-cell office:value-type="float" office:value="404.614655">
            <text:p>404.614655</text:p>
          </table:table-cell>
          <table:table-cell office:value-type="float" office:value="402.374969">
            <text:p>402.37496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38.352295">
            <text:p>2138.352295</text:p>
          </table:table-cell>
          <table:table-cell office:value-type="float" office:value="2017.572144">
            <text:p>2017.572144</text:p>
          </table:table-cell>
          <table:table-cell office:value-type="float" office:value="169.38205">
            <text:p>169.38205</text:p>
          </table:table-cell>
          <table:table-cell office:value-type="float" office:value="168.063004">
            <text:p>168.063004</text:p>
          </table:table-cell>
          <table:table-cell/>
          <table:table-cell office:value-type="float" office:value="402.731934">
            <text:p>402.731934</text:p>
          </table:table-cell>
          <table:table-cell office:value-type="float" office:value="401.417816">
            <text:p>401.41781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MIN([.B3:.B42])" office:value-type="float" office:value="169.440231">
            <text:p>169.440231</text:p>
          </table:table-cell>
          <table:table-cell table:style-name="ce4" table:formula="of:=MIN([.C3:.C42])" office:value-type="float" office:value="170.974426">
            <text:p>170.974426</text:p>
          </table:table-cell>
          <table:table-cell table:style-name="ce4" table:formula="of:=MIN([.D3:.D42])" office:value-type="float" office:value="152.878433">
            <text:p>152.878433</text:p>
          </table:table-cell>
          <table:table-cell table:style-name="ce4" table:formula="of:=MIN([.E3:.E42])" office:value-type="float" office:value="150.230011">
            <text:p>150.230011</text:p>
          </table:table-cell>
          <table:table-cell/>
          <table:table-cell table:style-name="ce4" table:formula="of:=MIN([.G3:.G42])" office:value-type="float" office:value="334.308502">
            <text:p>334.308502</text:p>
          </table:table-cell>
          <table:table-cell table:style-name="ce4" table:formula="of:=MIN([.H3:.H42])" office:value-type="float" office:value="332.085266">
            <text:p>332.085266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([.$C$3]-MIN([.B3:.B42]))/[.$C$3]" office:value-type="percentage" office:value="0.516917619410224">
            <text:p>51.69%</text:p>
          </table:table-cell>
          <table:table-cell table:style-name="ce5" table:formula="of:=([.$C$3]-MIN([.C3:.C42]))/[.$C$3]" office:value-type="percentage" office:value="0.512543554475852">
            <text:p>51.25%</text:p>
          </table:table-cell>
          <table:table-cell table:style-name="ce5" table:formula="of:=([.$C$3]-MIN([.D3:.D42]))/[.$C$3]" office:value-type="percentage" office:value="0.564136115026457">
            <text:p>56.41%</text:p>
          </table:table-cell>
          <table:table-cell table:style-name="ce5" table:formula="of:=([.$C$3]-MIN([.E3:.E42]))/[.$C$3]" office:value-type="percentage" office:value="0.571686895599733">
            <text:p>57.17%</text:p>
          </table:table-cell>
          <table:table-cell/>
          <table:table-cell table:style-name="ce5" table:formula="of:=([.$G$3]-MIN([.G3:.G42]))/[.$G$3]" office:value-type="percentage" office:value="0.141788227873495">
            <text:p>14.18%</text:p>
          </table:table-cell>
          <table:table-cell table:style-name="ce5" table:formula="of:=([.$G$3]-MIN([.H3:.H42]))/[.$G$3]" office:value-type="percentage" office:value="0.147495552981893">
            <text:p>14.75%</text:p>
          </table:table-cell>
          <table:table-cell table:number-columns-repeated="1016"/>
        </table:table-row>
        <table:table-row table:style-name="ro1">
          <table:table-cell/>
          <table:table-cell table:style-name="ce6" table:formula="of:=[.$C$3]/MIN([.B3:.B42])" office:value-type="float" office:value="2.07004030819576">
            <text:p>2.07</text:p>
          </table:table-cell>
          <table:table-cell table:style-name="ce6" table:formula="of:=[.$C$3]/MIN([.C3:.C42])" office:value-type="float" office:value="2.05146533435357">
            <text:p>2.05</text:p>
          </table:table-cell>
          <table:table-cell table:style-name="ce6" table:formula="of:=[.$C$3]/MIN([.D3:.D42])" office:value-type="float" office:value="2.29429423835081">
            <text:p>2.29</text:p>
          </table:table-cell>
          <table:table-cell table:style-name="ce6" table:formula="of:=[.$C$3]/MIN([.E3:.E42])" office:value-type="float" office:value="2.33474061317881">
            <text:p>2.33</text:p>
          </table:table-cell>
          <table:table-cell/>
          <table:table-cell table:style-name="ce6" table:formula="of:=[.$G$3]/MIN([.G3:.G42])" office:value-type="float" office:value="1.16521356671928">
            <text:p>1.17</text:p>
          </table:table-cell>
          <table:table-cell table:style-name="ce6" table:formula="of:=[.$G$3]/MIN([.H3:.H42])" office:value-type="float" office:value="1.17301440889582">
            <text:p>1.17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769867">
            <text:p>283.769867</text:p>
          </table:table-cell>
          <table:table-cell office:value-type="float" office:value="283.385895">
            <text:p>283.385895</text:p>
          </table:table-cell>
          <table:table-cell office:value-type="float" office:value="239.575104">
            <text:p>239.575104</text:p>
          </table:table-cell>
          <table:table-cell office:value-type="float" office:value="239.033859">
            <text:p>239.033859</text:p>
          </table:table-cell>
          <table:table-cell/>
          <table:table-cell office:value-type="float" office:value="385.419342">
            <text:p>385.419342</text:p>
          </table:table-cell>
          <table:table-cell office:value-type="float" office:value="385.657288">
            <text:p>385.657288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8.793793">
            <text:p>178.793793</text:p>
          </table:table-cell>
          <table:table-cell office:value-type="float" office:value="180.132645">
            <text:p>180.132645</text:p>
          </table:table-cell>
          <table:table-cell office:value-type="float" office:value="211.840897">
            <text:p>211.840897</text:p>
          </table:table-cell>
          <table:table-cell office:value-type="float" office:value="211.368256">
            <text:p>211.368256</text:p>
          </table:table-cell>
          <table:table-cell/>
          <table:table-cell office:value-type="float" office:value="380.219116">
            <text:p>380.219116</text:p>
          </table:table-cell>
          <table:table-cell office:value-type="float" office:value="381.289642">
            <text:p>381.289642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4.642395">
            <text:p>224.642395</text:p>
          </table:table-cell>
          <table:table-cell office:value-type="float" office:value="226.965759">
            <text:p>226.965759</text:p>
          </table:table-cell>
          <table:table-cell office:value-type="float" office:value="164.111237">
            <text:p>164.111237</text:p>
          </table:table-cell>
          <table:table-cell office:value-type="float" office:value="163.592606">
            <text:p>163.592606</text:p>
          </table:table-cell>
          <table:table-cell/>
          <table:table-cell office:value-type="float" office:value="350.319763">
            <text:p>350.319763</text:p>
          </table:table-cell>
          <table:table-cell office:value-type="float" office:value="350.270233">
            <text:p>350.270233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.376587">
            <text:p>327.376587</text:p>
          </table:table-cell>
          <table:table-cell office:value-type="float" office:value="329.558014">
            <text:p>329.558014</text:p>
          </table:table-cell>
          <table:table-cell office:value-type="float" office:value="153.111649">
            <text:p>153.111649</text:p>
          </table:table-cell>
          <table:table-cell office:value-type="float" office:value="152.354492">
            <text:p>152.354492</text:p>
          </table:table-cell>
          <table:table-cell/>
          <table:table-cell office:value-type="float" office:value="353.725189">
            <text:p>353.725189</text:p>
          </table:table-cell>
          <table:table-cell office:value-type="float" office:value="354.449036">
            <text:p>354.449036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s_SSSP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3" office:value-type="string" table:number-columns-spanned="4" table:number-rows-spanned="1">
            <text:p>KEPLAR</text:p>
          </table:table-cell>
          <table:covered-table-cell table:number-columns-repeated="3" table:style-name="ce8"/>
          <table:table-cell table:style-name="ce8"/>
          <table:table-cell table:style-name="ce3" office:value-type="string" table:number-columns-spanned="2" table:number-rows-spanned="1">
            <text:p>FERMI</text:p>
          </table:table-cell>
          <table:covered-table-cell table:style-name="ce8"/>
          <table:table-cell table:number-columns-repeated="1016"/>
        </table:table-row>
        <table:table-row table:style-name="ro2">
          <table:table-cell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a</text:p>
          </table:table-cell>
          <table:table-cell table:style-name="ce1"/>
          <table:table-cell table:style-name="ce1" office:value-type="string">
            <text:p>n</text:p>
          </table:table-cell>
          <table:table-cell table:style-name="ce1" office:value-type="string">
            <text:p>na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652542">
            <text:p>48.652542</text:p>
          </table:table-cell>
          <table:table-cell table:style-name="ce7" office:value-type="float" office:value="48.746239">
            <text:p>48.746239</text:p>
          </table:table-cell>
          <table:table-cell office:value-type="float" office:value="34.713409">
            <text:p>34.713409</text:p>
          </table:table-cell>
          <table:table-cell office:value-type="float" office:value="34.656448">
            <text:p>34.656448</text:p>
          </table:table-cell>
          <table:table-cell/>
          <table:table-cell table:style-name="ce7" office:value-type="float" office:value="57.815487">
            <text:p>57.815487</text:p>
          </table:table-cell>
          <table:table-cell office:value-type="float" office:value="66.662781">
            <text:p>66.66278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243776">
            <text:p>29.243776</text:p>
          </table:table-cell>
          <table:table-cell office:value-type="float" office:value="31.432224">
            <text:p>31.432224</text:p>
          </table:table-cell>
          <table:table-cell office:value-type="float" office:value="29.323776">
            <text:p>29.323776</text:p>
          </table:table-cell>
          <table:table-cell office:value-type="float" office:value="28.844095">
            <text:p>28.844095</text:p>
          </table:table-cell>
          <table:table-cell/>
          <table:table-cell office:value-type="float" office:value="61.403618">
            <text:p>61.403618</text:p>
          </table:table-cell>
          <table:table-cell office:value-type="float" office:value="52.908543">
            <text:p>52.908543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.141312">
            <text:p>37.141312</text:p>
          </table:table-cell>
          <table:table-cell office:value-type="float" office:value="34.710369">
            <text:p>34.710369</text:p>
          </table:table-cell>
          <table:table-cell office:value-type="float" office:value="25.488768">
            <text:p>25.488768</text:p>
          </table:table-cell>
          <table:table-cell office:value-type="float" office:value="26.86368">
            <text:p>26.86368</text:p>
          </table:table-cell>
          <table:table-cell/>
          <table:table-cell office:value-type="float" office:value="59.321857">
            <text:p>59.321857</text:p>
          </table:table-cell>
          <table:table-cell office:value-type="float" office:value="54.877888">
            <text:p>54.877888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.841888">
            <text:p>55.841888</text:p>
          </table:table-cell>
          <table:table-cell office:value-type="float" office:value="56.23011">
            <text:p>56.23011</text:p>
          </table:table-cell>
          <table:table-cell office:value-type="float" office:value="25.548672">
            <text:p>25.548672</text:p>
          </table:table-cell>
          <table:table-cell office:value-type="float" office:value="26.847521">
            <text:p>26.847521</text:p>
          </table:table-cell>
          <table:table-cell/>
          <table:table-cell office:value-type="float" office:value="50.703201">
            <text:p>50.703201</text:p>
          </table:table-cell>
          <table:table-cell office:value-type="float" office:value="46.50016">
            <text:p>46.50016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4.731972">
            <text:p>124.731972</text:p>
          </table:table-cell>
          <table:table-cell office:value-type="float" office:value="110.244164">
            <text:p>110.244164</text:p>
          </table:table-cell>
          <table:table-cell office:value-type="float" office:value="24.980801">
            <text:p>24.980801</text:p>
          </table:table-cell>
          <table:table-cell office:value-type="float" office:value="22.941759">
            <text:p>22.941759</text:p>
          </table:table-cell>
          <table:table-cell/>
          <table:table-cell office:value-type="float" office:value="51.643169">
            <text:p>51.643169</text:p>
          </table:table-cell>
          <table:table-cell office:value-type="float" office:value="63.162018">
            <text:p>63.162018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3.262817">
            <text:p>163.262817</text:p>
          </table:table-cell>
          <table:table-cell office:value-type="float" office:value="163.401917">
            <text:p>163.401917</text:p>
          </table:table-cell>
          <table:table-cell office:value-type="float" office:value="26.456736">
            <text:p>26.456736</text:p>
          </table:table-cell>
          <table:table-cell office:value-type="float" office:value="29.134624">
            <text:p>29.134624</text:p>
          </table:table-cell>
          <table:table-cell/>
          <table:table-cell office:value-type="float" office:value="60.333954">
            <text:p>60.333954</text:p>
          </table:table-cell>
          <table:table-cell office:value-type="float" office:value="47.870049">
            <text:p>47.870049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8.78096">
            <text:p>208.78096</text:p>
          </table:table-cell>
          <table:table-cell office:value-type="float" office:value="209.624863">
            <text:p>209.624863</text:p>
          </table:table-cell>
          <table:table-cell office:value-type="float" office:value="24.669249">
            <text:p>24.669249</text:p>
          </table:table-cell>
          <table:table-cell office:value-type="float" office:value="24.122368">
            <text:p>24.122368</text:p>
          </table:table-cell>
          <table:table-cell/>
          <table:table-cell office:value-type="float" office:value="52.406815">
            <text:p>52.406815</text:p>
          </table:table-cell>
          <table:table-cell office:value-type="float" office:value="64.38797">
            <text:p>64.3879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5.815308">
            <text:p>485.815308</text:p>
          </table:table-cell>
          <table:table-cell office:value-type="float" office:value="460.089355">
            <text:p>460.089355</text:p>
          </table:table-cell>
          <table:table-cell office:value-type="float" office:value="23.808895">
            <text:p>23.808895</text:p>
          </table:table-cell>
          <table:table-cell office:value-type="float" office:value="24.992289">
            <text:p>24.992289</text:p>
          </table:table-cell>
          <table:table-cell/>
          <table:table-cell office:value-type="float" office:value="56.691807">
            <text:p>56.691807</text:p>
          </table:table-cell>
          <table:table-cell office:value-type="float" office:value="64.171265">
            <text:p>64.171265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1.763428">
            <text:p>561.763428</text:p>
          </table:table-cell>
          <table:table-cell office:value-type="float" office:value="593.185425">
            <text:p>593.185425</text:p>
          </table:table-cell>
          <table:table-cell office:value-type="float" office:value="26.681055">
            <text:p>26.681055</text:p>
          </table:table-cell>
          <table:table-cell office:value-type="float" office:value="26.085665">
            <text:p>26.085665</text:p>
          </table:table-cell>
          <table:table-cell/>
          <table:table-cell office:value-type="float" office:value="60.621952">
            <text:p>60.621952</text:p>
          </table:table-cell>
          <table:table-cell office:value-type="float" office:value="63.961662">
            <text:p>63.961662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3.720642">
            <text:p>583.720642</text:p>
          </table:table-cell>
          <table:table-cell office:value-type="float" office:value="588.479431">
            <text:p>588.479431</text:p>
          </table:table-cell>
          <table:table-cell office:value-type="float" office:value="24.859713">
            <text:p>24.859713</text:p>
          </table:table-cell>
          <table:table-cell office:value-type="float" office:value="22.778208">
            <text:p>22.778208</text:p>
          </table:table-cell>
          <table:table-cell/>
          <table:table-cell office:value-type="float" office:value="56.558815">
            <text:p>56.558815</text:p>
          </table:table-cell>
          <table:table-cell office:value-type="float" office:value="56.0056">
            <text:p>56.0056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3.668274">
            <text:p>723.668274</text:p>
          </table:table-cell>
          <table:table-cell office:value-type="float" office:value="634.125977">
            <text:p>634.125977</text:p>
          </table:table-cell>
          <table:table-cell office:value-type="float" office:value="24.867041">
            <text:p>24.867041</text:p>
          </table:table-cell>
          <table:table-cell office:value-type="float" office:value="25.755808">
            <text:p>25.755808</text:p>
          </table:table-cell>
          <table:table-cell/>
          <table:table-cell office:value-type="float" office:value="56.557247">
            <text:p>56.557247</text:p>
          </table:table-cell>
          <table:table-cell office:value-type="float" office:value="52.028736">
            <text:p>52.028736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89.822388">
            <text:p>689.822388</text:p>
          </table:table-cell>
          <table:table-cell office:value-type="float" office:value="633.757629">
            <text:p>633.757629</text:p>
          </table:table-cell>
          <table:table-cell office:value-type="float" office:value="26.20496">
            <text:p>26.20496</text:p>
          </table:table-cell>
          <table:table-cell office:value-type="float" office:value="24.014688">
            <text:p>24.014688</text:p>
          </table:table-cell>
          <table:table-cell/>
          <table:table-cell office:value-type="float" office:value="63.624542">
            <text:p>63.624542</text:p>
          </table:table-cell>
          <table:table-cell office:value-type="float" office:value="59.02544">
            <text:p>59.02544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8.740112">
            <text:p>728.740112</text:p>
          </table:table-cell>
          <table:table-cell office:value-type="float" office:value="675.653931">
            <text:p>675.653931</text:p>
          </table:table-cell>
          <table:table-cell office:value-type="float" office:value="24.377855">
            <text:p>24.377855</text:p>
          </table:table-cell>
          <table:table-cell office:value-type="float" office:value="26.77088">
            <text:p>26.77088</text:p>
          </table:table-cell>
          <table:table-cell/>
          <table:table-cell office:value-type="float" office:value="59.23856">
            <text:p>59.23856</text:p>
          </table:table-cell>
          <table:table-cell office:value-type="float" office:value="58.716225">
            <text:p>58.716225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66.27417">
            <text:p>766.27417</text:p>
          </table:table-cell>
          <table:table-cell office:value-type="float" office:value="829.333557">
            <text:p>829.333557</text:p>
          </table:table-cell>
          <table:table-cell office:value-type="float" office:value="21.093632">
            <text:p>21.093632</text:p>
          </table:table-cell>
          <table:table-cell office:value-type="float" office:value="20.475103">
            <text:p>20.475103</text:p>
          </table:table-cell>
          <table:table-cell/>
          <table:table-cell office:value-type="float" office:value="50.49155">
            <text:p>50.49155</text:p>
          </table:table-cell>
          <table:table-cell office:value-type="float" office:value="57.653633">
            <text:p>57.653633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16.822205">
            <text:p>1016.822205</text:p>
          </table:table-cell>
          <table:table-cell office:value-type="float" office:value="951.905762">
            <text:p>951.905762</text:p>
          </table:table-cell>
          <table:table-cell office:value-type="float" office:value="24.497055">
            <text:p>24.497055</text:p>
          </table:table-cell>
          <table:table-cell office:value-type="float" office:value="22.279137">
            <text:p>22.279137</text:p>
          </table:table-cell>
          <table:table-cell/>
          <table:table-cell office:value-type="float" office:value="60.218655">
            <text:p>60.218655</text:p>
          </table:table-cell>
          <table:table-cell office:value-type="float" office:value="59.555168">
            <text:p>59.555168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28.953369">
            <text:p>1028.953369</text:p>
          </table:table-cell>
          <table:table-cell office:value-type="float" office:value="1023.660217">
            <text:p>1023.660217</text:p>
          </table:table-cell>
          <table:table-cell office:value-type="float" office:value="21.065887">
            <text:p>21.065887</text:p>
          </table:table-cell>
          <table:table-cell office:value-type="float" office:value="23.015327">
            <text:p>23.015327</text:p>
          </table:table-cell>
          <table:table-cell/>
          <table:table-cell office:value-type="float" office:value="55.350239">
            <text:p>55.350239</text:p>
          </table:table-cell>
          <table:table-cell office:value-type="float" office:value="58.332863">
            <text:p>58.332863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2.575562">
            <text:p>1152.575562</text:p>
          </table:table-cell>
          <table:table-cell office:value-type="float" office:value="1234.995239">
            <text:p>1234.995239</text:p>
          </table:table-cell>
          <table:table-cell office:value-type="float" office:value="23.134945">
            <text:p>23.134945</text:p>
          </table:table-cell>
          <table:table-cell office:value-type="float" office:value="19.821856">
            <text:p>19.821856</text:p>
          </table:table-cell>
          <table:table-cell/>
          <table:table-cell office:value-type="float" office:value="47.287266">
            <text:p>47.287266</text:p>
          </table:table-cell>
          <table:table-cell office:value-type="float" office:value="50.328896">
            <text:p>50.328896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58.520874">
            <text:p>1158.520874</text:p>
          </table:table-cell>
          <table:table-cell office:value-type="float" office:value="1156.732422">
            <text:p>1156.732422</text:p>
          </table:table-cell>
          <table:table-cell office:value-type="float" office:value="19.046848">
            <text:p>19.046848</text:p>
          </table:table-cell>
          <table:table-cell office:value-type="float" office:value="22.448736">
            <text:p>22.448736</text:p>
          </table:table-cell>
          <table:table-cell/>
          <table:table-cell office:value-type="float" office:value="47.226368">
            <text:p>47.226368</text:p>
          </table:table-cell>
          <table:table-cell office:value-type="float" office:value="46.708736">
            <text:p>46.708736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27.715454">
            <text:p>1227.715454</text:p>
          </table:table-cell>
          <table:table-cell office:value-type="float" office:value="1225.398804">
            <text:p>1225.398804</text:p>
          </table:table-cell>
          <table:table-cell office:value-type="float" office:value="21.1896">
            <text:p>21.1896</text:p>
          </table:table-cell>
          <table:table-cell office:value-type="float" office:value="19.160128">
            <text:p>19.160128</text:p>
          </table:table-cell>
          <table:table-cell/>
          <table:table-cell office:value-type="float" office:value="46.360958">
            <text:p>46.360958</text:p>
          </table:table-cell>
          <table:table-cell office:value-type="float" office:value="49.272736">
            <text:p>49.272736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92.25061">
            <text:p>1292.25061</text:p>
          </table:table-cell>
          <table:table-cell office:value-type="float" office:value="1298.962158">
            <text:p>1298.962158</text:p>
          </table:table-cell>
          <table:table-cell office:value-type="float" office:value="21.8752">
            <text:p>21.8752</text:p>
          </table:table-cell>
          <table:table-cell office:value-type="float" office:value="21.029663">
            <text:p>21.029663</text:p>
          </table:table-cell>
          <table:table-cell/>
          <table:table-cell office:value-type="float" office:value="52.738304">
            <text:p>52.738304</text:p>
          </table:table-cell>
          <table:table-cell office:value-type="float" office:value="55.469696">
            <text:p>55.469696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84.235962">
            <text:p>1484.235962</text:p>
          </table:table-cell>
          <table:table-cell office:value-type="float" office:value="1311.098511">
            <text:p>1311.098511</text:p>
          </table:table-cell>
          <table:table-cell office:value-type="float" office:value="21.774015">
            <text:p>21.774015</text:p>
          </table:table-cell>
          <table:table-cell office:value-type="float" office:value="22.260927">
            <text:p>22.260927</text:p>
          </table:table-cell>
          <table:table-cell/>
          <table:table-cell office:value-type="float" office:value="52.978561">
            <text:p>52.978561</text:p>
          </table:table-cell>
          <table:table-cell office:value-type="float" office:value="55.477856">
            <text:p>55.477856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68.410889">
            <text:p>1368.410889</text:p>
          </table:table-cell>
          <table:table-cell office:value-type="float" office:value="1470.977173">
            <text:p>1470.977173</text:p>
          </table:table-cell>
          <table:table-cell office:value-type="float" office:value="19.080032">
            <text:p>19.080032</text:p>
          </table:table-cell>
          <table:table-cell office:value-type="float" office:value="17.202463">
            <text:p>17.202463</text:p>
          </table:table-cell>
          <table:table-cell/>
          <table:table-cell office:value-type="float" office:value="52.293022">
            <text:p>52.293022</text:p>
          </table:table-cell>
          <table:table-cell office:value-type="float" office:value="48.07888">
            <text:p>48.07888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65.764526">
            <text:p>1365.764526</text:p>
          </table:table-cell>
          <table:table-cell office:value-type="float" office:value="1476.280518">
            <text:p>1476.280518</text:p>
          </table:table-cell>
          <table:table-cell office:value-type="float" office:value="20.431871">
            <text:p>20.431871</text:p>
          </table:table-cell>
          <table:table-cell office:value-type="float" office:value="18.394239">
            <text:p>18.394239</text:p>
          </table:table-cell>
          <table:table-cell/>
          <table:table-cell office:value-type="float" office:value="48.798882">
            <text:p>48.798882</text:p>
          </table:table-cell>
          <table:table-cell office:value-type="float" office:value="48.062431">
            <text:p>48.062431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76.717896">
            <text:p>1576.717896</text:p>
          </table:table-cell>
          <table:table-cell office:value-type="float" office:value="1464.352905">
            <text:p>1464.352905</text:p>
          </table:table-cell>
          <table:table-cell office:value-type="float" office:value="19.9296">
            <text:p>19.9296</text:p>
          </table:table-cell>
          <table:table-cell office:value-type="float" office:value="17.8424">
            <text:p>17.8424</text:p>
          </table:table-cell>
          <table:table-cell/>
          <table:table-cell office:value-type="float" office:value="51.07856">
            <text:p>51.07856</text:p>
          </table:table-cell>
          <table:table-cell office:value-type="float" office:value="46.980896">
            <text:p>46.980896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72.528809">
            <text:p>1572.528809</text:p>
          </table:table-cell>
          <table:table-cell office:value-type="float" office:value="1456.710815">
            <text:p>1456.710815</text:p>
          </table:table-cell>
          <table:table-cell office:value-type="float" office:value="21.041216">
            <text:p>21.041216</text:p>
          </table:table-cell>
          <table:table-cell office:value-type="float" office:value="19.036097">
            <text:p>19.036097</text:p>
          </table:table-cell>
          <table:table-cell/>
          <table:table-cell office:value-type="float" office:value="51.167999">
            <text:p>51.167999</text:p>
          </table:table-cell>
          <table:table-cell office:value-type="float" office:value="50.533054">
            <text:p>50.533054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99.655029">
            <text:p>1699.655029</text:p>
          </table:table-cell>
          <table:table-cell office:value-type="float" office:value="1689.092163">
            <text:p>1689.092163</text:p>
          </table:table-cell>
          <table:table-cell office:value-type="float" office:value="17.089792">
            <text:p>17.089792</text:p>
          </table:table-cell>
          <table:table-cell office:value-type="float" office:value="17.503073">
            <text:p>17.503073</text:p>
          </table:table-cell>
          <table:table-cell/>
          <table:table-cell office:value-type="float" office:value="53.714046">
            <text:p>53.714046</text:p>
          </table:table-cell>
          <table:table-cell office:value-type="float" office:value="49.119583">
            <text:p>49.119583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02.369141">
            <text:p>1602.369141</text:p>
          </table:table-cell>
          <table:table-cell office:value-type="float" office:value="1576.723511">
            <text:p>1576.723511</text:p>
          </table:table-cell>
          <table:table-cell office:value-type="float" office:value="19.505695">
            <text:p>19.505695</text:p>
          </table:table-cell>
          <table:table-cell office:value-type="float" office:value="18.718687">
            <text:p>18.718687</text:p>
          </table:table-cell>
          <table:table-cell/>
          <table:table-cell office:value-type="float" office:value="56.800194">
            <text:p>56.800194</text:p>
          </table:table-cell>
          <table:table-cell office:value-type="float" office:value="55.925312">
            <text:p>55.925312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79.132812">
            <text:p>1579.132812</text:p>
          </table:table-cell>
          <table:table-cell office:value-type="float" office:value="1817.728516">
            <text:p>1817.728516</text:p>
          </table:table-cell>
          <table:table-cell office:value-type="float" office:value="18.311968">
            <text:p>18.311968</text:p>
          </table:table-cell>
          <table:table-cell office:value-type="float" office:value="17.552383">
            <text:p>17.552383</text:p>
          </table:table-cell>
          <table:table-cell/>
          <table:table-cell office:value-type="float" office:value="53.581505">
            <text:p>53.581505</text:p>
          </table:table-cell>
          <table:table-cell office:value-type="float" office:value="59.243584">
            <text:p>59.243584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15.538574">
            <text:p>2115.538574</text:p>
          </table:table-cell>
          <table:table-cell office:value-type="float" office:value="2256.893066">
            <text:p>2256.893066</text:p>
          </table:table-cell>
          <table:table-cell office:value-type="float" office:value="17.548416">
            <text:p>17.548416</text:p>
          </table:table-cell>
          <table:table-cell office:value-type="float" office:value="15.541216">
            <text:p>15.541216</text:p>
          </table:table-cell>
          <table:table-cell/>
          <table:table-cell office:value-type="float" office:value="51.209438">
            <text:p>51.209438</text:p>
          </table:table-cell>
          <table:table-cell office:value-type="float" office:value="47.117279">
            <text:p>47.11727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14.361084">
            <text:p>2114.361084</text:p>
          </table:table-cell>
          <table:table-cell office:value-type="float" office:value="2113.454346">
            <text:p>2113.454346</text:p>
          </table:table-cell>
          <table:table-cell office:value-type="float" office:value="17.493471">
            <text:p>17.493471</text:p>
          </table:table-cell>
          <table:table-cell office:value-type="float" office:value="15.614368">
            <text:p>15.614368</text:p>
          </table:table-cell>
          <table:table-cell/>
          <table:table-cell office:value-type="float" office:value="48.066814">
            <text:p>48.066814</text:p>
          </table:table-cell>
          <table:table-cell office:value-type="float" office:value="44.140095">
            <text:p>44.140095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76.932617">
            <text:p>2276.932617</text:p>
          </table:table-cell>
          <table:table-cell office:value-type="float" office:value="2237.172119">
            <text:p>2237.172119</text:p>
          </table:table-cell>
          <table:table-cell office:value-type="float" office:value="19.864288">
            <text:p>19.864288</text:p>
          </table:table-cell>
          <table:table-cell office:value-type="float" office:value="15.566976">
            <text:p>15.566976</text:p>
          </table:table-cell>
          <table:table-cell/>
          <table:table-cell office:value-type="float" office:value="48.117825">
            <text:p>48.117825</text:p>
          </table:table-cell>
          <table:table-cell office:value-type="float" office:value="43.992672">
            <text:p>43.992672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25.791016">
            <text:p>2425.791016</text:p>
          </table:table-cell>
          <table:table-cell office:value-type="float" office:value="2429.070312">
            <text:p>2429.070312</text:p>
          </table:table-cell>
          <table:table-cell office:value-type="float" office:value="18.235905">
            <text:p>18.235905</text:p>
          </table:table-cell>
          <table:table-cell office:value-type="float" office:value="16.131519">
            <text:p>16.131519</text:p>
          </table:table-cell>
          <table:table-cell/>
          <table:table-cell office:value-type="float" office:value="52.791233">
            <text:p>52.791233</text:p>
          </table:table-cell>
          <table:table-cell office:value-type="float" office:value="45.624962">
            <text:p>45.62496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48.878662">
            <text:p>2748.878662</text:p>
          </table:table-cell>
          <table:table-cell office:value-type="float" office:value="2430.274414">
            <text:p>2430.274414</text:p>
          </table:table-cell>
          <table:table-cell office:value-type="float" office:value="17.13056">
            <text:p>17.13056</text:p>
          </table:table-cell>
          <table:table-cell office:value-type="float" office:value="17.201216">
            <text:p>17.201216</text:p>
          </table:table-cell>
          <table:table-cell/>
          <table:table-cell office:value-type="float" office:value="46.609215">
            <text:p>46.609215</text:p>
          </table:table-cell>
          <table:table-cell office:value-type="float" office:value="48.660927">
            <text:p>48.660927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31.550293">
            <text:p>2431.550293</text:p>
          </table:table-cell>
          <table:table-cell office:value-type="float" office:value="2437.422119">
            <text:p>2437.422119</text:p>
          </table:table-cell>
          <table:table-cell office:value-type="float" office:value="17.094879">
            <text:p>17.094879</text:p>
          </table:table-cell>
          <table:table-cell office:value-type="float" office:value="15.09408">
            <text:p>15.09408</text:p>
          </table:table-cell>
          <table:table-cell/>
          <table:table-cell office:value-type="float" office:value="52.822849">
            <text:p>52.822849</text:p>
          </table:table-cell>
          <table:table-cell office:value-type="float" office:value="45.576">
            <text:p>45.576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30.166016">
            <text:p>2430.166016</text:p>
          </table:table-cell>
          <table:table-cell office:value-type="float" office:value="2425.525879">
            <text:p>2425.525879</text:p>
          </table:table-cell>
          <table:table-cell office:value-type="float" office:value="18.218657">
            <text:p>18.218657</text:p>
          </table:table-cell>
          <table:table-cell office:value-type="float" office:value="17.259808">
            <text:p>17.259808</text:p>
          </table:table-cell>
          <table:table-cell/>
          <table:table-cell office:value-type="float" office:value="46.608578">
            <text:p>46.608578</text:p>
          </table:table-cell>
          <table:table-cell office:value-type="float" office:value="48.669601">
            <text:p>48.669601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29.570557">
            <text:p>2429.570557</text:p>
          </table:table-cell>
          <table:table-cell office:value-type="float" office:value="2278.003906">
            <text:p>2278.003906</text:p>
          </table:table-cell>
          <table:table-cell office:value-type="float" office:value="18.234177">
            <text:p>18.234177</text:p>
          </table:table-cell>
          <table:table-cell office:value-type="float" office:value="16.169632">
            <text:p>16.169632</text:p>
          </table:table-cell>
          <table:table-cell/>
          <table:table-cell office:value-type="float" office:value="49.710304">
            <text:p>49.710304</text:p>
          </table:table-cell>
          <table:table-cell office:value-type="float" office:value="51.693951">
            <text:p>51.693951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12.357666">
            <text:p>2812.357666</text:p>
          </table:table-cell>
          <table:table-cell office:value-type="float" office:value="2602.053467">
            <text:p>2602.053467</text:p>
          </table:table-cell>
          <table:table-cell office:value-type="float" office:value="16.586432">
            <text:p>16.586432</text:p>
          </table:table-cell>
          <table:table-cell office:value-type="float" office:value="15.607456">
            <text:p>15.607456</text:p>
          </table:table-cell>
          <table:table-cell/>
          <table:table-cell office:value-type="float" office:value="48.275936">
            <text:p>48.275936</text:p>
          </table:table-cell>
          <table:table-cell office:value-type="float" office:value="44.228065">
            <text:p>44.228065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11.007324">
            <text:p>2611.007324</text:p>
          </table:table-cell>
          <table:table-cell office:value-type="float" office:value="2611.545166">
            <text:p>2611.545166</text:p>
          </table:table-cell>
          <table:table-cell office:value-type="float" office:value="17.665888">
            <text:p>17.665888</text:p>
          </table:table-cell>
          <table:table-cell office:value-type="float" office:value="16.668512">
            <text:p>16.668512</text:p>
          </table:table-cell>
          <table:table-cell/>
          <table:table-cell office:value-type="float" office:value="45.337826">
            <text:p>45.337826</text:p>
          </table:table-cell>
          <table:table-cell office:value-type="float" office:value="44.168575">
            <text:p>44.168575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87.841309">
            <text:p>2787.841309</text:p>
          </table:table-cell>
          <table:table-cell office:value-type="float" office:value="2616.26416">
            <text:p>2616.26416</text:p>
          </table:table-cell>
          <table:table-cell office:value-type="float" office:value="16.602976">
            <text:p>16.602976</text:p>
          </table:table-cell>
          <table:table-cell office:value-type="float" office:value="15.628288">
            <text:p>15.628288</text:p>
          </table:table-cell>
          <table:table-cell/>
          <table:table-cell office:value-type="float" office:value="45.308033">
            <text:p>45.308033</text:p>
          </table:table-cell>
          <table:table-cell office:value-type="float" office:value="44.139774">
            <text:p>44.139774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17.179688">
            <text:p>2617.179688</text:p>
          </table:table-cell>
          <table:table-cell office:value-type="float" office:value="2793.499023">
            <text:p>2793.499023</text:p>
          </table:table-cell>
          <table:table-cell office:value-type="float" office:value="15.50208">
            <text:p>15.50208</text:p>
          </table:table-cell>
          <table:table-cell office:value-type="float" office:value="15.614304">
            <text:p>15.614304</text:p>
          </table:table-cell>
          <table:table-cell/>
          <table:table-cell office:value-type="float" office:value="45.248672">
            <text:p>45.248672</text:p>
          </table:table-cell>
          <table:table-cell office:value-type="float" office:value="44.257633">
            <text:p>44.257633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MIN([.B3:.B42])" office:value-type="float" office:value="29.243776">
            <text:p>29.243776</text:p>
          </table:table-cell>
          <table:table-cell table:style-name="ce4" table:formula="of:=MIN([.C3:.C42])" office:value-type="float" office:value="31.432224">
            <text:p>31.432224</text:p>
          </table:table-cell>
          <table:table-cell table:style-name="ce4" table:formula="of:=MIN([.D3:.D42])" office:value-type="float" office:value="15.50208">
            <text:p>15.50208</text:p>
          </table:table-cell>
          <table:table-cell table:style-name="ce4" table:formula="of:=MIN([.E3:.E42])" office:value-type="float" office:value="15.09408">
            <text:p>15.09408</text:p>
          </table:table-cell>
          <table:table-cell/>
          <table:table-cell table:style-name="ce4" table:formula="of:=MIN([.G3:.G42])" office:value-type="float" office:value="45.248672">
            <text:p>45.248672</text:p>
          </table:table-cell>
          <table:table-cell table:style-name="ce4" table:formula="of:=MIN([.H3:.H42])" office:value-type="float" office:value="43.992672">
            <text:p>43.992672</text:p>
          </table:table-cell>
          <table:table-cell table:number-columns-repeated="1016"/>
        </table:table-row>
        <table:table-row table:style-name="ro1">
          <table:table-cell/>
          <table:table-cell table:style-name="ce5" table:formula="of:=([.$C$3]-MIN([.B3:.B42]))/[.$C$3]" office:value-type="percentage" office:value="0.400081388843147">
            <text:p>40.01%</text:p>
          </table:table-cell>
          <table:table-cell table:style-name="ce5" table:formula="of:=([.$C$3]-MIN([.C3:.C42]))/[.$C$3]" office:value-type="percentage" office:value="0.355186684248604">
            <text:p>35.52%</text:p>
          </table:table-cell>
          <table:table-cell table:style-name="ce5" table:formula="of:=([.$C$3]-MIN([.D3:.D42]))/[.$C$3]" office:value-type="percentage" office:value="0.681984080864167">
            <text:p>68.20%</text:p>
          </table:table-cell>
          <table:table-cell table:style-name="ce5" table:formula="of:=([.$C$3]-MIN([.E3:.E42]))/[.$C$3]" office:value-type="percentage" office:value="0.690353957358639">
            <text:p>69.04%</text:p>
          </table:table-cell>
          <table:table-cell/>
          <table:table-cell table:style-name="ce5" table:formula="of:=([.$G$3]-MIN([.G3:.G42]))/[.$G$3]" office:value-type="percentage" office:value="0.217360704753728">
            <text:p>21.74%</text:p>
          </table:table-cell>
          <table:table-cell table:style-name="ce5" table:formula="of:=([.$G$3]-MIN([.H3:.H42]))/[.$G$3]" office:value-type="percentage" office:value="0.239084987730018">
            <text:p>23.91%</text:p>
          </table:table-cell>
          <table:table-cell table:number-columns-repeated="1016"/>
        </table:table-row>
        <table:table-row table:style-name="ro1">
          <table:table-cell/>
          <table:table-cell table:style-name="ce6" table:formula="of:=[.$C$3]/MIN([.B3:.B42])" office:value-type="float" office:value="1.66689277745801">
            <text:p>1.67</text:p>
          </table:table-cell>
          <table:table-cell table:style-name="ce6" table:formula="of:=[.$C$3]/MIN([.C3:.C42])" office:value-type="float" office:value="1.55083646006086">
            <text:p>1.55</text:p>
          </table:table-cell>
          <table:table-cell table:style-name="ce6" table:formula="of:=[.$C$3]/MIN([.D3:.D42])" office:value-type="float" office:value="3.14449667399472">
            <text:p>3.14</text:p>
          </table:table-cell>
          <table:table-cell table:style-name="ce6" table:formula="of:=[.$C$3]/MIN([.E3:.E42])" office:value-type="float" office:value="3.22949388104475">
            <text:p>3.23</text:p>
          </table:table-cell>
          <table:table-cell/>
          <table:table-cell table:style-name="ce6" table:formula="of:=[.$G$3]/MIN([.G3:.G42])" office:value-type="float" office:value="1.27772781928274">
            <text:p>1.28</text:p>
          </table:table-cell>
          <table:table-cell table:style-name="ce6" table:formula="of:=[.$G$3]/MIN([.H3:.H42])" office:value-type="float" office:value="1.31420721614727">
            <text:p>1.3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963488">
            <text:p>28.963488</text:p>
          </table:table-cell>
          <table:table-cell office:value-type="float" office:value="33.297791">
            <text:p>33.297791</text:p>
          </table:table-cell>
          <table:table-cell office:value-type="float" office:value="29.387745">
            <text:p>29.387745</text:p>
          </table:table-cell>
          <table:table-cell office:value-type="float" office:value="28.938623">
            <text:p>28.938623</text:p>
          </table:table-cell>
          <table:table-cell/>
          <table:table-cell office:value-type="float" office:value="53.17408">
            <text:p>53.17408</text:p>
          </table:table-cell>
          <table:table-cell office:value-type="float" office:value="61.288734">
            <text:p>61.28873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.022171">
            <text:p>133.022171</text:p>
          </table:table-cell>
          <table:table-cell office:value-type="float" office:value="112.414558">
            <text:p>112.414558</text:p>
          </table:table-cell>
          <table:table-cell office:value-type="float" office:value="25.017599">
            <text:p>25.017599</text:p>
          </table:table-cell>
          <table:table-cell office:value-type="float" office:value="26.205343">
            <text:p>26.205343</text:p>
          </table:table-cell>
          <table:table-cell/>
          <table:table-cell office:value-type="float" office:value="63.593311">
            <text:p>63.593311</text:p>
          </table:table-cell>
          <table:table-cell office:value-type="float" office:value="63.046719">
            <text:p>63.04671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.069641">
            <text:p>577.069641</text:p>
          </table:table-cell>
          <table:table-cell office:value-type="float" office:value="547.268188">
            <text:p>547.268188</text:p>
          </table:table-cell>
          <table:table-cell office:value-type="float" office:value="24.751904">
            <text:p>24.751904</text:p>
          </table:table-cell>
          <table:table-cell office:value-type="float" office:value="22.661983">
            <text:p>22.661983</text:p>
          </table:table-cell>
          <table:table-cell/>
          <table:table-cell office:value-type="float" office:value="60.326687">
            <text:p>60.326687</text:p>
          </table:table-cell>
          <table:table-cell office:value-type="float" office:value="59.772095">
            <text:p>59.772095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1.545532">
            <text:p>891.545532</text:p>
          </table:table-cell>
          <table:table-cell office:value-type="float" office:value="894.894043">
            <text:p>894.894043</text:p>
          </table:table-cell>
          <table:table-cell office:value-type="float" office:value="21.511007">
            <text:p>21.511007</text:p>
          </table:table-cell>
          <table:table-cell office:value-type="float" office:value="22.32992">
            <text:p>22.32992</text:p>
          </table:table-cell>
          <table:table-cell/>
          <table:table-cell office:value-type="float" office:value="56.528095">
            <text:p>56.528095</text:p>
          </table:table-cell>
          <table:table-cell office:value-type="float" office:value="59.493439">
            <text:p>59.493439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 style:data-style-name="N2" text:time-value="0000-00-00T23:54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K </meta:initial-creator>
    <meta:creation-date>2013-05-31T12:28:47</meta:creation-date>
    <dc:date>2013-06-01T00:30:16</dc:date>
    <dc:creator>VivekK </dc:creator>
    <meta:editing-duration>PT2H10M56S</meta:editing-duration>
    <meta:editing-cycles>80</meta:editing-cycles>
    <meta:generator>LibreOffice/3.6$Linux_X86_64 LibreOffice_project/360m1$Build-2</meta:generator>
    <meta:document-statistic meta:table-count="6" meta:cell-count="193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rmat20_BFS.A3:rmat20_BFS.C17" chart:data-source-has-labels="column" svg:x="0.77cm" svg:y="0.855cm" svg:width="11.738cm" svg:height="7.545cm">
          <chartooo:coordinate-region svg:x="1.577cm" svg:y="1.054cm" svg:width="10.744cm" svg:height="6.699cm"/>
          <chart:axis chart:dimension="x" chart:name="primary-x" chart:style-name="ch4" chartooo:axis-type="auto">
            <chart:categories table:cell-range-address="rmat20_BFS.A3:rmat20_BFS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mat20_BFS.B3:rmat20_BFS.B17" chart:class="chart:scatter">
            <chart:domain table:cell-range-address="rmat20_BFS.A3:rmat20_BFS.A17"/>
            <chart:data-point chart:repeated="15"/>
          </chart:series>
          <chart:series chart:style-name="ch7" chart:values-cell-range-address="rmat20_BFS.C3:rmat20_BFS.C17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rmat20_BFS.A3:rmat20_BFS.A17</svg:desc>
                </draw:g>
              </table:table-cell>
              <table:table-cell office:value-type="float" office:value="152.596573">
                <text:p>152.596573</text:p>
                <draw:g>
                  <svg:desc>rmat20_BFS.B3:rmat20_BFS.B17</svg:desc>
                </draw:g>
              </table:table-cell>
              <table:table-cell office:value-type="float" office:value="104.958687">
                <text:p>104.958687</text:p>
                <draw:g>
                  <svg:desc>rmat20_BFS.C3:rmat20_BFS.C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9.332962">
                <text:p>119.332962</text:p>
              </table:table-cell>
              <table:table-cell office:value-type="float" office:value="102.686913">
                <text:p>102.68691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.78064">
                <text:p>87.78064</text:p>
              </table:table-cell>
              <table:table-cell office:value-type="float" office:value="97.620865">
                <text:p>97.6208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9.336769">
                <text:p>79.336769</text:p>
              </table:table-cell>
              <table:table-cell office:value-type="float" office:value="92.183586">
                <text:p>92.1835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5.328514">
                <text:p>75.328514</text:p>
              </table:table-cell>
              <table:table-cell office:value-type="float" office:value="89.408257">
                <text:p>89.408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7.181313">
                <text:p>67.181313</text:p>
              </table:table-cell>
              <table:table-cell office:value-type="float" office:value="73.564705">
                <text:p>73.5647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6.975487">
                <text:p>66.975487</text:p>
              </table:table-cell>
              <table:table-cell office:value-type="float" office:value="70.889565">
                <text:p>70.8895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7.144608">
                <text:p>67.144608</text:p>
              </table:table-cell>
              <table:table-cell office:value-type="float" office:value="70.457085">
                <text:p>70.4570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8.070015">
                <text:p>68.070015</text:p>
              </table:table-cell>
              <table:table-cell office:value-type="float" office:value="68.150108">
                <text:p>68.150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9.007683">
                <text:p>89.007683</text:p>
              </table:table-cell>
              <table:table-cell office:value-type="float" office:value="64.729698">
                <text:p>64.72969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7.127167">
                <text:p>107.127167</text:p>
              </table:table-cell>
              <table:table-cell office:value-type="float" office:value="60.154369">
                <text:p>60.1543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2.633537">
                <text:p>112.633537</text:p>
              </table:table-cell>
              <table:table-cell office:value-type="float" office:value="57.645824">
                <text:p>57.6458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.403999">
                <text:p>114.403999</text:p>
              </table:table-cell>
              <table:table-cell office:value-type="float" office:value="56.724319">
                <text:p>56.72431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.705956">
                <text:p>116.705956</text:p>
              </table:table-cell>
              <table:table-cell office:value-type="float" office:value="56.400864">
                <text:p>56.4008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8.188324">
                <text:p>128.188324</text:p>
              </table:table-cell>
              <table:table-cell office:value-type="float" office:value="55.586304">
                <text:p>55.586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